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311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6453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1.4929in"/>
    </style:style>
    <style:style style:name="co8" style:family="table-column">
      <style:table-column-properties fo:break-before="auto" style:column-width="1.3409in"/>
    </style:style>
    <style:style style:name="co9" style:family="table-column">
      <style:table-column-properties fo:break-before="auto" style:column-width="1.8091in"/>
    </style:style>
    <style:style style:name="co10" style:family="table-column">
      <style:table-column-properties fo:break-before="auto" style:column-width="3.4634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0.8291in"/>
    </style:style>
    <style:style style:name="co13" style:family="table-column">
      <style:table-column-properties fo:break-before="auto" style:column-width="7.6862in"/>
    </style:style>
    <style:style style:name="co14" style:family="table-column">
      <style:table-column-properties fo:break-before="auto" style:column-width="7.9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esignation</text:p>
          </table:table-cell>
          <table:table-cell office:value-type="string">
            <text:p>greek</text:p>
          </table:table-cell>
          <table:table-cell office:value-type="string">
            <text:p>constellation</text:p>
          </table:table-cell>
          <table:table-cell office:value-type="string">
            <text:p>search</text:p>
          </table:table-cell>
          <table:table-cell office:value-type="string">
            <text:p>wikistatus</text:p>
          </table:table-cell>
          <table:table-cell office:value-type="string">
            <text:p>ra</text:p>
          </table:table-cell>
          <table:table-cell office:value-type="string">
            <text:p>declination</text:p>
          </table:table-cell>
          <table:table-cell office:value-type="string">
            <text:p>appmag_v</text:p>
          </table:table-cell>
          <table:table-cell office:value-type="string">
            <text:p>class</text:p>
          </table:table-cell>
          <table:table-cell office:value-type="string">
            <text:p>mass</text:p>
          </table:table-cell>
          <table:table-cell office:value-type="string">
            <text:p>radius</text:p>
          </table:table-cell>
          <table:table-cell office:value-type="string">
            <text:p>text</text:p>
          </table:table-cell>
          <table:table-cell/>
        </table:table-row>
        <table:table-row table:style-name="ro1" table:visibility="filter">
          <table:table-cell office:value-type="string">
            <text:p>ACAMAR</text:p>
          </table:table-cell>
          <table:table-cell office:value-type="string">
            <text:p>θ Eridani</text:p>
          </table:table-cell>
          <table:table-cell office:value-type="string">
            <text:p>θ</text:p>
          </table:table-cell>
          <table:table-cell office:value-type="string">
            <text:p>Eridani</text:p>
          </table:table-cell>
          <table:table-cell office:value-type="string">
            <text:p>Theta Eridani</text:p>
          </table:table-cell>
          <table:table-cell office:value-type="string">
            <text:p>cache</text:p>
          </table:table-cell>
          <table:table-cell office:value-type="string">
            <text:p>02/58/15.67525</text:p>
          </table:table-cell>
          <table:table-cell office:value-type="string">
            <text:p>-40/18/16.8524</text:p>
          </table:table-cell>
          <table:table-cell office:value-type="float" office:value="3.2">
            <text:p>3.2</text:p>
          </table:table-cell>
          <table:table-cell office:value-type="string">
            <text:p>A3IV-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eak, white binary pair, the members of which have not spoken for five gigayears.</text:p>
          </table:table-cell>
          <table:table-cell/>
        </table:table-row>
        <table:table-row table:style-name="ro1" table:visibility="filter">
          <table:table-cell office:value-type="string">
            <text:p>ACHERNAR</text:p>
          </table:table-cell>
          <table:table-cell office:value-type="string">
            <text:p>α Eridani</text:p>
          </table:table-cell>
          <table:table-cell office:value-type="string">
            <text:p>α</text:p>
          </table:table-cell>
          <table:table-cell office:value-type="string">
            <text:p>Eridani</text:p>
          </table:table-cell>
          <table:table-cell office:value-type="string">
            <text:p>Alpha Eridani</text:p>
          </table:table-cell>
          <table:table-cell office:value-type="string">
            <text:p>cache</text:p>
          </table:table-cell>
          <table:table-cell office:value-type="string">
            <text:p>01/37/42.84548</text:p>
          </table:table-cell>
          <table:table-cell office:value-type="string">
            <text:p>–57/14/12.3101</text:p>
          </table:table-cell>
          <table:table-cell office:value-type="float" office:value="0.445">
            <text:p>0.445</text:p>
          </table:table-cell>
          <table:table-cell office:value-type="string">
            <text:p>B6 Vep</text:p>
          </table:table-cell>
          <table:table-cell office:value-type="string">
            <text:p>6–8</text:p>
          </table:table-cell>
          <table:table-cell/>
          <table:table-cell office:value-type="string">
            <text:p>Held by Yule to be a line-of-sight cognate of ACAMAR, which led to the rediscovery and abandonment of Old Earth.</text:p>
          </table:table-cell>
          <table:table-cell/>
        </table:table-row>
        <table:table-row table:style-name="ro1" table:visibility="filter">
          <table:table-cell office:value-type="string">
            <text:p>ACRUX</text:p>
          </table:table-cell>
          <table:table-cell office:value-type="string">
            <text:p>α Crucis</text:p>
          </table:table-cell>
          <table:table-cell office:value-type="string">
            <text:p>α</text:p>
          </table:table-cell>
          <table:table-cell office:value-type="string">
            <text:p>Crucis</text:p>
          </table:table-cell>
          <table:table-cell office:value-type="string">
            <text:p>Alpha Crucis</text:p>
          </table:table-cell>
          <table:table-cell office:value-type="string">
            <text:p>cache</text:p>
          </table:table-cell>
          <table:table-cell office:value-type="string">
            <text:p>12/26/35.89522</text:p>
          </table:table-cell>
          <table:table-cell office:value-type="string">
            <text:p>-63/05/56.7343</text:p>
          </table:table-cell>
          <table:table-cell office:value-type="float" office:value="0.77">
            <text:p>0.77</text:p>
          </table:table-cell>
          <table:table-cell office:value-type="string">
            <text:p>B0.5IV + B1V</text:p>
          </table:table-cell>
          <table:table-cell office:value-type="string">
            <text:p>14 / 10 </text:p>
          </table:table-cell>
          <table:table-cell/>
          <table:table-cell office:value-type="string">
            <text:p>A hot, blue-white binary with a characteristic Tropicália spectrum, expected to end its life in a bossa nova.</text:p>
          </table:table-cell>
          <table:table-cell/>
        </table:table-row>
        <table:table-row table:style-name="ro1" table:visibility="filter">
          <table:table-cell office:value-type="string">
            <text:p>ACUBENS</text:p>
          </table:table-cell>
          <table:table-cell office:value-type="string">
            <text:p>α Cancri</text:p>
          </table:table-cell>
          <table:table-cell office:value-type="string">
            <text:p>α</text:p>
          </table:table-cell>
          <table:table-cell office:value-type="string">
            <text:p>Cancri</text:p>
          </table:table-cell>
          <table:table-cell office:value-type="string">
            <text:p>Alpha Cancri</text:p>
          </table:table-cell>
          <table:table-cell office:value-type="string">
            <text:p>cache</text:p>
          </table:table-cell>
          <table:table-cell office:value-type="string">
            <text:p>08/58/29.2217</text:p>
          </table:table-cell>
          <table:table-cell office:value-type="string">
            <text:p>11/51/27.723</text:p>
          </table:table-cell>
          <table:table-cell office:value-type="string">
            <text:p>4.20 to 4.27</text:p>
          </table:table-cell>
          <table:table-cell office:value-type="string">
            <text:p>A5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 rare "white blood star" or stellar phage, part of the Galaxy's immune defence system. Not to be approached.</text:p>
          </table:table-cell>
          <table:table-cell/>
        </table:table-row>
        <table:table-row table:style-name="ro2" table:visibility="filter">
          <table:table-cell office:value-type="string">
            <text:p>ADHARA</text:p>
          </table:table-cell>
          <table:table-cell office:value-type="string">
            <text:p>ε Canis Majoris</text:p>
          </table:table-cell>
          <table:table-cell office:value-type="string">
            <text:p>ε</text:p>
          </table:table-cell>
          <table:table-cell office:value-type="string">
            <text:p>Canis Majoris</text:p>
          </table:table-cell>
          <table:table-cell office:value-type="string">
            <text:p>Epsilon Canis Majoris</text:p>
          </table:table-cell>
          <table:table-cell office:value-type="string">
            <text:p>cache</text:p>
          </table:table-cell>
          <table:table-cell office:value-type="string">
            <text:p>06/58/37.6</text:p>
          </table:table-cell>
          <table:table-cell office:value-type="string">
            <text:p>–28/58/19</text:p>
          </table:table-cell>
          <table:table-cell office:value-type="float" office:value="1.5">
            <text:p>1.5</text:p>
          </table:table-cell>
          <table:table-cell office:value-type="string">
            <text:p>B2 II</text:p>
            <text:p><text:s/></text:p>
          </table:table-cell>
          <table:table-cell office:value-type="string">
            <text:p>12.6 ± 1.0</text:p>
          </table:table-cell>
          <table:table-cell/>
          <table:table-cell office:value-type="string">
            <text:p>Blue star with high ultraviolet emissions, sacred to dinosaurs.</text:p>
          </table:table-cell>
          <table:table-cell/>
        </table:table-row>
        <table:table-row table:style-name="ro1" table:visibility="filter">
          <table:table-cell office:value-type="string">
            <text:p>ADHIL</text:p>
          </table:table-cell>
          <table:table-cell office:value-type="string">
            <text:p>ξ Andromedae</text:p>
          </table:table-cell>
          <table:table-cell office:value-type="string">
            <text:p>ξ</text:p>
          </table:table-cell>
          <table:table-cell office:value-type="string">
            <text:p>Andromedae</text:p>
          </table:table-cell>
          <table:table-cell office:value-type="string">
            <text:p>Xi Andromedae</text:p>
          </table:table-cell>
          <table:table-cell office:value-type="string">
            <text:p>cache</text:p>
          </table:table-cell>
          <table:table-cell office:value-type="string">
            <text:p>01/22/20.41924</text:p>
          </table:table-cell>
          <table:table-cell office:value-type="string">
            <text:p>45/31/43.6003</text:p>
          </table:table-cell>
          <table:table-cell office:value-type="float" office:value="4.9">
            <text:p>4.9</text:p>
          </table:table-cell>
          <table:table-cell office:value-type="string">
            <text:p>K0 IIIb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Orange giant, its appearance was compared by Herschel to that of "a giant Orange".</text:p>
          </table:table-cell>
          <table:table-cell/>
        </table:table-row>
        <table:table-row table:style-name="ro1" table:visibility="filter">
          <table:table-cell office:value-type="string">
            <text:p>AIN</text:p>
          </table:table-cell>
          <table:table-cell office:value-type="string">
            <text:p>ε Tauri</text:p>
          </table:table-cell>
          <table:table-cell office:value-type="string">
            <text:p>ε</text:p>
          </table:table-cell>
          <table:table-cell office:value-type="string">
            <text:p>Tauri</text:p>
          </table:table-cell>
          <table:table-cell office:value-type="string">
            <text:p>Epsilon Tauri</text:p>
          </table:table-cell>
          <table:table-cell office:value-type="string">
            <text:p>cache</text:p>
          </table:table-cell>
          <table:table-cell office:value-type="string">
            <text:p>04/28/37.00</text:p>
          </table:table-cell>
          <table:table-cell office:value-type="string">
            <text:p>19/10/49.5</text:p>
          </table:table-cell>
          <table:table-cell office:value-type="float" office:value="3.53">
            <text:p>3.53</text:p>
          </table:table-cell>
          <table:table-cell office:value-type="string">
            <text:p>K0III</text:p>
          </table:table-cell>
          <table:table-cell office:value-type="string">
            <text:p>2.7 ± 0.1</text:p>
          </table:table-cell>
          <table:table-cell/>
          <table:table-cell office:value-type="string">
            <text:p>Mature, unblinking star with the disquieting property of seeming to "follow" the observer around the Galaxy.</text:p>
          </table:table-cell>
          <table:table-cell/>
        </table:table-row>
        <table:table-row table:style-name="ro1" table:visibility="filter">
          <table:table-cell office:value-type="string">
            <text:p>AL BALI</text:p>
          </table:table-cell>
          <table:table-cell office:value-type="string">
            <text:p>ε Aquarii</text:p>
          </table:table-cell>
          <table:table-cell office:value-type="string">
            <text:p>ε</text:p>
          </table:table-cell>
          <table:table-cell office:value-type="string">
            <text:p>Aquarii</text:p>
          </table:table-cell>
          <table:table-cell office:value-type="string">
            <text:p>Epsilon Aquarii</text:p>
          </table:table-cell>
          <table:table-cell office:value-type="string">
            <text:p>cache</text:p>
          </table:table-cell>
          <table:table-cell office:value-type="string">
            <text:p>20/47/40.55260</text:p>
          </table:table-cell>
          <table:table-cell office:value-type="string">
            <text:p>−09/29/44.7877</text:p>
          </table:table-cell>
          <table:table-cell office:value-type="float" office:value="3.77">
            <text:p>3.7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White star surrounded by a disk of debris, suggesting the hypothesis that it is inhabited by five-year-olds.</text:p>
          </table:table-cell>
          <table:table-cell/>
        </table:table-row>
        <table:table-row table:style-name="ro1" table:visibility="filter">
          <table:table-cell office:value-type="string">
            <text:p>AL HURR</text:p>
          </table:table-cell>
          <table:table-cell office:value-type="string">
            <text:p>λ Aurigae</text:p>
          </table:table-cell>
          <table:table-cell office:value-type="string">
            <text:p>λ</text:p>
          </table:table-cell>
          <table:table-cell office:value-type="string">
            <text:p>Aurigae</text:p>
          </table:table-cell>
          <table:table-cell office:value-type="string">
            <text:p>Lambda Aurigae</text:p>
          </table:table-cell>
          <table:table-cell office:value-type="string">
            <text:p>cache</text:p>
          </table:table-cell>
          <table:table-cell office:value-type="string">
            <text:p>05/19/08.47420</text:p>
          </table:table-cell>
          <table:table-cell office:value-type="string">
            <text:p>40/05/56.5826</text:p>
          </table:table-cell>
          <table:table-cell office:value-type="float" office:value="4.71">
            <text:p>4.71</text:p>
          </table:table-cell>
          <table:table-cell office:value-type="string">
            <text:p>G1 V</text:p>
          </table:table-cell>
          <table:table-cell office:value-type="string">
            <text:p>1.081{{+-</text:p>
          </table:table-cell>
          <table:table-cell/>
          <table:table-cell office:value-type="string">
            <text:p>This G-type star's spectrum shows enhanced levels of manganese, zinc, thiamine and soluble fibre.</text:p>
          </table:table-cell>
          <table:table-cell/>
        </table:table-row>
        <table:table-row table:style-name="ro1" table:visibility="filter">
          <table:table-cell office:value-type="string">
            <text:p>AL KALB AL RAI</text:p>
          </table:table-cell>
          <table:table-cell office:value-type="string">
            <text:p>ρ² Cephei</text:p>
          </table:table-cell>
          <table:table-cell office:value-type="string">
            <text:p>ρ²</text:p>
          </table:table-cell>
          <table:table-cell office:value-type="string">
            <text:p>Cephei</text:p>
          </table:table-cell>
          <table:table-cell office:value-type="string">
            <text:p>Rho2 Cephei</text:p>
          </table:table-cell>
          <table:table-cell office:value-type="string">
            <text:p>cache</text:p>
          </table:table-cell>
          <table:table-cell office:value-type="string">
            <text:p>22/29/52.90</text:p>
          </table:table-cell>
          <table:table-cell office:value-type="string">
            <text:p>78/49/27.0</text:p>
          </table:table-cell>
          <table:table-cell office:value-type="float" office:value="5.5">
            <text:p>5.5</text:p>
          </table:table-cell>
          <table:table-cell office:value-type="string">
            <text:p>A3 V</text:p>
          </table:table-cell>
          <table:table-cell table:number-columns-repeated="2"/>
          <table:table-cell office:value-type="string">
            <text:p>Pretentious A-class star, though to have been moved into line with ρ¹ Cephei as part of a real-estate scam.</text:p>
          </table:table-cell>
          <table:table-cell/>
        </table:table-row>
        <table:table-row table:style-name="ro1" table:visibility="filter">
          <table:table-cell office:value-type="string">
            <text:p>AL KALBAIN</text:p>
          </table:table-cell>
          <table:table-cell office:value-type="string">
            <text:p>κ Tauri</text:p>
          </table:table-cell>
          <table:table-cell office:value-type="string">
            <text:p>κ</text:p>
          </table:table-cell>
          <table:table-cell office:value-type="string">
            <text:p>Tauri</text:p>
          </table:table-cell>
          <table:table-cell office:value-type="string">
            <text:p>Kappa Tauri</text:p>
          </table:table-cell>
          <table:table-cell office:value-type="string">
            <text:p>cache</text:p>
          </table:table-cell>
          <table:table-cell office:value-type="string">
            <text:p>04/25/22.1</text:p>
          </table:table-cell>
          <table:table-cell office:value-type="string">
            <text:p>22/17/38</text:p>
          </table:table-cell>
          <table:table-cell office:value-type="float" office:value="4.21">
            <text:p>4.21</text:p>
          </table:table-cell>
          <table:table-cell table:number-columns-repeated="3"/>
          <table:table-cell office:value-type="string">
            <text:p>Capital star of the Hyades cluster, esteemed for its cultured and diligent bureaubots.</text:p>
          </table:table-cell>
          <table:table-cell/>
        </table:table-row>
        <table:table-row table:style-name="ro1" table:visibility="filter">
          <table:table-cell office:value-type="string">
            <text:p>AL KURUD</text:p>
          </table:table-cell>
          <table:table-cell office:value-type="string">
            <text:p>θ Columbae</text:p>
          </table:table-cell>
          <table:table-cell office:value-type="string">
            <text:p>θ</text:p>
          </table:table-cell>
          <table:table-cell office:value-type="string">
            <text:p>Columbae</text:p>
          </table:table-cell>
          <table:table-cell office:value-type="string">
            <text:p>Theta Columbae</text:p>
          </table:table-cell>
          <table:table-cell office:value-type="string">
            <text:p>cache</text:p>
          </table:table-cell>
          <table:table-cell office:value-type="string">
            <text:p>06/07/31.6328</text:p>
          </table:table-cell>
          <table:table-cell/>
          <table:table-cell office:value-type="float" office:value="4.993">
            <text:p>4.993</text:p>
          </table:table-cell>
          <table:table-cell table:number-columns-repeated="3"/>
          <table:table-cell office:value-type="string">
            <text:p>Chief of the Apes, a group of stars in the process of budding from a common ancestor.</text:p>
          </table:table-cell>
          <table:table-cell/>
        </table:table-row>
        <table:table-row table:style-name="ro1" table:visibility="filter">
          <table:table-cell office:value-type="string">
            <text:p>AL MAAZ</text:p>
          </table:table-cell>
          <table:table-cell office:value-type="string">
            <text:p>ε Aurigae</text:p>
          </table:table-cell>
          <table:table-cell office:value-type="string">
            <text:p>ε</text:p>
          </table:table-cell>
          <table:table-cell office:value-type="string">
            <text:p>Aurigae</text:p>
          </table:table-cell>
          <table:table-cell office:value-type="string">
            <text:p>Epsilon Aurigae</text:p>
          </table:table-cell>
          <table:table-cell office:value-type="string">
            <text:p>cache</text:p>
          </table:table-cell>
          <table:table-cell office:value-type="string">
            <text:p>05/01/58.13245</text:p>
          </table:table-cell>
          <table:table-cell office:value-type="string">
            <text:p>43/49/23.9059</text:p>
          </table:table-cell>
          <table:table-cell office:value-type="float" office:value="2.98">
            <text:p>2.98</text:p>
          </table:table-cell>
          <table:table-cell office:value-type="string">
            <text:p>F0 Iab (or II-III</text:p>
          </table:table-cell>
          <table:table-cell table:style-name="ce1" office:value-type="string">
            <text:p>2.2-15</text:p>
          </table:table-cell>
          <table:table-cell/>
          <table:table-cell office:value-type="string">
            <text:p>Victim of an interest cascade, its unusual eclipses caused by clouds of probes sent to investigate its unusual eclipses.</text:p>
          </table:table-cell>
          <table:table-cell/>
        </table:table-row>
        <table:table-row table:style-name="ro1" table:visibility="filter">
          <table:table-cell office:value-type="string">
            <text:p>AL MINCHIR AL ASAD</text:p>
          </table:table-cell>
          <table:table-cell office:value-type="string">
            <text:p>κ Leonis</text:p>
          </table:table-cell>
          <table:table-cell office:value-type="string">
            <text:p>κ</text:p>
          </table:table-cell>
          <table:table-cell office:value-type="string">
            <text:p>Leonis</text:p>
          </table:table-cell>
          <table:table-cell office:value-type="string">
            <text:p>Kappa Leonis</text:p>
          </table:table-cell>
          <table:table-cell office:value-type="string">
            <text:p>cache</text:p>
          </table:table-cell>
          <table:table-cell office:value-type="string">
            <text:p>09/24/39.2591</text:p>
          </table:table-cell>
          <table:table-cell office:value-type="string">
            <text:p>26/10/56.367</text:p>
          </table:table-cell>
          <table:table-cell office:value-type="float" office:value="4.473">
            <text:p>4.473</text:p>
          </table:table-cell>
          <table:table-cell office:value-type="string">
            <text:p>K2III</text:p>
          </table:table-cell>
          <table:table-cell table:number-columns-repeated="2"/>
          <table:table-cell office:value-type="string">
            <text:p>K-type dwarf, companion with biosphere spectral fingerprint VBR9188EA5F ("dinosaur planet")</text:p>
          </table:table-cell>
          <table:table-cell/>
        </table:table-row>
        <table:table-row table:style-name="ro1" table:visibility="filter">
          <table:table-cell office:value-type="string">
            <text:p>AL NAIR</text:p>
          </table:table-cell>
          <table:table-cell office:value-type="string">
            <text:p>α Gruis</text:p>
          </table:table-cell>
          <table:table-cell office:value-type="string">
            <text:p>α</text:p>
          </table:table-cell>
          <table:table-cell office:value-type="string">
            <text:p>Gruis</text:p>
          </table:table-cell>
          <table:table-cell office:value-type="string">
            <text:p>Alpha Gruis</text:p>
          </table:table-cell>
          <table:table-cell office:value-type="string">
            <text:p>cache</text:p>
          </table:table-cell>
          <table:table-cell office:value-type="string">
            <text:p>22/08/13.98473</text:p>
          </table:table-cell>
          <table:table-cell office:value-type="string">
            <text:p>–46/57/39.5078</text:p>
          </table:table-cell>
          <table:table-cell office:value-type="float" office:value="1.74">
            <text:p>1.74</text:p>
          </table:table-cell>
          <table:table-cell office:value-type="string">
            <text:p>B6 V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mooth A-type star, free from superfluous prominences.</text:p>
          </table:table-cell>
          <table:table-cell/>
        </table:table-row>
        <table:table-row table:style-name="ro1" table:visibility="filter">
          <table:table-cell office:value-type="string">
            <text:p>AL NASL</text:p>
          </table:table-cell>
          <table:table-cell office:value-type="string">
            <text:p>γ Sagittarii</text:p>
          </table:table-cell>
          <table:table-cell office:value-type="string">
            <text:p>γ</text:p>
          </table:table-cell>
          <table:table-cell office:value-type="string">
            <text:p>Sagittarii</text:p>
          </table:table-cell>
          <table:table-cell office:value-type="string">
            <text:p>Gamma Sagittarii</text:p>
          </table:table-cell>
          <table:table-cell office:value-type="string">
            <text:p>cache</text:p>
          </table:table-cell>
          <table:table-cell office:value-type="string">
            <text:p>18/05/48.48810</text:p>
          </table:table-cell>
          <table:table-cell office:value-type="string">
            <text:p>–30/25/26.7235</text:p>
          </table:table-cell>
          <table:table-cell office:value-type="float" office:value="2.98">
            <text:p>2.98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K-type giant used as a staging host ("the Arrow's Tip") by the stellar alchemists.</text:p>
          </table:table-cell>
          <table:table-cell/>
        </table:table-row>
        <table:table-row table:style-name="ro1" table:visibility="filter">
          <table:table-cell office:value-type="string">
            <text:p>AL NIYAT</text:p>
          </table:table-cell>
          <table:table-cell office:value-type="string">
            <text:p>σ Scorpii</text:p>
          </table:table-cell>
          <table:table-cell office:value-type="string">
            <text:p>σ</text:p>
          </table:table-cell>
          <table:table-cell office:value-type="string">
            <text:p>Scorpii</text:p>
          </table:table-cell>
          <table:table-cell office:value-type="string">
            <text:p>Sigma Scorpii</text:p>
          </table:table-cell>
          <table:table-cell office:value-type="string">
            <text:p>cache</text:p>
          </table:table-cell>
          <table:table-cell office:value-type="string">
            <text:p>16/21/11.31571</text:p>
          </table:table-cell>
          <table:table-cell office:value-type="string">
            <text:p>–25/35/34.0515</text:p>
          </table:table-cell>
          <table:table-cell office:value-type="float" office:value="2.88">
            <text:p>2.88</text:p>
          </table:table-cell>
          <table:table-cell office:value-type="string">
            <text:p>B1 III</text:p>
          </table:table-cell>
          <table:table-cell office:value-type="string">
            <text:p>18.4 ± 5.4,</text:p>
          </table:table-cell>
          <table:table-cell/>
          <table:table-cell office:value-type="string">
            <text:p>Triple star, companion with biosphere spectral fingerprint OOO566AA012 ("ghost planet")</text:p>
          </table:table-cell>
          <table:table-cell/>
        </table:table-row>
        <table:table-row table:style-name="ro1" table:visibility="filter">
          <table:table-cell office:value-type="string">
            <text:p>AL RISCHA</text:p>
          </table:table-cell>
          <table:table-cell office:value-type="string">
            <text:p>α Piscium</text:p>
          </table:table-cell>
          <table:table-cell office:value-type="string">
            <text:p>α</text:p>
          </table:table-cell>
          <table:table-cell office:value-type="string">
            <text:p>Piscium</text:p>
          </table:table-cell>
          <table:table-cell office:value-type="string">
            <text:p>Alpha Piscium</text:p>
          </table:table-cell>
          <table:table-cell office:value-type="string">
            <text:p>cache</text:p>
          </table:table-cell>
          <table:table-cell office:value-type="string">
            <text:p>02/02/02.81972</text:p>
          </table:table-cell>
          <table:table-cell office:value-type="string">
            <text:p>02/45/49.5410</text:p>
          </table:table-cell>
          <table:table-cell office:value-type="float" office:value="3.82">
            <text:p>3.82</text:p>
          </table:table-cell>
          <table:table-cell table:number-columns-repeated="3"/>
          <table:table-cell office:value-type="string">
            <text:p>Steam star, created in the twenty-first cosmic year by a now-vanished race of host plasms.</text:p>
          </table:table-cell>
          <table:table-cell/>
        </table:table-row>
        <table:table-row table:style-name="ro1" table:visibility="filter">
          <table:table-cell office:value-type="string">
            <text:p>AL SHARAS</text:p>
          </table:table-cell>
          <table:table-cell office:value-type="string">
            <text:p>β Crateris</text:p>
          </table:table-cell>
          <table:table-cell office:value-type="string">
            <text:p>β</text:p>
          </table:table-cell>
          <table:table-cell office:value-type="string">
            <text:p>Crateris</text:p>
          </table:table-cell>
          <table:table-cell office:value-type="string">
            <text:p>Beta Crateris</text:p>
          </table:table-cell>
          <table:table-cell office:value-type="string">
            <text:p>cache</text:p>
          </table:table-cell>
          <table:table-cell office:value-type="string">
            <text:p>11/11/39.5</text:p>
          </table:table-cell>
          <table:table-cell/>
          <table:table-cell office:value-type="float" office:value="4.48">
            <text:p>4.48</text:p>
          </table:table-cell>
          <table:table-cell table:number-columns-repeated="3"/>
          <table:table-cell office:value-type="string">
            <text:p>White giant star, home to a species of sessile, multi-eyed sentient plants, the β Crater Potaters.</text:p>
          </table:table-cell>
          <table:table-cell/>
        </table:table-row>
        <table:table-row table:style-name="ro1" table:visibility="filter">
          <table:table-cell office:value-type="string">
            <text:p>AL SUHAIL AL MUHLIF</text:p>
          </table:table-cell>
          <table:table-cell office:value-type="string">
            <text:p>λ Velorum</text:p>
          </table:table-cell>
          <table:table-cell office:value-type="string">
            <text:p>λ</text:p>
          </table:table-cell>
          <table:table-cell office:value-type="string">
            <text:p>Velorum</text:p>
          </table:table-cell>
          <table:table-cell office:value-type="string">
            <text:p>Lambda Velorum</text:p>
          </table:table-cell>
          <table:table-cell office:value-type="string">
            <text:p>cache</text:p>
          </table:table-cell>
          <table:table-cell office:value-type="string">
            <text:p>09/07/59.75787</text:p>
          </table:table-cell>
          <table:table-cell office:value-type="string">
            <text:p>-43/25/57.3273</text:p>
          </table:table-cell>
          <table:table-cell office:value-type="float" office:value="2.21">
            <text:p>2.21</text:p>
          </table:table-cell>
          <table:table-cell office:value-type="string">
            <text:p>K4.5 Ib-II</text:p>
          </table:table-cell>
          <table:table-cell office:value-type="string">
            <text:p>8.5 ± 0.3</text:p>
          </table:table-cell>
          <table:table-cell/>
          <table:table-cell office:value-type="string">
            <text:p>Irregular variable which has used up the hydrogen in its core, expanded, and, frankly, let itself go.</text:p>
          </table:table-cell>
          <table:table-cell/>
        </table:table-row>
        <table:table-row table:style-name="ro1" table:visibility="filter">
          <table:table-cell office:value-type="string">
            <text:p>AL THALIMAIN POSTERIOR</text:p>
          </table:table-cell>
          <table:table-cell office:value-type="string">
            <text:p>ι Aquilae</text:p>
          </table:table-cell>
          <table:table-cell office:value-type="string">
            <text:p>ι</text:p>
          </table:table-cell>
          <table:table-cell office:value-type="string">
            <text:p>Aquilae</text:p>
          </table:table-cell>
          <table:table-cell office:value-type="string">
            <text:p>Iota Aquilae</text:p>
          </table:table-cell>
          <table:table-cell office:value-type="string">
            <text:p>cache</text:p>
          </table:table-cell>
          <table:table-cell office:value-type="string">
            <text:p>19/36/43.27606</text:p>
          </table:table-cell>
          <table:table-cell office:value-type="string">
            <text:p>–01/17/11.7611</text:p>
          </table:table-cell>
          <table:table-cell office:value-type="float" office:value="4.364">
            <text:p>4.364</text:p>
          </table:table-cell>
          <table:table-cell office:value-type="string">
            <text:p>B5 III</text:p>
          </table:table-cell>
          <table:table-cell office:value-type="string">
            <text:p>4.8 ± 0.3</text:p>
          </table:table-cell>
          <table:table-cell/>
          <table:table-cell office:value-type="string">
            <text:p>Immense, fluffy star, prized for its beautiful feathery prominences, once hunted to near-extinction.</text:p>
          </table:table-cell>
          <table:table-cell/>
        </table:table-row>
        <table:table-row table:style-name="ro1" table:visibility="filter">
          <table:table-cell office:value-type="string">
            <text:p>AL THALIMAIN PRIOR</text:p>
          </table:table-cell>
          <table:table-cell office:value-type="string">
            <text:p>λ Aquilae</text:p>
          </table:table-cell>
          <table:table-cell office:value-type="string">
            <text:p>λ</text:p>
          </table:table-cell>
          <table:table-cell office:value-type="string">
            <text:p>Aquilae</text:p>
          </table:table-cell>
          <table:table-cell office:value-type="string">
            <text:p>Lambda Aquilae</text:p>
          </table:table-cell>
          <table:table-cell office:value-type="string">
            <text:p>cache</text:p>
          </table:table-cell>
          <table:table-cell office:value-type="string">
            <text:p>19/06/14.93898</text:p>
          </table:table-cell>
          <table:table-cell office:value-type="string">
            <text:p>&amp;minus</text:p>
          </table:table-cell>
          <table:table-cell office:value-type="string">
            <text:p>04/52/57.2007</text:p>
          </table:table-cell>
          <table:table-cell office:value-type="float" office:value="3.43">
            <text:p>3.43</text:p>
          </table:table-cell>
          <table:table-cell office:value-type="string">
            <text:p>B9Vn</text:p>
          </table:table-cell>
          <table:table-cell office:value-type="string">
            <text:p>3.1{{+-</text:p>
          </table:table-cell>
          <table:table-cell/>
          <table:table-cell office:value-type="string">
            <text:p>Furiously rotating blue dwarf star, obscured by dense clouds of silicon.</text:p>
          </table:table-cell>
        </table:table-row>
        <table:table-row table:style-name="ro1" table:visibility="filter">
          <table:table-cell office:value-type="string">
            <text:p>ALAMAK</text:p>
          </table:table-cell>
          <table:table-cell office:value-type="string">
            <text:p>γ Andromedae</text:p>
          </table:table-cell>
          <table:table-cell office:value-type="string">
            <text:p>γ</text:p>
          </table:table-cell>
          <table:table-cell office:value-type="string">
            <text:p>Andromedae</text:p>
          </table:table-cell>
          <table:table-cell office:value-type="string">
            <text:p>Gamma Andromedae</text:p>
          </table:table-cell>
          <table:table-cell office:value-type="string">
            <text:p>cache</text:p>
          </table:table-cell>
          <table:table-cell office:value-type="string">
            <text:p>02/03/53.9531</text:p>
          </table:table-cell>
          <table:table-cell office:value-type="string">
            <text:p>42/19/47.009</text:p>
          </table:table-cell>
          <table:table-cell office:value-type="float" office:value="2.26">
            <text:p>2.26</text:p>
          </table:table-cell>
          <table:table-cell office:value-type="string">
            <text:p>K3IIb</text:p>
          </table:table-cell>
          <table:table-cell table:number-columns-repeated="2"/>
          <table:table-cell office:value-type="string">
            <text:p>Quadruple system, early member of the Skein, an unpopular hard-wired galactic communications network.</text:p>
          </table:table-cell>
          <table:table-cell/>
        </table:table-row>
        <table:table-row table:style-name="ro1" table:visibility="filter">
          <table:table-cell office:value-type="string">
            <text:p>ALATHFAR</text:p>
          </table:table-cell>
          <table:table-cell office:value-type="string">
            <text:p>μ Lyrae</text:p>
          </table:table-cell>
          <table:table-cell office:value-type="string">
            <text:p>μ</text:p>
          </table:table-cell>
          <table:table-cell office:value-type="string">
            <text:p>Lyrae</text:p>
          </table:table-cell>
          <table:table-cell office:value-type="string">
            <text:p>Mu Lyrae</text:p>
          </table:table-cell>
          <table:table-cell office:value-type="string">
            <text:p>cache</text:p>
          </table:table-cell>
          <table:table-cell office:value-type="string">
            <text:p>18/24/13.80</text:p>
          </table:table-cell>
          <table:table-cell office:value-type="string">
            <text:p>39/30/26.0</text:p>
          </table:table-cell>
          <table:table-cell table:number-columns-repeated="4"/>
          <table:table-cell office:value-type="string">
            <text:p>The so-called "Siren Star", swarms with dragons who find its hard gamma spectrum irresistible.</text:p>
          </table:table-cell>
          <table:table-cell/>
        </table:table-row>
        <table:table-row table:style-name="ro1" table:visibility="filter">
          <table:table-cell office:value-type="string">
            <text:p>ALBIREO</text:p>
          </table:table-cell>
          <table:table-cell office:value-type="string">
            <text:p>β Cygni</text:p>
          </table:table-cell>
          <table:table-cell office:value-type="string">
            <text:p>β</text:p>
          </table:table-cell>
          <table:table-cell office:value-type="string">
            <text:p>Cygni</text:p>
          </table:table-cell>
          <table:table-cell office:value-type="string">
            <text:p>Beta Cygni</text:p>
          </table:table-cell>
          <table:table-cell office:value-type="string">
            <text:p>cache</text:p>
          </table:table-cell>
          <table:table-cell office:value-type="string">
            <text:p>19/30/45.3954</text:p>
          </table:table-cell>
          <table:table-cell office:value-type="string">
            <text:p>27/57/54.995</text:p>
          </table:table-cell>
          <table:table-cell office:value-type="float" office:value="5.09">
            <text:p>5.09</text:p>
          </table:table-cell>
          <table:table-cell office:value-type="string">
            <text:p>B8Ve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It is not known whether the components of this orange-blue binary are truly orbiting or if they are just good friends.</text:p>
          </table:table-cell>
          <table:table-cell/>
        </table:table-row>
        <table:table-row table:style-name="ro1" table:visibility="filter">
          <table:table-cell office:value-type="string">
            <text:p>ALCHIBA</text:p>
          </table:table-cell>
          <table:table-cell office:value-type="string">
            <text:p>α Corvi</text:p>
          </table:table-cell>
          <table:table-cell office:value-type="string">
            <text:p>α</text:p>
          </table:table-cell>
          <table:table-cell office:value-type="string">
            <text:p>Corvi</text:p>
          </table:table-cell>
          <table:table-cell office:value-type="string">
            <text:p>Alpha Corvi</text:p>
          </table:table-cell>
          <table:table-cell office:value-type="string">
            <text:p>cache</text:p>
          </table:table-cell>
          <table:table-cell office:value-type="string">
            <text:p>12/08/24.8</text:p>
          </table:table-cell>
          <table:table-cell office:value-type="string">
            <text:p>-24/43/44</text:p>
          </table:table-cell>
          <table:table-cell office:value-type="float" office:value="4">
            <text:p>4</text:p>
          </table:table-cell>
          <table:table-cell office:value-type="string">
            <text:p>F2 IV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White, moderate star with companion bearing biosphere spectral fingerprint GBS1AAF6563 ("utopia (toga) planet")</text:p>
          </table:table-cell>
          <table:table-cell/>
        </table:table-row>
        <table:table-row table:style-name="ro1" table:visibility="filter">
          <table:table-cell office:value-type="string">
            <text:p>ALCOR</text:p>
          </table:table-cell>
          <table:table-cell office:value-type="string">
            <text:p>80 Ursae Majoris</text:p>
          </table:table-cell>
          <table:table-cell office:value-type="float" office:value="80">
            <text:p>80</text:p>
          </table:table-cell>
          <table:table-cell office:value-type="string">
            <text:p>Ursae Majoris</text:p>
          </table:table-cell>
          <table:table-cell office:value-type="string">
            <text:p>80 Ursae Majoris</text:p>
          </table:table-cell>
          <table:table-cell office:value-type="string">
            <text:p>cache</text:p>
          </table:table-cell>
          <table:table-cell office:value-type="string">
            <text:p>13/23/55.5</text:p>
          </table:table-cell>
          <table:table-cell office:value-type="string">
            <text:p>54/55/31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Hemispherical star, left incomplete for three cosmic years due to a zoning dispute.</text:p>
          </table:table-cell>
          <table:table-cell/>
        </table:table-row>
        <table:table-row table:style-name="ro1" table:visibility="filter">
          <table:table-cell office:value-type="string">
            <text:p>ALCYONE</text:p>
          </table:table-cell>
          <table:table-cell office:value-type="string">
            <text:p>η Tauri</text:p>
          </table:table-cell>
          <table:table-cell office:value-type="string">
            <text:p>η</text:p>
          </table:table-cell>
          <table:table-cell office:value-type="string">
            <text:p>Tauri</text:p>
          </table:table-cell>
          <table:table-cell office:value-type="string">
            <text:p>Eta Tauri</text:p>
          </table:table-cell>
          <table:table-cell office:value-type="string">
            <text:p>found</text:p>
          </table:table-cell>
          <table:table-cell office:value-type="string">
            <text:p>03/47/29.0765</text:p>
          </table:table-cell>
          <table:table-cell office:value-type="string">
            <text:p>24/06/18.494</text:p>
          </table:table-cell>
          <table:table-cell office:value-type="float" office:value="2.873">
            <text:p>2.873</text:p>
          </table:table-cell>
          <table:table-cell office:value-type="string">
            <text:p>B7III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eautiful blue giant surrounded by a circumstellar gas disk, three dwarf companions and a herbaceous border.</text:p>
          </table:table-cell>
          <table:table-cell/>
        </table:table-row>
        <table:table-row table:style-name="ro1" table:visibility="filter">
          <table:table-cell office:value-type="string">
            <text:p>ALDAFAR</text:p>
          </table:table-cell>
          <table:table-cell office:value-type="string">
            <text:p>η Lyrae</text:p>
          </table:table-cell>
          <table:table-cell office:value-type="string">
            <text:p>η</text:p>
          </table:table-cell>
          <table:table-cell office:value-type="string">
            <text:p>Lyrae</text:p>
          </table:table-cell>
          <table:table-cell office:value-type="string">
            <text:p>Eta Lyrae</text:p>
          </table:table-cell>
          <table:table-cell office:value-type="string">
            <text:p>cache</text:p>
          </table:table-cell>
          <table:table-cell office:value-type="string">
            <text:p>19/13/45.50</text:p>
          </table:table-cell>
          <table:table-cell office:value-type="string">
            <text:p>39/08/46.0</text:p>
          </table:table-cell>
          <table:table-cell table:number-columns-repeated="4"/>
          <table:table-cell office:value-type="string">
            <text:p>Believed to be the image of ALATHFAR (μ Lyrae) in a reflective nebula.</text:p>
          </table:table-cell>
          <table:table-cell/>
        </table:table-row>
        <table:table-row table:style-name="ro1" table:visibility="filter">
          <table:table-cell office:value-type="string">
            <text:p>ALDEBARAN</text:p>
          </table:table-cell>
          <table:table-cell office:value-type="string">
            <text:p>α Tauri</text:p>
          </table:table-cell>
          <table:table-cell office:value-type="string">
            <text:p>α</text:p>
          </table:table-cell>
          <table:table-cell office:value-type="string">
            <text:p>Tauri</text:p>
          </table:table-cell>
          <table:table-cell office:value-type="string">
            <text:p>Alpha Tauri</text:p>
          </table:table-cell>
          <table:table-cell office:value-type="string">
            <text:p>cache</text:p>
          </table:table-cell>
          <table:table-cell office:value-type="string">
            <text:p>04/35/55.239</text:p>
          </table:table-cell>
          <table:table-cell office:value-type="string">
            <text:p>16/30/33.49</text:p>
          </table:table-cell>
          <table:table-cell office:value-type="string">
            <text:p>0.75-0.95</text:p>
          </table:table-cell>
          <table:table-cell office:value-type="string">
            <text:p>K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enevolent orange giant, known for its relaxed and tolerant culture.</text:p>
          </table:table-cell>
          <table:table-cell/>
        </table:table-row>
        <table:table-row table:style-name="ro1" table:visibility="filter">
          <table:table-cell office:value-type="string">
            <text:p>ALDERAMIN</text:p>
          </table:table-cell>
          <table:table-cell office:value-type="string">
            <text:p>α Cephei</text:p>
          </table:table-cell>
          <table:table-cell office:value-type="string">
            <text:p>α</text:p>
          </table:table-cell>
          <table:table-cell office:value-type="string">
            <text:p>Cephei</text:p>
          </table:table-cell>
          <table:table-cell office:value-type="string">
            <text:p>Alpha Cephei</text:p>
          </table:table-cell>
          <table:table-cell office:value-type="string">
            <text:p>cache</text:p>
          </table:table-cell>
          <table:table-cell office:value-type="string">
            <text:p>21/18/34.7715</text:p>
          </table:table-cell>
          <table:table-cell office:value-type="string">
            <text:p>62/35/08.061</text:p>
          </table:table-cell>
          <table:table-cell office:value-type="float" office:value="2.5141">
            <text:p>2.5141</text:p>
          </table:table-cell>
          <table:table-cell office:value-type="string">
            <text:p>A7IV-V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Dessert star which has left the Main Sequence, fusing glucose into long-chain carbohydrates and caramels.</text:p>
          </table:table-cell>
          <table:table-cell/>
        </table:table-row>
        <table:table-row table:style-name="ro1" table:visibility="filter">
          <table:table-cell office:value-type="string">
            <text:p>ALDHAFERA</text:p>
          </table:table-cell>
          <table:table-cell office:value-type="string">
            <text:p>ζ Leonis</text:p>
          </table:table-cell>
          <table:table-cell office:value-type="string">
            <text:p>ζ</text:p>
          </table:table-cell>
          <table:table-cell office:value-type="string">
            <text:p>Leonis</text:p>
          </table:table-cell>
          <table:table-cell office:value-type="string">
            <text:p>Zeta Leonis</text:p>
          </table:table-cell>
          <table:table-cell office:value-type="string">
            <text:p>cache</text:p>
          </table:table-cell>
          <table:table-cell office:value-type="string">
            <text:p>10/16/41.41597</text:p>
          </table:table-cell>
          <table:table-cell office:value-type="string">
            <text:p>23/25/02.3221</text:p>
          </table:table-cell>
          <table:table-cell office:value-type="float" office:value="3.33">
            <text:p>3.33</text:p>
          </table:table-cell>
          <table:table-cell office:value-type="string">
            <text:p>F0 III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pper giant whose prominences braid themselves into elegant curlicues.</text:p>
          </table:table-cell>
          <table:table-cell/>
        </table:table-row>
        <table:table-row table:style-name="ro1" table:visibility="filter">
          <table:table-cell office:value-type="string">
            <text:p>ALDHANAB</text:p>
          </table:table-cell>
          <table:table-cell office:value-type="string">
            <text:p>γ Gruis</text:p>
          </table:table-cell>
          <table:table-cell office:value-type="string">
            <text:p>γ</text:p>
          </table:table-cell>
          <table:table-cell office:value-type="string">
            <text:p>Gruis</text:p>
          </table:table-cell>
          <table:table-cell office:value-type="string">
            <text:p>Gamma Gruis</text:p>
          </table:table-cell>
          <table:table-cell office:value-type="string">
            <text:p>cache</text:p>
          </table:table-cell>
          <table:table-cell office:value-type="string">
            <text:p>21/53/55.72620</text:p>
          </table:table-cell>
          <table:table-cell office:value-type="string">
            <text:p>–37/21/53.4790</text:p>
          </table:table-cell>
          <table:table-cell office:value-type="float" office:value="3.003">
            <text:p>3.003</text:p>
          </table:table-cell>
          <table:table-cell office:value-type="string">
            <text:p>B8 III</text:p>
          </table:table-cell>
          <table:table-cell office:value-type="string">
            <text:p><text:s/></text:p>
          </table:table-cell>
          <table:table-cell/>
          <table:table-cell office:value-type="string">
            <text:p>Member of the class of exasperating binaries, which move behind their companion star when observed.</text:p>
          </table:table-cell>
          <table:table-cell/>
        </table:table-row>
        <table:table-row table:style-name="ro1" table:visibility="filter">
          <table:table-cell office:value-type="string">
            <text:p>ALDIBAIN</text:p>
          </table:table-cell>
          <table:table-cell office:value-type="string">
            <text:p>η Draconis</text:p>
          </table:table-cell>
          <table:table-cell office:value-type="string">
            <text:p>η</text:p>
          </table:table-cell>
          <table:table-cell office:value-type="string">
            <text:p>Draconis</text:p>
          </table:table-cell>
          <table:table-cell office:value-type="string">
            <text:p>Eta Draconis</text:p>
          </table:table-cell>
          <table:table-cell office:value-type="string">
            <text:p>cache</text:p>
          </table:table-cell>
          <table:table-cell office:value-type="string">
            <text:p>16/23/59.48594</text:p>
          </table:table-cell>
          <table:table-cell office:value-type="string">
            <text:p>61/30/51.1699</text:p>
          </table:table-cell>
          <table:table-cell office:value-type="float" office:value="2.73">
            <text:p>2.73</text:p>
          </table:table-cell>
          <table:table-cell office:value-type="string">
            <text:p>G8 III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One of the only stars to have been colonised, by an incredibly persistent race of renobots.</text:p>
          </table:table-cell>
          <table:table-cell/>
        </table:table-row>
        <table:table-row table:style-name="ro1" table:visibility="filter">
          <table:table-cell office:value-type="string">
            <text:p>ALFIRK</text:p>
          </table:table-cell>
          <table:table-cell office:value-type="string">
            <text:p>β Cephei</text:p>
          </table:table-cell>
          <table:table-cell office:value-type="string">
            <text:p>β</text:p>
          </table:table-cell>
          <table:table-cell office:value-type="string">
            <text:p>Cephei</text:p>
          </table:table-cell>
          <table:table-cell office:value-type="string">
            <text:p>Beta Cephei</text:p>
          </table:table-cell>
          <table:table-cell office:value-type="string">
            <text:p>cache</text:p>
          </table:table-cell>
          <table:table-cell office:value-type="string">
            <text:p>21/28/39.5971</text:p>
          </table:table-cell>
          <table:table-cell office:value-type="string">
            <text:p>70/33/38.578</text:p>
          </table:table-cell>
          <table:table-cell office:value-type="float" office:value="3.1438">
            <text:p>3.1438</text:p>
          </table:table-cell>
          <table:table-cell office:value-type="string">
            <text:p>B2IIIev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riple system with hesitant, jerky proper motion, implying a nearby unseen stellar predator.</text:p>
          </table:table-cell>
          <table:table-cell/>
        </table:table-row>
        <table:table-row table:style-name="ro1" table:visibility="filter">
          <table:table-cell office:value-type="string">
            <text:p>ALGENIB</text:p>
          </table:table-cell>
          <table:table-cell office:value-type="string">
            <text:p>γ Pegasi</text:p>
          </table:table-cell>
          <table:table-cell office:value-type="string">
            <text:p>γ</text:p>
          </table:table-cell>
          <table:table-cell office:value-type="string">
            <text:p>Pegasi</text:p>
          </table:table-cell>
          <table:table-cell office:value-type="string">
            <text:p>Gamma Pegasi</text:p>
          </table:table-cell>
          <table:table-cell office:value-type="string">
            <text:p>cache</text:p>
          </table:table-cell>
          <table:table-cell office:value-type="string">
            <text:p>00/13/14.15123</text:p>
          </table:table-cell>
          <table:table-cell office:value-type="string">
            <text:p>15/11/00.9368</text:p>
          </table:table-cell>
          <table:table-cell office:value-type="float" office:value="2.84">
            <text:p>2.84</text:p>
          </table:table-cell>
          <table:table-cell office:value-type="string">
            <text:p>B2 IV</text:p>
          </table:table-cell>
          <table:table-cell office:value-type="string">
            <text:p>8.9 ± 0.1</text:p>
          </table:table-cell>
          <table:table-cell/>
          <table:table-cell office:value-type="string">
            <text:p>Large green star which was constructed from a pea as a demonstration of the Banach-Tarski Paradox.</text:p>
          </table:table-cell>
          <table:table-cell/>
        </table:table-row>
        <table:table-row table:style-name="ro2" table:visibility="filter">
          <table:table-cell office:value-type="string">
            <text:p>ALGIEBA</text:p>
          </table:table-cell>
          <table:table-cell office:value-type="string">
            <text:p>γ Leonis</text:p>
          </table:table-cell>
          <table:table-cell office:value-type="string">
            <text:p>γ</text:p>
          </table:table-cell>
          <table:table-cell office:value-type="string">
            <text:p>Leonis</text:p>
          </table:table-cell>
          <table:table-cell office:value-type="string">
            <text:p>Gamma Leonis</text:p>
          </table:table-cell>
          <table:table-cell office:value-type="string">
            <text:p>cache</text:p>
          </table:table-cell>
          <table:table-cell office:value-type="string">
            <text:p>10/19/58.35056</text:p>
          </table:table-cell>
          <table:table-cell office:value-type="string">
            <text:p>19/50/29.3468</text:p>
          </table:table-cell>
          <table:table-cell office:value-type="string">
            <text:p>1.98 (2.28/3.51)</text:p>
            <text:p><text:s/></text:p>
          </table:table-cell>
          <table:table-cell office:value-type="string">
            <text:p>K0 IIIb</text:p>
          </table:table-cell>
          <table:table-cell office:value-type="float" office:value="1.23">
            <text:p>1.23</text:p>
          </table:table-cell>
          <table:table-cell/>
          <table:table-cell office:value-type="string">
            <text:p>Double giant system, planetary companion with biosphere spectral fingerprint RRRAAA560AA ("pirate planet")</text:p>
          </table:table-cell>
          <table:table-cell/>
        </table:table-row>
        <table:table-row table:style-name="ro2" table:visibility="filter">
          <table:table-cell office:value-type="string">
            <text:p>ALGOL</text:p>
          </table:table-cell>
          <table:table-cell office:value-type="string">
            <text:p>β Persei</text:p>
          </table:table-cell>
          <table:table-cell office:value-type="string">
            <text:p>β</text:p>
          </table:table-cell>
          <table:table-cell office:value-type="string">
            <text:p>Persei</text:p>
          </table:table-cell>
          <table:table-cell office:value-type="string">
            <text:p>Beta Persei</text:p>
          </table:table-cell>
          <table:table-cell office:value-type="string">
            <text:p>cache</text:p>
          </table:table-cell>
          <table:table-cell office:value-type="string">
            <text:p>03/08/10.1315</text:p>
          </table:table-cell>
          <table:table-cell office:value-type="string">
            <text:p>40/57/20.332</text:p>
          </table:table-cell>
          <table:table-cell office:value-type="float" office:value="2.12">
            <text:p>2.12</text:p>
          </table:table-cell>
          <table:table-cell office:value-type="string">
            <text:p>B8V (A)</text:p>
          </table:table-cell>
          <table:table-cell office:value-type="string">
            <text:p>3.59/0.79/1.67</text:p>
            <text:p><text:s/></text:p>
          </table:table-cell>
          <table:table-cell/>
          <table:table-cell office:value-type="string">
            <text:p>Celestial lighthouse, its evil reputation is a galactic race memory of the brutal slavery used in its construction.</text:p>
          </table:table-cell>
          <table:table-cell/>
        </table:table-row>
        <table:table-row table:style-name="ro1" table:visibility="filter">
          <table:table-cell office:value-type="string">
            <text:p>ALGORAB</text:p>
          </table:table-cell>
          <table:table-cell office:value-type="string">
            <text:p>δ Corvi</text:p>
          </table:table-cell>
          <table:table-cell office:value-type="string">
            <text:p>δ</text:p>
          </table:table-cell>
          <table:table-cell office:value-type="string">
            <text:p>Corvi</text:p>
          </table:table-cell>
          <table:table-cell office:value-type="string">
            <text:p>Delta Corvi</text:p>
          </table:table-cell>
          <table:table-cell office:value-type="string">
            <text:p>cache</text:p>
          </table:table-cell>
          <table:table-cell office:value-type="string">
            <text:p>12/29/51.85517</text:p>
          </table:table-cell>
          <table:table-cell office:value-type="string">
            <text:p>-16/30/55.5525</text:p>
          </table:table-cell>
          <table:table-cell office:value-type="float" office:value="2.962">
            <text:p>2.962</text:p>
          </table:table-cell>
          <table:table-cell office:value-type="string">
            <text:p>A0 IV(n) kB9</text:p>
          </table:table-cell>
          <table:table-cell office:value-type="string">
            <text:p>2.74{{+-</text:p>
          </table:table-cell>
          <table:table-cell/>
          <table:table-cell office:value-type="string">
            <text:p>Spindle-shaped star with a star-shaped profile, viewed from Earth. Believed to be a fruiting body of some kind.</text:p>
          </table:table-cell>
          <table:table-cell/>
        </table:table-row>
        <table:table-row table:style-name="ro1" table:visibility="filter">
          <table:table-cell office:value-type="string">
            <text:p>ALHENA</text:p>
          </table:table-cell>
          <table:table-cell office:value-type="string">
            <text:p>γ Geminorum</text:p>
          </table:table-cell>
          <table:table-cell office:value-type="string">
            <text:p>γ</text:p>
          </table:table-cell>
          <table:table-cell office:value-type="string">
            <text:p>Geminorum</text:p>
          </table:table-cell>
          <table:table-cell office:value-type="string">
            <text:p>Gamma Geminorum</text:p>
          </table:table-cell>
          <table:table-cell office:value-type="string">
            <text:p>cache</text:p>
          </table:table-cell>
          <table:table-cell office:value-type="string">
            <text:p>06/37/42.71050</text:p>
          </table:table-cell>
          <table:table-cell office:value-type="string">
            <text:p>16/23/57.4095</text:p>
          </table:table-cell>
          <table:table-cell office:value-type="float" office:value="1.915">
            <text:p>1.915</text:p>
          </table:table-cell>
          <table:table-cell office:value-type="string">
            <text:p>A1 IV</text:p>
          </table:table-cell>
          <table:table-cell office:value-type="float" office:value="2.81">
            <text:p>2.81</text:p>
          </table:table-cell>
          <table:table-cell/>
          <table:table-cell office:value-type="string">
            <text:p>Pulsating star, believed to be the rejected core of a dying supergiant.</text:p>
          </table:table-cell>
          <table:table-cell/>
        </table:table-row>
        <table:table-row table:style-name="ro2" table:visibility="filter">
          <table:table-cell office:value-type="string">
            <text:p>ALIOTH</text:p>
          </table:table-cell>
          <table:table-cell office:value-type="string">
            <text:p>ε Ursae Majoris</text:p>
          </table:table-cell>
          <table:table-cell office:value-type="string">
            <text:p>ε</text:p>
          </table:table-cell>
          <table:table-cell office:value-type="string">
            <text:p>Ursae Majoris</text:p>
          </table:table-cell>
          <table:table-cell office:value-type="string">
            <text:p>Epsilon Ursae Majoris</text:p>
          </table:table-cell>
          <table:table-cell office:value-type="string">
            <text:p>cache</text:p>
          </table:table-cell>
          <table:table-cell office:value-type="string">
            <text:p>12/54/01.74959</text:p>
          </table:table-cell>
          <table:table-cell office:value-type="string">
            <text:p>55/57/35.3627</text:p>
          </table:table-cell>
          <table:table-cell office:value-type="float" office:value="1.77">
            <text:p>1.77</text:p>
          </table:table-cell>
          <table:table-cell office:value-type="string">
            <text:p>A0pCr</text:p>
            <text:p><text:s/>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Chromium-rich star, serves as the galactic magnetic pole in the metal cultures.</text:p>
          </table:table-cell>
          <table:table-cell/>
        </table:table-row>
        <table:table-row table:style-name="ro1" table:visibility="filter">
          <table:table-cell office:value-type="string">
            <text:p>ALKAFZAH</text:p>
          </table:table-cell>
          <table:table-cell office:value-type="string">
            <text:p>χ Ursae Majoris</text:p>
          </table:table-cell>
          <table:table-cell office:value-type="string">
            <text:p>χ</text:p>
          </table:table-cell>
          <table:table-cell office:value-type="string">
            <text:p>Ursae Majoris</text:p>
          </table:table-cell>
          <table:table-cell office:value-type="string">
            <text:p>Chi Ursae Majoris</text:p>
          </table:table-cell>
          <table:table-cell office:value-type="string">
            <text:p>cache</text:p>
          </table:table-cell>
          <table:table-cell office:value-type="string">
            <text:p>11/46/03.0</text:p>
          </table:table-cell>
          <table:table-cell office:value-type="string">
            <text:p>47/46/46</text:p>
          </table:table-cell>
          <table:table-cell office:value-type="float" office:value="3.69">
            <text:p>3.69</text:p>
          </table:table-cell>
          <table:table-cell table:number-columns-repeated="3"/>
          <table:table-cell office:value-type="string">
            <text:p>Capital star of Ursa Major, with a long tradition of representative magnetohydrodynamics.</text:p>
          </table:table-cell>
          <table:table-cell/>
        </table:table-row>
        <table:table-row table:style-name="ro1" table:visibility="filter">
          <table:table-cell office:value-type="string">
            <text:p>ALKALUROPS</text:p>
          </table:table-cell>
          <table:table-cell office:value-type="string">
            <text:p>μ Boötis</text:p>
          </table:table-cell>
          <table:table-cell office:value-type="string">
            <text:p>μ</text:p>
          </table:table-cell>
          <table:table-cell office:value-type="string">
            <text:p>Boötis</text:p>
          </table:table-cell>
          <table:table-cell office:value-type="string">
            <text:p>Mu Boötis</text:p>
          </table:table-cell>
          <table:table-cell office:value-type="string">
            <text:p>cache</text:p>
          </table:table-cell>
          <table:table-cell office:value-type="string">
            <text:p>15/24/29.4278</text:p>
          </table:table-cell>
          <table:table-cell office:value-type="string">
            <text:p>37/22/37.8</text:p>
          </table:table-cell>
          <table:table-cell office:value-type="float" office:value="4.31">
            <text:p>4.31</text:p>
          </table:table-cell>
          <table:table-cell office:value-type="string">
            <text:p>F0V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Dub star with an oscillating core of dark matter, used by the stellar alchemists to transmit funky frequencies.</text:p>
          </table:table-cell>
          <table:table-cell/>
        </table:table-row>
        <table:table-row table:style-name="ro1" table:visibility="filter">
          <table:table-cell office:value-type="string">
            <text:p>ALKES</text:p>
          </table:table-cell>
          <table:table-cell office:value-type="string">
            <text:p>α Crateris</text:p>
          </table:table-cell>
          <table:table-cell office:value-type="string">
            <text:p>α</text:p>
          </table:table-cell>
          <table:table-cell office:value-type="string">
            <text:p>Crateris</text:p>
          </table:table-cell>
          <table:table-cell office:value-type="string">
            <text:p>Alpha Crateris</text:p>
          </table:table-cell>
          <table:table-cell office:value-type="string">
            <text:p>cache</text:p>
          </table:table-cell>
          <table:table-cell office:value-type="string">
            <text:p>10/59/46.4647</text:p>
          </table:table-cell>
          <table:table-cell office:value-type="string">
            <text:p>-18/17/55.62</text:p>
          </table:table-cell>
          <table:table-cell office:value-type="float" office:value="4.07">
            <text:p>4.07</text:p>
          </table:table-cell>
          <table:table-cell office:value-type="string">
            <text:p>K1 III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K-type giant with companion with biosphere spectral fingerprint YIY55A38642 ("cowboy planet")</text:p>
          </table:table-cell>
          <table:table-cell/>
        </table:table-row>
        <table:table-row table:style-name="ro1" table:visibility="filter">
          <table:table-cell office:value-type="string">
            <text:p>ALKURAH</text:p>
          </table:table-cell>
          <table:table-cell office:value-type="string">
            <text:p>ξ Cephei</text:p>
          </table:table-cell>
          <table:table-cell office:value-type="string">
            <text:p>ξ</text:p>
          </table:table-cell>
          <table:table-cell office:value-type="string">
            <text:p>Cephei</text:p>
          </table:table-cell>
          <table:table-cell office:value-type="string">
            <text:p>Xi Cephei</text:p>
          </table:table-cell>
          <table:table-cell office:value-type="string">
            <text:p>cache</text:p>
          </table:table-cell>
          <table:table-cell office:value-type="string">
            <text:p>22/03/47.40</text:p>
          </table:table-cell>
          <table:table-cell office:value-type="string">
            <text:p>64/37/40.71</text:p>
          </table:table-cell>
          <table:table-cell office:value-type="float" office:value="4.29">
            <text:p>4.29</text:p>
          </table:table-cell>
          <table:table-cell table:number-columns-repeated="3"/>
          <table:table-cell office:value-type="string">
            <text:p>Has the appearance of a white giant; thought by Struve and others to be a white spot on a far larger object.</text:p>
          </table:table-cell>
          <table:table-cell/>
        </table:table-row>
        <table:table-row table:style-name="ro1" table:visibility="filter">
          <table:table-cell office:value-type="string">
            <text:p>ALNILAM</text:p>
          </table:table-cell>
          <table:table-cell office:value-type="string">
            <text:p>ε Orionis</text:p>
          </table:table-cell>
          <table:table-cell office:value-type="string">
            <text:p>ε</text:p>
          </table:table-cell>
          <table:table-cell office:value-type="string">
            <text:p>Orionis</text:p>
          </table:table-cell>
          <table:table-cell office:value-type="string">
            <text:p>Epsilon Orionis</text:p>
          </table:table-cell>
          <table:table-cell office:value-type="string">
            <text:p>cache</text:p>
          </table:table-cell>
          <table:table-cell office:value-type="string">
            <text:p>05/36/12.8</text:p>
          </table:table-cell>
          <table:table-cell/>
          <table:table-cell office:value-type="float" office:value="1.7">
            <text:p>1.7</text:p>
          </table:table-cell>
          <table:table-cell office:value-type="string">
            <text:p>B0 Ia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and celestial omphalos, dreaded in galactic culture as a scar on the heavens.</text:p>
          </table:table-cell>
          <table:table-cell/>
        </table:table-row>
        <table:table-row table:style-name="ro1" table:visibility="filter">
          <table:table-cell office:value-type="string">
            <text:p>ALNITAK</text:p>
          </table:table-cell>
          <table:table-cell office:value-type="string">
            <text:p>ζ Orionis</text:p>
          </table:table-cell>
          <table:table-cell office:value-type="string">
            <text:p>ζ</text:p>
          </table:table-cell>
          <table:table-cell office:value-type="string">
            <text:p>Orionis</text:p>
          </table:table-cell>
          <table:table-cell office:value-type="string">
            <text:p>Zeta Orionis</text:p>
          </table:table-cell>
          <table:table-cell office:value-type="string">
            <text:p>cache</text:p>
          </table:table-cell>
          <table:table-cell office:value-type="string">
            <text:p>05/40/45.5</text:p>
          </table:table-cell>
          <table:table-cell office:value-type="string">
            <text:p>2.03/4.43/0.64</text:p>
          </table:table-cell>
          <table:table-cell office:value-type="string">
            <text:p>2.0/~4/4.21 </text:p>
          </table:table-cell>
          <table:table-cell office:value-type="string">
            <text:p>O9 Iab/O9/B0 III </text:p>
          </table:table-cell>
          <table:table-cell office:value-type="string">
            <text:p>28/23/20 </text:p>
          </table:table-cell>
          <table:table-cell/>
          <table:table-cell office:value-type="string">
            <text:p>Head office of the Orion supernova works. Approaching this star is not recommended due to high demiurgic activity.</text:p>
          </table:table-cell>
          <table:table-cell/>
        </table:table-row>
        <table:table-row table:style-name="ro1" table:visibility="filter">
          <table:table-cell office:value-type="string">
            <text:p>ALPHARD</text:p>
          </table:table-cell>
          <table:table-cell office:value-type="string">
            <text:p>α Hydrae</text:p>
          </table:table-cell>
          <table:table-cell office:value-type="string">
            <text:p>α</text:p>
          </table:table-cell>
          <table:table-cell office:value-type="string">
            <text:p>Hydrae</text:p>
          </table:table-cell>
          <table:table-cell office:value-type="string">
            <text:p>Alpha Hydrae</text:p>
          </table:table-cell>
          <table:table-cell office:value-type="string">
            <text:p>cache</text:p>
          </table:table-cell>
          <table:table-cell office:value-type="string">
            <text:p>09/27/35.2433</text:p>
          </table:table-cell>
          <table:table-cell office:value-type="string">
            <text:p>–08/39/30.969</text:p>
          </table:table-cell>
          <table:table-cell office:value-type="float" office:value="2">
            <text:p>2</text:p>
          </table:table-cell>
          <table:table-cell office:value-type="string">
            <text:p>K3 II-III</text:p>
          </table:table-cell>
          <table:table-cell office:value-type="string">
            <text:p>3.03 ± 0.36</text:p>
          </table:table-cell>
          <table:table-cell/>
          <table:table-cell office:value-type="string">
            <text:p>Capital star of the neighbourhood known as The Star, leading to its grandiloquent nickname "The Star of the Star".</text:p>
          </table:table-cell>
          <table:table-cell/>
        </table:table-row>
        <table:table-row table:style-name="ro1" table:visibility="filter">
          <table:table-cell office:value-type="string">
            <text:p>ALPHEKKA</text:p>
          </table:table-cell>
          <table:table-cell office:value-type="string">
            <text:p>α Coronae Borealis</text:p>
          </table:table-cell>
          <table:table-cell office:value-type="string">
            <text:p>α</text:p>
          </table:table-cell>
          <table:table-cell office:value-type="string">
            <text:p>Coronae Borealis</text:p>
          </table:table-cell>
          <table:table-cell office:value-type="string">
            <text:p>Alpha Coronae Borealis</text:p>
          </table:table-cell>
          <table:table-cell office:value-type="string">
            <text:p>cache</text:p>
          </table:table-cell>
          <table:table-cell office:value-type="string">
            <text:p>15/34/41.2681</text:p>
          </table:table-cell>
          <table:table-cell office:value-type="string">
            <text:p>26/42/52.895</text:p>
          </table:table-cell>
          <table:table-cell office:value-type="string">
            <text:p>2.21 (2.24 / 7.1)</text:p>
          </table:table-cell>
          <table:table-cell office:value-type="string">
            <text:p>A0V/G5V</text:p>
          </table:table-cell>
          <table:table-cell office:value-type="string">
            <text:p>2.58/0.92</text:p>
          </table:table-cell>
          <table:table-cell/>
          <table:table-cell office:value-type="string">
            <text:p>One of the second pair of line-of-sight cognates used by Yule to identify Old Earth. See also ACHERNAR.</text:p>
          </table:table-cell>
          <table:table-cell/>
        </table:table-row>
        <table:table-row table:style-name="ro1" table:visibility="filter">
          <table:table-cell office:value-type="string">
            <text:p>ALPHEKKA MERIDIANIA</text:p>
          </table:table-cell>
          <table:table-cell office:value-type="string">
            <text:p>α Coronae Australis</text:p>
          </table:table-cell>
          <table:table-cell office:value-type="string">
            <text:p>α</text:p>
          </table:table-cell>
          <table:table-cell office:value-type="string">
            <text:p>Coronae Australis</text:p>
          </table:table-cell>
          <table:table-cell office:value-type="string">
            <text:p>Alpha Coronae Australis</text:p>
          </table:table-cell>
          <table:table-cell office:value-type="string">
            <text:p>cache</text:p>
          </table:table-cell>
          <table:table-cell office:value-type="string">
            <text:p>19/09/28.34097</text:p>
          </table:table-cell>
          <table:table-cell office:value-type="string">
            <text:p>–37/54/16.1022</text:p>
          </table:table-cell>
          <table:table-cell office:value-type="float" office:value="4.102">
            <text:p>4.102</text:p>
          </table:table-cell>
          <table:table-cell office:value-type="string">
            <text:p>A2Va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Old Earth, the moon of a gas giant orbiting a pulsar, lies midway between this star and ALPHEKKA.</text:p>
          </table:table-cell>
          <table:table-cell/>
        </table:table-row>
        <table:table-row table:style-name="ro1" table:visibility="filter">
          <table:table-cell office:value-type="string">
            <text:p>ALSAFI</text:p>
          </table:table-cell>
          <table:table-cell office:value-type="string">
            <text:p>σ Draconis</text:p>
          </table:table-cell>
          <table:table-cell office:value-type="string">
            <text:p>σ</text:p>
          </table:table-cell>
          <table:table-cell office:value-type="string">
            <text:p>Draconis</text:p>
          </table:table-cell>
          <table:table-cell office:value-type="string">
            <text:p>Sigma Draconis</text:p>
          </table:table-cell>
          <table:table-cell office:value-type="string">
            <text:p>cache</text:p>
          </table:table-cell>
          <table:table-cell office:value-type="string">
            <text:p>19/32/21.59026</text:p>
          </table:table-cell>
          <table:table-cell office:value-type="string">
            <text:p>69/39/40.2354</text:p>
          </table:table-cell>
          <table:table-cell office:value-type="float" office:value="4.674">
            <text:p>4.674</text:p>
          </table:table-cell>
          <table:table-cell office:value-type="string">
            <text:p>G9 V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G-class swarf, a fragment left over from the machining process of a much larger star.</text:p>
          </table:table-cell>
          <table:table-cell/>
        </table:table-row>
        <table:table-row table:style-name="ro2" table:visibility="filter">
          <table:table-cell office:value-type="string">
            <text:p>ALSCIAUKAT</text:p>
          </table:table-cell>
          <table:table-cell office:value-type="string">
            <text:p>31 Lyncis</text:p>
          </table:table-cell>
          <table:table-cell office:value-type="float" office:value="31">
            <text:p>31</text:p>
          </table:table-cell>
          <table:table-cell office:value-type="string">
            <text:p>Lyncis</text:p>
          </table:table-cell>
          <table:table-cell office:value-type="string">
            <text:p>31 Lyncis</text:p>
          </table:table-cell>
          <table:table-cell office:value-type="string">
            <text:p>cache</text:p>
          </table:table-cell>
          <table:table-cell office:value-type="string">
            <text:p>08/22/50.13</text:p>
          </table:table-cell>
          <table:table-cell office:value-type="string">
            <text:p>43/11/18.1</text:p>
          </table:table-cell>
          <table:table-cell office:value-type="string">
            <text:p>+4.25</text:p>
            <text:p><text:s/></text:p>
          </table:table-cell>
          <table:table-cell table:number-columns-repeated="3"/>
          <table:table-cell office:value-type="string">
            <text:p>Rare example of a feline species developing technological civilisation, due to an absence of hominid servants.</text:p>
          </table:table-cell>
          <table:table-cell/>
        </table:table-row>
        <table:table-row table:style-name="ro1" table:visibility="filter">
          <table:table-cell office:value-type="string">
            <text:p>ALSHAIN</text:p>
          </table:table-cell>
          <table:table-cell office:value-type="string">
            <text:p>β Aquilae</text:p>
          </table:table-cell>
          <table:table-cell office:value-type="string">
            <text:p>β</text:p>
          </table:table-cell>
          <table:table-cell office:value-type="string">
            <text:p>Aquilae</text:p>
          </table:table-cell>
          <table:table-cell office:value-type="string">
            <text:p>Beta Aquilae</text:p>
          </table:table-cell>
          <table:table-cell office:value-type="string">
            <text:p>cache</text:p>
          </table:table-cell>
          <table:table-cell office:value-type="string">
            <text:p>19/55/18.8</text:p>
          </table:table-cell>
          <table:table-cell table:style-name="ce1" office:value-type="string">
            <text:p>06/24/24</text:p>
          </table:table-cell>
          <table:table-cell office:value-type="string">
            <text:p>3.71/11.4</text:p>
          </table:table-cell>
          <table:table-cell office:value-type="string">
            <text:p>G8 IVvar</text:p>
          </table:table-cell>
          <table:table-cell office:value-type="string">
            <text:p>1.26 ± 0.18</text:p>
          </table:table-cell>
          <table:table-cell/>
          <table:table-cell office:value-type="string">
            <text:p>Sacred in the heavens of all worlds inhabited by winged creatures, home to the first swan consort.</text:p>
          </table:table-cell>
          <table:table-cell/>
        </table:table-row>
        <table:table-row table:style-name="ro1" table:visibility="filter">
          <table:table-cell office:value-type="string">
            <text:p>ALSHAT</text:p>
          </table:table-cell>
          <table:table-cell office:value-type="string">
            <text:p>ν Capricorni</text:p>
          </table:table-cell>
          <table:table-cell office:value-type="string">
            <text:p>ν</text:p>
          </table:table-cell>
          <table:table-cell office:value-type="string">
            <text:p>Capricorni</text:p>
          </table:table-cell>
          <table:table-cell office:value-type="string">
            <text:p>Nu Capricorni</text:p>
          </table:table-cell>
          <table:table-cell office:value-type="string">
            <text:p>cache</text:p>
          </table:table-cell>
          <table:table-cell office:value-type="string">
            <text:p>20/20/39.8</text:p>
          </table:table-cell>
          <table:table-cell/>
          <table:table-cell office:value-type="float" office:value="4.77">
            <text:p>4.77</text:p>
          </table:table-cell>
          <table:table-cell table:number-columns-repeated="3"/>
          <table:table-cell office:value-type="string">
            <text:p>Blue dwarf star with companion bearing biosphere spectral fingerprint XXXEE98012A ("pleasure planet")</text:p>
          </table:table-cell>
          <table:table-cell/>
        </table:table-row>
        <table:table-row table:style-name="ro1" table:visibility="filter">
          <table:table-cell office:value-type="string">
            <text:p>ALTAIR</text:p>
          </table:table-cell>
          <table:table-cell office:value-type="string">
            <text:p>α Aquilae</text:p>
          </table:table-cell>
          <table:table-cell office:value-type="string">
            <text:p>α</text:p>
          </table:table-cell>
          <table:table-cell office:value-type="string">
            <text:p>Aquilae</text:p>
          </table:table-cell>
          <table:table-cell office:value-type="string">
            <text:p>Alpha Aquilae</text:p>
          </table:table-cell>
          <table:table-cell office:value-type="string">
            <text:p>cache</text:p>
          </table:table-cell>
          <table:table-cell office:value-type="string">
            <text:p>19/50/46.99855</text:p>
          </table:table-cell>
          <table:table-cell office:value-type="string">
            <text:p>08/52/05.9563</text:p>
          </table:table-cell>
          <table:table-cell office:value-type="float" office:value="0.77">
            <text:p>0.77</text:p>
          </table:table-cell>
          <table:table-cell office:value-type="string">
            <text:p>A7 V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Celestial form of the Trickster deity in exile, the eagle consort. Known for its rapid rotation.</text:p>
          </table:table-cell>
          <table:table-cell/>
        </table:table-row>
        <table:table-row table:style-name="ro1" table:visibility="filter">
          <table:table-cell office:value-type="string">
            <text:p>ALTAIS</text:p>
          </table:table-cell>
          <table:table-cell office:value-type="string">
            <text:p>δ Draconis</text:p>
          </table:table-cell>
          <table:table-cell office:value-type="string">
            <text:p>δ</text:p>
          </table:table-cell>
          <table:table-cell office:value-type="string">
            <text:p>Draconis</text:p>
          </table:table-cell>
          <table:table-cell office:value-type="string">
            <text:p>Delta Draconis</text:p>
          </table:table-cell>
          <table:table-cell office:value-type="string">
            <text:p>cache</text:p>
          </table:table-cell>
          <table:table-cell office:value-type="string">
            <text:p>19/12/33.30197</text:p>
          </table:table-cell>
          <table:table-cell office:value-type="string">
            <text:p>67/39/41.5456</text:p>
          </table:table-cell>
          <table:table-cell office:value-type="float" office:value="3.07">
            <text:p>3.07</text:p>
          </table:table-cell>
          <table:table-cell office:value-type="string">
            <text:p>G9 III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Yellow giant, the famed Space Elephants' Graveyard. Note that space elephants are a myth, tourists may be disappointed.</text:p>
          </table:table-cell>
          <table:table-cell/>
        </table:table-row>
        <table:table-row table:style-name="ro1" table:visibility="filter">
          <table:table-cell office:value-type="string">
            <text:p>ALTARF</text:p>
          </table:table-cell>
          <table:table-cell office:value-type="string">
            <text:p>β Cancri</text:p>
          </table:table-cell>
          <table:table-cell office:value-type="string">
            <text:p>β</text:p>
          </table:table-cell>
          <table:table-cell office:value-type="string">
            <text:p>Cancri</text:p>
          </table:table-cell>
          <table:table-cell office:value-type="string">
            <text:p>Beta Cancri</text:p>
          </table:table-cell>
          <table:table-cell office:value-type="string">
            <text:p>cache</text:p>
          </table:table-cell>
          <table:table-cell office:value-type="string">
            <text:p>08/16/30.9206</text:p>
          </table:table-cell>
          <table:table-cell office:value-type="string">
            <text:p>09/11/07.961</text:p>
          </table:table-cell>
          <table:table-cell office:value-type="float" office:value="3.536">
            <text:p>3.536</text:p>
          </table:table-cell>
          <table:table-cell office:value-type="string">
            <text:p>K4III </text:p>
          </table:table-cell>
          <table:table-cell table:number-columns-repeated="2"/>
          <table:table-cell office:value-type="string">
            <text:p>K-giant, whose inhabitants worship reason and are involved in a bitter conflict with those of λ Leonis (the "Tarf Wars")</text:p>
          </table:table-cell>
          <table:table-cell/>
        </table:table-row>
        <table:table-row table:style-name="ro1" table:visibility="filter">
          <table:table-cell office:value-type="string">
            <text:p>ALTERF</text:p>
          </table:table-cell>
          <table:table-cell office:value-type="string">
            <text:p>λ Leonis</text:p>
          </table:table-cell>
          <table:table-cell office:value-type="string">
            <text:p>λ</text:p>
          </table:table-cell>
          <table:table-cell office:value-type="string">
            <text:p>Leonis</text:p>
          </table:table-cell>
          <table:table-cell office:value-type="string">
            <text:p>Lambda Leonis</text:p>
          </table:table-cell>
          <table:table-cell office:value-type="string">
            <text:p>cache</text:p>
          </table:table-cell>
          <table:table-cell office:value-type="string">
            <text:p>09/31/43.240</text:p>
          </table:table-cell>
          <table:table-cell office:value-type="string">
            <text:p>22/58/05.036</text:p>
          </table:table-cell>
          <table:table-cell table:number-columns-repeated="4"/>
          <table:table-cell office:value-type="string">
            <text:p>K-giant, whose inhabitants worship reason and are involved in a bitter conflict with those of β Cancri (the "Terf Wars")</text:p>
          </table:table-cell>
          <table:table-cell/>
        </table:table-row>
        <table:table-row table:style-name="ro1" table:visibility="filter">
          <table:table-cell office:value-type="string">
            <text:p>ALUDRA</text:p>
          </table:table-cell>
          <table:table-cell office:value-type="string">
            <text:p>η Canis Majoris</text:p>
          </table:table-cell>
          <table:table-cell office:value-type="string">
            <text:p>η</text:p>
          </table:table-cell>
          <table:table-cell office:value-type="string">
            <text:p>Canis Majoris</text:p>
          </table:table-cell>
          <table:table-cell office:value-type="string">
            <text:p>Eta Canis Majoris</text:p>
          </table:table-cell>
          <table:table-cell office:value-type="string">
            <text:p>cache</text:p>
          </table:table-cell>
          <table:table-cell office:value-type="string">
            <text:p>07/24/05.70228</text:p>
          </table:table-cell>
          <table:table-cell office:value-type="string">
            <text:p>–29/18/11.1798</text:p>
          </table:table-cell>
          <table:table-cell office:value-type="float" office:value="2.45">
            <text:p>2.45</text:p>
          </table:table-cell>
          <table:table-cell office:value-type="string">
            <text:p>B5 Ia</text:p>
          </table:table-cell>
          <table:table-cell office:value-type="string">
            <text:p>19.19 ± 1.15</text:p>
          </table:table-cell>
          <table:table-cell/>
          <table:table-cell office:value-type="string">
            <text:p>Leader of a pack of tough blue giants whose motto is "Live fast, die young and leave a beautiful nebula."</text:p>
          </table:table-cell>
          <table:table-cell/>
        </table:table-row>
        <table:table-row table:style-name="ro1" table:visibility="filter">
          <table:table-cell office:value-type="string">
            <text:p>ALULA AUSTRALIS</text:p>
          </table:table-cell>
          <table:table-cell office:value-type="string">
            <text:p>ξ Ursae Majoris</text:p>
          </table:table-cell>
          <table:table-cell office:value-type="string">
            <text:p>ξ</text:p>
          </table:table-cell>
          <table:table-cell office:value-type="string">
            <text:p>Ursae Majoris</text:p>
          </table:table-cell>
          <table:table-cell office:value-type="string">
            <text:p>Xi Ursae Majoris</text:p>
          </table:table-cell>
          <table:table-cell office:value-type="string">
            <text:p>cache</text:p>
          </table:table-cell>
          <table:table-cell office:value-type="string">
            <text:p>11/18/11.0</text:p>
          </table:table-cell>
          <table:table-cell office:value-type="string">
            <text:p>31/31/45</text:p>
          </table:table-cell>
          <table:table-cell office:value-type="string">
            <text:p>3.79 (4.32/4.84)</text:p>
          </table:table-cell>
          <table:table-cell office:value-type="string">
            <text:p>G0 Ve/G0 Ve</text:p>
          </table:table-cell>
          <table:table-cell office:value-type="string">
            <text:p>1.05/0.90</text:p>
          </table:table-cell>
          <table:table-cell/>
          <table:table-cell office:value-type="string">
            <text:p>"Herschel's Palindromic Binary," thought at first to move back and forth rather than round and round.</text:p>
          </table:table-cell>
          <table:table-cell/>
        </table:table-row>
        <table:table-row table:style-name="ro1" table:visibility="filter">
          <table:table-cell office:value-type="string">
            <text:p>ALULA BOREALIS</text:p>
          </table:table-cell>
          <table:table-cell office:value-type="string">
            <text:p>ν Ursae Majoris</text:p>
          </table:table-cell>
          <table:table-cell office:value-type="string">
            <text:p>ν</text:p>
          </table:table-cell>
          <table:table-cell office:value-type="string">
            <text:p>Ursae Majoris</text:p>
          </table:table-cell>
          <table:table-cell office:value-type="string">
            <text:p>Nu Ursae Majoris</text:p>
          </table:table-cell>
          <table:table-cell office:value-type="string">
            <text:p>cache</text:p>
          </table:table-cell>
          <table:table-cell office:value-type="string">
            <text:p>11/18/28.73664</text:p>
          </table:table-cell>
          <table:table-cell office:value-type="string">
            <text:p>33/05/39.5107</text:p>
          </table:table-cell>
          <table:table-cell office:value-type="float" office:value="3.49">
            <text:p>3.49</text:p>
          </table:table-cell>
          <table:table-cell office:value-type="string">
            <text:p>K3 III</text:p>
          </table:table-cell>
          <table:table-cell table:number-columns-repeated="2"/>
          <table:table-cell office:value-type="string">
            <text:p>K-type giant whose spectrum features strong loneliness and melancholy-alpha emission lines.</text:p>
          </table:table-cell>
          <table:table-cell/>
        </table:table-row>
        <table:table-row table:style-name="ro1" table:visibility="filter">
          <table:table-cell office:value-type="string">
            <text:p>ALYA</text:p>
          </table:table-cell>
          <table:table-cell office:value-type="string">
            <text:p>θ Serpentis</text:p>
          </table:table-cell>
          <table:table-cell office:value-type="string">
            <text:p>θ</text:p>
          </table:table-cell>
          <table:table-cell office:value-type="string">
            <text:p>Serpentis</text:p>
          </table:table-cell>
          <table:table-cell office:value-type="string">
            <text:p>Theta Serpentis</text:p>
          </table:table-cell>
          <table:table-cell office:value-type="string">
            <text:p>cache</text:p>
          </table:table-cell>
          <table:table-cell office:value-type="string">
            <text:p>18/56/13.2</text:p>
          </table:table-cell>
          <table:table-cell table:style-name="ce1" office:value-type="string">
            <text:p>04/12/13</text:p>
          </table:table-cell>
          <table:table-cell office:value-type="string">
            <text:p>''combined'': +4.03</text:p>
          </table:table-cell>
          <table:table-cell table:number-columns-repeated="3"/>
          <table:table-cell office:value-type="string">
            <text:p>Binary pair of A-type dwarf stars, one good and one evil, locked in a gravitational and moral stalemate.</text:p>
          </table:table-cell>
          <table:table-cell/>
        </table:table-row>
        <table:table-row table:style-name="ro1" table:visibility="filter">
          <table:table-cell office:value-type="string">
            <text:p>ALZIRR</text:p>
          </table:table-cell>
          <table:table-cell office:value-type="string">
            <text:p>ξ Geminorum</text:p>
          </table:table-cell>
          <table:table-cell office:value-type="string">
            <text:p>ξ</text:p>
          </table:table-cell>
          <table:table-cell office:value-type="string">
            <text:p>Geminorum</text:p>
          </table:table-cell>
          <table:table-cell office:value-type="string">
            <text:p>Xi Geminorum</text:p>
          </table:table-cell>
          <table:table-cell office:value-type="string">
            <text:p>cache</text:p>
          </table:table-cell>
          <table:table-cell office:value-type="string">
            <text:p>06/45/17.36432</text:p>
          </table:table-cell>
          <table:table-cell office:value-type="string">
            <text:p>12/53/44.1311</text:p>
          </table:table-cell>
          <table:table-cell office:value-type="float" office:value="3.35">
            <text:p>3.35</text:p>
          </table:table-cell>
          <table:table-cell office:value-type="string">
            <text:p>F5 IV</text:p>
          </table:table-cell>
          <table:table-cell office:value-type="string">
            <text:p>1.706 ± 0.012</text:p>
          </table:table-cell>
          <table:table-cell/>
          <table:table-cell office:value-type="string">
            <text:p>Large F-class star which is moving off the Main Sequence, "not before time", according to its parent cluster.</text:p>
          </table:table-cell>
          <table:table-cell/>
        </table:table-row>
        <table:table-row table:style-name="ro1" table:visibility="filter">
          <table:table-cell office:value-type="string">
            <text:p>ANCHA</text:p>
          </table:table-cell>
          <table:table-cell office:value-type="string">
            <text:p>θ Aquarii</text:p>
          </table:table-cell>
          <table:table-cell office:value-type="string">
            <text:p>θ</text:p>
          </table:table-cell>
          <table:table-cell office:value-type="string">
            <text:p>Aquarii</text:p>
          </table:table-cell>
          <table:table-cell office:value-type="string">
            <text:p>Theta Aquarii</text:p>
          </table:table-cell>
          <table:table-cell office:value-type="string">
            <text:p>cache</text:p>
          </table:table-cell>
          <table:table-cell office:value-type="string">
            <text:p>22/16/50.03635</text:p>
          </table:table-cell>
          <table:table-cell office:value-type="string">
            <text:p>–07/46/59.8480</text:p>
          </table:table-cell>
          <table:table-cell office:value-type="float" office:value="4.175">
            <text:p>4.175</text:p>
          </table:table-cell>
          <table:table-cell office:value-type="string">
            <text:p>G8 III–IV</text:p>
          </table:table-cell>
          <table:table-cell office:value-type="float" office:value="2.39">
            <text:p>2.39</text:p>
          </table:table-cell>
          <table:table-cell/>
          <table:table-cell office:value-type="string">
            <text:p>G-type star whose inhabitants, a race of mystic pedants, insist that their planets are moons of a long-vanished primary.</text:p>
          </table:table-cell>
          <table:table-cell/>
        </table:table-row>
        <table:table-row table:style-name="ro1" table:visibility="filter">
          <table:table-cell office:value-type="string">
            <text:p>ANGETENAR</text:p>
          </table:table-cell>
          <table:table-cell office:value-type="string">
            <text:p>τ² Eridani</text:p>
          </table:table-cell>
          <table:table-cell office:value-type="string">
            <text:p>τ²</text:p>
          </table:table-cell>
          <table:table-cell office:value-type="string">
            <text:p>Eridani</text:p>
          </table:table-cell>
          <table:table-cell office:value-type="string">
            <text:p>Tau2 Eridani</text:p>
          </table:table-cell>
          <table:table-cell office:value-type="string">
            <text:p>cache</text:p>
          </table:table-cell>
          <table:table-cell office:value-type="string">
            <text:p>2/51/02.30</text:p>
          </table:table-cell>
          <table:table-cell office:value-type="string">
            <text:p>21/00/15.0</text:p>
          </table:table-cell>
          <table:table-cell table:number-columns-repeated="4"/>
          <table:table-cell office:value-type="string">
            <text:p>Not to be confused with τ¹, τ³, τ⁴, τ⁵, τ⁶, τ⁷, τ⁸ or τ⁹ Eridani, which were cloned from it in a replicator outbreak.</text:p>
          </table:table-cell>
          <table:table-cell/>
        </table:table-row>
        <table:table-row table:style-name="ro1" table:visibility="filter">
          <table:table-cell office:value-type="string">
            <text:p>ANKAA</text:p>
          </table:table-cell>
          <table:table-cell office:value-type="string">
            <text:p>α Phoenicis</text:p>
          </table:table-cell>
          <table:table-cell office:value-type="string">
            <text:p>α</text:p>
          </table:table-cell>
          <table:table-cell office:value-type="string">
            <text:p>Phoenicis</text:p>
          </table:table-cell>
          <table:table-cell office:value-type="string">
            <text:p>Alpha Phoenicis</text:p>
          </table:table-cell>
          <table:table-cell office:value-type="string">
            <text:p>cache</text:p>
          </table:table-cell>
          <table:table-cell office:value-type="string">
            <text:p>00/26/17.05140</text:p>
          </table:table-cell>
          <table:table-cell office:value-type="string">
            <text:p>–42/18/21.5539</text:p>
          </table:table-cell>
          <table:table-cell office:value-type="float" office:value="2.377">
            <text:p>2.377</text:p>
          </table:table-cell>
          <table:table-cell office:value-type="string">
            <text:p>K0.5 IIIb</text:p>
          </table:table-cell>
          <table:table-cell table:number-columns-repeated="2"/>
          <table:table-cell office:value-type="string">
            <text:p>Quark star surrounded by an accretion disk of malodorous curds.</text:p>
          </table:table-cell>
          <table:table-cell/>
        </table:table-row>
        <table:table-row table:style-name="ro1" table:visibility="filter">
          <table:table-cell office:value-type="string">
            <text:p>ANTARES</text:p>
          </table:table-cell>
          <table:table-cell office:value-type="string">
            <text:p>α Scorpii</text:p>
          </table:table-cell>
          <table:table-cell office:value-type="string">
            <text:p>α</text:p>
          </table:table-cell>
          <table:table-cell office:value-type="string">
            <text:p>Scorpii</text:p>
          </table:table-cell>
          <table:table-cell office:value-type="string">
            <text:p>Alpha Scorpii</text:p>
          </table:table-cell>
          <table:table-cell office:value-type="string">
            <text:p>cache</text:p>
          </table:table-cell>
          <table:table-cell office:value-type="string">
            <text:p>16/29/24|24.45970</text:p>
          </table:table-cell>
          <table:table-cell office:value-type="string">
            <text:p>&amp;minus</text:p>
          </table:table-cell>
          <table:table-cell office:value-type="string">
            <text:p>26/25/55|55.2094</text:p>
          </table:table-cell>
          <table:table-cell office:value-type="float" office:value="0.96">
            <text:p>0.96</text:p>
          </table:table-cell>
          <table:table-cell office:value-type="string">
            <text:p>M1.5Iab-b + B2.5V</text:p>
          </table:table-cell>
          <table:table-cell office:value-type="float" office:value="12.4">
            <text:p>12.4</text:p>
          </table:table-cell>
          <table:table-cell/>
          <table:table-cell office:value-type="string">
            <text:p>Immense, irregular giant. Dark forms, none alike, move with ritual slowness over its vast red terraces.</text:p>
          </table:table-cell>
        </table:table-row>
        <table:table-row table:style-name="ro1" table:visibility="filter">
          <table:table-cell office:value-type="string">
            <text:p>APOLLYON</text:p>
          </table:table-cell>
          <table:table-cell office:value-type="string">
            <text:p>ι¹ Scorpii</text:p>
          </table:table-cell>
          <table:table-cell office:value-type="string">
            <text:p>ι¹</text:p>
          </table:table-cell>
          <table:table-cell office:value-type="string">
            <text:p>Scorpii</text:p>
          </table:table-cell>
          <table:table-cell office:value-type="string">
            <text:p>Iota1 Scorpii</text:p>
          </table:table-cell>
          <table:table-cell office:value-type="string">
            <text:p>cache</text:p>
          </table:table-cell>
          <table:table-cell office:value-type="string">
            <text:p>17/47/35.08113</text:p>
          </table:table-cell>
          <table:table-cell office:value-type="string">
            <text:p>−40/07/37.1893</text:p>
          </table:table-cell>
          <table:table-cell office:value-type="float" office:value="3.03">
            <text:p>3.03</text:p>
          </table:table-cell>
          <table:table-cell office:value-type="string">
            <text:p>F2 Ia</text:p>
          </table:table-cell>
          <table:table-cell office:value-type="string">
            <text:p>12.11 ± 0.66</text:p>
          </table:table-cell>
          <table:table-cell/>
          <table:table-cell office:value-type="string">
            <text:p>Glossy black star which appears to shine solely by reflected light.</text:p>
          </table:table-cell>
          <table:table-cell/>
        </table:table-row>
        <table:table-row table:style-name="ro2" table:visibility="filter">
          <table:table-cell office:value-type="string">
            <text:p>ARCTURUS</text:p>
          </table:table-cell>
          <table:table-cell office:value-type="string">
            <text:p>α Boötis</text:p>
          </table:table-cell>
          <table:table-cell office:value-type="string">
            <text:p>α</text:p>
          </table:table-cell>
          <table:table-cell office:value-type="string">
            <text:p>Boötis</text:p>
          </table:table-cell>
          <table:table-cell office:value-type="string">
            <text:p>Alpha Boötis</text:p>
          </table:table-cell>
          <table:table-cell office:value-type="string">
            <text:p>cache</text:p>
          </table:table-cell>
          <table:table-cell office:value-type="string">
            <text:p>14/15/39.7</text:p>
          </table:table-cell>
          <table:table-cell office:value-type="string">
            <text:p>19/10/56</text:p>
          </table:table-cell>
          <table:table-cell office:value-type="string">
            <text:p>&amp;minus</text:p>
          </table:table-cell>
          <table:table-cell office:value-type="float" office:value="0.04">
            <text:p>0.04</text:p>
          </table:table-cell>
          <table:table-cell office:value-type="string">
            <text:p>K1.5IIIFe-0.5</text:p>
            <text:p><text:s/></text:p>
          </table:table-cell>
          <table:table-cell office:value-type="string">
            <text:p>1.10 ± 0.06</text:p>
          </table:table-cell>
          <table:table-cell/>
          <table:table-cell office:value-type="string">
            <text:p>Important local hub of stellar alchemy, inhabited by a race of incredibly tendentious demiurges.</text:p>
          </table:table-cell>
        </table:table-row>
        <table:table-row table:style-name="ro1" table:visibility="filter">
          <table:table-cell office:value-type="string">
            <text:p>ARKAB POSTERIOR</text:p>
          </table:table-cell>
          <table:table-cell office:value-type="string">
            <text:p>β² Sagittarii</text:p>
          </table:table-cell>
          <table:table-cell office:value-type="string">
            <text:p>β²</text:p>
          </table:table-cell>
          <table:table-cell office:value-type="string">
            <text:p>Sagittarii</text:p>
          </table:table-cell>
          <table:table-cell office:value-type="string">
            <text:p>Beta2 Sagittarii</text:p>
          </table:table-cell>
          <table:table-cell office:value-type="string">
            <text:p>found</text:p>
          </table:table-cell>
          <table:table-cell office:value-type="string">
            <text:p>19/22/38.3</text:p>
          </table:table-cell>
          <table:table-cell office:value-type="string">
            <text:p>44/47/59</text:p>
          </table:table-cell>
          <table:table-cell office:value-type="float" office:value="3.96">
            <text:p>3.96</text:p>
          </table:table-cell>
          <table:table-cell table:number-columns-repeated="3"/>
          <table:table-cell office:value-type="string">
            <text:p>F-type giant, companion with biosphere spectral fingerprint HOL0045A966 ("hillbilly planet")</text:p>
          </table:table-cell>
          <table:table-cell/>
        </table:table-row>
        <table:table-row table:style-name="ro1" table:visibility="filter">
          <table:table-cell office:value-type="string">
            <text:p>ARKAB PRIOR</text:p>
          </table:table-cell>
          <table:table-cell office:value-type="string">
            <text:p>β¹ Sagittarii</text:p>
          </table:table-cell>
          <table:table-cell office:value-type="string">
            <text:p>β¹</text:p>
          </table:table-cell>
          <table:table-cell office:value-type="string">
            <text:p>Sagittarii</text:p>
          </table:table-cell>
          <table:table-cell office:value-type="string">
            <text:p>Beta1 Sagittarii</text:p>
          </table:table-cell>
          <table:table-cell office:value-type="string">
            <text:p>found</text:p>
          </table:table-cell>
          <table:table-cell office:value-type="string">
            <text:p>19/22/38.3</text:p>
          </table:table-cell>
          <table:table-cell office:value-type="string">
            <text:p>44/47/59</text:p>
          </table:table-cell>
          <table:table-cell office:value-type="float" office:value="3.96">
            <text:p>3.96</text:p>
          </table:table-cell>
          <table:table-cell table:number-columns-repeated="3"/>
          <table:table-cell office:value-type="string">
            <text:p>Home to an order of Clone Monks, one of the few celibate religious communities with an overpopulation problem.</text:p>
          </table:table-cell>
          <table:table-cell/>
        </table:table-row>
        <table:table-row table:style-name="ro1" table:visibility="filter">
          <table:table-cell office:value-type="string">
            <text:p>ARM</text:p>
          </table:table-cell>
          <table:table-cell office:value-type="string">
            <text:p>η Capricorni</text:p>
          </table:table-cell>
          <table:table-cell office:value-type="string">
            <text:p>η</text:p>
          </table:table-cell>
          <table:table-cell office:value-type="string">
            <text:p>Capricorni</text:p>
          </table:table-cell>
          <table:table-cell office:value-type="string">
            <text:p>Eta Capricorni</text:p>
          </table:table-cell>
          <table:table-cell office:value-type="string">
            <text:p>cache</text:p>
          </table:table-cell>
          <table:table-cell office:value-type="string">
            <text:p>21/04/24.3</text:p>
          </table:table-cell>
          <table:table-cell/>
          <table:table-cell office:value-type="float" office:value="4.82">
            <text:p>4.82</text:p>
          </table:table-cell>
          <table:table-cell table:number-columns-repeated="3"/>
          <table:table-cell office:value-type="string">
            <text:p>Binary system whose planet has a figure-8 orbit about both stars and was depopulated in the Calendar Wars.</text:p>
          </table:table-cell>
          <table:table-cell/>
        </table:table-row>
        <table:table-row table:style-name="ro1" table:visibility="filter">
          <table:table-cell office:value-type="string">
            <text:p>ARNEB</text:p>
          </table:table-cell>
          <table:table-cell office:value-type="string">
            <text:p>α Leporis</text:p>
          </table:table-cell>
          <table:table-cell office:value-type="string">
            <text:p>α</text:p>
          </table:table-cell>
          <table:table-cell office:value-type="string">
            <text:p>Leporis</text:p>
          </table:table-cell>
          <table:table-cell office:value-type="string">
            <text:p>Alpha Leporis</text:p>
          </table:table-cell>
          <table:table-cell office:value-type="string">
            <text:p>cache</text:p>
          </table:table-cell>
          <table:table-cell office:value-type="string">
            <text:p>05/32/43.81612</text:p>
          </table:table-cell>
          <table:table-cell office:value-type="string">
            <text:p>-17/49/20.2414</text:p>
          </table:table-cell>
          <table:table-cell office:value-type="float" office:value="2.589">
            <text:p>2.589</text:p>
          </table:table-cell>
          <table:table-cell office:value-type="string">
            <text:p>F0 Ib</text:p>
          </table:table-cell>
          <table:table-cell office:value-type="string">
            <text:p>13.9 ± 0.8</text:p>
          </table:table-cell>
          <table:table-cell/>
          <table:table-cell office:value-type="string">
            <text:p>Progressive star with a warm, analogue spectrum. Its pastel chromosphere is a breeding-ground for dragons.</text:p>
          </table:table-cell>
          <table:table-cell/>
        </table:table-row>
        <table:table-row table:style-name="ro1" table:visibility="filter">
          <table:table-cell office:value-type="string">
            <text:p>ARRAKIS</text:p>
          </table:table-cell>
          <table:table-cell office:value-type="string">
            <text:p>μ Draconis</text:p>
          </table:table-cell>
          <table:table-cell office:value-type="string">
            <text:p>μ</text:p>
          </table:table-cell>
          <table:table-cell office:value-type="string">
            <text:p>Draconis</text:p>
          </table:table-cell>
          <table:table-cell office:value-type="string">
            <text:p>Mu Draconis</text:p>
          </table:table-cell>
          <table:table-cell office:value-type="string">
            <text:p>cache</text:p>
          </table:table-cell>
          <table:table-cell office:value-type="string">
            <text:p>17/05/19.7</text:p>
          </table:table-cell>
          <table:table-cell office:value-type="string">
            <text:p>54/28/13</text:p>
          </table:table-cell>
          <table:table-cell office:value-type="string">
            <text:p>5.8 / 5.61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Not to be confused with the fictional planet of CANOPUS. Don't ask the locals about sandworms. Really, just don't.</text:p>
          </table:table-cell>
          <table:table-cell/>
        </table:table-row>
        <table:table-row table:style-name="ro1" table:visibility="filter">
          <table:table-cell office:value-type="string">
            <text:p>ASAFJKERIU</text:p>
          </table:table-cell>
          <table:table-cell office:value-type="string">
            <text:p>ζ Capricorni</text:p>
          </table:table-cell>
          <table:table-cell office:value-type="string">
            <text:p>ζ</text:p>
          </table:table-cell>
          <table:table-cell office:value-type="string">
            <text:p>Capricorni</text:p>
          </table:table-cell>
          <table:table-cell office:value-type="string">
            <text:p>Zeta Capricorni</text:p>
          </table:table-cell>
          <table:table-cell office:value-type="string">
            <text:p>cache</text:p>
          </table:table-cell>
          <table:table-cell office:value-type="string">
            <text:p>21/26/40.0</text:p>
          </table:table-cell>
          <table:table-cell/>
          <table:table-cell office:value-type="float" office:value="3.77">
            <text:p>3.77</text:p>
          </table:table-cell>
          <table:table-cell table:number-columns-repeated="3"/>
          <table:table-cell office:value-type="string">
            <text:p>Barium star whose name is thought to be due to a scribal error, later officially adopted as a publicity stunt.</text:p>
          </table:table-cell>
          <table:table-cell/>
        </table:table-row>
        <table:table-row table:style-name="ro1" table:visibility="filter">
          <table:table-cell office:value-type="string">
            <text:p>ASCELLA</text:p>
          </table:table-cell>
          <table:table-cell office:value-type="string">
            <text:p>ζ Sagittarii</text:p>
          </table:table-cell>
          <table:table-cell office:value-type="string">
            <text:p>ζ</text:p>
          </table:table-cell>
          <table:table-cell office:value-type="string">
            <text:p>Sagittarii</text:p>
          </table:table-cell>
          <table:table-cell office:value-type="string">
            <text:p>Zeta Sagittarii</text:p>
          </table:table-cell>
          <table:table-cell office:value-type="string">
            <text:p>cache</text:p>
          </table:table-cell>
          <table:table-cell office:value-type="string">
            <text:p>19/02/36.73024</text:p>
          </table:table-cell>
          <table:table-cell office:value-type="string">
            <text:p>–29/52/48.2279</text:p>
          </table:table-cell>
          <table:table-cell office:value-type="float" office:value="2.59">
            <text:p>2.59</text:p>
          </table:table-cell>
          <table:table-cell office:value-type="string">
            <text:p>A2.5 Va</text:p>
          </table:table-cell>
          <table:table-cell office:value-type="string">
            <text:p><text:s/></text:p>
          </table:table-cell>
          <table:table-cell/>
          <table:table-cell office:value-type="string">
            <text:p>Binary system located at a point of torsion on the galactic animal.</text:p>
          </table:table-cell>
          <table:table-cell/>
        </table:table-row>
        <table:table-row table:style-name="ro1" table:visibility="filter">
          <table:table-cell office:value-type="string">
            <text:p>ASELLUS AUSTRALIS</text:p>
          </table:table-cell>
          <table:table-cell office:value-type="string">
            <text:p>δ Cancri</text:p>
          </table:table-cell>
          <table:table-cell office:value-type="string">
            <text:p>δ</text:p>
          </table:table-cell>
          <table:table-cell office:value-type="string">
            <text:p>Cancri</text:p>
          </table:table-cell>
          <table:table-cell office:value-type="string">
            <text:p>Delta Cancri</text:p>
          </table:table-cell>
          <table:table-cell office:value-type="string">
            <text:p>cache</text:p>
          </table:table-cell>
          <table:table-cell office:value-type="string">
            <text:p>08/44/41.1</text:p>
          </table:table-cell>
          <table:table-cell office:value-type="string">
            <text:p>18/09/15</text:p>
          </table:table-cell>
          <table:table-cell office:value-type="float" office:value="3.94">
            <text:p>3.94</text:p>
          </table:table-cell>
          <table:table-cell office:value-type="string">
            <text:p>K0III</text:p>
          </table:table-cell>
          <table:table-cell table:number-columns-repeated="2"/>
          <table:table-cell office:value-type="string">
            <text:p>Known as ARKUSHANANGARUSHASHUTU to the Babylonians, its heliacal rising marked the end of the Scrabble harvest.</text:p>
          </table:table-cell>
          <table:table-cell/>
        </table:table-row>
        <table:table-row table:style-name="ro1" table:visibility="filter">
          <table:table-cell office:value-type="string">
            <text:p>ASELLUS BOREALIS</text:p>
          </table:table-cell>
          <table:table-cell office:value-type="string">
            <text:p>γ Cancri</text:p>
          </table:table-cell>
          <table:table-cell office:value-type="string">
            <text:p>γ</text:p>
          </table:table-cell>
          <table:table-cell office:value-type="string">
            <text:p>Cancri</text:p>
          </table:table-cell>
          <table:table-cell office:value-type="string">
            <text:p>Gamma Cancri</text:p>
          </table:table-cell>
          <table:table-cell office:value-type="string">
            <text:p>cache</text:p>
          </table:table-cell>
          <table:table-cell office:value-type="string">
            <text:p>08/43/17.1</text:p>
          </table:table-cell>
          <table:table-cell office:value-type="string">
            <text:p>21/28/07</text:p>
          </table:table-cell>
          <table:table-cell office:value-type="float" office:value="4.66">
            <text:p>4.66</text:p>
          </table:table-cell>
          <table:table-cell table:number-columns-repeated="3"/>
          <table:table-cell office:value-type="string">
            <text:p>"Ghost star", site of high demiurgic activity several cosmic years ago, now metal-depleted and forlorn.</text:p>
          </table:table-cell>
          <table:table-cell/>
        </table:table-row>
        <table:table-row table:style-name="ro1" table:visibility="filter">
          <table:table-cell office:value-type="string">
            <text:p>ASELLUS PRIMUS</text:p>
          </table:table-cell>
          <table:table-cell office:value-type="string">
            <text:p>θ Boötis</text:p>
          </table:table-cell>
          <table:table-cell office:value-type="string">
            <text:p>θ</text:p>
          </table:table-cell>
          <table:table-cell office:value-type="string">
            <text:p>Boötis</text:p>
          </table:table-cell>
          <table:table-cell office:value-type="string">
            <text:p>Theta Boötis</text:p>
          </table:table-cell>
          <table:table-cell office:value-type="string">
            <text:p>cache</text:p>
          </table:table-cell>
          <table:table-cell office:value-type="string">
            <text:p>14/25/11.79703</text:p>
          </table:table-cell>
          <table:table-cell office:value-type="string">
            <text:p>51/51/02.6769</text:p>
          </table:table-cell>
          <table:table-cell office:value-type="float" office:value="4.05">
            <text:p>4.05</text:p>
          </table:table-cell>
          <table:table-cell office:value-type="string">
            <text:p>F7 V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Funk star which is fusing bass nuclei from lighter elements, forming a set of rhythmic shells around its core.</text:p>
          </table:table-cell>
          <table:table-cell/>
        </table:table-row>
        <table:table-row table:style-name="ro1" table:visibility="filter">
          <table:table-cell office:value-type="string">
            <text:p>ASELLUS SECUNDUS</text:p>
          </table:table-cell>
          <table:table-cell office:value-type="string">
            <text:p>ι Boötis</text:p>
          </table:table-cell>
          <table:table-cell office:value-type="string">
            <text:p>ι</text:p>
          </table:table-cell>
          <table:table-cell office:value-type="string">
            <text:p>Boötis</text:p>
          </table:table-cell>
          <table:table-cell office:value-type="string">
            <text:p>Iota Boötis</text:p>
          </table:table-cell>
          <table:table-cell office:value-type="string">
            <text:p>cache</text:p>
          </table:table-cell>
          <table:table-cell office:value-type="string">
            <text:p>14/16/09.92995</text:p>
          </table:table-cell>
          <table:table-cell office:value-type="string">
            <text:p>51/22/02.0267</text:p>
          </table:table-cell>
          <table:table-cell office:value-type="float" office:value="4.75">
            <text:p>4.75</text:p>
          </table:table-cell>
          <table:table-cell office:value-type="string">
            <text:p>A9 V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Non-radially pulsating star with a companion that orbits on the downbeat, transmitting a rock-steady rhythm.</text:p>
          </table:table-cell>
          <table:table-cell/>
        </table:table-row>
        <table:table-row table:style-name="ro1" table:visibility="filter">
          <table:table-cell office:value-type="string">
            <text:p>ASELLUS TERTIUS</text:p>
          </table:table-cell>
          <table:table-cell office:value-type="string">
            <text:p>κ Boötis</text:p>
          </table:table-cell>
          <table:table-cell office:value-type="string">
            <text:p>κ</text:p>
          </table:table-cell>
          <table:table-cell office:value-type="string">
            <text:p>Boötis</text:p>
          </table:table-cell>
          <table:table-cell office:value-type="string">
            <text:p>Kappa Boötis</text:p>
          </table:table-cell>
          <table:table-cell office:value-type="string">
            <text:p>cache</text:p>
          </table:table-cell>
          <table:table-cell office:value-type="string">
            <text:p>14/13/27.7</text:p>
          </table:table-cell>
          <table:table-cell office:value-type="string">
            <text:p>51/47/16</text:p>
          </table:table-cell>
          <table:table-cell office:value-type="string">
            <text:p>+4.53, +6.62</text:p>
          </table:table-cell>
          <table:table-cell office:value-type="string">
            <text:p>A8IV</text:p>
          </table:table-cell>
          <table:table-cell office:value-type="string">
            <text:p><text:s/></text:p>
          </table:table-cell>
          <table:table-cell/>
          <table:table-cell office:value-type="string">
            <text:p>Rapidly rotating variable star in which hemiola fusion gives rise to intricate celestial crossbeats.</text:p>
          </table:table-cell>
          <table:table-cell/>
        </table:table-row>
        <table:table-row table:style-name="ro1" table:visibility="filter">
          <table:table-cell office:value-type="string">
            <text:p>ASMIDISKE</text:p>
          </table:table-cell>
          <table:table-cell office:value-type="string">
            <text:p>ξ Puppis</text:p>
          </table:table-cell>
          <table:table-cell office:value-type="string">
            <text:p>ξ</text:p>
          </table:table-cell>
          <table:table-cell office:value-type="string">
            <text:p>Puppis</text:p>
          </table:table-cell>
          <table:table-cell office:value-type="string">
            <text:p>Xi Puppis</text:p>
          </table:table-cell>
          <table:table-cell office:value-type="string">
            <text:p>cache</text:p>
          </table:table-cell>
          <table:table-cell office:value-type="string">
            <text:p>07/49/17.65567</text:p>
          </table:table-cell>
          <table:table-cell office:value-type="string">
            <text:p>-24/51/35.2305</text:p>
          </table:table-cell>
          <table:table-cell office:value-type="float" office:value="3.35">
            <text:p>3.35</text:p>
          </table:table-cell>
          <table:table-cell office:value-type="string">
            <text:p>G6 Iab-Ib</text:p>
          </table:table-cell>
          <table:table-cell office:value-type="string">
            <text:p>9.9 ± 1.0</text:p>
          </table:table-cell>
          <table:table-cell/>
          <table:table-cell office:value-type="string">
            <text:p>Home to a race which has transcended on a timeshare basis and lives in aloof discorporate bliss every other Wednesday.</text:p>
          </table:table-cell>
          <table:table-cell/>
        </table:table-row>
        <table:table-row table:style-name="ro1" table:visibility="filter">
          <table:table-cell office:value-type="string">
            <text:p>ASPIDISKE</text:p>
          </table:table-cell>
          <table:table-cell office:value-type="string">
            <text:p>ι Carinae</text:p>
          </table:table-cell>
          <table:table-cell office:value-type="string">
            <text:p>ι</text:p>
          </table:table-cell>
          <table:table-cell office:value-type="string">
            <text:p>Carinae</text:p>
          </table:table-cell>
          <table:table-cell office:value-type="string">
            <text:p>Iota Carinae</text:p>
          </table:table-cell>
          <table:table-cell office:value-type="string">
            <text:p>cache</text:p>
          </table:table-cell>
          <table:table-cell office:value-type="string">
            <text:p>09/17/05.40686</text:p>
          </table:table-cell>
          <table:table-cell office:value-type="string">
            <text:p>-59/16/30.8353</text:p>
          </table:table-cell>
          <table:table-cell office:value-type="float" office:value="2.21">
            <text:p>2.21</text:p>
          </table:table-cell>
          <table:table-cell office:value-type="string">
            <text:p>A9 Ib</text:p>
          </table:table-cell>
          <table:table-cell office:value-type="float" office:value="7.4">
            <text:p>7.4</text:p>
          </table:table-cell>
          <table:table-cell/>
          <table:table-cell office:value-type="string">
            <text:p>White giant whose fourth planet is home to a race of respectable, hardy and decorative sentient plants.</text:p>
          </table:table-cell>
          <table:table-cell/>
        </table:table-row>
        <table:table-row table:style-name="ro1" table:visibility="filter">
          <table:table-cell office:value-type="string">
            <text:p>ATIK</text:p>
          </table:table-cell>
          <table:table-cell office:value-type="string">
            <text:p>ο Persei</text:p>
          </table:table-cell>
          <table:table-cell office:value-type="string">
            <text:p>ο</text:p>
          </table:table-cell>
          <table:table-cell office:value-type="string">
            <text:p>Persei</text:p>
          </table:table-cell>
          <table:table-cell office:value-type="string">
            <text:p>Omicron Persei</text:p>
          </table:table-cell>
          <table:table-cell office:value-type="string">
            <text:p>cache</text:p>
          </table:table-cell>
          <table:table-cell office:value-type="string">
            <text:p>03/44/19.132</text:p>
          </table:table-cell>
          <table:table-cell office:value-type="string">
            <text:p>32/17/17.69</text:p>
          </table:table-cell>
          <table:table-cell office:value-type="float" office:value="3.83">
            <text:p>3.83</text:p>
          </table:table-cell>
          <table:table-cell table:number-columns-repeated="3"/>
          <table:table-cell office:value-type="string">
            <text:p>Located at the intersection of sixteen different species' television broadcasts, its inhabitants speak only in catchphrases.</text:p>
          </table:table-cell>
          <table:table-cell/>
        </table:table-row>
        <table:table-row table:style-name="ro1" table:visibility="filter">
          <table:table-cell office:value-type="string">
            <text:p>ATLAS</text:p>
          </table:table-cell>
          <table:table-cell office:value-type="string">
            <text:p>27 Tauri</text:p>
          </table:table-cell>
          <table:table-cell office:value-type="float" office:value="27">
            <text:p>27</text:p>
          </table:table-cell>
          <table:table-cell office:value-type="string">
            <text:p>Tauri</text:p>
          </table:table-cell>
          <table:table-cell office:value-type="string">
            <text:p>27 Tauri</text:p>
          </table:table-cell>
          <table:table-cell office:value-type="string">
            <text:p>cache</text:p>
          </table:table-cell>
          <table:table-cell office:value-type="string">
            <text:p>03/49/09.7</text:p>
          </table:table-cell>
          <table:table-cell office:value-type="string">
            <text:p>24/03/12</text:p>
          </table:table-cell>
          <table:table-cell office:value-type="float" office:value="3.62">
            <text:p>3.62</text:p>
          </table:table-cell>
          <table:table-cell office:value-type="string">
            <text:p>B8 III</text:p>
          </table:table-cell>
          <table:table-cell table:number-columns-repeated="2"/>
          <table:table-cell office:value-type="string">
            <text:p>A star built by libertarian AIs in which radiation from furious debate is balanced by the weight of government subsidies.</text:p>
          </table:table-cell>
          <table:table-cell/>
        </table:table-row>
        <table:table-row table:style-name="ro1" table:visibility="filter">
          <table:table-cell office:value-type="string">
            <text:p>ATRIA</text:p>
          </table:table-cell>
          <table:table-cell office:value-type="string">
            <text:p>α Trianguli Australis</text:p>
          </table:table-cell>
          <table:table-cell office:value-type="string">
            <text:p>α</text:p>
          </table:table-cell>
          <table:table-cell office:value-type="string">
            <text:p>Trianguli Australis</text:p>
          </table:table-cell>
          <table:table-cell office:value-type="string">
            <text:p>Alpha Trianguli Australis</text:p>
          </table:table-cell>
          <table:table-cell office:value-type="string">
            <text:p>cache</text:p>
          </table:table-cell>
          <table:table-cell office:value-type="string">
            <text:p>16/48/39.89508</text:p>
          </table:table-cell>
          <table:table-cell office:value-type="string">
            <text:p>–69/01/39.7626</text:p>
          </table:table-cell>
          <table:table-cell office:value-type="float" office:value="1.91">
            <text:p>1.91</text:p>
          </table:table-cell>
          <table:table-cell office:value-type="string">
            <text:p>K2 IIb-III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me to a race of geometroids with the most stable stools and least stable relationships in the Galaxy.</text:p>
          </table:table-cell>
          <table:table-cell/>
        </table:table-row>
        <table:table-row table:style-name="ro1" table:visibility="filter">
          <table:table-cell office:value-type="string">
            <text:p>AULAD AL THIBA</text:p>
          </table:table-cell>
          <table:table-cell office:value-type="string">
            <text:p>λ Boötis</text:p>
          </table:table-cell>
          <table:table-cell office:value-type="string">
            <text:p>λ</text:p>
          </table:table-cell>
          <table:table-cell office:value-type="string">
            <text:p>Boötis</text:p>
          </table:table-cell>
          <table:table-cell office:value-type="string">
            <text:p>Lambda Boötis</text:p>
          </table:table-cell>
          <table:table-cell office:value-type="string">
            <text:p>cache</text:p>
          </table:table-cell>
          <table:table-cell office:value-type="string">
            <text:p>14/16/23.0</text:p>
          </table:table-cell>
          <table:table-cell table:style-name="ce1" office:value-type="string">
            <text:p>46/05/18</text:p>
          </table:table-cell>
          <table:table-cell office:value-type="float" office:value="4.18">
            <text:p>4.18</text:p>
          </table:table-cell>
          <table:table-cell office:value-type="string">
            <text:p>A0p</text:p>
          </table:table-cell>
          <table:table-cell office:value-type="string">
            <text:p>1.66{{+-</text:p>
          </table:table-cell>
          <table:table-cell/>
          <table:table-cell office:value-type="string">
            <text:p>Dwarf star of low metallicity, where "metal" is used in its astrophysical sense of any music harder than doo-wop.</text:p>
          </table:table-cell>
          <table:table-cell/>
        </table:table-row>
        <table:table-row table:style-name="ro1" table:visibility="filter">
          <table:table-cell office:value-type="string">
            <text:p>AUVA</text:p>
          </table:table-cell>
          <table:table-cell office:value-type="string">
            <text:p>δ Virginis</text:p>
          </table:table-cell>
          <table:table-cell office:value-type="string">
            <text:p>δ</text:p>
          </table:table-cell>
          <table:table-cell office:value-type="string">
            <text:p>Virginis</text:p>
          </table:table-cell>
          <table:table-cell office:value-type="string">
            <text:p>Delta Virginis</text:p>
          </table:table-cell>
          <table:table-cell office:value-type="string">
            <text:p>cache</text:p>
          </table:table-cell>
          <table:table-cell office:value-type="string">
            <text:p>12/55/36.20861</text:p>
          </table:table-cell>
          <table:table-cell office:value-type="string">
            <text:p>3/23/50.8932</text:p>
          </table:table-cell>
          <table:table-cell office:value-type="float" office:value="3.402">
            <text:p>3.402</text:p>
          </table:table-cell>
          <table:table-cell office:value-type="string">
            <text:p>M3 III</text:p>
          </table:table-cell>
          <table:table-cell office:value-type="string">
            <text:p>1.4 ± 0.3</text:p>
          </table:table-cell>
          <table:table-cell/>
          <table:table-cell office:value-type="string">
            <text:p>Deteriorating red giant with prominent sunspots and a bad infestation of space lice.</text:p>
          </table:table-cell>
          <table:table-cell/>
        </table:table-row>
        <table:table-row table:style-name="ro1" table:visibility="filter">
          <table:table-cell office:value-type="string">
            <text:p>AVIOR</text:p>
          </table:table-cell>
          <table:table-cell office:value-type="string">
            <text:p>ε Carinae</text:p>
          </table:table-cell>
          <table:table-cell office:value-type="string">
            <text:p>ε</text:p>
          </table:table-cell>
          <table:table-cell office:value-type="string">
            <text:p>Carinae</text:p>
          </table:table-cell>
          <table:table-cell office:value-type="string">
            <text:p>Epsilon Carinae</text:p>
          </table:table-cell>
          <table:table-cell office:value-type="string">
            <text:p>cache</text:p>
          </table:table-cell>
          <table:table-cell office:value-type="string">
            <text:p>08/22/30.83526</text:p>
          </table:table-cell>
          <table:table-cell office:value-type="string">
            <text:p>-59/30/34.1431</text:p>
          </table:table-cell>
          <table:table-cell office:value-type="float" office:value="1.86">
            <text:p>1.86</text:p>
          </table:table-cell>
          <table:table-cell office:value-type="string">
            <text:p>K3 III</text:p>
          </table:table-cell>
          <table:table-cell office:value-type="string">
            <text:p>9.0 ± 0.9</text:p>
          </table:table-cell>
          <table:table-cell/>
          <table:table-cell office:value-type="string">
            <text:p>Named by the RAF in the 1930s, this binary star is one of the only two celestial systems on the Civil List.</text:p>
          </table:table-cell>
          <table:table-cell/>
        </table:table-row>
        <table:table-row table:style-name="ro1" table:visibility="filter">
          <table:table-cell office:value-type="string">
            <text:p>AZELFAFAGE</text:p>
          </table:table-cell>
          <table:table-cell office:value-type="string">
            <text:p>π¹ Cygni</text:p>
          </table:table-cell>
          <table:table-cell office:value-type="string">
            <text:p>π¹</text:p>
          </table:table-cell>
          <table:table-cell office:value-type="string">
            <text:p>Cygni</text:p>
          </table:table-cell>
          <table:table-cell office:value-type="string">
            <text:p>Pi1 Cygni</text:p>
          </table:table-cell>
          <table:table-cell office:value-type="string">
            <text:p>cache</text:p>
          </table:table-cell>
          <table:table-cell office:value-type="string">
            <text:p>21/42/5.7</text:p>
          </table:table-cell>
          <table:table-cell office:value-type="string">
            <text:p>51/11/23.0</text:p>
          </table:table-cell>
          <table:table-cell table:number-columns-repeated="4"/>
          <table:table-cell office:value-type="string">
            <text:p>Intermittently variable star with high velocity, trailing behind it a series of expanding nebulae or "faffs".</text:p>
          </table:table-cell>
          <table:table-cell/>
        </table:table-row>
        <table:table-row table:style-name="ro1" table:visibility="filter">
          <table:table-cell office:value-type="string">
            <text:p>AZHA</text:p>
          </table:table-cell>
          <table:table-cell office:value-type="string">
            <text:p>η Eridani</text:p>
          </table:table-cell>
          <table:table-cell office:value-type="string">
            <text:p>η</text:p>
          </table:table-cell>
          <table:table-cell office:value-type="string">
            <text:p>Eridani</text:p>
          </table:table-cell>
          <table:table-cell office:value-type="string">
            <text:p>Eta Eridani</text:p>
          </table:table-cell>
          <table:table-cell office:value-type="string">
            <text:p>cache</text:p>
          </table:table-cell>
          <table:table-cell office:value-type="string">
            <text:p>2/56/25.70</text:p>
          </table:table-cell>
          <table:table-cell office:value-type="string">
            <text:p>08/53/53.0</text:p>
          </table:table-cell>
          <table:table-cell table:number-columns-repeated="4"/>
          <table:table-cell office:value-type="string">
            <text:p>Beguiling object referred to in ancient songs as the "Double Helix". A mature star which has commenced jazz fusion.</text:p>
          </table:table-cell>
          <table:table-cell/>
        </table:table-row>
        <table:table-row table:style-name="ro2" table:visibility="filter">
          <table:table-cell office:value-type="string">
            <text:p>BAHAM</text:p>
          </table:table-cell>
          <table:table-cell office:value-type="string">
            <text:p>θ Pegasi</text:p>
          </table:table-cell>
          <table:table-cell office:value-type="string">
            <text:p>θ</text:p>
          </table:table-cell>
          <table:table-cell office:value-type="string">
            <text:p>Pegasi</text:p>
          </table:table-cell>
          <table:table-cell office:value-type="string">
            <text:p>Theta Pegasi</text:p>
          </table:table-cell>
          <table:table-cell office:value-type="string">
            <text:p>cache</text:p>
          </table:table-cell>
          <table:table-cell office:value-type="string">
            <text:p>22/10/12</text:p>
          </table:table-cell>
          <table:table-cell table:style-name="ce1" office:value-type="string">
            <text:p>06/11/52</text:p>
          </table:table-cell>
          <table:table-cell office:value-type="string">
            <text:p>+3.53</text:p>
            <text:p><text:s/></text:p>
          </table:table-cell>
          <table:table-cell table:number-columns-repeated="3"/>
          <table:table-cell office:value-type="string">
            <text:p>A-class dwarf with companion showing biosphere spectral fingerprint YDRA00C1000 ("gangster planet")</text:p>
          </table:table-cell>
          <table:table-cell/>
        </table:table-row>
        <table:table-row table:style-name="ro1" table:visibility="filter">
          <table:table-cell office:value-type="string">
            <text:p>BASEL</text:p>
          </table:table-cell>
          <table:table-cell office:value-type="string">
            <text:p>δ Persei</text:p>
          </table:table-cell>
          <table:table-cell office:value-type="string">
            <text:p>δ</text:p>
          </table:table-cell>
          <table:table-cell office:value-type="string">
            <text:p>Persei</text:p>
          </table:table-cell>
          <table:table-cell office:value-type="string">
            <text:p>Delta Persei</text:p>
          </table:table-cell>
          <table:table-cell office:value-type="string">
            <text:p>cache</text:p>
          </table:table-cell>
          <table:table-cell office:value-type="string">
            <text:p>03/42/55.50426</text:p>
          </table:table-cell>
          <table:table-cell office:value-type="string">
            <text:p>47/47/15.1746</text:p>
          </table:table-cell>
          <table:table-cell office:value-type="float" office:value="3.01">
            <text:p>3.01</text:p>
          </table:table-cell>
          <table:table-cell office:value-type="string">
            <text:p>B5 III</text:p>
          </table:table-cell>
          <table:table-cell office:value-type="string">
            <text:p>7.0 ± 0.3</text:p>
          </table:table-cell>
          <table:table-cell/>
          <table:table-cell office:value-type="string">
            <text:p>Imprisons a local warrior deity: the worlds his bones, the moons his teeth, yea, the comets his streaming hair.</text:p>
          </table:table-cell>
          <table:table-cell/>
        </table:table-row>
        <table:table-row table:style-name="ro1" table:visibility="filter">
          <table:table-cell office:value-type="string">
            <text:p>BATENTABAN AUSTRALIS</text:p>
          </table:table-cell>
          <table:table-cell office:value-type="string">
            <text:p>φ Draconis</text:p>
          </table:table-cell>
          <table:table-cell office:value-type="string">
            <text:p>φ</text:p>
          </table:table-cell>
          <table:table-cell office:value-type="string">
            <text:p>Draconis</text:p>
          </table:table-cell>
          <table:table-cell office:value-type="string">
            <text:p>Phi Draconis</text:p>
          </table:table-cell>
          <table:table-cell office:value-type="string">
            <text:p>cache</text:p>
          </table:table-cell>
          <table:table-cell office:value-type="string">
            <text:p>18/20/45.4304</text:p>
          </table:table-cell>
          <table:table-cell office:value-type="string">
            <text:p>71/20/16.132</text:p>
          </table:table-cell>
          <table:table-cell office:value-type="float" office:value="4.2004">
            <text:p>4.2004</text:p>
          </table:table-cell>
          <table:table-cell office:value-type="string">
            <text:p>A0sp</text:p>
          </table:table-cell>
          <table:table-cell office:value-type="string">
            <text:p>2.99 ± 0.10</text:p>
          </table:table-cell>
          <table:table-cell/>
          <table:table-cell office:value-type="string">
            <text:p>The "Southern Drumhead"; a resonant volume stretched over the mouth of an abandoned wormhole.</text:p>
          </table:table-cell>
          <table:table-cell/>
        </table:table-row>
        <table:table-row table:style-name="ro1" table:visibility="filter">
          <table:table-cell office:value-type="string">
            <text:p>BATENTABAN BOREALIS</text:p>
          </table:table-cell>
          <table:table-cell office:value-type="string">
            <text:p>χ Draconis</text:p>
          </table:table-cell>
          <table:table-cell office:value-type="string">
            <text:p>χ</text:p>
          </table:table-cell>
          <table:table-cell office:value-type="string">
            <text:p>Draconis</text:p>
          </table:table-cell>
          <table:table-cell office:value-type="string">
            <text:p>Chi Draconis</text:p>
          </table:table-cell>
          <table:table-cell office:value-type="string">
            <text:p>cache</text:p>
          </table:table-cell>
          <table:table-cell office:value-type="string">
            <text:p>18/21/03.38255</text:p>
          </table:table-cell>
          <table:table-cell office:value-type="string">
            <text:p>72/43/58.2518</text:p>
          </table:table-cell>
          <table:table-cell office:value-type="float" office:value="3.57">
            <text:p>3.57</text:p>
          </table:table-cell>
          <table:table-cell office:value-type="string">
            <text:p>F7V</text:p>
          </table:table-cell>
          <table:table-cell office:value-type="string">
            <text:p>1.029 ± 0.026</text:p>
          </table:table-cell>
          <table:table-cell/>
          <table:table-cell office:value-type="string">
            <text:p>The "Northern Drumhead" (see BATENTABAN AUSTRALIS): now in a state of disrepair and infested by dragons.</text:p>
          </table:table-cell>
          <table:table-cell/>
        </table:table-row>
        <table:table-row table:style-name="ro1" table:visibility="filter">
          <table:table-cell office:value-type="string">
            <text:p>BEEMIM</text:p>
          </table:table-cell>
          <table:table-cell office:value-type="string">
            <text:p>υ² Eridani</text:p>
          </table:table-cell>
          <table:table-cell office:value-type="string">
            <text:p>υ²</text:p>
          </table:table-cell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string">
            <text:p>04/35/33.0385</text:p>
          </table:table-cell>
          <table:table-cell office:value-type="string">
            <text:p>−30/33/44.429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Home to immortal microbes whose vastly prolix language has only two words, "beemim" and "theemim" ("open" and "close").</text:p>
          </table:table-cell>
          <table:table-cell/>
        </table:table-row>
        <table:table-row table:style-name="ro1">
          <table:table-cell office:value-type="string">
            <text:p>BEID</text:p>
          </table:table-cell>
          <table:table-cell office:value-type="string">
            <text:p>ο¹ Eridani</text:p>
          </table:table-cell>
          <table:table-cell office:value-type="string">
            <text:p>ο¹</text:p>
          </table:table-cell>
          <table:table-cell office:value-type="string">
            <text:p>Eridani</text:p>
          </table:table-cell>
          <table:table-cell office:value-type="string">
            <text:p>Omicron1 Eridani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Home system of the poet Kem, its native idioms are used Galaxy-wide, for reasons as beid as the tholes on one's snowth.</text:p>
          </table:table-cell>
          <table:table-cell/>
        </table:table-row>
        <table:table-row table:style-name="ro1" table:visibility="filter">
          <table:table-cell office:value-type="string">
            <text:p>BELLATRIX</text:p>
          </table:table-cell>
          <table:table-cell office:value-type="string">
            <text:p>γ Orionis</text:p>
          </table:table-cell>
          <table:table-cell office:value-type="string">
            <text:p>γ</text:p>
          </table:table-cell>
          <table:table-cell office:value-type="string">
            <text:p>Orionis</text:p>
          </table:table-cell>
          <table:table-cell office:value-type="string">
            <text:p>Gamma Orionis</text:p>
          </table:table-cell>
          <table:table-cell office:value-type="string">
            <text:p>cache</text:p>
          </table:table-cell>
          <table:table-cell office:value-type="string">
            <text:p>05/25/07.86325</text:p>
          </table:table-cell>
          <table:table-cell office:value-type="string">
            <text:p>06/20/58.9318</text:p>
          </table:table-cell>
          <table:table-cell office:value-type="float" office:value="1.64">
            <text:p>1.64</text:p>
          </table:table-cell>
          <table:table-cell office:value-type="string">
            <text:p>B2 III</text:p>
          </table:table-cell>
          <table:table-cell office:value-type="string">
            <text:p>8.4{{+-</text:p>
          </table:table-cell>
          <table:table-cell/>
          <table:table-cell office:value-type="string">
            <text:p>B-type giant, home to a warrior race who have learnt new ways since the stronger females were wiped out by plague.</text:p>
          </table:table-cell>
          <table:table-cell/>
        </table:table-row>
        <table:table-row table:style-name="ro1" table:visibility="filter">
          <table:table-cell office:value-type="string">
            <text:p>BENETNASCH</text:p>
          </table:table-cell>
          <table:table-cell office:value-type="string">
            <text:p>η Ursae Majoris</text:p>
          </table:table-cell>
          <table:table-cell office:value-type="string">
            <text:p>η</text:p>
          </table:table-cell>
          <table:table-cell office:value-type="string">
            <text:p>Ursae Majoris</text:p>
          </table:table-cell>
          <table:table-cell office:value-type="string">
            <text:p>Eta Ursae Majoris</text:p>
          </table:table-cell>
          <table:table-cell office:value-type="string">
            <text:p>cache</text:p>
          </table:table-cell>
          <table:table-cell office:value-type="string">
            <text:p>13/47/32.43776</text:p>
          </table:table-cell>
          <table:table-cell office:value-type="string">
            <text:p>49/18/47.7602</text:p>
          </table:table-cell>
          <table:table-cell office:value-type="float" office:value="1.84">
            <text:p>1.84</text:p>
          </table:table-cell>
          <table:table-cell office:value-type="string">
            <text:p>B3 V</text:p>
          </table:table-cell>
          <table:table-cell office:value-type="string">
            <text:p>6.1 ± 0.1</text:p>
          </table:table-cell>
          <table:table-cell/>
          <table:table-cell office:value-type="string">
            <text:p>Rare example of a brown giant, an unpopular class of star with a formidable stellar wind.</text:p>
          </table:table-cell>
          <table:table-cell/>
        </table:table-row>
        <table:table-row table:style-name="ro1" table:visibility="filter">
          <table:table-cell office:value-type="string">
            <text:p>BETELGEUSE</text:p>
          </table:table-cell>
          <table:table-cell office:value-type="string">
            <text:p>α Orionis</text:p>
          </table:table-cell>
          <table:table-cell office:value-type="string">
            <text:p>α</text:p>
          </table:table-cell>
          <table:table-cell office:value-type="string">
            <text:p>Orionis</text:p>
          </table:table-cell>
          <table:table-cell office:value-type="string">
            <text:p>Alpha Orionis</text:p>
          </table:table-cell>
          <table:table-cell office:value-type="string">
            <text:p>cache</text:p>
          </table:table-cell>
          <table:table-cell office:value-type="string">
            <text:p>05/55/10.3053</text:p>
          </table:table-cell>
          <table:table-cell office:value-type="string">
            <text:p>07/24/25.426</text:p>
          </table:table-cell>
          <table:table-cell/>
          <table:table-cell office:value-type="string">
            <text:p>M2Iab</text:p>
          </table:table-cell>
          <table:table-cell office:value-type="string">
            <text:p>7.7–20</text:p>
          </table:table-cell>
          <table:table-cell/>
          <table:table-cell office:value-type="string">
            <text:p>Magnificent stellar bonfire, the inrushing past light-cone of its detonation is already having strange local effects.</text:p>
          </table:table-cell>
          <table:table-cell/>
        </table:table-row>
        <table:table-row table:style-name="ro1" table:visibility="filter">
          <table:table-cell office:value-type="string">
            <text:p>BETRIA</text:p>
          </table:table-cell>
          <table:table-cell office:value-type="string">
            <text:p>β Trianguli Australis</text:p>
          </table:table-cell>
          <table:table-cell office:value-type="string">
            <text:p>β</text:p>
          </table:table-cell>
          <table:table-cell office:value-type="string">
            <text:p>Trianguli Australis</text:p>
          </table:table-cell>
          <table:table-cell office:value-type="string">
            <text:p>Beta Trianguli Australis</text:p>
          </table:table-cell>
          <table:table-cell office:value-type="string">
            <text:p>cache</text:p>
          </table:table-cell>
          <table:table-cell office:value-type="string">
            <text:p>15/55/08.56206</text:p>
          </table:table-cell>
          <table:table-cell office:value-type="string">
            <text:p>-63/25/50.6155</text:p>
          </table:table-cell>
          <table:table-cell office:value-type="float" office:value="2.85">
            <text:p>2.85</text:p>
          </table:table-cell>
          <table:table-cell office:value-type="string">
            <text:p>F1 V</text:p>
          </table:table-cell>
          <table:table-cell table:number-columns-repeated="2"/>
          <table:table-cell office:value-type="string">
            <text:p>Fussy F-class star with three planets, each of which has three moons, each of which has three rings.</text:p>
          </table:table-cell>
          <table:table-cell/>
        </table:table-row>
        <table:table-row table:style-name="ro1" table:visibility="filter">
          <table:table-cell office:value-type="string">
            <text:p>BIRDUN</text:p>
          </table:table-cell>
          <table:table-cell office:value-type="string">
            <text:p>ε Centauri</text:p>
          </table:table-cell>
          <table:table-cell office:value-type="string">
            <text:p>ε</text:p>
          </table:table-cell>
          <table:table-cell office:value-type="string">
            <text:p>Centauri</text:p>
          </table:table-cell>
          <table:table-cell office:value-type="string">
            <text:p>Epsilon Centauri</text:p>
          </table:table-cell>
          <table:table-cell office:value-type="string">
            <text:p>cache</text:p>
          </table:table-cell>
          <table:table-cell office:value-type="string">
            <text:p>13/39/53.25774</text:p>
          </table:table-cell>
          <table:table-cell office:value-type="string">
            <text:p>−53/27/59.0081</text:p>
          </table:table-cell>
          <table:table-cell office:value-type="float" office:value="2.34">
            <text:p>2.34</text:p>
          </table:table-cell>
          <table:table-cell office:value-type="string">
            <text:p>B1 III</text:p>
          </table:table-cell>
          <table:table-cell office:value-type="string">
            <text:p>11.60 ± 1.06</text:p>
          </table:table-cell>
          <table:table-cell/>
          <table:table-cell office:value-type="string">
            <text:p>B-class giant which pulsates steadily due to opacity hysteresis, from dark to quite sheer (&amp;lt;40 denier)</text:p>
          </table:table-cell>
          <table:table-cell/>
        </table:table-row>
        <table:table-row table:style-name="ro1" table:visibility="filter">
          <table:table-cell office:value-type="string">
            <text:p>BIRHAN ISAT</text:p>
          </table:table-cell>
          <table:table-cell office:value-type="string">
            <text:p>5 Tauri</text:p>
          </table:table-cell>
          <table:table-cell office:value-type="float" office:value="5">
            <text:p>5</text:p>
          </table:table-cell>
          <table:table-cell office:value-type="string">
            <text:p>Tauri</text:p>
          </table:table-cell>
          <table:table-cell office:value-type="string">
            <text:p>5 Tauri</text:p>
          </table:table-cell>
          <table:table-cell office:value-type="string">
            <text:p>cache</text:p>
          </table:table-cell>
          <table:table-cell office:value-type="string">
            <text:p>03/30/52.37</text:p>
          </table:table-cell>
          <table:table-cell office:value-type="string">
            <text:p>12/56/12.1</text:p>
          </table:table-cell>
          <table:table-cell office:value-type="float" office:value="4.14">
            <text:p>4.14</text:p>
          </table:table-cell>
          <table:table-cell office:value-type="string">
            <text:p>K0II-III</text:p>
          </table:table-cell>
          <table:table-cell office:value-type="string">
            <text:p>4.0{{+-</text:p>
          </table:table-cell>
          <table:table-cell/>
          <table:table-cell office:value-type="string">
            <text:p>K-giant orbited by Shun, home planet of the Hidden Masters. Open all hours, bookings essential for groups.</text:p>
          </table:table-cell>
          <table:table-cell/>
        </table:table-row>
        <table:table-row table:style-name="ro1" table:visibility="filter">
          <table:table-cell office:value-type="string">
            <text:p>THE BLAZE STAR</text:p>
          </table:table-cell>
          <table:table-cell office:value-type="string">
            <text:p>T Coronae Borealis</text:p>
          </table:table-cell>
          <table:table-cell office:value-type="string">
            <text:p>T</text:p>
          </table:table-cell>
          <table:table-cell office:value-type="string">
            <text:p>Coronae Borealis</text:p>
          </table:table-cell>
          <table:table-cell office:value-type="string">
            <text:p>T Coronae Borealis</text:p>
          </table:table-cell>
          <table:table-cell office:value-type="string">
            <text:p>cache</text:p>
          </table:table-cell>
          <table:table-cell office:value-type="string">
            <text:p>15/59/30.16</text:p>
          </table:table-cell>
          <table:table-cell office:value-type="string">
            <text:p>25/55/12.6</text:p>
          </table:table-cell>
          <table:table-cell office:value-type="string">
            <text:p>2.0–10.8</text:p>
          </table:table-cell>
          <table:table-cell office:value-type="string">
            <text:p>M3III</text:p>
          </table:table-cell>
          <table:table-cell table:number-columns-repeated="2"/>
          <table:table-cell office:value-type="string">
            <text:p>Recurrent nova which is thought to contain the imprisoned soul of a cosmic temptress.</text:p>
          </table:table-cell>
          <table:table-cell/>
        </table:table-row>
        <table:table-row table:style-name="ro1" table:visibility="filter">
          <table:table-cell office:value-type="string">
            <text:p>BOGARDUS</text:p>
          </table:table-cell>
          <table:table-cell office:value-type="string">
            <text:p>θ Aurigae</text:p>
          </table:table-cell>
          <table:table-cell office:value-type="string">
            <text:p>θ</text:p>
          </table:table-cell>
          <table:table-cell office:value-type="string">
            <text:p>Aurigae</text:p>
          </table:table-cell>
          <table:table-cell office:value-type="string">
            <text:p>Theta Aurigae</text:p>
          </table:table-cell>
          <table:table-cell office:value-type="string">
            <text:p>cache</text:p>
          </table:table-cell>
          <table:table-cell office:value-type="string">
            <text:p>05/59/43.27012</text:p>
          </table:table-cell>
          <table:table-cell office:value-type="string">
            <text:p>37/12/45.3047</text:p>
          </table:table-cell>
          <table:table-cell office:value-type="float" office:value="2.62">
            <text:p>2.62</text:p>
          </table:table-cell>
          <table:table-cell office:value-type="string">
            <text:p>A0pSi + F2-5V</text:p>
          </table:table-cell>
          <table:table-cell office:value-type="string">
            <text:p>3.38 ± 0.08</text:p>
          </table:table-cell>
          <table:table-cell/>
          <table:table-cell office:value-type="string">
            <text:p>Binary system with planetary companion showing biosphere spectral fingerprint SPQ12A89BC0 ("ancient Roman planet")</text:p>
          </table:table-cell>
          <table:table-cell/>
        </table:table-row>
        <table:table-row table:style-name="ro1" table:visibility="filter">
          <table:table-cell office:value-type="string">
            <text:p>BOTEJN</text:p>
          </table:table-cell>
          <table:table-cell office:value-type="string">
            <text:p>δ Arietis</text:p>
          </table:table-cell>
          <table:table-cell office:value-type="string">
            <text:p>δ</text:p>
          </table:table-cell>
          <table:table-cell office:value-type="string">
            <text:p>Arietis</text:p>
          </table:table-cell>
          <table:table-cell office:value-type="string">
            <text:p>Delta Arietis</text:p>
          </table:table-cell>
          <table:table-cell office:value-type="string">
            <text:p>cache</text:p>
          </table:table-cell>
          <table:table-cell office:value-type="string">
            <text:p>03/11/37.76465</text:p>
          </table:table-cell>
          <table:table-cell office:value-type="string">
            <text:p>19/43/36.0397</text:p>
          </table:table-cell>
          <table:table-cell office:value-type="float" office:value="4.349">
            <text:p>4.349</text:p>
          </table:table-cell>
          <table:table-cell office:value-type="string">
            <text:p>K2 III</text:p>
          </table:table-cell>
          <table:table-cell office:value-type="float" office:value="1.91">
            <text:p>1.91</text:p>
          </table:table-cell>
          <table:table-cell/>
          <table:table-cell office:value-type="string">
            <text:p>Notorious stellar entrepôt. Many's the idle hour whiled away by spacers over hot rum beneath its bloated limb.</text:p>
          </table:table-cell>
          <table:table-cell/>
        </table:table-row>
        <table:table-row table:style-name="ro1" table:visibility="filter">
          <table:table-cell office:value-type="string">
            <text:p>BRACHIUM</text:p>
          </table:table-cell>
          <table:table-cell office:value-type="string">
            <text:p>σ Librae</text:p>
          </table:table-cell>
          <table:table-cell office:value-type="string">
            <text:p>σ</text:p>
          </table:table-cell>
          <table:table-cell office:value-type="string">
            <text:p>Librae</text:p>
          </table:table-cell>
          <table:table-cell office:value-type="string">
            <text:p>Sigma Librae</text:p>
          </table:table-cell>
          <table:table-cell office:value-type="string">
            <text:p>cache</text:p>
          </table:table-cell>
          <table:table-cell office:value-type="string">
            <text:p>15/04/04.21608</text:p>
          </table:table-cell>
          <table:table-cell office:value-type="string">
            <text:p>–25/16/55.0606</text:p>
          </table:table-cell>
          <table:table-cell office:value-type="float" office:value="3.29">
            <text:p>3.29</text:p>
          </table:table-cell>
          <table:table-cell office:value-type="string">
            <text:p>M3/M4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Abandoned red giant, remembered only in a song fragment: "O supple airs of [lost|affordable] Brachium."</text:p>
          </table:table-cell>
          <table:table-cell/>
        </table:table-row>
        <table:table-row table:style-name="ro1" table:visibility="filter">
          <table:table-cell office:value-type="string">
            <text:p>BUNDA</text:p>
          </table:table-cell>
          <table:table-cell office:value-type="string">
            <text:p>ξ Aquarii</text:p>
          </table:table-cell>
          <table:table-cell office:value-type="string">
            <text:p>ξ</text:p>
          </table:table-cell>
          <table:table-cell office:value-type="string">
            <text:p>Aquarii</text:p>
          </table:table-cell>
          <table:table-cell office:value-type="string">
            <text:p>Xi Aquarii</text:p>
          </table:table-cell>
          <table:table-cell office:value-type="string">
            <text:p>cache</text:p>
          </table:table-cell>
          <table:table-cell office:value-type="string">
            <text:p>21/37/45.10931</text:p>
          </table:table-cell>
          <table:table-cell office:value-type="string">
            <text:p>–07/51/15.1299</text:p>
          </table:table-cell>
          <table:table-cell office:value-type="float" office:value="4.682">
            <text:p>4.682</text:p>
          </table:table-cell>
          <table:table-cell office:value-type="string">
            <text:p>A7 V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Dry white star with an elegant spectroscopic bouquet hinting at the presence of an unseen binary companion.</text:p>
          </table:table-cell>
          <table:table-cell/>
        </table:table-row>
        <table:table-row table:style-name="ro1" table:visibility="filter">
          <table:table-cell office:value-type="string">
            <text:p>CALVERA</text:p>
          </table:table-cell>
          <table:table-cell office:value-type="string">
            <text:p>1RXS J141256.0+792204</text:p>
          </table:table-cell>
          <table:table-cell office:value-type="string">
            <text:p>1RXS</text:p>
          </table:table-cell>
          <table:table-cell office:value-type="string">
            <text:p>J141256</text:p>
          </table:table-cell>
          <table:table-cell office:value-type="string">
            <text:p>1RXS J141256.0+792204</text:p>
          </table:table-cell>
          <table:table-cell office:value-type="string">
            <text:p>cache</text:p>
          </table:table-cell>
          <table:table-cell office:value-type="string">
            <text:p>14/12/56.0</text:p>
          </table:table-cell>
          <table:table-cell office:value-type="string">
            <text:p>79/22/04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X-ray source, visible portion of a manifold parasite embedded in the galactic animal.</text:p>
          </table:table-cell>
          <table:table-cell/>
        </table:table-row>
        <table:table-row table:style-name="ro1" table:visibility="filter">
          <table:table-cell office:value-type="string">
            <text:p>CANOPUS</text:p>
          </table:table-cell>
          <table:table-cell office:value-type="string">
            <text:p>α Carinae</text:p>
          </table:table-cell>
          <table:table-cell office:value-type="string">
            <text:p>α</text:p>
          </table:table-cell>
          <table:table-cell office:value-type="string">
            <text:p>Carinae</text:p>
          </table:table-cell>
          <table:table-cell office:value-type="string">
            <text:p>Alpha Carinae</text:p>
          </table:table-cell>
          <table:table-cell office:value-type="string">
            <text:p>cache</text:p>
          </table:table-cell>
          <table:table-cell office:value-type="string">
            <text:p>06/23/57.1099</text:p>
          </table:table-cell>
          <table:table-cell office:value-type="string">
            <text:p>-52/41/44.378</text:p>
          </table:table-cell>
          <table:table-cell office:value-type="string">
            <text:p>&amp;minus</text:p>
          </table:table-cell>
          <table:table-cell office:value-type="float" office:value="0.72">
            <text:p>0.72</text:p>
          </table:table-cell>
          <table:table-cell office:value-type="string">
            <text:p>F0 II or F0 Ib</text:p>
          </table:table-cell>
          <table:table-cell office:value-type="string">
            <text:p>9.0–10.6</text:p>
          </table:table-cell>
          <table:table-cell/>
          <table:table-cell office:value-type="string">
            <text:p>Famous as the Second Star To The Right, travellers should memorise its spectrum as a navigational aid. See also: DENEB.</text:p>
          </table:table-cell>
        </table:table-row>
        <table:table-row table:style-name="ro1" table:visibility="filter">
          <table:table-cell office:value-type="string">
            <text:p>CAPELLA</text:p>
          </table:table-cell>
          <table:table-cell office:value-type="string">
            <text:p>α Aurigae</text:p>
          </table:table-cell>
          <table:table-cell office:value-type="string">
            <text:p>α</text:p>
          </table:table-cell>
          <table:table-cell office:value-type="string">
            <text:p>Aurigae</text:p>
          </table:table-cell>
          <table:table-cell office:value-type="string">
            <text:p>Alpha Aurigae</text:p>
          </table:table-cell>
          <table:table-cell office:value-type="string">
            <text:p>cache</text:p>
          </table:table-cell>
          <table:table-cell office:value-type="string">
            <text:p>05/16/41.3591</text:p>
          </table:table-cell>
          <table:table-cell office:value-type="string">
            <text:p>45/59/52.768</text:p>
          </table:table-cell>
          <table:table-cell office:value-type="float" office:value="17.1">
            <text:p>17.1</text:p>
          </table:table-cell>
          <table:table-cell table:number-columns-repeated="3"/>
          <table:table-cell office:value-type="string">
            <text:p>By an inevitable coincidence, the hircine inhabitants of this quadruple system refer to SOL as the "Star of Apes".</text:p>
          </table:table-cell>
          <table:table-cell/>
        </table:table-row>
        <table:table-row table:style-name="ro1" table:visibility="filter">
          <table:table-cell office:value-type="string">
            <text:p>CAPH</text:p>
          </table:table-cell>
          <table:table-cell office:value-type="string">
            <text:p>β Cassiopeiae</text:p>
          </table:table-cell>
          <table:table-cell office:value-type="string">
            <text:p>β</text:p>
          </table:table-cell>
          <table:table-cell office:value-type="string">
            <text:p>Cassiopeiae</text:p>
          </table:table-cell>
          <table:table-cell office:value-type="string">
            <text:p>Beta Cassiopeiae</text:p>
          </table:table-cell>
          <table:table-cell office:value-type="string">
            <text:p>cache</text:p>
          </table:table-cell>
          <table:table-cell office:value-type="string">
            <text:p>00/09/10.68518</text:p>
          </table:table-cell>
          <table:table-cell office:value-type="string">
            <text:p>59/08/59.2120</text:p>
          </table:table-cell>
          <table:table-cell office:value-type="string">
            <text:p>+2.28 (2.25&amp;ndash;2.31)</text:p>
          </table:table-cell>
          <table:table-cell office:value-type="string">
            <text:p>F2 III-IV</text:p>
          </table:table-cell>
          <table:table-cell office:value-type="string">
            <text:p>1.91 ± 0.02</text:p>
          </table:table-cell>
          <table:table-cell/>
          <table:table-cell office:value-type="string">
            <text:p>Pulsating giant star, <text:s/>anchored to the sky by a Skein remnant.</text:p>
          </table:table-cell>
          <table:table-cell/>
        </table:table-row>
        <table:table-row table:style-name="ro1" table:visibility="filter">
          <table:table-cell office:value-type="string">
            <text:p>CASTOR</text:p>
          </table:table-cell>
          <table:table-cell office:value-type="string">
            <text:p>α Geminorum</text:p>
          </table:table-cell>
          <table:table-cell office:value-type="string">
            <text:p>α</text:p>
          </table:table-cell>
          <table:table-cell office:value-type="string">
            <text:p>Geminorum</text:p>
          </table:table-cell>
          <table:table-cell office:value-type="string">
            <text:p>Alpha Geminorum</text:p>
          </table:table-cell>
          <table:table-cell office:value-type="string">
            <text:p>cache</text:p>
          </table:table-cell>
          <table:table-cell office:value-type="string">
            <text:p>07/34/35.87319</text:p>
          </table:table-cell>
          <table:table-cell office:value-type="string">
            <text:p>31/53/17.8160</text:p>
          </table:table-cell>
          <table:table-cell office:value-type="string">
            <text:p>1.93 / 2.97</text:p>
          </table:table-cell>
          <table:table-cell office:value-type="string">
            <text:p>A1 V + A2 Vm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System of two A-giants and four M-dwarfs assembled by a demiurge who was basically showing off.</text:p>
          </table:table-cell>
          <table:table-cell/>
        </table:table-row>
        <table:table-row table:style-name="ro1" table:visibility="filter">
          <table:table-cell office:value-type="string">
            <text:p>CASTRA</text:p>
          </table:table-cell>
          <table:table-cell office:value-type="string">
            <text:p>ε Capricorni</text:p>
          </table:table-cell>
          <table:table-cell office:value-type="string">
            <text:p>ε</text:p>
          </table:table-cell>
          <table:table-cell office:value-type="string">
            <text:p>Capricorni</text:p>
          </table:table-cell>
          <table:table-cell office:value-type="string">
            <text:p>Epsilon Capricorni</text:p>
          </table:table-cell>
          <table:table-cell office:value-type="string">
            <text:p>cache</text:p>
          </table:table-cell>
          <table:table-cell office:value-type="string">
            <text:p>21/37/04.8</text:p>
          </table:table-cell>
          <table:table-cell/>
          <table:table-cell office:value-type="string">
            <text:p>+4.51/+9.5</text:p>
          </table:table-cell>
          <table:table-cell table:number-columns-repeated="3"/>
          <table:table-cell office:value-type="string">
            <text:p>Triple-star system constructed from military salvage following the Reionisation War.</text:p>
          </table:table-cell>
          <table:table-cell/>
        </table:table-row>
        <table:table-row table:style-name="ro1" table:visibility="filter">
          <table:table-cell office:value-type="string">
            <text:p>CASTULA</text:p>
          </table:table-cell>
          <table:table-cell office:value-type="string">
            <text:p>ν Cephei</text:p>
          </table:table-cell>
          <table:table-cell office:value-type="string">
            <text:p>ν</text:p>
          </table:table-cell>
          <table:table-cell office:value-type="string">
            <text:p>Cephei</text:p>
          </table:table-cell>
          <table:table-cell office:value-type="string">
            <text:p>Nu Cephei</text:p>
          </table:table-cell>
          <table:table-cell office:value-type="string">
            <text:p>cache</text:p>
          </table:table-cell>
          <table:table-cell office:value-type="string">
            <text:p>21/45/26.93</text:p>
          </table:table-cell>
          <table:table-cell office:value-type="string">
            <text:p>61/07/14.9</text:p>
          </table:table-cell>
          <table:table-cell office:value-type="float" office:value="4.312">
            <text:p>4.312</text:p>
          </table:table-cell>
          <table:table-cell office:value-type="string">
            <text:p>A2Iab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rand giant in a Gothic revival style, featuring immense solar buttresses supporting a filigree iron core.</text:p>
          </table:table-cell>
          <table:table-cell/>
        </table:table-row>
        <table:table-row table:style-name="ro1" table:visibility="filter">
          <table:table-cell office:value-type="string">
            <text:p>CELAENO</text:p>
          </table:table-cell>
          <table:table-cell office:value-type="string">
            <text:p>16 Tauri</text:p>
          </table:table-cell>
          <table:table-cell office:value-type="float" office:value="16">
            <text:p>16</text:p>
          </table:table-cell>
          <table:table-cell office:value-type="string">
            <text:p>Tauri</text:p>
          </table:table-cell>
          <table:table-cell office:value-type="string">
            <text:p>16 Tauri</text:p>
          </table:table-cell>
          <table:table-cell office:value-type="string">
            <text:p>cache</text:p>
          </table:table-cell>
          <table:table-cell office:value-type="string">
            <text:p>03/44/48.2154</text:p>
          </table:table-cell>
          <table:table-cell office:value-type="string">
            <text:p>24/17/22.093</text:p>
          </table:table-cell>
          <table:table-cell office:value-type="float" office:value="5.448">
            <text:p>5.448</text:p>
          </table:table-cell>
          <table:table-cell office:value-type="string">
            <text:p>B7IV</text:p>
          </table:table-cell>
          <table:table-cell office:value-type="string">
            <text:p>~9 - 10</text:p>
          </table:table-cell>
          <table:table-cell/>
          <table:table-cell office:value-type="string">
            <text:p>Capital of the Pleiades, a beautifully planned system with some of the highest tides in the Galaxy.</text:p>
          </table:table-cell>
          <table:table-cell/>
        </table:table-row>
        <table:table-row table:style-name="ro1" table:visibility="filter">
          <table:table-cell office:value-type="string">
            <text:p>CELBALRAI</text:p>
          </table:table-cell>
          <table:table-cell office:value-type="string">
            <text:p>β Ophiuchi</text:p>
          </table:table-cell>
          <table:table-cell office:value-type="string">
            <text:p>β</text:p>
          </table:table-cell>
          <table:table-cell office:value-type="string">
            <text:p>Ophiuchi</text:p>
          </table:table-cell>
          <table:table-cell office:value-type="string">
            <text:p>Beta Ophiuchi</text:p>
          </table:table-cell>
          <table:table-cell office:value-type="string">
            <text:p>cache</text:p>
          </table:table-cell>
          <table:table-cell office:value-type="string">
            <text:p>17/43/28.35265</text:p>
          </table:table-cell>
          <table:table-cell office:value-type="string">
            <text:p>04/34/02.2955</text:p>
          </table:table-cell>
          <table:table-cell office:value-type="float" office:value="2.749">
            <text:p>2.749</text:p>
          </table:table-cell>
          <table:table-cell office:value-type="string">
            <text:p>K2 III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K-type orange giant orbited by a stunningly beautiful ocean planet. Ah, the polychrome sunsets of Celbalrai Prime!</text:p>
          </table:table-cell>
          <table:table-cell/>
        </table:table-row>
        <table:table-row table:style-name="ro1" table:visibility="filter">
          <table:table-cell office:value-type="string">
            <text:p>CHARA</text:p>
          </table:table-cell>
          <table:table-cell office:value-type="string">
            <text:p>β Canum Venaticorum</text:p>
          </table:table-cell>
          <table:table-cell office:value-type="string">
            <text:p>β</text:p>
          </table:table-cell>
          <table:table-cell office:value-type="string">
            <text:p>Canum Venaticorum</text:p>
          </table:table-cell>
          <table:table-cell office:value-type="string">
            <text:p>Beta Canum Venaticorum</text:p>
          </table:table-cell>
          <table:table-cell office:value-type="string">
            <text:p>cache</text:p>
          </table:table-cell>
          <table:table-cell office:value-type="string">
            <text:p>12/33/44.54482</text:p>
          </table:table-cell>
          <table:table-cell office:value-type="string">
            <text:p>41/21/26.9248</text:p>
          </table:table-cell>
          <table:table-cell office:value-type="float" office:value="4.26">
            <text:p>4.26</text:p>
          </table:table-cell>
          <table:table-cell office:value-type="string">
            <text:p>G0 V</text:p>
          </table:table-cell>
          <table:table-cell office:value-type="string">
            <text:p>1.025 ± 0.050</text:p>
          </table:table-cell>
          <table:table-cell/>
          <table:table-cell office:value-type="string">
            <text:p>Perky G-dwarf with doubled emission lines in the delight-alpha spectrum, indicating high self-esteem.</text:p>
          </table:table-cell>
          <table:table-cell/>
        </table:table-row>
        <table:table-row table:style-name="ro1" table:visibility="filter">
          <table:table-cell office:value-type="string">
            <text:p>CHOO</text:p>
          </table:table-cell>
          <table:table-cell office:value-type="string">
            <text:p>α Arae</text:p>
          </table:table-cell>
          <table:table-cell office:value-type="string">
            <text:p>α</text:p>
          </table:table-cell>
          <table:table-cell office:value-type="string">
            <text:p>Arae</text:p>
          </table:table-cell>
          <table:table-cell office:value-type="string">
            <text:p>Alpha Arae</text:p>
          </table:table-cell>
          <table:table-cell office:value-type="string">
            <text:p>cache</text:p>
          </table:table-cell>
          <table:table-cell office:value-type="string">
            <text:p>17/31/50.49153</text:p>
          </table:table-cell>
          <table:table-cell office:value-type="string">
            <text:p>−49/52/34.1220</text:p>
          </table:table-cell>
          <table:table-cell office:value-type="float" office:value="2.93">
            <text:p>2.93</text:p>
          </table:table-cell>
          <table:table-cell office:value-type="string">
            <text:p>B2 Vne</text:p>
          </table:table-cell>
          <table:table-cell office:value-type="float" office:value="9.6">
            <text:p>9.6</text:p>
          </table:table-cell>
          <table:table-cell/>
          <table:table-cell office:value-type="string">
            <text:p>Rapidly spinning stellar Catherine wheel with polar outflows, one of the few stars whose name is onomatopoeic.</text:p>
          </table:table-cell>
          <table:table-cell/>
        </table:table-row>
        <table:table-row table:style-name="ro1" table:visibility="filter">
          <table:table-cell office:value-type="string">
            <text:p>CHORT</text:p>
          </table:table-cell>
          <table:table-cell office:value-type="string">
            <text:p>θ Leonis</text:p>
          </table:table-cell>
          <table:table-cell office:value-type="string">
            <text:p>θ</text:p>
          </table:table-cell>
          <table:table-cell office:value-type="string">
            <text:p>Leonis</text:p>
          </table:table-cell>
          <table:table-cell office:value-type="string">
            <text:p>Theta Leonis</text:p>
          </table:table-cell>
          <table:table-cell office:value-type="string">
            <text:p>cache</text:p>
          </table:table-cell>
          <table:table-cell office:value-type="string">
            <text:p>11/14/14.40446</text:p>
          </table:table-cell>
          <table:table-cell office:value-type="string">
            <text:p>15/25/46.4541</text:p>
          </table:table-cell>
          <table:table-cell office:value-type="float" office:value="3.324">
            <text:p>3.324</text:p>
          </table:table-cell>
          <table:table-cell office:value-type="string">
            <text:p>A2 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A-type main sequence star with companion bearing biosphere spectra fingerprint YOL023AA459 ("bro planet").</text:p>
          </table:table-cell>
          <table:table-cell/>
        </table:table-row>
        <table:table-row table:style-name="ro1" table:visibility="filter">
          <table:table-cell office:value-type="string">
            <text:p>CHOW</text:p>
          </table:table-cell>
          <table:table-cell office:value-type="string">
            <text:p>β Serpentis</text:p>
          </table:table-cell>
          <table:table-cell office:value-type="string">
            <text:p>β</text:p>
          </table:table-cell>
          <table:table-cell office:value-type="string">
            <text:p>Serpentis</text:p>
          </table:table-cell>
          <table:table-cell office:value-type="string">
            <text:p>Beta Serpentis</text:p>
          </table:table-cell>
          <table:table-cell office:value-type="string">
            <text:p>cache</text:p>
          </table:table-cell>
          <table:table-cell office:value-type="string">
            <text:p>15/46/11.3</text:p>
          </table:table-cell>
          <table:table-cell office:value-type="string">
            <text:p>15/25/19</text:p>
          </table:table-cell>
          <table:table-cell office:value-type="float" office:value="3.65">
            <text:p>3.65</text:p>
          </table:table-cell>
          <table:table-cell table:number-columns-repeated="3"/>
          <table:table-cell office:value-type="string">
            <text:p>A-dwarf, home system of the Tentacle, a tree which evolved into an orbital elevator.</text:p>
          </table:table-cell>
          <table:table-cell/>
        </table:table-row>
        <table:table-row table:style-name="ro1" table:visibility="filter">
          <table:table-cell office:value-type="string">
            <text:p>COR CAROLI</text:p>
          </table:table-cell>
          <table:table-cell office:value-type="string">
            <text:p>α Canum Venaticorum</text:p>
          </table:table-cell>
          <table:table-cell office:value-type="string">
            <text:p>α</text:p>
          </table:table-cell>
          <table:table-cell office:value-type="string">
            <text:p>Canum Venaticorum</text:p>
          </table:table-cell>
          <table:table-cell office:value-type="string">
            <text:p>Alpha Canum Venaticorum</text:p>
          </table:table-cell>
          <table:table-cell office:value-type="string">
            <text:p>cache</text:p>
          </table:table-cell>
          <table:table-cell office:value-type="string">
            <text:p>12/56/01.6674</text:p>
          </table:table-cell>
          <table:table-cell office:value-type="string">
            <text:p>38/19/06.167</text:p>
          </table:table-cell>
          <table:table-cell office:value-type="string">
            <text:p>2.84 to 2.98</text:p>
          </table:table-cell>
          <table:table-cell office:value-type="string">
            <text:p>A0pSiEuHg</text:p>
          </table:table-cell>
          <table:table-cell table:number-columns-repeated="2"/>
          <table:table-cell office:value-type="string">
            <text:p>Widely-separated binary whose members are staying together for the sake of the planets.</text:p>
          </table:table-cell>
          <table:table-cell/>
        </table:table-row>
        <table:table-row table:style-name="ro1" table:visibility="filter">
          <table:table-cell office:value-type="string">
            <text:p>CURSA</text:p>
          </table:table-cell>
          <table:table-cell office:value-type="string">
            <text:p>β Eridani</text:p>
          </table:table-cell>
          <table:table-cell office:value-type="string">
            <text:p>β</text:p>
          </table:table-cell>
          <table:table-cell office:value-type="string">
            <text:p>Eridani</text:p>
          </table:table-cell>
          <table:table-cell office:value-type="string">
            <text:p>Beta Eridani</text:p>
          </table:table-cell>
          <table:table-cell office:value-type="string">
            <text:p>cache</text:p>
          </table:table-cell>
          <table:table-cell office:value-type="string">
            <text:p>05/07/50.98549</text:p>
          </table:table-cell>
          <table:table-cell office:value-type="string">
            <text:p>−05/05/11.2055</text:p>
          </table:table-cell>
          <table:table-cell office:value-type="float" office:value="2.796">
            <text:p>2.796</text:p>
          </table:table-cell>
          <table:table-cell office:value-type="string">
            <text:p>A3 III v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ariable rectangular green or amber star, used as a Galactic placeholder.</text:p>
          </table:table-cell>
          <table:table-cell/>
        </table:table-row>
        <table:table-row table:style-name="ro1">
          <table:table-cell office:value-type="string">
            <text:p>DABIH MAJOR</text:p>
          </table:table-cell>
          <table:table-cell office:value-type="string">
            <text:p>β¹ Capricorni</text:p>
          </table:table-cell>
          <table:table-cell office:value-type="string">
            <text:p>β¹</text:p>
          </table:table-cell>
          <table:table-cell office:value-type="string">
            <text:p>Capricorni</text:p>
          </table:table-cell>
          <table:table-cell office:value-type="string">
            <text:p>Beta1 Capricorn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Has a complicated spectrum showing features typical of K-giants, B-dwarfs and halogen downlighting.</text:p>
          </table:table-cell>
          <table:table-cell/>
        </table:table-row>
        <table:table-row table:style-name="ro1">
          <table:table-cell office:value-type="string">
            <text:p>DABIH MINOR</text:p>
          </table:table-cell>
          <table:table-cell office:value-type="string">
            <text:p>β² Capricorni</text:p>
          </table:table-cell>
          <table:table-cell office:value-type="string">
            <text:p>β²</text:p>
          </table:table-cell>
          <table:table-cell office:value-type="string">
            <text:p>Capricorni</text:p>
          </table:table-cell>
          <table:table-cell office:value-type="string">
            <text:p>Beta2 Capricorn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Bright A-type giant with elevated levels of zinc and manganese, indicating a healthy immune system.</text:p>
          </table:table-cell>
          <table:table-cell/>
        </table:table-row>
        <table:table-row table:style-name="ro1" table:visibility="filter">
          <table:table-cell office:value-type="string">
            <text:p>DALIM</text:p>
          </table:table-cell>
          <table:table-cell office:value-type="string">
            <text:p>α Fornacis</text:p>
          </table:table-cell>
          <table:table-cell office:value-type="string">
            <text:p>α</text:p>
          </table:table-cell>
          <table:table-cell office:value-type="string">
            <text:p>Fornacis</text:p>
          </table:table-cell>
          <table:table-cell office:value-type="string">
            <text:p>Alpha Fornacis</text:p>
          </table:table-cell>
          <table:table-cell office:value-type="string">
            <text:p>cache</text:p>
          </table:table-cell>
          <table:table-cell office:value-type="string">
            <text:p>3/12/04.5277</text:p>
          </table:table-cell>
          <table:table-cell office:value-type="string">
            <text:p>–28/59/15.425</text:p>
          </table:table-cell>
          <table:table-cell office:value-type="float" office:value="3.85">
            <text:p>3.85</text:p>
          </table:table-cell>
          <table:table-cell office:value-type="string">
            <text:p>F8IV</text:p>
          </table:table-cell>
          <table:table-cell office:value-type="string">
            <text:p>1.33 ± 0.01</text:p>
          </table:table-cell>
          <table:table-cell/>
          <table:table-cell office:value-type="string">
            <text:p>Dwarf star, home to a race of energy beings who are unique in their refusal to meddle with protagonists.</text:p>
          </table:table-cell>
          <table:table-cell/>
        </table:table-row>
        <table:table-row table:style-name="ro1" table:visibility="filter">
          <table:table-cell office:value-type="string">
            <text:p>DELTA</text:p>
          </table:table-cell>
          <table:table-cell office:value-type="string">
            <text:p>δ Andromedae</text:p>
          </table:table-cell>
          <table:table-cell office:value-type="string">
            <text:p>δ</text:p>
          </table:table-cell>
          <table:table-cell office:value-type="string">
            <text:p>Andromedae</text:p>
          </table:table-cell>
          <table:table-cell office:value-type="string">
            <text:p>Delta Andromedae</text:p>
          </table:table-cell>
          <table:table-cell office:value-type="string">
            <text:p>cache</text:p>
          </table:table-cell>
          <table:table-cell office:value-type="string">
            <text:p>00/39/19.67518</text:p>
          </table:table-cell>
          <table:table-cell office:value-type="string">
            <text:p>30/51/39.6783</text:p>
          </table:table-cell>
          <table:table-cell office:value-type="float" office:value="3.28">
            <text:p>3.28</text:p>
          </table:table-cell>
          <table:table-cell office:value-type="string">
            <text:p>K3 III</text:p>
          </table:table-cell>
          <table:table-cell office:value-type="string">
            <text:p>~1.8</text:p>
          </table:table-cell>
          <table:table-cell/>
          <table:table-cell office:value-type="string">
            <text:p>K-giant held in a vast conical fold in space-time known as The Sconce. Prone to spluttering.</text:p>
          </table:table-cell>
          <table:table-cell/>
        </table:table-row>
        <table:table-row table:style-name="ro1" table:visibility="filter">
          <table:table-cell office:value-type="string">
            <text:p>DELTOTUM</text:p>
          </table:table-cell>
          <table:table-cell office:value-type="string">
            <text:p>β Trianguli</text:p>
          </table:table-cell>
          <table:table-cell office:value-type="string">
            <text:p>β</text:p>
          </table:table-cell>
          <table:table-cell office:value-type="string">
            <text:p>Trianguli</text:p>
          </table:table-cell>
          <table:table-cell office:value-type="string">
            <text:p>Beta Trianguli</text:p>
          </table:table-cell>
          <table:table-cell office:value-type="string">
            <text:p>cache</text:p>
          </table:table-cell>
          <table:table-cell office:value-type="string">
            <text:p>02/09/32.62712</text:p>
          </table:table-cell>
          <table:table-cell office:value-type="string">
            <text:p>34/59/14.2694</text:p>
          </table:table-cell>
          <table:table-cell office:value-type="float" office:value="3">
            <text:p>3</text:p>
          </table:table-cell>
          <table:table-cell office:value-type="string">
            <text:p>A5III</text:p>
          </table:table-cell>
          <table:table-cell table:number-columns-repeated="2"/>
          <table:table-cell office:value-type="string">
            <text:p>Home to a species so hostile that nothing is known of them but their name, or possibly its first three syllables.</text:p>
          </table:table-cell>
          <table:table-cell/>
        </table:table-row>
        <table:table-row table:style-name="ro1" table:visibility="filter">
          <table:table-cell office:value-type="string">
            <text:p>DENEB</text:p>
          </table:table-cell>
          <table:table-cell office:value-type="string">
            <text:p>α Cygni</text:p>
          </table:table-cell>
          <table:table-cell office:value-type="string">
            <text:p>α</text:p>
          </table:table-cell>
          <table:table-cell office:value-type="string">
            <text:p>Cygni</text:p>
          </table:table-cell>
          <table:table-cell office:value-type="string">
            <text:p>Alpha Cygni</text:p>
          </table:table-cell>
          <table:table-cell office:value-type="string">
            <text:p>cache</text:p>
          </table:table-cell>
          <table:table-cell office:value-type="string">
            <text:p>20/41/25.9</text:p>
          </table:table-cell>
          <table:table-cell office:value-type="string">
            <text:p>45/16/49</text:p>
          </table:table-cell>
          <table:table-cell office:value-type="float" office:value="1.25">
            <text:p>1.25</text:p>
          </table:table-cell>
          <table:table-cell office:value-type="string">
            <text:p>A2 Ia</text:p>
          </table:table-cell>
          <table:table-cell office:value-type="string">
            <text:p>19 ± 4</text:p>
          </table:table-cell>
          <table:table-cell/>
          <table:table-cell office:value-type="string">
            <text:p>Landmark, not to be confused with DENEB AL OKAB, DENEB ALGEDI, DENEB KAITOS, DENEB KAITOS SHEMALI, DENEBAKRAB or DENEBOLA.</text:p>
          </table:table-cell>
          <table:table-cell/>
        </table:table-row>
        <table:table-row table:style-name="ro1" table:visibility="filter">
          <table:table-cell office:value-type="string">
            <text:p>DENEB AL OKAB</text:p>
          </table:table-cell>
          <table:table-cell office:value-type="string">
            <text:p>ζ Aquilae</text:p>
          </table:table-cell>
          <table:table-cell office:value-type="string">
            <text:p>ζ</text:p>
          </table:table-cell>
          <table:table-cell office:value-type="string">
            <text:p>Aquilae</text:p>
          </table:table-cell>
          <table:table-cell office:value-type="string">
            <text:p>Zeta Aquilae</text:p>
          </table:table-cell>
          <table:table-cell office:value-type="string">
            <text:p>cache</text:p>
          </table:table-cell>
          <table:table-cell office:value-type="string">
            <text:p>19/05/24.60802</text:p>
          </table:table-cell>
          <table:table-cell office:value-type="string">
            <text:p>13/51/48.5182</text:p>
          </table:table-cell>
          <table:table-cell office:value-type="float" office:value="2.983">
            <text:p>2.983</text:p>
          </table:table-cell>
          <table:table-cell office:value-type="string">
            <text:p>A0 Vn</text:p>
          </table:table-cell>
          <table:table-cell office:value-type="float" office:value="2.37">
            <text:p>2.37</text:p>
          </table:table-cell>
          <table:table-cell/>
          <table:table-cell office:value-type="string">
            <text:p>Double star with a circumstellar disk of dust, gas, ash, perfume, broken heels and theatre tickets.</text:p>
          </table:table-cell>
          <table:table-cell/>
        </table:table-row>
        <table:table-row table:style-name="ro1" table:visibility="filter">
          <table:table-cell office:value-type="string">
            <text:p>DENEB ALGEDI</text:p>
          </table:table-cell>
          <table:table-cell office:value-type="string">
            <text:p>δ Capricorni</text:p>
          </table:table-cell>
          <table:table-cell office:value-type="string">
            <text:p>δ</text:p>
          </table:table-cell>
          <table:table-cell office:value-type="string">
            <text:p>Capricorni</text:p>
          </table:table-cell>
          <table:table-cell office:value-type="string">
            <text:p>Delta Capricorni</text:p>
          </table:table-cell>
          <table:table-cell office:value-type="string">
            <text:p>cache</text:p>
          </table:table-cell>
          <table:table-cell office:value-type="string">
            <text:p>21/47/02.44424</text:p>
          </table:table-cell>
          <table:table-cell office:value-type="string">
            <text:p>-16/07/38.2335</text:p>
          </table:table-cell>
          <table:table-cell office:value-type="float" office:value="2.81">
            <text:p>2.81</text:p>
          </table:table-cell>
          <table:table-cell office:value-type="string">
            <text:p>A7m II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lipsing binary consisting of a G-dwarf which periodically sits on top of an A-giant, winding it.</text:p>
          </table:table-cell>
          <table:table-cell/>
        </table:table-row>
        <table:table-row table:style-name="ro1" table:visibility="filter">
          <table:table-cell office:value-type="string">
            <text:p>DENEB KAITOS</text:p>
          </table:table-cell>
          <table:table-cell office:value-type="string">
            <text:p>β Ceti</text:p>
          </table:table-cell>
          <table:table-cell office:value-type="string">
            <text:p>β</text:p>
          </table:table-cell>
          <table:table-cell office:value-type="string">
            <text:p>Ceti</text:p>
          </table:table-cell>
          <table:table-cell office:value-type="string">
            <text:p>Beta Ceti</text:p>
          </table:table-cell>
          <table:table-cell office:value-type="string">
            <text:p>cache</text:p>
          </table:table-cell>
          <table:table-cell office:value-type="string">
            <text:p>00/43/35.37090</text:p>
          </table:table-cell>
          <table:table-cell office:value-type="string">
            <text:p>–17/59/11.7827</text:p>
          </table:table-cell>
          <table:table-cell office:value-type="float" office:value="2.02">
            <text:p>2.02</text:p>
          </table:table-cell>
          <table:table-cell office:value-type="string">
            <text:p>K0 III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Superb orange giant. The ice moons of its outer planets are undergoing Thaw-Renaissance as it expands.</text:p>
          </table:table-cell>
          <table:table-cell/>
        </table:table-row>
        <table:table-row table:style-name="ro1" table:visibility="filter">
          <table:table-cell office:value-type="string">
            <text:p>DENEB KAITOS SHEMALI</text:p>
          </table:table-cell>
          <table:table-cell office:value-type="string">
            <text:p>ι Ceti</text:p>
          </table:table-cell>
          <table:table-cell office:value-type="string">
            <text:p>ι</text:p>
          </table:table-cell>
          <table:table-cell office:value-type="string">
            <text:p>Ceti</text:p>
          </table:table-cell>
          <table:table-cell office:value-type="string">
            <text:p>Iota Ceti</text:p>
          </table:table-cell>
          <table:table-cell office:value-type="string">
            <text:p>cache</text:p>
          </table:table-cell>
          <table:table-cell office:value-type="string">
            <text:p>0/19/25.70</text:p>
          </table:table-cell>
          <table:table-cell office:value-type="string">
            <text:p>08/49/26.0</text:p>
          </table:table-cell>
          <table:table-cell table:number-columns-repeated="4"/>
          <table:table-cell office:value-type="string">
            <text:p>K-dwarf settled by migrants from DENEB KAITOS who believed that the latter was about to become a supernova.</text:p>
          </table:table-cell>
          <table:table-cell/>
        </table:table-row>
        <table:table-row table:style-name="ro1" table:visibility="filter">
          <table:table-cell office:value-type="string">
            <text:p>DENEBAKRAB</text:p>
          </table:table-cell>
          <table:table-cell office:value-type="string">
            <text:p>μ¹ Scorpii</text:p>
          </table:table-cell>
          <table:table-cell office:value-type="string">
            <text:p>μ¹</text:p>
          </table:table-cell>
          <table:table-cell office:value-type="string">
            <text:p>Scorpii</text:p>
          </table:table-cell>
          <table:table-cell office:value-type="string">
            <text:p>Mu1 Scorpii</text:p>
          </table:table-cell>
          <table:table-cell office:value-type="string">
            <text:p>cache</text:p>
          </table:table-cell>
          <table:table-cell office:value-type="string">
            <text:p>16/51/52.23111</text:p>
          </table:table-cell>
          <table:table-cell office:value-type="string">
            <text:p>-38/02/50.5694</text:p>
          </table:table-cell>
          <table:table-cell office:value-type="float" office:value="3.04">
            <text:p>3.04</text:p>
          </table:table-cell>
          <table:table-cell office:value-type="string">
            <text:p>B1.5 V + B6.5 V</text:p>
          </table:table-cell>
          <table:table-cell office:value-type="string">
            <text:p>8.49 ± 0.05</text:p>
          </table:table-cell>
          <table:table-cell/>
          <table:table-cell office:value-type="string">
            <text:p>Close binary system where one star's mass is spilling onto the other, a famed location for extreme sports.</text:p>
          </table:table-cell>
          <table:table-cell/>
        </table:table-row>
        <table:table-row table:style-name="ro1" table:visibility="filter">
          <table:table-cell office:value-type="string">
            <text:p>DENEBOLA</text:p>
          </table:table-cell>
          <table:table-cell office:value-type="string">
            <text:p>β Leonis</text:p>
          </table:table-cell>
          <table:table-cell office:value-type="string">
            <text:p>β</text:p>
          </table:table-cell>
          <table:table-cell office:value-type="string">
            <text:p>Leonis</text:p>
          </table:table-cell>
          <table:table-cell office:value-type="string">
            <text:p>Beta Leonis</text:p>
          </table:table-cell>
          <table:table-cell office:value-type="string">
            <text:p>cache</text:p>
          </table:table-cell>
          <table:table-cell office:value-type="string">
            <text:p>11/49/03.57834</text:p>
          </table:table-cell>
          <table:table-cell office:value-type="string">
            <text:p>14/34/19.4090</text:p>
          </table:table-cell>
          <table:table-cell office:value-type="float" office:value="2.113">
            <text:p>2.113</text:p>
          </table:table-cell>
          <table:table-cell office:value-type="string">
            <text:p>A3 V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Hazardous system constructed as an early Skein experiment, bound with topological defect cables rather than gravity.</text:p>
          </table:table-cell>
          <table:table-cell/>
        </table:table-row>
        <table:table-row table:style-name="ro1" table:visibility="filter">
          <table:table-cell office:value-type="string">
            <text:p>DIADEM</text:p>
          </table:table-cell>
          <table:table-cell office:value-type="string">
            <text:p>α Comae Berenices</text:p>
          </table:table-cell>
          <table:table-cell office:value-type="string">
            <text:p>α</text:p>
          </table:table-cell>
          <table:table-cell office:value-type="string">
            <text:p>Comae Berenices</text:p>
          </table:table-cell>
          <table:table-cell office:value-type="string">
            <text:p>Alpha Comae Berenices</text:p>
          </table:table-cell>
          <table:table-cell office:value-type="string">
            <text:p>cache</text:p>
          </table:table-cell>
          <table:table-cell office:value-type="string">
            <text:p>13/09/59.2766</text:p>
          </table:table-cell>
          <table:table-cell office:value-type="string">
            <text:p>17/31/45.953</text:p>
          </table:table-cell>
          <table:table-cell office:value-type="string">
            <text:p>4.29 to 4.35</text:p>
          </table:table-cell>
          <table:table-cell office:value-type="string">
            <text:p>A: F5V / B: F5V</text:p>
          </table:table-cell>
          <table:table-cell table:number-columns-repeated="2"/>
          <table:table-cell office:value-type="string">
            <text:p>Ornate white binary in a brilliant setting of carbon planets and ice giants.</text:p>
          </table:table-cell>
          <table:table-cell/>
        </table:table-row>
        <table:table-row table:style-name="ro1" table:visibility="filter">
          <table:table-cell office:value-type="string">
            <text:p>DIPTERA</text:p>
          </table:table-cell>
          <table:table-cell office:value-type="string">
            <text:p>β Muscae</text:p>
          </table:table-cell>
          <table:table-cell office:value-type="string">
            <text:p>β</text:p>
          </table:table-cell>
          <table:table-cell office:value-type="string">
            <text:p>Muscae</text:p>
          </table:table-cell>
          <table:table-cell office:value-type="string">
            <text:p>Beta Muscae</text:p>
          </table:table-cell>
          <table:table-cell office:value-type="string">
            <text:p>cache</text:p>
          </table:table-cell>
          <table:table-cell office:value-type="string">
            <text:p>12/46/16.80410</text:p>
          </table:table-cell>
          <table:table-cell office:value-type="string">
            <text:p>–68/06/29.2164</text:p>
          </table:table-cell>
          <table:table-cell office:value-type="string">
            <text:p>3.05 (3.51 + 4.01)</text:p>
          </table:table-cell>
          <table:table-cell office:value-type="string">
            <text:p>B2 V + B3 V</text:p>
          </table:table-cell>
          <table:table-cell office:value-type="float" office:value="7.35">
            <text:p>7.35</text:p>
          </table:table-cell>
          <table:table-cell/>
          <table:table-cell office:value-type="string">
            <text:p>Compound star, a relentlessly swarming mass of blue-black starlets.</text:p>
          </table:table-cell>
          <table:table-cell/>
        </table:table-row>
        <table:table-row table:style-name="ro1" table:visibility="filter">
          <table:table-cell office:value-type="string">
            <text:p>THE DOUBLE DOUBLE</text:p>
          </table:table-cell>
          <table:table-cell office:value-type="string">
            <text:p>ε Lyrae</text:p>
          </table:table-cell>
          <table:table-cell office:value-type="string">
            <text:p>ε</text:p>
          </table:table-cell>
          <table:table-cell office:value-type="string">
            <text:p>Lyrae</text:p>
          </table:table-cell>
          <table:table-cell office:value-type="string">
            <text:p>Epsilon Lyrae</text:p>
          </table:table-cell>
          <table:table-cell office:value-type="string">
            <text:p>cache</text:p>
          </table:table-cell>
          <table:table-cell office:value-type="string">
            <text:p>18/44/20.3453</text:p>
          </table:table-cell>
          <table:table-cell office:value-type="string">
            <text:p>39/40/12.444</text:p>
          </table:table-cell>
          <table:table-cell/>
          <table:table-cell office:value-type="string">
            <text:p>F1V / A8V</text:p>
          </table:table-cell>
          <table:table-cell table:number-columns-repeated="2"/>
          <table:table-cell office:value-type="string">
            <text:p>Thought at first to be quadruple, this system is now known to be recursive and indefinitely large.</text:p>
          </table:table-cell>
          <table:table-cell/>
        </table:table-row>
        <table:table-row table:style-name="ro1" table:visibility="filter">
          <table:table-cell office:value-type="string">
            <text:p>DSCHUBBA</text:p>
          </table:table-cell>
          <table:table-cell office:value-type="string">
            <text:p>δ Scorpii</text:p>
          </table:table-cell>
          <table:table-cell office:value-type="string">
            <text:p>δ</text:p>
          </table:table-cell>
          <table:table-cell office:value-type="string">
            <text:p>Scorpii</text:p>
          </table:table-cell>
          <table:table-cell office:value-type="string">
            <text:p>Delta Scorpii</text:p>
          </table:table-cell>
          <table:table-cell office:value-type="string">
            <text:p>cache</text:p>
          </table:table-cell>
          <table:table-cell office:value-type="string">
            <text:p>16/00/20.00528</text:p>
          </table:table-cell>
          <table:table-cell office:value-type="string">
            <text:p>–22/37/18.1431</text:p>
          </table:table-cell>
          <table:table-cell office:value-type="float" office:value="2.307">
            <text:p>2.307</text:p>
          </table:table-cell>
          <table:table-cell office:value-type="string">
            <text:p>B0.3 IV</text:p>
          </table:table-cell>
          <table:table-cell office:value-type="string">
            <text:p>19.7 ± 0.1,</text:p>
          </table:table-cell>
          <table:table-cell/>
          <table:table-cell office:value-type="string">
            <text:p>Prophesied to one day unite the BATENTABANS, PHACD, SCHEAT and USHAKARON in a mighty empire known as the Epic Solo.</text:p>
          </table:table-cell>
          <table:table-cell/>
        </table:table-row>
        <table:table-row table:style-name="ro1" table:visibility="filter">
          <table:table-cell office:value-type="string">
            <text:p>DUBHE</text:p>
          </table:table-cell>
          <table:table-cell office:value-type="string">
            <text:p>α Ursae Majoris</text:p>
          </table:table-cell>
          <table:table-cell office:value-type="string">
            <text:p>α</text:p>
          </table:table-cell>
          <table:table-cell office:value-type="string">
            <text:p>Ursae Majoris</text:p>
          </table:table-cell>
          <table:table-cell office:value-type="string">
            <text:p>Alpha Ursae Majoris</text:p>
          </table:table-cell>
          <table:table-cell office:value-type="string">
            <text:p>cache</text:p>
          </table:table-cell>
          <table:table-cell office:value-type="string">
            <text:p>11/03/43.67152</text:p>
          </table:table-cell>
          <table:table-cell office:value-type="string">
            <text:p>61/45/03.7249</text:p>
          </table:table-cell>
          <table:table-cell office:value-type="float" office:value="1.79">
            <text:p>1.79</text:p>
          </table:table-cell>
          <table:table-cell office:value-type="string">
            <text:p>K1 II-III</text:p>
          </table:table-cell>
          <table:table-cell table:number-columns-repeated="2"/>
          <table:table-cell office:value-type="string">
            <text:p>Quadruple system, home of the Grey Giants, living planets which purr unceasingly along their orbits.</text:p>
          </table:table-cell>
          <table:table-cell/>
        </table:table-row>
        <table:table-row table:style-name="ro1">
          <table:table-cell office:value-type="string">
            <text:p>DZIBAIN</text:p>
          </table:table-cell>
          <table:table-cell office:value-type="string">
            <text:p>ψ¹ Draconis</text:p>
          </table:table-cell>
          <table:table-cell office:value-type="string">
            <text:p>ψ¹</text:p>
          </table:table-cell>
          <table:table-cell office:value-type="string">
            <text:p>Draconis</text:p>
          </table:table-cell>
          <table:table-cell office:value-type="string">
            <text:p>Psi1 Draconis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Binary star orbited by a beige dwarf just massive enough to sustain classical fusion.</text:p>
          </table:table-cell>
          <table:table-cell/>
        </table:table-row>
        <table:table-row table:style-name="ro1" table:visibility="filter">
          <table:table-cell office:value-type="string">
            <text:p>EKKHYSIS</text:p>
          </table:table-cell>
          <table:table-cell office:value-type="string">
            <text:p>λ Aquarii</text:p>
          </table:table-cell>
          <table:table-cell office:value-type="string">
            <text:p>λ</text:p>
          </table:table-cell>
          <table:table-cell office:value-type="string">
            <text:p>Aquarii</text:p>
          </table:table-cell>
          <table:table-cell office:value-type="string">
            <text:p>Lambda Aquarii</text:p>
          </table:table-cell>
          <table:table-cell office:value-type="string">
            <text:p>cache</text:p>
          </table:table-cell>
          <table:table-cell office:value-type="string">
            <text:p>22/52/36.87441</text:p>
          </table:table-cell>
          <table:table-cell office:value-type="string">
            <text:p>−07/34/46.5542</text:p>
          </table:table-cell>
          <table:table-cell office:value-type="float" office:value="3.722">
            <text:p>3.722</text:p>
          </table:table-cell>
          <table:table-cell office:value-type="string">
            <text:p>M2.5 IIIa Fe–1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Red giant, ever expanding and contracting its formless, evanescent and delicate outer layers.</text:p>
          </table:table-cell>
          <table:table-cell/>
        </table:table-row>
        <table:table-row table:style-name="ro1" table:visibility="filter">
          <table:table-cell office:value-type="string">
            <text:p>EL NATH</text:p>
          </table:table-cell>
          <table:table-cell office:value-type="string">
            <text:p>β Tauri</text:p>
          </table:table-cell>
          <table:table-cell office:value-type="string">
            <text:p>β</text:p>
          </table:table-cell>
          <table:table-cell office:value-type="string">
            <text:p>Tauri</text:p>
          </table:table-cell>
          <table:table-cell office:value-type="string">
            <text:p>Beta Tauri</text:p>
          </table:table-cell>
          <table:table-cell office:value-type="string">
            <text:p>cache</text:p>
          </table:table-cell>
          <table:table-cell office:value-type="string">
            <text:p>05/26/17.5134</text:p>
          </table:table-cell>
          <table:table-cell office:value-type="string">
            <text:p>28/36/27.494</text:p>
          </table:table-cell>
          <table:table-cell office:value-type="float" office:value="1.68">
            <text:p>1.68</text:p>
          </table:table-cell>
          <table:table-cell office:value-type="string">
            <text:p>B7III</text:p>
          </table:table-cell>
          <table:table-cell office:value-type="string">
            <text:p>5.0 ± 0.1</text:p>
          </table:table-cell>
          <table:table-cell/>
          <table:table-cell office:value-type="string">
            <text:p>Unlike most meteor showers, which only appear to come from their radiant, the Beta Taurids actually come from EL NATH.</text:p>
          </table:table-cell>
          <table:table-cell/>
        </table:table-row>
        <table:table-row table:style-name="ro1" table:visibility="filter">
          <table:table-cell office:value-type="string">
            <text:p>EL REHLA</text:p>
          </table:table-cell>
          <table:table-cell office:value-type="string">
            <text:p>τ Puppis</text:p>
          </table:table-cell>
          <table:table-cell office:value-type="string">
            <text:p>τ</text:p>
          </table:table-cell>
          <table:table-cell office:value-type="string">
            <text:p>Puppis</text:p>
          </table:table-cell>
          <table:table-cell office:value-type="string">
            <text:p>Tau Puppis</text:p>
          </table:table-cell>
          <table:table-cell office:value-type="string">
            <text:p>cache</text:p>
          </table:table-cell>
          <table:table-cell office:value-type="string">
            <text:p>06/49/56.16846</text:p>
          </table:table-cell>
          <table:table-cell office:value-type="string">
            <text:p>–50/36/52.4437</text:p>
          </table:table-cell>
          <table:table-cell office:value-type="float" office:value="2.95">
            <text:p>2.95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Solipsistic object with the power to convince others that it is the only star in the cosmos. Not to be approached.</text:p>
          </table:table-cell>
          <table:table-cell/>
        </table:table-row>
        <table:table-row table:style-name="ro1">
          <table:table-cell office:value-type="string">
            <text:p>ELECTRA</text:p>
          </table:table-cell>
          <table:table-cell office:value-type="string">
            <text:p>17 Tauri</text:p>
          </table:table-cell>
          <table:table-cell office:value-type="float" office:value="17">
            <text:p>17</text:p>
          </table:table-cell>
          <table:table-cell office:value-type="string">
            <text:p>Tauri</text:p>
          </table:table-cell>
          <table:table-cell office:value-type="string">
            <text:p>17 Tauri</text:p>
          </table:table-cell>
          <table:table-cell office:value-type="string">
            <text:p>found</text:p>
          </table:table-cell>
          <table:table-cell table:number-columns-repeated="6"/>
          <table:table-cell office:value-type="string">
            <text:p>Blue giant star which is fusing hybris in its core, giving rise to strong nemesis and vengeance emission lines.</text:p>
          </table:table-cell>
          <table:table-cell/>
        </table:table-row>
        <table:table-row table:style-name="ro1" table:visibility="filter">
          <table:table-cell office:value-type="string">
            <text:p>ELTANIN</text:p>
          </table:table-cell>
          <table:table-cell office:value-type="string">
            <text:p>γ Draconis</text:p>
          </table:table-cell>
          <table:table-cell office:value-type="string">
            <text:p>γ</text:p>
          </table:table-cell>
          <table:table-cell office:value-type="string">
            <text:p>Draconis</text:p>
          </table:table-cell>
          <table:table-cell office:value-type="string">
            <text:p>Gamma Draconis</text:p>
          </table:table-cell>
          <table:table-cell office:value-type="string">
            <text:p>cache</text:p>
          </table:table-cell>
          <table:table-cell office:value-type="string">
            <text:p>17/56/36.36988</text:p>
          </table:table-cell>
          <table:table-cell office:value-type="string">
            <text:p>51/29/20.0242</text:p>
          </table:table-cell>
          <table:table-cell office:value-type="float" office:value="2.3617">
            <text:p>2.3617</text:p>
          </table:table-cell>
          <table:table-cell office:value-type="string">
            <text:p>K5 III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Red giant whose primary is home to a race of flightless interstellar dragons who have adapted to life planetside.</text:p>
          </table:table-cell>
          <table:table-cell/>
        </table:table-row>
        <table:table-row table:style-name="ro1" table:visibility="filter">
          <table:table-cell office:value-type="string">
            <text:p>ELVASHAK</text:p>
          </table:table-cell>
          <table:table-cell office:value-type="string">
            <text:p>α Lyncis</text:p>
          </table:table-cell>
          <table:table-cell office:value-type="string">
            <text:p>α</text:p>
          </table:table-cell>
          <table:table-cell office:value-type="string">
            <text:p>Lyncis</text:p>
          </table:table-cell>
          <table:table-cell office:value-type="string">
            <text:p>Alpha Lyncis</text:p>
          </table:table-cell>
          <table:table-cell office:value-type="string">
            <text:p>cache</text:p>
          </table:table-cell>
          <table:table-cell office:value-type="string">
            <text:p>09/21/03.30074</text:p>
          </table:table-cell>
          <table:table-cell office:value-type="string">
            <text:p>34/23/33.2245</text:p>
          </table:table-cell>
          <table:table-cell office:value-type="float" office:value="3.13">
            <text:p>3.13</text:p>
          </table:table-cell>
          <table:table-cell office:value-type="string">
            <text:p>K7 III</text:p>
          </table:table-cell>
          <table:table-cell table:number-columns-repeated="2"/>
          <table:table-cell office:value-type="string">
            <text:p>Plaid orange giant with the best hot wings in the Orion Arm.</text:p>
          </table:table-cell>
          <table:table-cell/>
        </table:table-row>
        <table:table-row table:style-name="ro1" table:visibility="filter">
          <table:table-cell office:value-type="string">
            <text:p>ENIF</text:p>
          </table:table-cell>
          <table:table-cell office:value-type="string">
            <text:p>ε Pegasi</text:p>
          </table:table-cell>
          <table:table-cell office:value-type="string">
            <text:p>ε</text:p>
          </table:table-cell>
          <table:table-cell office:value-type="string">
            <text:p>Pegasi</text:p>
          </table:table-cell>
          <table:table-cell office:value-type="string">
            <text:p>Epsilon Pegasi</text:p>
          </table:table-cell>
          <table:table-cell office:value-type="string">
            <text:p>cache</text:p>
          </table:table-cell>
          <table:table-cell office:value-type="string">
            <text:p>21/44/11.15614</text:p>
          </table:table-cell>
          <table:table-cell office:value-type="string">
            <text:p>09/52/30.0311</text:p>
          </table:table-cell>
          <table:table-cell office:value-type="float" office:value="2.399">
            <text:p>2.399</text:p>
          </table:table-cell>
          <table:table-cell office:value-type="string">
            <text:p>K2 Ib</text:p>
          </table:table-cell>
          <table:table-cell office:value-type="string">
            <text:p>11.7 ± 0.8</text:p>
          </table:table-cell>
          <table:table-cell/>
          <table:table-cell office:value-type="string">
            <text:p>Monstrous red giant of evil reputation, the Bloated One, the Maw, the Devourer, the Stain.</text:p>
          </table:table-cell>
          <table:table-cell/>
        </table:table-row>
        <table:table-row table:style-name="ro1" table:visibility="filter">
          <table:table-cell office:value-type="string">
            <text:p>ERRAI</text:p>
          </table:table-cell>
          <table:table-cell office:value-type="string">
            <text:p>γ Cephei</text:p>
          </table:table-cell>
          <table:table-cell office:value-type="string">
            <text:p>γ</text:p>
          </table:table-cell>
          <table:table-cell office:value-type="string">
            <text:p>Cephei</text:p>
          </table:table-cell>
          <table:table-cell office:value-type="string">
            <text:p>Gamma Cephei</text:p>
          </table:table-cell>
          <table:table-cell office:value-type="string">
            <text:p>cache</text:p>
          </table:table-cell>
          <table:table-cell office:value-type="string">
            <text:p>23/39/20.85</text:p>
          </table:table-cell>
          <table:table-cell office:value-type="string">
            <text:p>77/37/56.2</text:p>
          </table:table-cell>
          <table:table-cell office:value-type="float" office:value="3.22">
            <text:p>3.22</text:p>
          </table:table-cell>
          <table:table-cell/>
          <table:table-cell office:value-type="string">
            <text:p>1.40 ± 0.12</text:p>
          </table:table-cell>
          <table:table-cell/>
          <table:table-cell office:value-type="string">
            <text:p>Orange subgiant with red dwarf companion. The polychrome sundials of its planet are famed for their exquisite beauty.</text:p>
          </table:table-cell>
          <table:table-cell/>
        </table:table-row>
        <table:table-row table:style-name="ro1" table:visibility="filter">
          <table:table-cell office:value-type="string">
            <text:p>FIEHT</text:p>
          </table:table-cell>
          <table:table-cell office:value-type="string">
            <text:p>ζ Ophiuchi</text:p>
          </table:table-cell>
          <table:table-cell office:value-type="string">
            <text:p>ζ</text:p>
          </table:table-cell>
          <table:table-cell office:value-type="string">
            <text:p>Ophiuchi</text:p>
          </table:table-cell>
          <table:table-cell office:value-type="string">
            <text:p>Zeta Ophiuchi</text:p>
          </table:table-cell>
          <table:table-cell office:value-type="string">
            <text:p>cache</text:p>
          </table:table-cell>
          <table:table-cell office:value-type="string">
            <text:p>16/37/09.53905</text:p>
          </table:table-cell>
          <table:table-cell office:value-type="string">
            <text:p>–10/34/01.5295</text:p>
          </table:table-cell>
          <table:table-cell office:value-type="float" office:value="2.569">
            <text:p>2.569</text:p>
          </table:table-cell>
          <table:table-cell office:value-type="string">
            <text:p>O9.5 V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Young blue giant moving at high speed through the interstellar medium, its bow shock a rich feeding ground for dragons.</text:p>
          </table:table-cell>
          <table:table-cell/>
        </table:table-row>
        <table:table-row table:style-name="ro1" table:visibility="filter">
          <table:table-cell office:value-type="string">
            <text:p>FOMALHAUT</text:p>
          </table:table-cell>
          <table:table-cell office:value-type="string">
            <text:p>α Piscis Austrini</text:p>
          </table:table-cell>
          <table:table-cell office:value-type="string">
            <text:p>α</text:p>
          </table:table-cell>
          <table:table-cell office:value-type="string">
            <text:p>Piscis Austrini</text:p>
          </table:table-cell>
          <table:table-cell office:value-type="string">
            <text:p>Alpha Piscis Austrini</text:p>
          </table:table-cell>
          <table:table-cell office:value-type="string">
            <text:p>cache</text:p>
          </table:table-cell>
          <table:table-cell office:value-type="string">
            <text:p>22/57/39.0465</text:p>
          </table:table-cell>
          <table:table-cell office:value-type="string">
            <text:p>−29/37/20.050</text:p>
          </table:table-cell>
          <table:table-cell office:value-type="float" office:value="1.16">
            <text:p>1.16</text:p>
          </table:table-cell>
          <table:table-cell office:value-type="string">
            <text:p>A3 V </text:p>
          </table:table-cell>
          <table:table-cell office:value-type="string">
            <text:p>{{val</text:p>
          </table:table-cell>
          <table:table-cell/>
          <table:table-cell office:value-type="string">
            <text:p>Fabled as the site of an ingestive organ of the galactic animal, a magnet for explorers and thaumaturges.</text:p>
          </table:table-cell>
          <table:table-cell/>
        </table:table-row>
        <table:table-row table:style-name="ro1" table:visibility="filter">
          <table:table-cell office:value-type="string">
            <text:p>FOO PIH</text:p>
          </table:table-cell>
          <table:table-cell office:value-type="string">
            <text:p>γ Hydri</text:p>
          </table:table-cell>
          <table:table-cell office:value-type="string">
            <text:p>γ</text:p>
          </table:table-cell>
          <table:table-cell office:value-type="string">
            <text:p>Hydri</text:p>
          </table:table-cell>
          <table:table-cell office:value-type="string">
            <text:p>Gamma Hydri</text:p>
          </table:table-cell>
          <table:table-cell office:value-type="string">
            <text:p>cache</text:p>
          </table:table-cell>
          <table:table-cell office:value-type="string">
            <text:p>03/47/14.34062</text:p>
          </table:table-cell>
          <table:table-cell office:value-type="string">
            <text:p>-74/14/20.2686</text:p>
          </table:table-cell>
          <table:table-cell table:number-columns-repeated="4"/>
          <table:table-cell office:value-type="string">
            <text:p>Red giant with companion bearing biosphere spectral fingerprint AAA10011011 ("robot planet").</text:p>
          </table:table-cell>
          <table:table-cell/>
        </table:table-row>
        <table:table-row table:style-name="ro1" table:visibility="filter">
          <table:table-cell office:value-type="string">
            <text:p>FORAMEN</text:p>
          </table:table-cell>
          <table:table-cell office:value-type="string">
            <text:p>η Carinae</text:p>
          </table:table-cell>
          <table:table-cell office:value-type="string">
            <text:p>η</text:p>
          </table:table-cell>
          <table:table-cell office:value-type="string">
            <text:p>Carinae</text:p>
          </table:table-cell>
          <table:table-cell office:value-type="string">
            <text:p>Eta Carinae</text:p>
          </table:table-cell>
          <table:table-cell office:value-type="string">
            <text:p>cache</text:p>
          </table:table-cell>
          <table:table-cell office:value-type="string">
            <text:p>10/45/03.591</text:p>
          </table:table-cell>
          <table:table-cell office:value-type="string">
            <text:p>−59/41/04.26</text:p>
          </table:table-cell>
          <table:table-cell office:value-type="string">
            <text:p>−0.8 to 7.9</text:p>
          </table:table-cell>
          <table:table-cell office:value-type="string">
            <text:p>BIae-0 / OI</text:p>
          </table:table-cell>
          <table:table-cell office:value-type="string">
            <text:p>120 / 30</text:p>
          </table:table-cell>
          <table:table-cell/>
          <table:table-cell office:value-type="string">
            <text:p>Mighty beacon, soon to be used as an extragalactic signal by demiurges. Projected message content: "NOT YET."</text:p>
          </table:table-cell>
          <table:table-cell/>
        </table:table-row>
        <table:table-row table:style-name="ro1">
          <table:table-cell office:value-type="string">
            <text:p>FUM AL FARAS</text:p>
          </table:table-cell>
          <table:table-cell office:value-type="string">
            <text:p>ν Pegasi</text:p>
          </table:table-cell>
          <table:table-cell office:value-type="string">
            <text:p>ν</text:p>
          </table:table-cell>
          <table:table-cell office:value-type="string">
            <text:p>Pegasi</text:p>
          </table:table-cell>
          <table:table-cell office:value-type="string">
            <text:p>Nu Pegas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K-giant, home to the Clockworld, a sublight event clearing house established by the Fourth Empire, now derelict.</text:p>
          </table:table-cell>
          <table:table-cell/>
        </table:table-row>
        <table:table-row table:style-name="ro1" table:visibility="filter">
          <table:table-cell office:value-type="string">
            <text:p>FUM AL SAMAKAH</text:p>
          </table:table-cell>
          <table:table-cell office:value-type="string">
            <text:p>β Piscium</text:p>
          </table:table-cell>
          <table:table-cell office:value-type="string">
            <text:p>β</text:p>
          </table:table-cell>
          <table:table-cell office:value-type="string">
            <text:p>Piscium</text:p>
          </table:table-cell>
          <table:table-cell office:value-type="string">
            <text:p>Beta Piscium</text:p>
          </table:table-cell>
          <table:table-cell office:value-type="string">
            <text:p>cache</text:p>
          </table:table-cell>
          <table:table-cell office:value-type="string">
            <text:p>23/03/52.6</text:p>
          </table:table-cell>
          <table:table-cell office:value-type="string">
            <text:p>03/49/12</text:p>
          </table:table-cell>
          <table:table-cell office:value-type="float" office:value="4.53">
            <text:p>4.53</text:p>
          </table:table-cell>
          <table:table-cell table:number-columns-repeated="3"/>
          <table:table-cell office:value-type="string">
            <text:p>Flattened, fast-rotating B-giant, a tracery of tormented gas fretted by blue lightning.</text:p>
          </table:table-cell>
          <table:table-cell/>
        </table:table-row>
        <table:table-row table:style-name="ro1" table:visibility="filter">
          <table:table-cell office:value-type="string">
            <text:p>FURUD</text:p>
          </table:table-cell>
          <table:table-cell office:value-type="string">
            <text:p>ζ Canis Majoris</text:p>
          </table:table-cell>
          <table:table-cell office:value-type="string">
            <text:p>ζ</text:p>
          </table:table-cell>
          <table:table-cell office:value-type="string">
            <text:p>Canis Majoris</text:p>
          </table:table-cell>
          <table:table-cell office:value-type="string">
            <text:p>Zeta Canis Majoris</text:p>
          </table:table-cell>
          <table:table-cell office:value-type="string">
            <text:p>cache</text:p>
          </table:table-cell>
          <table:table-cell office:value-type="string">
            <text:p>06/20/18.79204</text:p>
          </table:table-cell>
          <table:table-cell office:value-type="string">
            <text:p>–30/03/48.1202</text:p>
          </table:table-cell>
          <table:table-cell office:value-type="float" office:value="3.025">
            <text:p>3.025</text:p>
          </table:table-cell>
          <table:table-cell office:value-type="string">
            <text:p>B2.5 V</text:p>
          </table:table-cell>
          <table:table-cell office:value-type="string">
            <text:p>7.7 ± 0.2</text:p>
          </table:table-cell>
          <table:table-cell/>
          <table:table-cell office:value-type="string">
            <text:p>Example of a breathing star whose mild variations accelerate when it is observed.</text:p>
          </table:table-cell>
          <table:table-cell/>
        </table:table-row>
        <table:table-row table:style-name="ro1" table:visibility="filter">
          <table:table-cell office:value-type="string">
            <text:p>GACRUX</text:p>
          </table:table-cell>
          <table:table-cell office:value-type="string">
            <text:p>γ Crucis</text:p>
          </table:table-cell>
          <table:table-cell office:value-type="string">
            <text:p>γ</text:p>
          </table:table-cell>
          <table:table-cell office:value-type="string">
            <text:p>Crucis</text:p>
          </table:table-cell>
          <table:table-cell office:value-type="string">
            <text:p>Gamma Crucis</text:p>
          </table:table-cell>
          <table:table-cell office:value-type="string">
            <text:p>cache</text:p>
          </table:table-cell>
          <table:table-cell office:value-type="string">
            <text:p>12/31/09.95961</text:p>
          </table:table-cell>
          <table:table-cell office:value-type="string">
            <text:p>-57/06/47.5684</text:p>
          </table:table-cell>
          <table:table-cell office:value-type="float" office:value="1.63">
            <text:p>1.63</text:p>
          </table:table-cell>
          <table:table-cell office:value-type="string">
            <text:p>M3.5 III</text:p>
          </table:table-cell>
          <table:table-cell office:value-type="string">
            <text:p>1.3 ± 0.1</text:p>
          </table:table-cell>
          <table:table-cell/>
          <table:table-cell office:value-type="string">
            <text:p>Sacred to raptors on many worlds, the closest red giant star to SOL.</text:p>
          </table:table-cell>
          <table:table-cell/>
        </table:table-row>
        <table:table-row table:style-name="ro1" table:visibility="filter">
          <table:table-cell office:value-type="string">
            <text:p>GATRIA</text:p>
          </table:table-cell>
          <table:table-cell office:value-type="string">
            <text:p>γ Trianguli Australis</text:p>
          </table:table-cell>
          <table:table-cell office:value-type="string">
            <text:p>γ</text:p>
          </table:table-cell>
          <table:table-cell office:value-type="string">
            <text:p>Trianguli Australis</text:p>
          </table:table-cell>
          <table:table-cell office:value-type="string">
            <text:p>Gamma Trianguli Australis</text:p>
          </table:table-cell>
          <table:table-cell office:value-type="string">
            <text:p>cache</text:p>
          </table:table-cell>
          <table:table-cell office:value-type="string">
            <text:p>15/18/54.58198</text:p>
          </table:table-cell>
          <table:table-cell office:value-type="string">
            <text:p>–68/40/46.3654</text:p>
          </table:table-cell>
          <table:table-cell office:value-type="float" office:value="2.87">
            <text:p>2.8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A-subgiant, a vast white tetrahedron held in shape by powerful magnetic fields.</text:p>
          </table:table-cell>
          <table:table-cell/>
        </table:table-row>
        <table:table-row table:style-name="ro1">
          <table:table-cell office:value-type="string">
            <text:p>GEMINGA</text:p>
          </table:table-cell>
          <table:table-cell office:value-type="string">
            <text:p>PSR B0633+17</text:p>
          </table:table-cell>
          <table:table-cell office:value-type="string">
            <text:p>PSR</text:p>
          </table:table-cell>
          <table:table-cell office:value-type="string">
            <text:p>B0633</text:p>
          </table:table-cell>
          <table:table-cell office:value-type="string">
            <text:p>PSR B0633+17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Pulsar, wanders the skies making friends and distorting space-time. Maybe tomorrow, it will want to settle down.</text:p>
          </table:table-cell>
          <table:table-cell/>
        </table:table-row>
        <table:table-row table:style-name="ro1" table:visibility="filter">
          <table:table-cell office:value-type="string">
            <text:p>GIAUSAR</text:p>
          </table:table-cell>
          <table:table-cell office:value-type="string">
            <text:p>λ Draconis</text:p>
          </table:table-cell>
          <table:table-cell office:value-type="string">
            <text:p>λ</text:p>
          </table:table-cell>
          <table:table-cell office:value-type="string">
            <text:p>Draconis</text:p>
          </table:table-cell>
          <table:table-cell office:value-type="string">
            <text:p>Lambda Draconis</text:p>
          </table:table-cell>
          <table:table-cell office:value-type="string">
            <text:p>cache</text:p>
          </table:table-cell>
          <table:table-cell table:style-name="ce1" office:value-type="string">
            <text:p>11/28/30</text:p>
          </table:table-cell>
          <table:table-cell office:value-type="string">
            <text:p>69/36/0</text:p>
          </table:table-cell>
          <table:table-cell table:number-columns-repeated="4"/>
          <table:table-cell office:value-type="string">
            <text:p>Believed to be the dragons' home system, a red giant orbited by the embers of ancient carbon planets.</text:p>
          </table:table-cell>
          <table:table-cell/>
        </table:table-row>
        <table:table-row table:style-name="ro1" table:visibility="filter">
          <table:table-cell office:value-type="string">
            <text:p>GIENAH</text:p>
          </table:table-cell>
          <table:table-cell office:value-type="string">
            <text:p>ε Cygni</text:p>
          </table:table-cell>
          <table:table-cell office:value-type="string">
            <text:p>ε</text:p>
          </table:table-cell>
          <table:table-cell office:value-type="string">
            <text:p>Cygni</text:p>
          </table:table-cell>
          <table:table-cell office:value-type="string">
            <text:p>Epsilon Cygni</text:p>
          </table:table-cell>
          <table:table-cell office:value-type="string">
            <text:p>cache</text:p>
          </table:table-cell>
          <table:table-cell office:value-type="string">
            <text:p>20/46/12.68236</text:p>
          </table:table-cell>
          <table:table-cell office:value-type="string">
            <text:p>33/58/12.9250</text:p>
          </table:table-cell>
          <table:table-cell office:value-type="float" office:value="2.48">
            <text:p>2.48</text:p>
          </table:table-cell>
          <table:table-cell office:value-type="string">
            <text:p>K0 III</text:p>
          </table:table-cell>
          <table:table-cell office:value-type="string">
            <text:p>~2</text:p>
          </table:table-cell>
          <table:table-cell/>
          <table:table-cell office:value-type="string">
            <text:p>K-giant fitted with solar wind baffles by which its inhabitants are very gradually altering its trajectory.</text:p>
          </table:table-cell>
          <table:table-cell/>
        </table:table-row>
        <table:table-row table:style-name="ro1" table:visibility="filter">
          <table:table-cell office:value-type="string">
            <text:p>GIENAH GURAB</text:p>
          </table:table-cell>
          <table:table-cell office:value-type="string">
            <text:p>γ Corvi</text:p>
          </table:table-cell>
          <table:table-cell office:value-type="string">
            <text:p>γ</text:p>
          </table:table-cell>
          <table:table-cell office:value-type="string">
            <text:p>Corvi</text:p>
          </table:table-cell>
          <table:table-cell office:value-type="string">
            <text:p>Gamma Corvi</text:p>
          </table:table-cell>
          <table:table-cell office:value-type="string">
            <text:p>cache</text:p>
          </table:table-cell>
          <table:table-cell office:value-type="string">
            <text:p>12/15/48.37081</text:p>
          </table:table-cell>
          <table:table-cell office:value-type="string">
            <text:p>–17/32/30.9496</text:p>
          </table:table-cell>
          <table:table-cell office:value-type="float" office:value="2.585">
            <text:p>2.585</text:p>
          </table:table-cell>
          <table:table-cell office:value-type="string">
            <text:p>B8 III</text:p>
          </table:table-cell>
          <table:table-cell office:value-type="string">
            <text:p>4.2{{+-</text:p>
          </table:table-cell>
          <table:table-cell/>
          <table:table-cell office:value-type="string">
            <text:p>B-giant, home of the fabled Dream Planet, a world free from causalty. Visitors are usually punished by trite curses.</text:p>
          </table:table-cell>
          <table:table-cell/>
        </table:table-row>
        <table:table-row table:style-name="ro1" table:visibility="filter">
          <table:table-cell office:value-type="string">
            <text:p>GIRTAB</text:p>
          </table:table-cell>
          <table:table-cell office:value-type="string">
            <text:p>κ Scorpii</text:p>
          </table:table-cell>
          <table:table-cell office:value-type="string">
            <text:p>κ</text:p>
          </table:table-cell>
          <table:table-cell office:value-type="string">
            <text:p>Scorpii</text:p>
          </table:table-cell>
          <table:table-cell office:value-type="string">
            <text:p>Kappa Scorpii</text:p>
          </table:table-cell>
          <table:table-cell office:value-type="string">
            <text:p>cache</text:p>
          </table:table-cell>
          <table:table-cell office:value-type="string">
            <text:p>17/42/29.27520</text:p>
          </table:table-cell>
          <table:table-cell office:value-type="string">
            <text:p>–39/01/47.9391</text:p>
          </table:table-cell>
          <table:table-cell office:value-type="float" office:value="2.39">
            <text:p>2.39</text:p>
          </table:table-cell>
          <table:table-cell office:value-type="string">
            <text:p>B1.5 III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inary star. All the rocky bodies in its system have been carved into the same form, which may represent a face.</text:p>
          </table:table-cell>
          <table:table-cell/>
        </table:table-row>
        <table:table-row table:style-name="ro1" table:visibility="filter">
          <table:table-cell office:value-type="string">
            <text:p>GOMEISA</text:p>
          </table:table-cell>
          <table:table-cell office:value-type="string">
            <text:p>β Canis Minoris</text:p>
          </table:table-cell>
          <table:table-cell office:value-type="string">
            <text:p>β</text:p>
          </table:table-cell>
          <table:table-cell office:value-type="string">
            <text:p>Canis Minoris</text:p>
          </table:table-cell>
          <table:table-cell office:value-type="string">
            <text:p>Beta Canis Minoris</text:p>
          </table:table-cell>
          <table:table-cell office:value-type="string">
            <text:p>cache</text:p>
          </table:table-cell>
          <table:table-cell office:value-type="string">
            <text:p>07/27/09.04174</text:p>
          </table:table-cell>
          <table:table-cell office:value-type="string">
            <text:p>08/17/21.5368</text:p>
          </table:table-cell>
          <table:table-cell office:value-type="float" office:value="2.89">
            <text:p>2.89</text:p>
          </table:table-cell>
          <table:table-cell office:value-type="string">
            <text:p>B8 Ve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Blue star with restorative properties, whose local name is Peace [Dampness] After Weeping.</text:p>
          </table:table-cell>
          <table:table-cell/>
        </table:table-row>
        <table:table-row table:style-name="ro1" table:visibility="filter">
          <table:table-cell office:value-type="string">
            <text:p>GORGONEA QUARTA</text:p>
          </table:table-cell>
          <table:table-cell office:value-type="string">
            <text:p>ω Persei</text:p>
          </table:table-cell>
          <table:table-cell office:value-type="string">
            <text:p>ω</text:p>
          </table:table-cell>
          <table:table-cell office:value-type="string">
            <text:p>Persei</text:p>
          </table:table-cell>
          <table:table-cell office:value-type="string">
            <text:p>Omega Persei</text:p>
          </table:table-cell>
          <table:table-cell office:value-type="string">
            <text:p>cache</text:p>
          </table:table-cell>
          <table:table-cell office:value-type="string">
            <text:p>03/11/17.4</text:p>
          </table:table-cell>
          <table:table-cell office:value-type="string">
            <text:p>39/36/42</text:p>
          </table:table-cell>
          <table:table-cell office:value-type="float" office:value="4.63">
            <text:p>4.63</text:p>
          </table:table-cell>
          <table:table-cell table:number-columns-repeated="3"/>
          <table:table-cell office:value-type="string">
            <text:p>K-dwarf, evil subsidiary of ALGOL, acts as a galactic sump. Every direction in its system is down.</text:p>
          </table:table-cell>
          <table:table-cell/>
        </table:table-row>
        <table:table-row table:style-name="ro1" table:visibility="filter">
          <table:table-cell office:value-type="string">
            <text:p>GORGONEA SECUNDA</text:p>
          </table:table-cell>
          <table:table-cell office:value-type="string">
            <text:p>π Persei</text:p>
          </table:table-cell>
          <table:table-cell office:value-type="string">
            <text:p>π</text:p>
          </table:table-cell>
          <table:table-cell office:value-type="string">
            <text:p>Persei</text:p>
          </table:table-cell>
          <table:table-cell office:value-type="string">
            <text:p>Pi Persei</text:p>
          </table:table-cell>
          <table:table-cell office:value-type="string">
            <text:p>cache</text:p>
          </table:table-cell>
          <table:table-cell office:value-type="string">
            <text:p>02/58/45.7</text:p>
          </table:table-cell>
          <table:table-cell office:value-type="string">
            <text:p>39/39/46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string">
            <text:p>A-giant, evil subsidiary of ALGOL. The rise and fall of empires are foretold by its shifting blemishes.</text:p>
          </table:table-cell>
          <table:table-cell/>
        </table:table-row>
        <table:table-row table:style-name="ro1" table:visibility="filter">
          <table:table-cell office:value-type="string">
            <text:p>GORGONEA TERTIA</text:p>
          </table:table-cell>
          <table:table-cell office:value-type="string">
            <text:p>ρ Persei</text:p>
          </table:table-cell>
          <table:table-cell office:value-type="string">
            <text:p>ρ</text:p>
          </table:table-cell>
          <table:table-cell office:value-type="string">
            <text:p>Persei</text:p>
          </table:table-cell>
          <table:table-cell office:value-type="string">
            <text:p>Rho Persei</text:p>
          </table:table-cell>
          <table:table-cell office:value-type="string">
            <text:p>cache</text:p>
          </table:table-cell>
          <table:table-cell office:value-type="string">
            <text:p>03/05/10.59385</text:p>
          </table:table-cell>
          <table:table-cell office:value-type="string">
            <text:p>38/50/24.9943</text:p>
          </table:table-cell>
          <table:table-cell office:value-type="float" office:value="3.39">
            <text:p>3.39</text:p>
          </table:table-cell>
          <table:table-cell office:value-type="string">
            <text:p>M4 II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arge red giant, evil subsidiary of ALGOL. All of the constellations visible from this system are obscene.</text:p>
          </table:table-cell>
          <table:table-cell/>
        </table:table-row>
        <table:table-row table:style-name="ro1" table:visibility="filter">
          <table:table-cell office:value-type="string">
            <text:p>GRAFFIAS</text:p>
          </table:table-cell>
          <table:table-cell office:value-type="string">
            <text:p>β Scorpii</text:p>
          </table:table-cell>
          <table:table-cell office:value-type="string">
            <text:p>β</text:p>
          </table:table-cell>
          <table:table-cell office:value-type="string">
            <text:p>Scorpii</text:p>
          </table:table-cell>
          <table:table-cell office:value-type="string">
            <text:p>Beta Scorpii</text:p>
          </table:table-cell>
          <table:table-cell office:value-type="string">
            <text:p>cache</text:p>
          </table:table-cell>
          <table:table-cell office:value-type="string">
            <text:p>16/05/26.23198</text:p>
          </table:table-cell>
          <table:table-cell office:value-type="string">
            <text:p>–19/48/19.6300</text:p>
          </table:table-cell>
          <table:table-cell/>
          <table:table-cell office:value-type="string">
            <text:p>B0.5V + B2V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extuple system where space flight was invented in the steam age, its history inspired the first space operas.</text:p>
          </table:table-cell>
          <table:table-cell/>
        </table:table-row>
        <table:table-row table:style-name="ro1" table:visibility="filter">
          <table:table-cell office:value-type="string">
            <text:p>GRUID</text:p>
          </table:table-cell>
          <table:table-cell office:value-type="string">
            <text:p>β Gruis</text:p>
          </table:table-cell>
          <table:table-cell office:value-type="string">
            <text:p>β</text:p>
          </table:table-cell>
          <table:table-cell office:value-type="string">
            <text:p>Gruis</text:p>
          </table:table-cell>
          <table:table-cell office:value-type="string">
            <text:p>Beta Gruis</text:p>
          </table:table-cell>
          <table:table-cell office:value-type="string">
            <text:p>cache</text:p>
          </table:table-cell>
          <table:table-cell office:value-type="string">
            <text:p>22/42/40.05027</text:p>
          </table:table-cell>
          <table:table-cell office:value-type="string">
            <text:p>-46/53/04.4752</text:p>
          </table:table-cell>
          <table:table-cell office:value-type="float" office:value="2.146">
            <text:p>2.146</text:p>
          </table:table-cell>
          <table:table-cell office:value-type="string">
            <text:p>M5 III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Pre-Copernican system established as a supernature preserve. Access within its celestial sphere is strictly controlled.</text:p>
          </table:table-cell>
          <table:table-cell/>
        </table:table-row>
        <table:table-row table:style-name="ro1" table:visibility="filter">
          <table:table-cell office:value-type="string">
            <text:p>GRUMIUM</text:p>
          </table:table-cell>
          <table:table-cell office:value-type="string">
            <text:p>ξ Draconis</text:p>
          </table:table-cell>
          <table:table-cell office:value-type="string">
            <text:p>ξ</text:p>
          </table:table-cell>
          <table:table-cell office:value-type="string">
            <text:p>Draconis</text:p>
          </table:table-cell>
          <table:table-cell office:value-type="string">
            <text:p>Xi Draconis</text:p>
          </table:table-cell>
          <table:table-cell office:value-type="string">
            <text:p>cache</text:p>
          </table:table-cell>
          <table:table-cell office:value-type="string">
            <text:p>17/53/31.72962</text:p>
          </table:table-cell>
          <table:table-cell office:value-type="string">
            <text:p>56/52/21.5143</text:p>
          </table:table-cell>
          <table:table-cell office:value-type="float" office:value="3.75">
            <text:p>3.75</text:p>
          </table:table-cell>
          <table:table-cell office:value-type="string">
            <text:p>K2 III</text:p>
          </table:table-cell>
          <table:table-cell office:value-type="string">
            <text:p>1.45 ± 0.17</text:p>
          </table:table-cell>
          <table:table-cell/>
          <table:table-cell office:value-type="string">
            <text:p>Orange, metal-rich star populated by demons who have fitted it with active volcanoes. No-one is quite sure how.</text:p>
          </table:table-cell>
          <table:table-cell/>
        </table:table-row>
        <table:table-row table:style-name="ro1" table:visibility="filter">
          <table:table-cell office:value-type="string">
            <text:p>HADAR</text:p>
          </table:table-cell>
          <table:table-cell office:value-type="string">
            <text:p>β Centauri</text:p>
          </table:table-cell>
          <table:table-cell office:value-type="string">
            <text:p>β</text:p>
          </table:table-cell>
          <table:table-cell office:value-type="string">
            <text:p>Centauri</text:p>
          </table:table-cell>
          <table:table-cell office:value-type="string">
            <text:p>Beta Centauri</text:p>
          </table:table-cell>
          <table:table-cell office:value-type="string">
            <text:p>cache</text:p>
          </table:table-cell>
          <table:table-cell office:value-type="string">
            <text:p>14/03/49.40535</text:p>
          </table:table-cell>
          <table:table-cell office:value-type="string">
            <text:p>–60/22/22.9266</text:p>
          </table:table-cell>
          <table:table-cell office:value-type="float" office:value="0.6">
            <text:p>0.6</text:p>
          </table:table-cell>
          <table:table-cell office:value-type="string">
            <text:p>B1 III</text:p>
          </table:table-cell>
          <table:table-cell office:value-type="string">
            <text:p>10.7 ± 0.1</text:p>
          </table:table-cell>
          <table:table-cell/>
          <table:table-cell office:value-type="string">
            <text:p>Blue giant star which has evolved away from the Main Sequence in search of something it refers to as "the new sound".</text:p>
          </table:table-cell>
          <table:table-cell/>
        </table:table-row>
        <table:table-row table:style-name="ro1" table:visibility="filter">
          <table:table-cell office:value-type="string">
            <text:p>HAMAL</text:p>
          </table:table-cell>
          <table:table-cell office:value-type="string">
            <text:p>α Arietis</text:p>
          </table:table-cell>
          <table:table-cell office:value-type="string">
            <text:p>α</text:p>
          </table:table-cell>
          <table:table-cell office:value-type="string">
            <text:p>Arietis</text:p>
          </table:table-cell>
          <table:table-cell office:value-type="string">
            <text:p>Alpha Arietis</text:p>
          </table:table-cell>
          <table:table-cell office:value-type="string">
            <text:p>cache</text:p>
          </table:table-cell>
          <table:table-cell office:value-type="string">
            <text:p>02/07/10.40570</text:p>
          </table:table-cell>
          <table:table-cell office:value-type="string">
            <text:p>23/27/44.7032</text:p>
          </table:table-cell>
          <table:table-cell office:value-type="float" office:value="2">
            <text:p>2</text:p>
          </table:table-cell>
          <table:table-cell office:value-type="string">
            <text:p>K2 III Ca-1</text:p>
          </table:table-cell>
          <table:table-cell office:value-type="string">
            <text:p>1.5 ± 0.2</text:p>
          </table:table-cell>
          <table:table-cell/>
          <table:table-cell office:value-type="string">
            <text:p>Its inhabitants invented interstellar flight before science fiction. Lacking preconceptions, they conquered the Galaxy.</text:p>
          </table:table-cell>
          <table:table-cell/>
        </table:table-row>
        <table:table-row table:style-name="ro1" table:visibility="filter">
          <table:table-cell office:value-type="string">
            <text:p>HATSYA</text:p>
          </table:table-cell>
          <table:table-cell office:value-type="string">
            <text:p>ι Orionis</text:p>
          </table:table-cell>
          <table:table-cell office:value-type="string">
            <text:p>ι</text:p>
          </table:table-cell>
          <table:table-cell office:value-type="string">
            <text:p>Orionis</text:p>
          </table:table-cell>
          <table:table-cell office:value-type="string">
            <text:p>Iota Orionis</text:p>
          </table:table-cell>
          <table:table-cell office:value-type="string">
            <text:p>cache</text:p>
          </table:table-cell>
          <table:table-cell office:value-type="string">
            <text:p>05/35/25.98191</text:p>
          </table:table-cell>
          <table:table-cell office:value-type="string">
            <text:p>–05/54/35.6435</text:p>
          </table:table-cell>
          <table:table-cell office:value-type="float" office:value="2.77">
            <text:p>2.77</text:p>
          </table:table-cell>
          <table:table-cell office:value-type="string">
            <text:p>O9 III + B0.8 III/IV</text:p>
          </table:table-cell>
          <table:table-cell table:number-columns-repeated="2"/>
          <table:table-cell office:value-type="string">
            <text:p>Close binary pair with a wide age difference, resulting in high X-ray emissions and the disapproval of neighbours.</text:p>
          </table:table-cell>
          <table:table-cell/>
        </table:table-row>
        <table:table-row table:style-name="ro1" table:visibility="filter">
          <table:table-cell office:value-type="string">
            <text:p>HEAD OF HYDRUS</text:p>
          </table:table-cell>
          <table:table-cell office:value-type="string">
            <text:p>α Hydri</text:p>
          </table:table-cell>
          <table:table-cell office:value-type="string">
            <text:p>α</text:p>
          </table:table-cell>
          <table:table-cell office:value-type="string">
            <text:p>Hydri</text:p>
          </table:table-cell>
          <table:table-cell office:value-type="string">
            <text:p>Alpha Hydri</text:p>
          </table:table-cell>
          <table:table-cell office:value-type="string">
            <text:p>cache</text:p>
          </table:table-cell>
          <table:table-cell office:value-type="string">
            <text:p>01/58/46.19467</text:p>
          </table:table-cell>
          <table:table-cell office:value-type="string">
            <text:p>−61/34/11.4948</text:p>
          </table:table-cell>
          <table:table-cell office:value-type="float" office:value="2.9">
            <text:p>2.9</text:p>
          </table:table-cell>
          <table:table-cell office:value-type="string">
            <text:p>F0 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nsory organ of the galactic animal, manifests as an ever-changing succession of glowing, biomorphic forms.</text:p>
          </table:table-cell>
          <table:table-cell/>
        </table:table-row>
        <table:table-row table:style-name="ro1" table:visibility="filter">
          <table:table-cell office:value-type="string">
            <text:p>HECATEBOLUS</text:p>
          </table:table-cell>
          <table:table-cell office:value-type="string">
            <text:p>τ Sagittarii</text:p>
          </table:table-cell>
          <table:table-cell office:value-type="string">
            <text:p>τ</text:p>
          </table:table-cell>
          <table:table-cell office:value-type="string">
            <text:p>Sagittarii</text:p>
          </table:table-cell>
          <table:table-cell office:value-type="string">
            <text:p>Tau Sagittarii</text:p>
          </table:table-cell>
          <table:table-cell office:value-type="string">
            <text:p>cache</text:p>
          </table:table-cell>
          <table:table-cell office:value-type="string">
            <text:p>19/06/56.40897</text:p>
          </table:table-cell>
          <table:table-cell office:value-type="string">
            <text:p>–27/40/13.5189</text:p>
          </table:table-cell>
          <table:table-cell office:value-type="float" office:value="3.326">
            <text:p>3.326</text:p>
          </table:table-cell>
          <table:table-cell office:value-type="string">
            <text:p>K1 III</text:p>
          </table:table-cell>
          <table:table-cell office:value-type="string">
            <text:p><text:s/></text:p>
          </table:table-cell>
          <table:table-cell/>
          <table:table-cell office:value-type="string">
            <text:p>K-subgiant, home to a species whose habit of transmitting powerful, enigmatic signals has wrecked their economy.</text:p>
          </table:table-cell>
          <table:table-cell/>
        </table:table-row>
        <table:table-row table:style-name="ro1" table:visibility="filter">
          <table:table-cell office:value-type="string">
            <text:p>HEZE</text:p>
          </table:table-cell>
          <table:table-cell office:value-type="string">
            <text:p>ζ Virginis</text:p>
          </table:table-cell>
          <table:table-cell office:value-type="string">
            <text:p>ζ</text:p>
          </table:table-cell>
          <table:table-cell office:value-type="string">
            <text:p>Virginis</text:p>
          </table:table-cell>
          <table:table-cell office:value-type="string">
            <text:p>Zeta Virginis</text:p>
          </table:table-cell>
          <table:table-cell office:value-type="string">
            <text:p>cache</text:p>
          </table:table-cell>
          <table:table-cell office:value-type="string">
            <text:p>13/34/41.59115</text:p>
          </table:table-cell>
          <table:table-cell office:value-type="string">
            <text:p>–0/35/44.9487</text:p>
          </table:table-cell>
          <table:table-cell office:value-type="float" office:value="3.376">
            <text:p>3.376</text:p>
          </table:table-cell>
          <table:table-cell office:value-type="string">
            <text:p>A3 V</text:p>
          </table:table-cell>
          <table:table-cell office:value-type="string">
            <text:p>2.041 ± 0.024</text:p>
          </table:table-cell>
          <table:table-cell/>
          <table:table-cell office:value-type="string">
            <text:p>Apparently ordinary A-dwarf which emits entangled photons, hinting that it is an experimental construct.</text:p>
          </table:table-cell>
          <table:table-cell/>
        </table:table-row>
        <table:table-row table:style-name="ro1" table:visibility="filter">
          <table:table-cell office:value-type="string">
            <text:p>HOEDUS I</text:p>
          </table:table-cell>
          <table:table-cell office:value-type="string">
            <text:p>ζ Aurigae</text:p>
          </table:table-cell>
          <table:table-cell office:value-type="string">
            <text:p>ζ</text:p>
          </table:table-cell>
          <table:table-cell office:value-type="string">
            <text:p>Aurigae</text:p>
          </table:table-cell>
          <table:table-cell office:value-type="string">
            <text:p>Zeta Aurigae</text:p>
          </table:table-cell>
          <table:table-cell office:value-type="string">
            <text:p>cache</text:p>
          </table:table-cell>
          <table:table-cell office:value-type="string">
            <text:p>05/02/28.68739</text:p>
          </table:table-cell>
          <table:table-cell office:value-type="string">
            <text:p>41/04/33.0200</text:p>
          </table:table-cell>
          <table:table-cell office:value-type="float" office:value="3.751">
            <text:p>3.751</text:p>
          </table:table-cell>
          <table:table-cell office:value-type="string">
            <text:p>K5 Ib-II + B5–7 V</text:p>
          </table:table-cell>
          <table:table-cell office:value-type="string">
            <text:p>4.94 ± 0.79</text:p>
          </table:table-cell>
          <table:table-cell/>
          <table:table-cell office:value-type="string">
            <text:p>Orange giant orbiting a hot blue subgiant, its eclipses were described by Sagan as "like drinking a rainbow".</text:p>
          </table:table-cell>
          <table:table-cell/>
        </table:table-row>
        <table:table-row table:style-name="ro1" table:visibility="filter">
          <table:table-cell office:value-type="string">
            <text:p>HOEDUS II</text:p>
          </table:table-cell>
          <table:table-cell office:value-type="string">
            <text:p>η Aurigae</text:p>
          </table:table-cell>
          <table:table-cell office:value-type="string">
            <text:p>η</text:p>
          </table:table-cell>
          <table:table-cell office:value-type="string">
            <text:p>Aurigae</text:p>
          </table:table-cell>
          <table:table-cell office:value-type="string">
            <text:p>Eta Aurigae</text:p>
          </table:table-cell>
          <table:table-cell office:value-type="string">
            <text:p>cache</text:p>
          </table:table-cell>
          <table:table-cell office:value-type="string">
            <text:p>05/06/30.89337</text:p>
          </table:table-cell>
          <table:table-cell office:value-type="string">
            <text:p>41/14/04.1127</text:p>
          </table:table-cell>
          <table:table-cell office:value-type="float" office:value="3.18">
            <text:p>3.18</text:p>
          </table:table-cell>
          <table:table-cell office:value-type="string">
            <text:p>B3 V</text:p>
          </table:table-cell>
          <table:table-cell office:value-type="string">
            <text:p>5.4 ± 0.3</text:p>
          </table:table-cell>
          <table:table-cell/>
          <table:table-cell office:value-type="string">
            <text:p>Blue dwarf, origin of Clear Spot, one of the more successful galactic religious franchises.</text:p>
          </table:table-cell>
          <table:table-cell/>
        </table:table-row>
        <table:table-row table:style-name="ro1" table:visibility="filter">
          <table:table-cell office:value-type="string">
            <text:p>HOMAM</text:p>
          </table:table-cell>
          <table:table-cell office:value-type="string">
            <text:p>ζ Pegasi</text:p>
          </table:table-cell>
          <table:table-cell office:value-type="string">
            <text:p>ζ</text:p>
          </table:table-cell>
          <table:table-cell office:value-type="string">
            <text:p>Pegasi</text:p>
          </table:table-cell>
          <table:table-cell office:value-type="string">
            <text:p>Zeta Pegasi</text:p>
          </table:table-cell>
          <table:table-cell office:value-type="string">
            <text:p>cache</text:p>
          </table:table-cell>
          <table:table-cell office:value-type="string">
            <text:p>22/41/27.72072</text:p>
          </table:table-cell>
          <table:table-cell office:value-type="string">
            <text:p>10/49/52.9079</text:p>
          </table:table-cell>
          <table:table-cell office:value-type="float" office:value="3.414">
            <text:p>3.414</text:p>
          </table:table-cell>
          <table:table-cell office:value-type="string">
            <text:p>B8 V</text:p>
          </table:table-cell>
          <table:table-cell office:value-type="string">
            <text:p><text:s/></text:p>
          </table:table-cell>
          <table:table-cell/>
          <table:table-cell office:value-type="string">
            <text:p>Fabled system, merely to say its name is to be transported there. Species without FTL are advised not to say its name.</text:p>
          </table:table-cell>
          <table:table-cell/>
        </table:table-row>
        <table:table-row table:style-name="ro1" table:visibility="filter">
          <table:table-cell office:value-type="string">
            <text:p>HYDROBIUS</text:p>
          </table:table-cell>
          <table:table-cell office:value-type="string">
            <text:p>ζ Hydrae</text:p>
          </table:table-cell>
          <table:table-cell office:value-type="string">
            <text:p>ζ</text:p>
          </table:table-cell>
          <table:table-cell office:value-type="string">
            <text:p>Hydrae</text:p>
          </table:table-cell>
          <table:table-cell office:value-type="string">
            <text:p>Zeta Hydrae</text:p>
          </table:table-cell>
          <table:table-cell office:value-type="string">
            <text:p>cache</text:p>
          </table:table-cell>
          <table:table-cell office:value-type="string">
            <text:p>08/55/23.62614</text:p>
          </table:table-cell>
          <table:table-cell office:value-type="string">
            <text:p>05/56/44.0354</text:p>
          </table:table-cell>
          <table:table-cell office:value-type="float" office:value="3.1">
            <text:p>3.1</text:p>
          </table:table-cell>
          <table:table-cell office:value-type="string">
            <text:p>G9 II-III</text:p>
          </table:table-cell>
          <table:table-cell office:value-type="float" office:value="4.2">
            <text:p>4.2</text:p>
          </table:table-cell>
          <table:table-cell/>
          <table:table-cell office:value-type="string">
            <text:p>G-type giant trundled across the heavens by a large beetle. Sacred in the skies of all insect worlds.</text:p>
          </table:table-cell>
          <table:table-cell/>
        </table:table-row>
        <table:table-row table:style-name="ro1" table:visibility="filter">
          <table:table-cell office:value-type="string">
            <text:p>JABBAH</text:p>
          </table:table-cell>
          <table:table-cell office:value-type="string">
            <text:p>ν Scorpii</text:p>
          </table:table-cell>
          <table:table-cell office:value-type="string">
            <text:p>ν</text:p>
          </table:table-cell>
          <table:table-cell office:value-type="string">
            <text:p>Scorpii</text:p>
          </table:table-cell>
          <table:table-cell office:value-type="string">
            <text:p>Nu Scorpii</text:p>
          </table:table-cell>
          <table:table-cell office:value-type="string">
            <text:p>cache</text:p>
          </table:table-cell>
          <table:table-cell office:value-type="string">
            <text:p>16/11/59.7</text:p>
          </table:table-cell>
          <table:table-cell/>
          <table:table-cell office:value-type="string">
            <text:p>''combined'': +4.00</text:p>
          </table:table-cell>
          <table:table-cell table:number-columns-repeated="3"/>
          <table:table-cell office:value-type="string">
            <text:p>Septuple system of blue dwarfs in a blue nebula, the day and night skies of its worlds are a shimmering uniform haze.</text:p>
          </table:table-cell>
          <table:table-cell/>
        </table:table-row>
        <table:table-row table:style-name="ro1" table:visibility="filter">
          <table:table-cell office:value-type="string">
            <text:p>JABHAT AL AKRAB</text:p>
          </table:table-cell>
          <table:table-cell office:value-type="string">
            <text:p>ω Scorpii</text:p>
          </table:table-cell>
          <table:table-cell office:value-type="string">
            <text:p>ω</text:p>
          </table:table-cell>
          <table:table-cell office:value-type="string">
            <text:p>Scorpii</text:p>
          </table:table-cell>
          <table:table-cell office:value-type="string">
            <text:p>Omega Scorpii</text:p>
          </table:table-cell>
          <table:table-cell office:value-type="string">
            <text:p>cache</text:p>
          </table:table-cell>
          <table:table-cell office:value-type="string">
            <text:p>16/06/48.4</text:p>
          </table:table-cell>
          <table:table-cell/>
          <table:table-cell office:value-type="float" office:value="3.93">
            <text:p>3.93</text:p>
          </table:table-cell>
          <table:table-cell table:number-columns-repeated="3"/>
          <table:table-cell office:value-type="string">
            <text:p>Capital star of the Scorpio association, a group of local up-and-coming supernova candidates.</text:p>
          </table:table-cell>
          <table:table-cell/>
        </table:table-row>
        <table:table-row table:style-name="ro1" table:visibility="filter">
          <table:table-cell office:value-type="string">
            <text:p>JIH</text:p>
          </table:table-cell>
          <table:table-cell office:value-type="string">
            <text:p>κ Pegasi</text:p>
          </table:table-cell>
          <table:table-cell office:value-type="string">
            <text:p>κ</text:p>
          </table:table-cell>
          <table:table-cell office:value-type="string">
            <text:p>Pegasi</text:p>
          </table:table-cell>
          <table:table-cell office:value-type="string">
            <text:p>Kappa Pegasi</text:p>
          </table:table-cell>
          <table:table-cell office:value-type="string">
            <text:p>cache</text:p>
          </table:table-cell>
          <table:table-cell office:value-type="string">
            <text:p>21/44/38.7344</text:p>
          </table:table-cell>
          <table:table-cell office:value-type="string">
            <text:p>25/38/42.128</text:p>
          </table:table-cell>
          <table:table-cell office:value-type="float" office:value="4.159">
            <text:p>4.159</text:p>
          </table:table-cell>
          <table:table-cell office:value-type="string">
            <text:p>F5IV</text:p>
          </table:table-cell>
          <table:table-cell office:value-type="string">
            <text:p>1.55/1.66/0.81</text:p>
          </table:table-cell>
          <table:table-cell/>
          <table:table-cell office:value-type="string">
            <text:p>Home of the Yassa, a minor stellar empire founded by nomadic horselords whose spacefleets consisted largely of fodder scows.</text:p>
          </table:table-cell>
          <table:table-cell/>
        </table:table-row>
        <table:table-row table:style-name="ro1" table:visibility="filter">
          <table:table-cell office:value-type="string">
            <text:p>JUXTA CRUCEM</text:p>
          </table:table-cell>
          <table:table-cell office:value-type="string">
            <text:p>ε Crucis</text:p>
          </table:table-cell>
          <table:table-cell office:value-type="string">
            <text:p>ε</text:p>
          </table:table-cell>
          <table:table-cell office:value-type="string">
            <text:p>Crucis</text:p>
          </table:table-cell>
          <table:table-cell office:value-type="string">
            <text:p>Epsilon Crucis</text:p>
          </table:table-cell>
          <table:table-cell office:value-type="string">
            <text:p>cache</text:p>
          </table:table-cell>
          <table:table-cell office:value-type="string">
            <text:p>12/21/21.6</text:p>
          </table:table-cell>
          <table:table-cell office:value-type="string">
            <text:p>&amp;minus</text:p>
          </table:table-cell>
          <table:table-cell office:value-type="string">
            <text:p>60/24/4</text:p>
          </table:table-cell>
          <table:table-cell office:value-type="float" office:value="3.56">
            <text:p>3.56</text:p>
          </table:table-cell>
          <table:table-cell office:value-type="string">
            <text:p>K3III</text:p>
          </table:table-cell>
          <table:table-cell office:value-type="string">
            <text:p>1.42 ± 0.22</text:p>
          </table:table-cell>
          <table:table-cell/>
          <table:table-cell office:value-type="string">
            <text:p>Orange giant, held in many religions to be the site of an ancient sacrifice. Mysteriously, it has no planets.</text:p>
          </table:table-cell>
        </table:table-row>
        <table:table-row table:style-name="ro1" table:visibility="filter">
          <table:table-cell office:value-type="string">
            <text:p>KABDHILINAN</text:p>
          </table:table-cell>
          <table:table-cell office:value-type="string">
            <text:p>ι Aurigae</text:p>
          </table:table-cell>
          <table:table-cell office:value-type="string">
            <text:p>ι</text:p>
          </table:table-cell>
          <table:table-cell office:value-type="string">
            <text:p>Aurigae</text:p>
          </table:table-cell>
          <table:table-cell office:value-type="string">
            <text:p>Iota Aurigae</text:p>
          </table:table-cell>
          <table:table-cell office:value-type="string">
            <text:p>cache</text:p>
          </table:table-cell>
          <table:table-cell office:value-type="string">
            <text:p>04/56/59.62109</text:p>
          </table:table-cell>
          <table:table-cell office:value-type="string">
            <text:p>33/09/57.9585</text:p>
          </table:table-cell>
          <table:table-cell office:value-type="float" office:value="2.69">
            <text:p>2.69</text:p>
          </table:table-cell>
          <table:table-cell office:value-type="string">
            <text:p>K3 II</text:p>
          </table:table-cell>
          <table:table-cell office:value-type="string">
            <text:p>7.1 ± 0.7</text:p>
          </table:table-cell>
          <table:table-cell/>
          <table:table-cell office:value-type="string">
            <text:p>Grand K-giant supporting a prosperous system of brown, charcoal and off-white dwarfs.</text:p>
          </table:table-cell>
          <table:table-cell/>
        </table:table-row>
        <table:table-row table:style-name="ro1" table:visibility="filter">
          <table:table-cell office:value-type="string">
            <text:p>KAFFALJIDHMA</text:p>
          </table:table-cell>
          <table:table-cell office:value-type="string">
            <text:p>γ Ceti</text:p>
          </table:table-cell>
          <table:table-cell office:value-type="string">
            <text:p>γ</text:p>
          </table:table-cell>
          <table:table-cell office:value-type="string">
            <text:p>Ceti</text:p>
          </table:table-cell>
          <table:table-cell office:value-type="string">
            <text:p>Gamma Ceti</text:p>
          </table:table-cell>
          <table:table-cell office:value-type="string">
            <text:p>cache</text:p>
          </table:table-cell>
          <table:table-cell office:value-type="string">
            <text:p>02/43/18.03910</text:p>
          </table:table-cell>
          <table:table-cell office:value-type="string">
            <text:p>03/14/08.9390</text:p>
          </table:table-cell>
          <table:table-cell office:value-type="float" office:value="3.47">
            <text:p>3.47</text:p>
          </table:table-cell>
          <table:table-cell office:value-type="string">
            <text:p>A3 V + F3 V + K5</text:p>
          </table:table-cell>
          <table:table-cell office:value-type="string">
            <text:p><text:s/></text:p>
          </table:table-cell>
          <table:table-cell/>
          <table:table-cell office:value-type="string">
            <text:p>Triple star described by Struve as "an extraordinary <text:s/>nontuple system" before he cut down to three cups a day.</text:p>
          </table:table-cell>
          <table:table-cell/>
        </table:table-row>
        <table:table-row table:style-name="ro1" table:visibility="filter">
          <table:table-cell office:value-type="string">
            <text:p>KAJAM</text:p>
          </table:table-cell>
          <table:table-cell office:value-type="string">
            <text:p>ω Herculis</text:p>
          </table:table-cell>
          <table:table-cell office:value-type="string">
            <text:p>ω</text:p>
          </table:table-cell>
          <table:table-cell office:value-type="string">
            <text:p>Herculis</text:p>
          </table:table-cell>
          <table:table-cell office:value-type="string">
            <text:p>Omega Herculis</text:p>
          </table:table-cell>
          <table:table-cell office:value-type="string">
            <text:p>cache</text:p>
          </table:table-cell>
          <table:table-cell office:value-type="string">
            <text:p>16/25/24.9533</text:p>
          </table:table-cell>
          <table:table-cell office:value-type="string">
            <text:p>14/01/59.770</text:p>
          </table:table-cell>
          <table:table-cell office:value-type="float" office:value="4.5821">
            <text:p>4.5821</text:p>
          </table:table-cell>
          <table:table-cell office:value-type="string">
            <text:p>B9p Cr</text:p>
          </table:table-cell>
          <table:table-cell table:number-columns-repeated="2"/>
          <table:table-cell office:value-type="string">
            <text:p>Not a star but the still-burning remains of an asteroid struck by a gluon-plasma superweapon known as the Big Stick.</text:p>
          </table:table-cell>
          <table:table-cell/>
        </table:table-row>
        <table:table-row table:style-name="ro1" table:visibility="filter">
          <table:table-cell office:value-type="string">
            <text:p>KAUS AUSTRALIS</text:p>
          </table:table-cell>
          <table:table-cell office:value-type="string">
            <text:p>ε Sagittarii</text:p>
          </table:table-cell>
          <table:table-cell office:value-type="string">
            <text:p>ε</text:p>
          </table:table-cell>
          <table:table-cell office:value-type="string">
            <text:p>Sagittarii</text:p>
          </table:table-cell>
          <table:table-cell office:value-type="string">
            <text:p>Epsilon Sagittarii</text:p>
          </table:table-cell>
          <table:table-cell office:value-type="string">
            <text:p>cache</text:p>
          </table:table-cell>
          <table:table-cell office:value-type="string">
            <text:p>18/24/10.31840</text:p>
          </table:table-cell>
          <table:table-cell office:value-type="string">
            <text:p>–34/23/04.6193</text:p>
          </table:table-cell>
          <table:table-cell office:value-type="float" office:value="1.85">
            <text:p>1.85</text:p>
          </table:table-cell>
          <table:table-cell office:value-type="string">
            <text:p>B9.5 III</text:p>
          </table:table-cell>
          <table:table-cell office:value-type="string">
            <text:p>3.515 ± 0.138</text:p>
          </table:table-cell>
          <table:table-cell/>
          <table:table-cell office:value-type="string">
            <text:p>Blue subgiant, terminal point of a weaponised Skein remnant, surrounded by dangerous void currents.</text:p>
          </table:table-cell>
          <table:table-cell/>
        </table:table-row>
        <table:table-row table:style-name="ro1" table:visibility="filter">
          <table:table-cell office:value-type="string">
            <text:p>KAUS BOREALIS</text:p>
          </table:table-cell>
          <table:table-cell office:value-type="string">
            <text:p>λ Sagittarii</text:p>
          </table:table-cell>
          <table:table-cell office:value-type="string">
            <text:p>λ</text:p>
          </table:table-cell>
          <table:table-cell office:value-type="string">
            <text:p>Sagittarii</text:p>
          </table:table-cell>
          <table:table-cell office:value-type="string">
            <text:p>Lambda Sagittarii</text:p>
          </table:table-cell>
          <table:table-cell office:value-type="string">
            <text:p>cache</text:p>
          </table:table-cell>
          <table:table-cell office:value-type="string">
            <text:p>18/27/58.24072</text:p>
          </table:table-cell>
          <table:table-cell office:value-type="string">
            <text:p>&amp;minus</text:p>
          </table:table-cell>
          <table:table-cell office:value-type="string">
            <text:p>25/25/18.1146</text:p>
          </table:table-cell>
          <table:table-cell office:value-type="float" office:value="2.82">
            <text:p>2.82</text:p>
          </table:table-cell>
          <table:table-cell office:value-type="string">
            <text:p>K0 I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Attached to KAUS AUSTRALIS by a Skein remnant, tension is stretching the manifold here to near breaking point.</text:p>
          </table:table-cell>
        </table:table-row>
        <table:table-row table:style-name="ro1" table:visibility="filter">
          <table:table-cell office:value-type="string">
            <text:p>KAUS MEDIA</text:p>
          </table:table-cell>
          <table:table-cell office:value-type="string">
            <text:p>δ Sagittarii</text:p>
          </table:table-cell>
          <table:table-cell office:value-type="string">
            <text:p>δ</text:p>
          </table:table-cell>
          <table:table-cell office:value-type="string">
            <text:p>Sagittarii</text:p>
          </table:table-cell>
          <table:table-cell office:value-type="string">
            <text:p>Delta Sagittarii</text:p>
          </table:table-cell>
          <table:table-cell office:value-type="string">
            <text:p>cache</text:p>
          </table:table-cell>
          <table:table-cell office:value-type="string">
            <text:p>18/20/59.64354</text:p>
          </table:table-cell>
          <table:table-cell office:value-type="string">
            <text:p>&amp;minus</text:p>
          </table:table-cell>
          <table:table-cell office:value-type="string">
            <text:p>29/49/41.1659</text:p>
          </table:table-cell>
          <table:table-cell office:value-type="float" office:value="2.7">
            <text:p>2.7</text:p>
          </table:table-cell>
          <table:table-cell office:value-type="string">
            <text:p>K3 III</text:p>
          </table:table-cell>
          <table:table-cell office:value-type="string">
            <text:p>3.35 ± 0.34</text:p>
          </table:table-cell>
          <table:table-cell/>
          <table:table-cell office:value-type="string">
            <text:p>K-type giant which will be projected at 0.5 c by a stressed Skein remnant when its void hawsers are severed.</text:p>
          </table:table-cell>
        </table:table-row>
        <table:table-row table:style-name="ro1" table:visibility="filter">
          <table:table-cell office:value-type="string">
            <text:p>KEID</text:p>
          </table:table-cell>
          <table:table-cell office:value-type="string">
            <text:p>ο² Eridani</text:p>
          </table:table-cell>
          <table:table-cell office:value-type="string">
            <text:p>ο²</text:p>
          </table:table-cell>
          <table:table-cell office:value-type="string">
            <text:p>Eridani</text:p>
          </table:table-cell>
          <table:table-cell office:value-type="string">
            <text:p>Omicron2 Eridani</text:p>
          </table:table-cell>
          <table:table-cell office:value-type="string">
            <text:p>cache</text:p>
          </table:table-cell>
          <table:table-cell office:value-type="string">
            <text:p>04/15/16.320</text:p>
          </table:table-cell>
          <table:table-cell office:value-type="string">
            <text:p>−07/39/10.34</text:p>
          </table:table-cell>
          <table:table-cell/>
          <table:table-cell office:value-type="string">
            <text:p>K1V</text:p>
          </table:table-cell>
          <table:table-cell office:value-type="float" office:value="0.84">
            <text:p>0.84</text:p>
          </table:table-cell>
          <table:table-cell/>
          <table:table-cell office:value-type="string">
            <text:p>Triple system, known locally as the Broken Husk, the relic of a forgotten event of cosmic rebirth.</text:p>
          </table:table-cell>
          <table:table-cell/>
        </table:table-row>
        <table:table-row table:style-name="ro1" table:visibility="filter">
          <table:table-cell office:value-type="string">
            <text:p>KHAMBALIA</text:p>
          </table:table-cell>
          <table:table-cell office:value-type="string">
            <text:p>λ Virginis</text:p>
          </table:table-cell>
          <table:table-cell office:value-type="string">
            <text:p>λ</text:p>
          </table:table-cell>
          <table:table-cell office:value-type="string">
            <text:p>Virginis</text:p>
          </table:table-cell>
          <table:table-cell office:value-type="string">
            <text:p>Lambda Virginis</text:p>
          </table:table-cell>
          <table:table-cell office:value-type="string">
            <text:p>cache</text:p>
          </table:table-cell>
          <table:table-cell office:value-type="string">
            <text:p>14/19/06.6</text:p>
          </table:table-cell>
          <table:table-cell/>
          <table:table-cell office:value-type="float" office:value="4.52">
            <text:p>4.52</text:p>
          </table:table-cell>
          <table:table-cell table:number-columns-repeated="3"/>
          <table:table-cell office:value-type="string">
            <text:p>Home to the Spice Planets, famed for their schools of xenogastrosophy: "Everything's delicious to somebody."</text:p>
          </table:table-cell>
          <table:table-cell/>
        </table:table-row>
        <table:table-row table:style-name="ro1" table:visibility="filter">
          <table:table-cell office:value-type="string">
            <text:p>KITALPHA</text:p>
          </table:table-cell>
          <table:table-cell office:value-type="string">
            <text:p>α Equulei</text:p>
          </table:table-cell>
          <table:table-cell office:value-type="string">
            <text:p>α</text:p>
          </table:table-cell>
          <table:table-cell office:value-type="string">
            <text:p>Equulei</text:p>
          </table:table-cell>
          <table:table-cell office:value-type="string">
            <text:p>Alpha Equulei</text:p>
          </table:table-cell>
          <table:table-cell office:value-type="string">
            <text:p>cache</text:p>
          </table:table-cell>
          <table:table-cell office:value-type="string">
            <text:p>21/15/49.40</text:p>
          </table:table-cell>
          <table:table-cell office:value-type="string">
            <text:p>5/14/53.1</text:p>
          </table:table-cell>
          <table:table-cell office:value-type="float" office:value="3.92">
            <text:p>3.92</text:p>
          </table:table-cell>
          <table:table-cell table:number-columns-repeated="3"/>
          <table:table-cell office:value-type="string">
            <text:p>A-dwarf orbiting a G-giant, a close and somewhat codependent binary pair.</text:p>
          </table:table-cell>
          <table:table-cell/>
        </table:table-row>
        <table:table-row table:style-name="ro1" table:visibility="filter">
          <table:table-cell office:value-type="string">
            <text:p>KLEEIA</text:p>
          </table:table-cell>
          <table:table-cell office:value-type="string">
            <text:p>δ³ Tauri</text:p>
          </table:table-cell>
          <table:table-cell office:value-type="string">
            <text:p>δ³</text:p>
          </table:table-cell>
          <table:table-cell office:value-type="string">
            <text:p>Tauri</text:p>
          </table:table-cell>
          <table:table-cell office:value-type="string">
            <text:p>Delta3 Tauri</text:p>
          </table:table-cell>
          <table:table-cell office:value-type="string">
            <text:p>found</text:p>
          </table:table-cell>
          <table:table-cell office:value-type="string">
            <text:p>04/22/56.1</text:p>
          </table:table-cell>
          <table:table-cell office:value-type="string">
            <text:p>17/32/33</text:p>
          </table:table-cell>
          <table:table-cell office:value-type="float" office:value="3.77">
            <text:p>3.77</text:p>
          </table:table-cell>
          <table:table-cell table:number-columns-repeated="3"/>
          <table:table-cell office:value-type="string">
            <text:p>Modernist triple system, three circular outlines with primitive rays in a bold, assured and vigorous style.</text:p>
          </table:table-cell>
          <table:table-cell/>
        </table:table-row>
        <table:table-row table:style-name="ro1" table:visibility="filter">
          <table:table-cell office:value-type="string">
            <text:p>KOCHAB</text:p>
          </table:table-cell>
          <table:table-cell office:value-type="string">
            <text:p>β Ursae Minoris</text:p>
          </table:table-cell>
          <table:table-cell office:value-type="string">
            <text:p>β</text:p>
          </table:table-cell>
          <table:table-cell office:value-type="string">
            <text:p>Ursae Minoris</text:p>
          </table:table-cell>
          <table:table-cell office:value-type="string">
            <text:p>Beta Ursae Minoris</text:p>
          </table:table-cell>
          <table:table-cell office:value-type="string">
            <text:p>cache</text:p>
          </table:table-cell>
          <table:table-cell office:value-type="string">
            <text:p>14/50/42.32580</text:p>
          </table:table-cell>
          <table:table-cell office:value-type="string">
            <text:p>74/09/19.8142</text:p>
          </table:table-cell>
          <table:table-cell office:value-type="float" office:value="2.08">
            <text:p>2.08</text:p>
          </table:table-cell>
          <table:table-cell office:value-type="string">
            <text:p>K4 III</text:p>
          </table:table-cell>
          <table:table-cell office:value-type="string">
            <text:p>2.2 ± 0.3</text:p>
          </table:table-cell>
          <table:table-cell/>
          <table:table-cell office:value-type="string">
            <text:p>Retired Pole Star of Earth, delegate to the Lodestar Club and composer of that body's anthem, the Precessional.</text:p>
          </table:table-cell>
          <table:table-cell/>
        </table:table-row>
        <table:table-row table:style-name="ro1" table:visibility="filter">
          <table:table-cell office:value-type="string">
            <text:p>KORNEPHOROS</text:p>
          </table:table-cell>
          <table:table-cell office:value-type="string">
            <text:p>β Herculis</text:p>
          </table:table-cell>
          <table:table-cell office:value-type="string">
            <text:p>β</text:p>
          </table:table-cell>
          <table:table-cell office:value-type="string">
            <text:p>Herculis</text:p>
          </table:table-cell>
          <table:table-cell office:value-type="string">
            <text:p>Beta Herculis</text:p>
          </table:table-cell>
          <table:table-cell office:value-type="string">
            <text:p>cache</text:p>
          </table:table-cell>
          <table:table-cell office:value-type="string">
            <text:p>16/30/13.19955</text:p>
          </table:table-cell>
          <table:table-cell office:value-type="string">
            <text:p>21/29/22.6008</text:p>
          </table:table-cell>
          <table:table-cell office:value-type="float" office:value="2.81">
            <text:p>2.81</text:p>
          </table:table-cell>
          <table:table-cell office:value-type="string">
            <text:p>G7 IIIa</text:p>
          </table:table-cell>
          <table:table-cell office:value-type="float" office:value="2.9">
            <text:p>2.9</text:p>
          </table:table-cell>
          <table:table-cell/>
          <table:table-cell office:value-type="string">
            <text:p>Yellow giant with companion bearing biosphere spectral fingerprint VOV01CEA998 ("dessert planet")</text:p>
          </table:table-cell>
          <table:table-cell/>
        </table:table-row>
        <table:table-row table:style-name="ro1" table:visibility="filter">
          <table:table-cell office:value-type="string">
            <text:p>KRAZ</text:p>
          </table:table-cell>
          <table:table-cell office:value-type="string">
            <text:p>β Corvi</text:p>
          </table:table-cell>
          <table:table-cell office:value-type="string">
            <text:p>β</text:p>
          </table:table-cell>
          <table:table-cell office:value-type="string">
            <text:p>Corvi</text:p>
          </table:table-cell>
          <table:table-cell office:value-type="string">
            <text:p>Beta Corvi</text:p>
          </table:table-cell>
          <table:table-cell office:value-type="string">
            <text:p>cache</text:p>
          </table:table-cell>
          <table:table-cell office:value-type="string">
            <text:p>12/34/23.23484</text:p>
          </table:table-cell>
          <table:table-cell office:value-type="string">
            <text:p>−23/23/48.3374</text:p>
          </table:table-cell>
          <table:table-cell office:value-type="float" office:value="2.647">
            <text:p>2.647</text:p>
          </table:table-cell>
          <table:table-cell office:value-type="string">
            <text:p>G5 II</text:p>
          </table:table-cell>
          <table:table-cell office:value-type="string">
            <text:p>3.7 ± 0.1</text:p>
          </table:table-cell>
          <table:table-cell/>
          <table:table-cell office:value-type="string">
            <text:p>G-giant, setting of the famous series of eponymous genitive epics, now in its 611th instalment ("Prince-Bishops of Kraz").</text:p>
          </table:table-cell>
          <table:table-cell/>
        </table:table-row>
        <table:table-row table:style-name="ro1" table:visibility="filter">
          <table:table-cell office:value-type="string">
            <text:p>KULLAT NUNU</text:p>
          </table:table-cell>
          <table:table-cell office:value-type="string">
            <text:p>η Piscium</text:p>
          </table:table-cell>
          <table:table-cell office:value-type="string">
            <text:p>η</text:p>
          </table:table-cell>
          <table:table-cell office:value-type="string">
            <text:p>Piscium</text:p>
          </table:table-cell>
          <table:table-cell office:value-type="string">
            <text:p>Eta Piscium</text:p>
          </table:table-cell>
          <table:table-cell office:value-type="string">
            <text:p>cache</text:p>
          </table:table-cell>
          <table:table-cell table:style-name="ce1" office:value-type="string">
            <text:p>01/31/29</text:p>
          </table:table-cell>
          <table:table-cell office:value-type="string">
            <text:p>15/20/45</text:p>
          </table:table-cell>
          <table:table-cell office:value-type="float" office:value="3.62">
            <text:p>3.62</text:p>
          </table:table-cell>
          <table:table-cell table:number-columns-repeated="3"/>
          <table:table-cell office:value-type="string">
            <text:p>Bright giant, home to an aquatic species whose custom of luring terrestrial creatures ("beasting") is controversial.</text:p>
          </table:table-cell>
          <table:table-cell/>
        </table:table-row>
        <table:table-row table:style-name="ro1" table:visibility="filter">
          <table:table-cell office:value-type="string">
            <text:p>KUMA</text:p>
          </table:table-cell>
          <table:table-cell office:value-type="string">
            <text:p>ν Draconis</text:p>
          </table:table-cell>
          <table:table-cell office:value-type="string">
            <text:p>ν</text:p>
          </table:table-cell>
          <table:table-cell office:value-type="string">
            <text:p>Draconis</text:p>
          </table:table-cell>
          <table:table-cell office:value-type="string">
            <text:p>Nu Draconis</text:p>
          </table:table-cell>
          <table:table-cell office:value-type="string">
            <text:p>cache</text:p>
          </table:table-cell>
          <table:table-cell office:value-type="string">
            <text:p>17/32/10.56856</text:p>
          </table:table-cell>
          <table:table-cell office:value-type="string">
            <text:p>55/11/03.2739</text:p>
          </table:table-cell>
          <table:table-cell/>
          <table:table-cell office:value-type="string">
            <text:p>A6 V</text:p>
          </table:table-cell>
          <table:table-cell table:number-columns-repeated="2"/>
          <table:table-cell office:value-type="string">
            <text:p>Yll's field work here led to her theory that dragons are the result of convergent bioengineering by many species.</text:p>
          </table:table-cell>
          <table:table-cell/>
        </table:table-row>
        <table:table-row table:style-name="ro1" table:visibility="filter">
          <table:table-cell office:value-type="string">
            <text:p>LA SUPERBA</text:p>
          </table:table-cell>
          <table:table-cell office:value-type="string">
            <text:p>Y Canum Venaticorum</text:p>
          </table:table-cell>
          <table:table-cell office:value-type="string">
            <text:p>Y</text:p>
          </table:table-cell>
          <table:table-cell office:value-type="string">
            <text:p>Canum Venaticorum</text:p>
          </table:table-cell>
          <table:table-cell office:value-type="string">
            <text:p>Y Canum Venaticorum</text:p>
          </table:table-cell>
          <table:table-cell office:value-type="string">
            <text:p>cache</text:p>
          </table:table-cell>
          <table:table-cell office:value-type="string">
            <text:p>12/45/07.83</text:p>
          </table:table-cell>
          <table:table-cell office:value-type="string">
            <text:p>45/26/24.92</text:p>
          </table:table-cell>
          <table:table-cell office:value-type="string">
            <text:p>+4.8 to +6.3</text:p>
          </table:table-cell>
          <table:table-cell office:value-type="string">
            <text:p>C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eautiful ruby star, thought to be past its prime by some observers but still adored by devotees.</text:p>
          </table:table-cell>
          <table:table-cell/>
        </table:table-row>
        <table:table-row table:style-name="ro1" table:visibility="filter">
          <table:table-cell office:value-type="string">
            <text:p>LESATH</text:p>
          </table:table-cell>
          <table:table-cell office:value-type="string">
            <text:p>υ Scorpii</text:p>
          </table:table-cell>
          <table:table-cell office:value-type="string">
            <text:p>υ</text:p>
          </table:table-cell>
          <table:table-cell office:value-type="string">
            <text:p>Scorpii</text:p>
          </table:table-cell>
          <table:table-cell office:value-type="string">
            <text:p>Upsilon Scorpii</text:p>
          </table:table-cell>
          <table:table-cell office:value-type="string">
            <text:p>cache</text:p>
          </table:table-cell>
          <table:table-cell office:value-type="string">
            <text:p>17/30/45.83712</text:p>
          </table:table-cell>
          <table:table-cell office:value-type="string">
            <text:p>–37/17/44.9285</text:p>
          </table:table-cell>
          <table:table-cell office:value-type="float" office:value="2.7">
            <text:p>2.7</text:p>
          </table:table-cell>
          <table:table-cell office:value-type="string">
            <text:p>B2 IV</text:p>
          </table:table-cell>
          <table:table-cell office:value-type="string">
            <text:p>11.4 ± 0.5</text:p>
          </table:table-cell>
          <table:table-cell/>
          <table:table-cell office:value-type="string">
            <text:p>Louche blue star whose crumbling worlds slouch in stops and starts on their slipping orbits.</text:p>
          </table:table-cell>
          <table:table-cell/>
        </table:table-row>
        <table:table-row table:style-name="ro1" table:visibility="filter">
          <table:table-cell office:value-type="string">
            <text:p>LUCIDA ANSERIS</text:p>
          </table:table-cell>
          <table:table-cell office:value-type="string">
            <text:p>α Vulpeculae</text:p>
          </table:table-cell>
          <table:table-cell office:value-type="string">
            <text:p>α</text:p>
          </table:table-cell>
          <table:table-cell office:value-type="string">
            <text:p>Vulpeculae</text:p>
          </table:table-cell>
          <table:table-cell office:value-type="string">
            <text:p>Alpha Vulpeculae</text:p>
          </table:table-cell>
          <table:table-cell office:value-type="string">
            <text:p>cache</text:p>
          </table:table-cell>
          <table:table-cell office:value-type="string">
            <text:p>19/28/42.3</text:p>
          </table:table-cell>
          <table:table-cell office:value-type="string">
            <text:p>24/39/54</text:p>
          </table:table-cell>
          <table:table-cell office:value-type="float" office:value="4.44">
            <text:p>4.44</text:p>
          </table:table-cell>
          <table:table-cell table:number-columns-repeated="3"/>
          <table:table-cell office:value-type="string">
            <text:p>Home to two species who have overcome their predator-prey relationship to establish a peaceful civilisation.</text:p>
          </table:table-cell>
          <table:table-cell/>
        </table:table-row>
        <table:table-row table:style-name="ro1" table:visibility="filter">
          <table:table-cell office:value-type="string">
            <text:p>LUCIDA OPPIDI</text:p>
          </table:table-cell>
          <table:table-cell office:value-type="string">
            <text:p>π Sagittarii</text:p>
          </table:table-cell>
          <table:table-cell office:value-type="string">
            <text:p>π</text:p>
          </table:table-cell>
          <table:table-cell office:value-type="string">
            <text:p>Sagittarii</text:p>
          </table:table-cell>
          <table:table-cell office:value-type="string">
            <text:p>Pi Sagittarii</text:p>
          </table:table-cell>
          <table:table-cell office:value-type="string">
            <text:p>cache</text:p>
          </table:table-cell>
          <table:table-cell office:value-type="string">
            <text:p>19/09/45.83293</text:p>
          </table:table-cell>
          <table:table-cell office:value-type="string">
            <text:p>–21/01/25.0103</text:p>
          </table:table-cell>
          <table:table-cell office:value-type="float" office:value="2.89">
            <text:p>2.89</text:p>
          </table:table-cell>
          <table:table-cell office:value-type="string">
            <text:p>F2 II</text:p>
          </table:table-cell>
          <table:table-cell office:value-type="string">
            <text:p>5.9 ± 0.3</text:p>
          </table:table-cell>
          <table:table-cell/>
          <table:table-cell office:value-type="string">
            <text:p>Triple system whose primary planet is covered by a world-city and orbited by asteroid-suburbs.</text:p>
          </table:table-cell>
          <table:table-cell/>
        </table:table-row>
        <table:table-row table:style-name="ro1" table:visibility="filter">
          <table:table-cell office:value-type="string">
            <text:p>LUCY</text:p>
          </table:table-cell>
          <table:table-cell office:value-type="string">
            <text:p>V886 Centauri</text:p>
          </table:table-cell>
          <table:table-cell office:value-type="string">
            <text:p>V886</text:p>
          </table:table-cell>
          <table:table-cell office:value-type="string">
            <text:p>Centauri</text:p>
          </table:table-cell>
          <table:table-cell office:value-type="string">
            <text:p>V886 Centauri</text:p>
          </table:table-cell>
          <table:table-cell office:value-type="string">
            <text:p>cache</text:p>
          </table:table-cell>
          <table:table-cell office:value-type="string">
            <text:p>12/38/49.93</text:p>
          </table:table-cell>
          <table:table-cell office:value-type="string">
            <text:p>-49/48/01.2</text:p>
          </table:table-cell>
          <table:table-cell office:value-type="float" office:value="14">
            <text:p>14</text:p>
          </table:table-cell>
          <table:table-cell office:value-type="string">
            <text:p>DAV4.4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Diamond star inhabited by ultradense nuclear-spin beings who refer to the rest of the Galaxy as "the fluffiverse".</text:p>
          </table:table-cell>
          <table:table-cell/>
        </table:table-row>
        <table:table-row table:style-name="ro1" table:visibility="filter">
          <table:table-cell office:value-type="string">
            <text:p>MAASYM</text:p>
          </table:table-cell>
          <table:table-cell office:value-type="string">
            <text:p>λ Herculis</text:p>
          </table:table-cell>
          <table:table-cell office:value-type="string">
            <text:p>λ</text:p>
          </table:table-cell>
          <table:table-cell office:value-type="string">
            <text:p>Herculis</text:p>
          </table:table-cell>
          <table:table-cell office:value-type="string">
            <text:p>Lambda Herculis</text:p>
          </table:table-cell>
          <table:table-cell office:value-type="string">
            <text:p>cache</text:p>
          </table:table-cell>
          <table:table-cell office:value-type="string">
            <text:p>17/30/44.3099</text:p>
          </table:table-cell>
          <table:table-cell office:value-type="string">
            <text:p>26/06/38.323</text:p>
          </table:table-cell>
          <table:table-cell office:value-type="float" office:value="4.402">
            <text:p>4.402</text:p>
          </table:table-cell>
          <table:table-cell office:value-type="string">
            <text:p>K4III</text:p>
          </table:table-cell>
          <table:table-cell table:number-columns-repeated="2"/>
          <table:table-cell office:value-type="string">
            <text:p>The migratory habits of stars are not well understood. This K-giant is believed to mark SOL'S ancestral breeding ground.</text:p>
          </table:table-cell>
          <table:table-cell/>
        </table:table-row>
        <table:table-row table:style-name="ro1">
          <table:table-cell office:value-type="string">
            <text:p>THE MAGNIFICENT SEVEN</text:p>
          </table:table-cell>
          <table:table-cell office:value-type="string">
            <text:p>RX J1856.5-3754 et. al.</text:p>
          </table:table-cell>
          <table:table-cell office:value-type="string">
            <text:p>RX</text:p>
          </table:table-cell>
          <table:table-cell office:value-type="string">
            <text:p>J1856</text:p>
          </table:table-cell>
          <table:table-cell office:value-type="string">
            <text:p>RX J1856.5-3754 et. al.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Posse of maverick neutron stars in an uneasy alliance against a common foe.</text:p>
          </table:table-cell>
          <table:table-cell/>
        </table:table-row>
        <table:table-row table:style-name="ro1" table:visibility="filter">
          <table:table-cell office:value-type="string">
            <text:p>MAIA</text:p>
          </table:table-cell>
          <table:table-cell office:value-type="string">
            <text:p>20 Tauri</text:p>
          </table:table-cell>
          <table:table-cell office:value-type="float" office:value="20">
            <text:p>20</text:p>
          </table:table-cell>
          <table:table-cell office:value-type="string">
            <text:p>Tauri</text:p>
          </table:table-cell>
          <table:table-cell office:value-type="string">
            <text:p>20 Tauri</text:p>
          </table:table-cell>
          <table:table-cell office:value-type="string">
            <text:p>cache</text:p>
          </table:table-cell>
          <table:table-cell office:value-type="string">
            <text:p>03/45/49.6067</text:p>
          </table:table-cell>
          <table:table-cell office:value-type="string">
            <text:p>24/22/03.895</text:p>
          </table:table-cell>
          <table:table-cell office:value-type="float" office:value="3.871">
            <text:p>3.871</text:p>
          </table:table-cell>
          <table:table-cell office:value-type="string">
            <text:p>B8III</text:p>
          </table:table-cell>
          <table:table-cell table:style-name="ce1" office:value-type="string">
            <text:p>4+</text:p>
          </table:table-cell>
          <table:table-cell/>
          <table:table-cell office:value-type="string">
            <text:p>Blue giant, resort system of the Pleiades cluster. Massive ocean worlds bask in surrender beneath its violet rays.</text:p>
          </table:table-cell>
          <table:table-cell/>
        </table:table-row>
        <table:table-row table:style-name="ro1" table:visibility="filter">
          <table:table-cell office:value-type="string">
            <text:p>MARFAK</text:p>
          </table:table-cell>
          <table:table-cell office:value-type="string">
            <text:p>κ Herculis</text:p>
          </table:table-cell>
          <table:table-cell office:value-type="string">
            <text:p>κ</text:p>
          </table:table-cell>
          <table:table-cell office:value-type="string">
            <text:p>Herculis</text:p>
          </table:table-cell>
          <table:table-cell office:value-type="string">
            <text:p>Kappa Herculis</text:p>
          </table:table-cell>
          <table:table-cell office:value-type="string">
            <text:p>cache</text:p>
          </table:table-cell>
          <table:table-cell office:value-type="string">
            <text:p>16/08/04.5255</text:p>
          </table:table-cell>
          <table:table-cell office:value-type="string">
            <text:p>17/02/49.129</text:p>
          </table:table-cell>
          <table:table-cell office:value-type="float" office:value="5.1628">
            <text:p>5.1628</text:p>
          </table:table-cell>
          <table:table-cell office:value-type="string">
            <text:p>G8III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G-giant, home to a hominid species whose philosophy is based solely on reason. At war with MARFARK and MARFIK.</text:p>
          </table:table-cell>
          <table:table-cell/>
        </table:table-row>
        <table:table-row table:style-name="ro1" table:visibility="filter">
          <table:table-cell office:value-type="string">
            <text:p>MARFARK</text:p>
          </table:table-cell>
          <table:table-cell office:value-type="string">
            <text:p>θ Cassiopeiae</text:p>
          </table:table-cell>
          <table:table-cell office:value-type="string">
            <text:p>θ</text:p>
          </table:table-cell>
          <table:table-cell office:value-type="string">
            <text:p>Cassiopeiae</text:p>
          </table:table-cell>
          <table:table-cell office:value-type="string">
            <text:p>Theta Cassiopeiae</text:p>
          </table:table-cell>
          <table:table-cell office:value-type="string">
            <text:p>cache</text:p>
          </table:table-cell>
          <table:table-cell office:value-type="string">
            <text:p>01/11/06.2</text:p>
          </table:table-cell>
          <table:table-cell office:value-type="string">
            <text:p>55/08/59</text:p>
          </table:table-cell>
          <table:table-cell office:value-type="float" office:value="4.34">
            <text:p>4.34</text:p>
          </table:table-cell>
          <table:table-cell table:number-columns-repeated="3"/>
          <table:table-cell office:value-type="string">
            <text:p>A-dwarf, home to a bureaubot species whose philosophy is based solely on rezoning. At war with MARFAK and MARFIK.</text:p>
          </table:table-cell>
          <table:table-cell/>
        </table:table-row>
        <table:table-row table:style-name="ro1" table:visibility="filter">
          <table:table-cell office:value-type="string">
            <text:p>MARFIK</text:p>
          </table:table-cell>
          <table:table-cell office:value-type="string">
            <text:p>λ Ophiuchi</text:p>
          </table:table-cell>
          <table:table-cell office:value-type="string">
            <text:p>λ</text:p>
          </table:table-cell>
          <table:table-cell office:value-type="string">
            <text:p>Ophiuchi</text:p>
          </table:table-cell>
          <table:table-cell office:value-type="string">
            <text:p>Lambda Ophiuchi</text:p>
          </table:table-cell>
          <table:table-cell office:value-type="string">
            <text:p>cache</text:p>
          </table:table-cell>
          <table:table-cell office:value-type="string">
            <text:p>16/30/54.8229</text:p>
          </table:table-cell>
          <table:table-cell office:value-type="string">
            <text:p>01/59/02.123</text:p>
          </table:table-cell>
          <table:table-cell office:value-type="float" office:value="3.9">
            <text:p>3.9</text:p>
          </table:table-cell>
          <table:table-cell office:value-type="string">
            <text:p>A0V+</text:p>
          </table:table-cell>
          <table:table-cell table:number-columns-repeated="2"/>
          <table:table-cell office:value-type="string">
            <text:p>Binary star, home to a vegetable species whose philosophy is based solely on rhizomes. At war with MARFAK and MARFARK.</text:p>
          </table:table-cell>
          <table:table-cell/>
        </table:table-row>
        <table:table-row table:style-name="ro1" table:visibility="filter">
          <table:table-cell office:value-type="string">
            <text:p>MARKAB</text:p>
          </table:table-cell>
          <table:table-cell office:value-type="string">
            <text:p>k¹ Puppis</text:p>
          </table:table-cell>
          <table:table-cell office:value-type="string">
            <text:p>k¹</text:p>
          </table:table-cell>
          <table:table-cell office:value-type="string">
            <text:p>Puppis</text:p>
          </table:table-cell>
          <table:table-cell office:value-type="string">
            <text:p>k¹ Puppis</text:p>
          </table:table-cell>
          <table:table-cell office:value-type="string">
            <text:p>cache</text:p>
          </table:table-cell>
          <table:table-cell office:value-type="string">
            <text:p>23/04/45.65345</text:p>
          </table:table-cell>
          <table:table-cell office:value-type="string">
            <text:p>15/12/18.9617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third of the second set of line-of-sight cognates identified by Yule (see also ACAMAR, ACHERNAR).</text:p>
          </table:table-cell>
          <table:table-cell/>
        </table:table-row>
        <table:table-row table:style-name="ro1" table:visibility="filter">
          <table:table-cell office:value-type="string">
            <text:p>MARKAB</text:p>
          </table:table-cell>
          <table:table-cell office:value-type="string">
            <text:p>k² Puppis</text:p>
          </table:table-cell>
          <table:table-cell office:value-type="string">
            <text:p>k²</text:p>
          </table:table-cell>
          <table:table-cell office:value-type="string">
            <text:p>Puppis</text:p>
          </table:table-cell>
          <table:table-cell office:value-type="string">
            <text:p>k² Puppis</text:p>
          </table:table-cell>
          <table:table-cell office:value-type="string">
            <text:p>cache</text:p>
          </table:table-cell>
          <table:table-cell office:value-type="string">
            <text:p>23/04/45.65345</text:p>
          </table:table-cell>
          <table:table-cell office:value-type="string">
            <text:p>15/12/18.9617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it and k¹ Puppis comprise the only Yulean cognate pair to have ever been collinear with SOL.</text:p>
          </table:table-cell>
          <table:table-cell/>
        </table:table-row>
        <table:table-row table:style-name="ro1" table:visibility="filter">
          <table:table-cell office:value-type="string">
            <text:p>MARKAB</text:p>
          </table:table-cell>
          <table:table-cell office:value-type="string">
            <text:p>α Pegasi</text:p>
          </table:table-cell>
          <table:table-cell office:value-type="string">
            <text:p>α</text:p>
          </table:table-cell>
          <table:table-cell office:value-type="string">
            <text:p>Pegasi</text:p>
          </table:table-cell>
          <table:table-cell office:value-type="string">
            <text:p>Alpha Pegasi</text:p>
          </table:table-cell>
          <table:table-cell office:value-type="string">
            <text:p>cache</text:p>
          </table:table-cell>
          <table:table-cell office:value-type="string">
            <text:p>23/04/45.65345</text:p>
          </table:table-cell>
          <table:table-cell office:value-type="string">
            <text:p>15/12/18.9617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-giant. A concerted attempt by Yule's colleagues to "correct" its name to "MARKCD" provoked a diplomatic incident.</text:p>
          </table:table-cell>
          <table:table-cell/>
        </table:table-row>
        <table:table-row table:style-name="ro1" table:visibility="filter">
          <table:table-cell office:value-type="string">
            <text:p>MARKAB</text:p>
          </table:table-cell>
          <table:table-cell office:value-type="string">
            <text:p>κ Velorum</text:p>
          </table:table-cell>
          <table:table-cell office:value-type="string">
            <text:p>κ</text:p>
          </table:table-cell>
          <table:table-cell office:value-type="string">
            <text:p>Velorum</text:p>
          </table:table-cell>
          <table:table-cell office:value-type="string">
            <text:p>Kappa Velorum</text:p>
          </table:table-cell>
          <table:table-cell office:value-type="string">
            <text:p>cache</text:p>
          </table:table-cell>
          <table:table-cell office:value-type="string">
            <text:p>23/04/45.65345</text:p>
          </table:table-cell>
          <table:table-cell office:value-type="string">
            <text:p>15/12/18.9617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Yule's attempts to explain the fourth MARKAB destroyed his reputation; he died before the discovery of Old Earth.</text:p>
          </table:table-cell>
          <table:table-cell/>
        </table:table-row>
        <table:table-row table:style-name="ro1" table:visibility="filter">
          <table:table-cell office:value-type="string">
            <text:p>MATAR</text:p>
          </table:table-cell>
          <table:table-cell office:value-type="string">
            <text:p>η Pegasi</text:p>
          </table:table-cell>
          <table:table-cell office:value-type="string">
            <text:p>η</text:p>
          </table:table-cell>
          <table:table-cell office:value-type="string">
            <text:p>Pegasi</text:p>
          </table:table-cell>
          <table:table-cell office:value-type="string">
            <text:p>Eta Pegasi</text:p>
          </table:table-cell>
          <table:table-cell office:value-type="string">
            <text:p>cache</text:p>
          </table:table-cell>
          <table:table-cell office:value-type="string">
            <text:p>22/43/00.13743</text:p>
          </table:table-cell>
          <table:table-cell office:value-type="string">
            <text:p>30/13/16.4822</text:p>
          </table:table-cell>
          <table:table-cell office:value-type="float" office:value="2.95">
            <text:p>2.95</text:p>
          </table:table-cell>
          <table:table-cell office:value-type="string">
            <text:p>G2 II + F0 V</text:p>
          </table:table-cell>
          <table:table-cell office:value-type="string">
            <text:p>3.82 ± 0.52</text:p>
          </table:table-cell>
          <table:table-cell/>
          <table:table-cell office:value-type="string">
            <text:p>Duress binary pair consisting of a bright giant which has captured an F-dwarf against the latter star's will.</text:p>
          </table:table-cell>
          <table:table-cell/>
        </table:table-row>
        <table:table-row table:style-name="ro1" table:visibility="filter">
          <table:table-cell office:value-type="string">
            <text:p>MEBSUTA</text:p>
          </table:table-cell>
          <table:table-cell office:value-type="string">
            <text:p>ε Geminorum</text:p>
          </table:table-cell>
          <table:table-cell office:value-type="string">
            <text:p>ε</text:p>
          </table:table-cell>
          <table:table-cell office:value-type="string">
            <text:p>Geminorum</text:p>
          </table:table-cell>
          <table:table-cell office:value-type="string">
            <text:p>Epsilon Geminorum</text:p>
          </table:table-cell>
          <table:table-cell office:value-type="string">
            <text:p>cache</text:p>
          </table:table-cell>
          <table:table-cell office:value-type="string">
            <text:p>06/43/55.92626</text:p>
          </table:table-cell>
          <table:table-cell office:value-type="string">
            <text:p>25/07/52.0515</text:p>
          </table:table-cell>
          <table:table-cell office:value-type="float" office:value="3.06">
            <text:p>3.06</text:p>
          </table:table-cell>
          <table:table-cell office:value-type="string">
            <text:p>G8 Ib</text:p>
          </table:table-cell>
          <table:table-cell office:value-type="string">
            <text:p>19.2 ± 0.1</text:p>
          </table:table-cell>
          <table:table-cell/>
          <table:table-cell office:value-type="string">
            <text:p>G-giant in an advanced and startling phase of stellar evolution which appears to be growing limbs.</text:p>
          </table:table-cell>
          <table:table-cell/>
        </table:table-row>
        <table:table-row table:style-name="ro1" table:visibility="filter">
          <table:table-cell office:value-type="string">
            <text:p>MEGREZ</text:p>
          </table:table-cell>
          <table:table-cell office:value-type="string">
            <text:p>δ Ursae Majoris</text:p>
          </table:table-cell>
          <table:table-cell office:value-type="string">
            <text:p>δ</text:p>
          </table:table-cell>
          <table:table-cell office:value-type="string">
            <text:p>Ursae Majoris</text:p>
          </table:table-cell>
          <table:table-cell office:value-type="string">
            <text:p>Delta Ursae Majoris</text:p>
          </table:table-cell>
          <table:table-cell office:value-type="string">
            <text:p>cache</text:p>
          </table:table-cell>
          <table:table-cell office:value-type="string">
            <text:p>12/15/25.56063</text:p>
          </table:table-cell>
          <table:table-cell office:value-type="string">
            <text:p>57/01/57.4156</text:p>
          </table:table-cell>
          <table:table-cell office:value-type="float" office:value="3.312">
            <text:p>3.312</text:p>
          </table:table-cell>
          <table:table-cell office:value-type="string">
            <text:p>A3 V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Evil star on which a race of rats live, in defiance of an ancient proverb.</text:p>
          </table:table-cell>
          <table:table-cell/>
        </table:table-row>
        <table:table-row table:style-name="ro1" table:visibility="filter">
          <table:table-cell office:value-type="string">
            <text:p>MEISSA</text:p>
          </table:table-cell>
          <table:table-cell office:value-type="string">
            <text:p>λ Orionis</text:p>
          </table:table-cell>
          <table:table-cell office:value-type="string">
            <text:p>λ</text:p>
          </table:table-cell>
          <table:table-cell office:value-type="string">
            <text:p>Orionis</text:p>
          </table:table-cell>
          <table:table-cell office:value-type="string">
            <text:p>Lambda Orionis</text:p>
          </table:table-cell>
          <table:table-cell office:value-type="string">
            <text:p>cache</text:p>
          </table:table-cell>
          <table:table-cell office:value-type="string">
            <text:p>05/35/08.27761</text:p>
          </table:table-cell>
          <table:table-cell office:value-type="string">
            <text:p>09/56/02.9611</text:p>
          </table:table-cell>
          <table:table-cell office:value-type="string">
            <text:p>3.54 / 5.61</text:p>
          </table:table-cell>
          <table:table-cell office:value-type="string">
            <text:p>O8 III + B0.5 V</text:p>
          </table:table-cell>
          <table:table-cell office:value-type="string">
            <text:p>27.9 ± 3.3</text:p>
          </table:table-cell>
          <table:table-cell/>
          <table:table-cell office:value-type="string">
            <text:p>Fine star with a hard ceramic interior, delicate blue underglaze and extensive craquelure.</text:p>
          </table:table-cell>
          <table:table-cell/>
        </table:table-row>
        <table:table-row table:style-name="ro1" table:visibility="filter">
          <table:table-cell office:value-type="string">
            <text:p>MEKBUDA</text:p>
          </table:table-cell>
          <table:table-cell office:value-type="string">
            <text:p>ζ Geminorum</text:p>
          </table:table-cell>
          <table:table-cell office:value-type="string">
            <text:p>ζ</text:p>
          </table:table-cell>
          <table:table-cell office:value-type="string">
            <text:p>Geminorum</text:p>
          </table:table-cell>
          <table:table-cell office:value-type="string">
            <text:p>Zeta Geminorum</text:p>
          </table:table-cell>
          <table:table-cell office:value-type="string">
            <text:p>cache</text:p>
          </table:table-cell>
          <table:table-cell office:value-type="string">
            <text:p>07/04/06.53079</text:p>
          </table:table-cell>
          <table:table-cell office:value-type="string">
            <text:p>20/34/13.0739</text:p>
          </table:table-cell>
          <table:table-cell office:value-type="string">
            <text:p>3.93 (3.68 to 4.16)</text:p>
          </table:table-cell>
          <table:table-cell office:value-type="string">
            <text:p>G0Ibv</text:p>
          </table:table-cell>
          <table:table-cell office:value-type="string">
            <text:p>7.7 ± 0.3</text:p>
          </table:table-cell>
          <table:table-cell/>
          <table:table-cell office:value-type="string">
            <text:p>Egotistical Cepheid variable, its spectrum a single voiceless word, at all wavelengths, in all languages: "MEKBUDA!"</text:p>
          </table:table-cell>
          <table:table-cell/>
        </table:table-row>
        <table:table-row table:style-name="ro1" table:visibility="filter">
          <table:table-cell office:value-type="string">
            <text:p>MENKALINAN</text:p>
          </table:table-cell>
          <table:table-cell office:value-type="string">
            <text:p>β Aurigae</text:p>
          </table:table-cell>
          <table:table-cell office:value-type="string">
            <text:p>β</text:p>
          </table:table-cell>
          <table:table-cell office:value-type="string">
            <text:p>Aurigae</text:p>
          </table:table-cell>
          <table:table-cell office:value-type="string">
            <text:p>Beta Aurigae</text:p>
          </table:table-cell>
          <table:table-cell office:value-type="string">
            <text:p>cache</text:p>
          </table:table-cell>
          <table:table-cell office:value-type="string">
            <text:p>05/59/31.72293</text:p>
          </table:table-cell>
          <table:table-cell office:value-type="string">
            <text:p>44/56/50.7573</text:p>
          </table:table-cell>
          <table:table-cell office:value-type="float" office:value="1.9">
            <text:p>1.9</text:p>
          </table:table-cell>
          <table:table-cell office:value-type="string">
            <text:p>A1m IV + A1m IV</text:p>
          </table:table-cell>
          <table:table-cell office:value-type="string">
            <text:p>2.389 ± 0.013</text:p>
          </table:table-cell>
          <table:table-cell/>
          <table:table-cell office:value-type="string">
            <text:p>Close pair of white giants orbited by a red dwarf whose inhabitants gaze on the mighty pair with joy and terror.</text:p>
          </table:table-cell>
          <table:table-cell/>
        </table:table-row>
        <table:table-row table:style-name="ro1" table:visibility="filter">
          <table:table-cell office:value-type="string">
            <text:p>MENKAR</text:p>
          </table:table-cell>
          <table:table-cell office:value-type="string">
            <text:p>α Ceti</text:p>
          </table:table-cell>
          <table:table-cell office:value-type="string">
            <text:p>α</text:p>
          </table:table-cell>
          <table:table-cell office:value-type="string">
            <text:p>Ceti</text:p>
          </table:table-cell>
          <table:table-cell office:value-type="string">
            <text:p>Alpha Ceti</text:p>
          </table:table-cell>
          <table:table-cell office:value-type="string">
            <text:p>cache</text:p>
          </table:table-cell>
          <table:table-cell office:value-type="string">
            <text:p>03/02/16.77307</text:p>
          </table:table-cell>
          <table:table-cell office:value-type="string">
            <text:p>04/05/23.0596</text:p>
          </table:table-cell>
          <table:table-cell office:value-type="float" office:value="2.53">
            <text:p>2.53</text:p>
          </table:table-cell>
          <table:table-cell office:value-type="string">
            <text:p>M1.5 IIIa</text:p>
          </table:table-cell>
          <table:table-cell office:value-type="string">
            <text:p>2.3 ± 0.2</text:p>
          </table:table-cell>
          <table:table-cell/>
          <table:table-cell office:value-type="string">
            <text:p>Red giant with companion bearing biosphere spectral fingerprint JTJ673AA560 ("utopia planet, feminist separatist")</text:p>
          </table:table-cell>
          <table:table-cell/>
        </table:table-row>
        <table:table-row table:style-name="ro1" table:visibility="filter">
          <table:table-cell office:value-type="string">
            <text:p>MENKENT</text:p>
          </table:table-cell>
          <table:table-cell office:value-type="string">
            <text:p>θ Centauri</text:p>
          </table:table-cell>
          <table:table-cell office:value-type="string">
            <text:p>θ</text:p>
          </table:table-cell>
          <table:table-cell office:value-type="string">
            <text:p>Centauri</text:p>
          </table:table-cell>
          <table:table-cell office:value-type="string">
            <text:p>Theta Centauri</text:p>
          </table:table-cell>
          <table:table-cell office:value-type="string">
            <text:p>cache</text:p>
          </table:table-cell>
          <table:table-cell office:value-type="string">
            <text:p>14/06/40.94752</text:p>
          </table:table-cell>
          <table:table-cell office:value-type="string">
            <text:p>–36/22/11.8371</text:p>
          </table:table-cell>
          <table:table-cell office:value-type="float" office:value="2.06">
            <text:p>2.06</text:p>
          </table:table-cell>
          <table:table-cell office:value-type="string">
            <text:p>K0 III</text:p>
          </table:table-cell>
          <table:table-cell office:value-type="string">
            <text:p><text:s/></text:p>
          </table:table-cell>
          <table:table-cell/>
          <table:table-cell office:value-type="string">
            <text:p>Planetless K-giant embedded in a structural element of the galactic animal, perhaps as an ancient safety marker.</text:p>
          </table:table-cell>
          <table:table-cell/>
        </table:table-row>
        <table:table-row table:style-name="ro1" table:visibility="filter">
          <table:table-cell office:value-type="string">
            <text:p>MENKIB</text:p>
          </table:table-cell>
          <table:table-cell office:value-type="string">
            <text:p>ξ Persei</text:p>
          </table:table-cell>
          <table:table-cell office:value-type="string">
            <text:p>ξ</text:p>
          </table:table-cell>
          <table:table-cell office:value-type="string">
            <text:p>Persei</text:p>
          </table:table-cell>
          <table:table-cell office:value-type="string">
            <text:p>Xi Persei</text:p>
          </table:table-cell>
          <table:table-cell office:value-type="string">
            <text:p>cache</text:p>
          </table:table-cell>
          <table:table-cell office:value-type="string">
            <text:p>03/58/57.9011</text:p>
          </table:table-cell>
          <table:table-cell office:value-type="string">
            <text:p>35/47/27.717</text:p>
          </table:table-cell>
          <table:table-cell office:value-type="float" office:value="4.042">
            <text:p>4.042</text:p>
          </table:table-cell>
          <table:table-cell office:value-type="string">
            <text:p>O7.5IIIe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lue giant, one of the hottest nearby stars, a popular location for spacefaring civilizations to see and be seen.</text:p>
          </table:table-cell>
          <table:table-cell/>
        </table:table-row>
        <table:table-row table:style-name="ro1" table:visibility="filter">
          <table:table-cell office:value-type="string">
            <text:p>MERAK</text:p>
          </table:table-cell>
          <table:table-cell office:value-type="string">
            <text:p>β Ursae Majoris</text:p>
          </table:table-cell>
          <table:table-cell office:value-type="string">
            <text:p>β</text:p>
          </table:table-cell>
          <table:table-cell office:value-type="string">
            <text:p>Ursae Majoris</text:p>
          </table:table-cell>
          <table:table-cell office:value-type="string">
            <text:p>Beta Ursae Majoris</text:p>
          </table:table-cell>
          <table:table-cell office:value-type="string">
            <text:p>cache</text:p>
          </table:table-cell>
          <table:table-cell office:value-type="string">
            <text:p>11/01/50.47654</text:p>
          </table:table-cell>
          <table:table-cell office:value-type="string">
            <text:p>56/22/56.7339</text:p>
          </table:table-cell>
          <table:table-cell office:value-type="float" office:value="2.37">
            <text:p>2.37</text:p>
          </table:table-cell>
          <table:table-cell office:value-type="string">
            <text:p>A1 V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A-type star whose circumstellar disk supports a rich ecosystem of plasms and drifters.</text:p>
          </table:table-cell>
          <table:table-cell/>
        </table:table-row>
        <table:table-row table:style-name="ro1" table:visibility="filter">
          <table:table-cell office:value-type="string">
            <text:p>MERGA</text:p>
          </table:table-cell>
          <table:table-cell office:value-type="string">
            <text:p>38 Boötis</text:p>
          </table:table-cell>
          <table:table-cell office:value-type="float" office:value="38">
            <text:p>38</text:p>
          </table:table-cell>
          <table:table-cell office:value-type="string">
            <text:p>Boötis</text:p>
          </table:table-cell>
          <table:table-cell office:value-type="string">
            <text:p>38 Boötis</text:p>
          </table:table-cell>
          <table:table-cell office:value-type="string">
            <text:p>cache</text:p>
          </table:table-cell>
          <table:table-cell office:value-type="string">
            <text:p>14/49/18.7</text:p>
          </table:table-cell>
          <table:table-cell office:value-type="string">
            <text:p>46/06/58</text:p>
          </table:table-cell>
          <table:table-cell office:value-type="float" office:value="5.76">
            <text:p>5.76</text:p>
          </table:table-cell>
          <table:table-cell table:number-columns-repeated="3"/>
          <table:table-cell office:value-type="string">
            <text:p>F-giant, one of the Filter Stars, surrounded by tempting artefacts and puzzles which lead explorers to a special prize.</text:p>
          </table:table-cell>
          <table:table-cell/>
        </table:table-row>
        <table:table-row table:style-name="ro1" table:visibility="filter">
          <table:table-cell office:value-type="string">
            <text:p>MEROPE</text:p>
          </table:table-cell>
          <table:table-cell office:value-type="string">
            <text:p>23 Tauri</text:p>
          </table:table-cell>
          <table:table-cell office:value-type="float" office:value="23">
            <text:p>23</text:p>
          </table:table-cell>
          <table:table-cell office:value-type="string">
            <text:p>Tauri</text:p>
          </table:table-cell>
          <table:table-cell office:value-type="string">
            <text:p>23 Tauri</text:p>
          </table:table-cell>
          <table:table-cell office:value-type="string">
            <text:p>cache</text:p>
          </table:table-cell>
          <table:table-cell office:value-type="string">
            <text:p>03/46/19.5739</text:p>
          </table:table-cell>
          <table:table-cell office:value-type="string">
            <text:p>23/56/54.090</text:p>
          </table:table-cell>
          <table:table-cell office:value-type="float" office:value="4.113">
            <text:p>4.113</text:p>
          </table:table-cell>
          <table:table-cell office:value-type="string">
            <text:p>B6IVe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surrounded by a hazy nebula through which its circling planets trace expanding copper-pink spirals.</text:p>
          </table:table-cell>
          <table:table-cell/>
        </table:table-row>
        <table:table-row table:style-name="ro1" table:visibility="filter">
          <table:table-cell office:value-type="string">
            <text:p>MESARTHIM</text:p>
          </table:table-cell>
          <table:table-cell office:value-type="string">
            <text:p>γ Arietis</text:p>
          </table:table-cell>
          <table:table-cell office:value-type="string">
            <text:p>γ</text:p>
          </table:table-cell>
          <table:table-cell office:value-type="string">
            <text:p>Arietis</text:p>
          </table:table-cell>
          <table:table-cell office:value-type="string">
            <text:p>Gamma Arietis</text:p>
          </table:table-cell>
          <table:table-cell office:value-type="string">
            <text:p>cache</text:p>
          </table:table-cell>
          <table:table-cell office:value-type="string">
            <text:p>01/53/31.81479</text:p>
          </table:table-cell>
          <table:table-cell office:value-type="string">
            <text:p>19/17/37.8790</text:p>
          </table:table-cell>
          <table:table-cell office:value-type="string">
            <text:p>3.86 (4.58/4.64)</text:p>
          </table:table-cell>
          <table:table-cell office:value-type="string">
            <text:p>B9 V + A1p Si</text:p>
          </table:table-cell>
          <table:table-cell office:value-type="string">
            <text:p><text:s/></text:p>
          </table:table-cell>
          <table:table-cell/>
          <table:table-cell office:value-type="string">
            <text:p>Binary sustained by the prayers of its inhabitants. It slid 3ly galactic south when they were interrupted by meteors.</text:p>
          </table:table-cell>
          <table:table-cell/>
        </table:table-row>
        <table:table-row table:style-name="ro1" table:visibility="filter">
          <table:table-cell office:value-type="string">
            <text:p>MIAPLACIDUS</text:p>
          </table:table-cell>
          <table:table-cell office:value-type="string">
            <text:p>β Carinae</text:p>
          </table:table-cell>
          <table:table-cell office:value-type="string">
            <text:p>β</text:p>
          </table:table-cell>
          <table:table-cell office:value-type="string">
            <text:p>Carinae</text:p>
          </table:table-cell>
          <table:table-cell office:value-type="string">
            <text:p>Beta Carinae</text:p>
          </table:table-cell>
          <table:table-cell office:value-type="string">
            <text:p>cache</text:p>
          </table:table-cell>
          <table:table-cell office:value-type="string">
            <text:p>09/13/11.97746</text:p>
          </table:table-cell>
          <table:table-cell office:value-type="string">
            <text:p>–69/43/01.9473</text:p>
          </table:table-cell>
          <table:table-cell office:value-type="float" office:value="1.68">
            <text:p>1.68</text:p>
          </table:table-cell>
          <table:table-cell office:value-type="string">
            <text:p>A1 III–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Serene water star, a cloud of white vapour surrounding a core of ultradense ice.</text:p>
          </table:table-cell>
          <table:table-cell/>
        </table:table-row>
        <table:table-row table:style-name="ro1" table:visibility="filter">
          <table:table-cell office:value-type="string">
            <text:p>MIMOSA</text:p>
          </table:table-cell>
          <table:table-cell office:value-type="string">
            <text:p>β Crucis</text:p>
          </table:table-cell>
          <table:table-cell office:value-type="string">
            <text:p>β</text:p>
          </table:table-cell>
          <table:table-cell office:value-type="string">
            <text:p>Crucis</text:p>
          </table:table-cell>
          <table:table-cell office:value-type="string">
            <text:p>Beta Crucis</text:p>
          </table:table-cell>
          <table:table-cell office:value-type="string">
            <text:p>cache</text:p>
          </table:table-cell>
          <table:table-cell office:value-type="string">
            <text:p>12/47/43.26877</text:p>
          </table:table-cell>
          <table:table-cell office:value-type="string">
            <text:p>–59/41/19.5792</text:p>
          </table:table-cell>
          <table:table-cell office:value-type="float" office:value="1.25">
            <text:p>1.25</text:p>
          </table:table-cell>
          <table:table-cell office:value-type="string">
            <text:p>B0.5 III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Intricate blue dwarf, home to the Machine Elves, a race of minor demiurges. Only to be approached by astral travel.</text:p>
          </table:table-cell>
          <table:table-cell/>
        </table:table-row>
        <table:table-row table:style-name="ro1" table:visibility="filter">
          <table:table-cell office:value-type="string">
            <text:p>MINARUJA</text:p>
          </table:table-cell>
          <table:table-cell office:value-type="string">
            <text:p>σ Hydrae</text:p>
          </table:table-cell>
          <table:table-cell office:value-type="string">
            <text:p>σ</text:p>
          </table:table-cell>
          <table:table-cell office:value-type="string">
            <text:p>Hydrae</text:p>
          </table:table-cell>
          <table:table-cell office:value-type="string">
            <text:p>Sigma Hydrae</text:p>
          </table:table-cell>
          <table:table-cell office:value-type="string">
            <text:p>cache</text:p>
          </table:table-cell>
          <table:table-cell office:value-type="string">
            <text:p>8/38/45.4</text:p>
          </table:table-cell>
          <table:table-cell table:style-name="ce1" office:value-type="string">
            <text:p>3/20/29</text:p>
          </table:table-cell>
          <table:table-cell office:value-type="float" office:value="4.44">
            <text:p>4.44</text:p>
          </table:table-cell>
          <table:table-cell table:number-columns-repeated="3"/>
          <table:table-cell office:value-type="string">
            <text:p>K-type star, last outpost before the Uninhabited Spot, a bustling mercantile zone and tax haven.</text:p>
          </table:table-cell>
          <table:table-cell/>
        </table:table-row>
        <table:table-row table:style-name="ro1" table:visibility="filter">
          <table:table-cell office:value-type="string">
            <text:p>MINKAR</text:p>
          </table:table-cell>
          <table:table-cell office:value-type="string">
            <text:p>ε Corvi</text:p>
          </table:table-cell>
          <table:table-cell office:value-type="string">
            <text:p>ε</text:p>
          </table:table-cell>
          <table:table-cell office:value-type="string">
            <text:p>Corvi</text:p>
          </table:table-cell>
          <table:table-cell office:value-type="string">
            <text:p>Epsilon Corvi</text:p>
          </table:table-cell>
          <table:table-cell office:value-type="string">
            <text:p>cache</text:p>
          </table:table-cell>
          <table:table-cell office:value-type="string">
            <text:p>12/10/07.48058</text:p>
          </table:table-cell>
          <table:table-cell office:value-type="string">
            <text:p>–22/37/11.1620</text:p>
          </table:table-cell>
          <table:table-cell office:value-type="float" office:value="3.024">
            <text:p>3.024</text:p>
          </table:table-cell>
          <table:table-cell office:value-type="string">
            <text:p>K2 III</text:p>
          </table:table-cell>
          <table:table-cell office:value-type="float" office:value="3.2">
            <text:p>3.2</text:p>
          </table:table-cell>
          <table:table-cell/>
          <table:table-cell office:value-type="string">
            <text:p>K-giant, home to an avian race who aspire to flightlessness and who proudly style themselves "they who creep".</text:p>
          </table:table-cell>
          <table:table-cell/>
        </table:table-row>
        <table:table-row table:style-name="ro2" table:visibility="filter">
          <table:table-cell office:value-type="string">
            <text:p>MINTAKA</text:p>
          </table:table-cell>
          <table:table-cell office:value-type="string">
            <text:p>δ Orionis</text:p>
          </table:table-cell>
          <table:table-cell office:value-type="string">
            <text:p>δ</text:p>
          </table:table-cell>
          <table:table-cell office:value-type="string">
            <text:p>Orionis</text:p>
          </table:table-cell>
          <table:table-cell office:value-type="string">
            <text:p>Delta Orionis</text:p>
          </table:table-cell>
          <table:table-cell office:value-type="string">
            <text:p>cache</text:p>
          </table:table-cell>
          <table:table-cell office:value-type="string">
            <text:p>05/32/00.4</text:p>
          </table:table-cell>
          <table:table-cell office:value-type="string">
            <text:p>−00/17/57</text:p>
          </table:table-cell>
          <table:table-cell office:value-type="string">
            <text:p>2.23 (3.2/3.3) / 6.85 / 14.0</text:p>
            <text:p><text:s/></text:p>
          </table:table-cell>
          <table:table-cell office:value-type="string">
            <text:p>O9.5 II + B0.5III</text:p>
            <text:p><text:s/>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Hot O and B giants in a tight orbit, a celestial amour fou which must end with one or both partners going supernova.</text:p>
          </table:table-cell>
          <table:table-cell/>
        </table:table-row>
        <table:table-row table:style-name="ro1" table:visibility="filter">
          <table:table-cell office:value-type="string">
            <text:p>MIRA</text:p>
          </table:table-cell>
          <table:table-cell office:value-type="string">
            <text:p>ο Ceti</text:p>
          </table:table-cell>
          <table:table-cell office:value-type="string">
            <text:p>ο</text:p>
          </table:table-cell>
          <table:table-cell office:value-type="string">
            <text:p>Ceti</text:p>
          </table:table-cell>
          <table:table-cell office:value-type="string">
            <text:p>Omicron Ceti</text:p>
          </table:table-cell>
          <table:table-cell office:value-type="string">
            <text:p>cache</text:p>
          </table:table-cell>
          <table:table-cell office:value-type="string">
            <text:p>02/19/20.79210</text:p>
          </table:table-cell>
          <table:table-cell office:value-type="string">
            <text:p>–02/58/39.4956</text:p>
          </table:table-cell>
          <table:table-cell office:value-type="float" office:value="3.04">
            <text:p>3.04</text:p>
          </table:table-cell>
          <table:table-cell office:value-type="string">
            <text:p>M7 IIIe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Magnificent system, a white dwarf linked to a pulsing red giant by a vast stream of glowing gas teeming with new life.</text:p>
          </table:table-cell>
          <table:table-cell/>
        </table:table-row>
        <table:table-row table:style-name="ro1" table:visibility="filter">
          <table:table-cell office:value-type="string">
            <text:p>MIRACH</text:p>
          </table:table-cell>
          <table:table-cell office:value-type="string">
            <text:p>β Andromedae</text:p>
          </table:table-cell>
          <table:table-cell office:value-type="string">
            <text:p>β</text:p>
          </table:table-cell>
          <table:table-cell office:value-type="string">
            <text:p>Andromedae</text:p>
          </table:table-cell>
          <table:table-cell office:value-type="string">
            <text:p>Beta Andromedae</text:p>
          </table:table-cell>
          <table:table-cell office:value-type="string">
            <text:p>cache</text:p>
          </table:table-cell>
          <table:table-cell office:value-type="string">
            <text:p>01/09/43.92388</text:p>
          </table:table-cell>
          <table:table-cell office:value-type="string">
            <text:p>35/37/14.0075</text:p>
          </table:table-cell>
          <table:table-cell office:value-type="float" office:value="2.05">
            <text:p>2.05</text:p>
          </table:table-cell>
          <table:table-cell office:value-type="string">
            <text:p>M0 III</text:p>
          </table:table-cell>
          <table:table-cell office:value-type="string">
            <text:p>3&amp;ndas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llusory red giant, believed to have been constructed as a decoy by a local trickster deity.</text:p>
          </table:table-cell>
        </table:table-row>
        <table:table-row table:style-name="ro1" table:visibility="filter">
          <table:table-cell office:value-type="string">
            <text:p>MIRAM</text:p>
          </table:table-cell>
          <table:table-cell office:value-type="string">
            <text:p>η Persei</text:p>
          </table:table-cell>
          <table:table-cell office:value-type="string">
            <text:p>η</text:p>
          </table:table-cell>
          <table:table-cell office:value-type="string">
            <text:p>Persei</text:p>
          </table:table-cell>
          <table:table-cell office:value-type="string">
            <text:p>Eta Persei</text:p>
          </table:table-cell>
          <table:table-cell office:value-type="string">
            <text:p>cache</text:p>
          </table:table-cell>
          <table:table-cell office:value-type="string">
            <text:p>02/50/41.8</text:p>
          </table:table-cell>
          <table:table-cell office:value-type="string">
            <text:p>55/53/44</text:p>
          </table:table-cell>
          <table:table-cell office:value-type="float" office:value="3.76">
            <text:p>3.76</text:p>
          </table:table-cell>
          <table:table-cell table:number-columns-repeated="3"/>
          <table:table-cell office:value-type="string">
            <text:p>Folksy K-type star which prides itself on being "the biggest little subgiant in the Orion Arm".</text:p>
          </table:table-cell>
          <table:table-cell/>
        </table:table-row>
        <table:table-row table:style-name="ro1" table:visibility="filter">
          <table:table-cell office:value-type="string">
            <text:p>MIRFAK</text:p>
          </table:table-cell>
          <table:table-cell office:value-type="string">
            <text:p>α Persei</text:p>
          </table:table-cell>
          <table:table-cell office:value-type="string">
            <text:p>α</text:p>
          </table:table-cell>
          <table:table-cell office:value-type="string">
            <text:p>Persei</text:p>
          </table:table-cell>
          <table:table-cell office:value-type="string">
            <text:p>Alpha Persei</text:p>
          </table:table-cell>
          <table:table-cell office:value-type="string">
            <text:p>cache</text:p>
          </table:table-cell>
          <table:table-cell office:value-type="string">
            <text:p>03/24/19.37009</text:p>
          </table:table-cell>
          <table:table-cell office:value-type="string">
            <text:p>49/51/40.2455</text:p>
          </table:table-cell>
          <table:table-cell office:value-type="float" office:value="1.806">
            <text:p>1.806</text:p>
          </table:table-cell>
          <table:table-cell office:value-type="string">
            <text:p>F5 Ib</text:p>
          </table:table-cell>
          <table:table-cell office:value-type="string">
            <text:p>7.3 ± 0.3</text:p>
          </table:table-cell>
          <table:table-cell/>
          <table:table-cell office:value-type="string">
            <text:p>Brilliant white giant, capital star of the Alpha Persei Cluster. Not to be confused with MARFAK, MARFARK or MARFIK.</text:p>
          </table:table-cell>
          <table:table-cell/>
        </table:table-row>
        <table:table-row table:style-name="ro1" table:visibility="filter">
          <table:table-cell office:value-type="string">
            <text:p>MIZAR</text:p>
          </table:table-cell>
          <table:table-cell office:value-type="string">
            <text:p>ζ Ursae Majoris</text:p>
          </table:table-cell>
          <table:table-cell office:value-type="string">
            <text:p>ζ</text:p>
          </table:table-cell>
          <table:table-cell office:value-type="string">
            <text:p>Ursae Majoris</text:p>
          </table:table-cell>
          <table:table-cell office:value-type="string">
            <text:p>Zeta Ursae Majoris</text:p>
          </table:table-cell>
          <table:table-cell office:value-type="string">
            <text:p>cache</text:p>
          </table:table-cell>
          <table:table-cell office:value-type="string">
            <text:p>13/23/55.5</text:p>
          </table:table-cell>
          <table:table-cell office:value-type="string">
            <text:p>54/55/31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Quadruple system with a peaceful polity based entirely on eclipse cycles and psychedelic spore consumption.</text:p>
          </table:table-cell>
          <table:table-cell/>
        </table:table-row>
        <table:table-row table:style-name="ro1" table:visibility="filter">
          <table:table-cell office:value-type="string">
            <text:p>MOTHALLAH</text:p>
          </table:table-cell>
          <table:table-cell office:value-type="string">
            <text:p>α Trianguli</text:p>
          </table:table-cell>
          <table:table-cell office:value-type="string">
            <text:p>α</text:p>
          </table:table-cell>
          <table:table-cell office:value-type="string">
            <text:p>Trianguli</text:p>
          </table:table-cell>
          <table:table-cell office:value-type="string">
            <text:p>Alpha Trianguli</text:p>
          </table:table-cell>
          <table:table-cell office:value-type="string">
            <text:p>cache</text:p>
          </table:table-cell>
          <table:table-cell office:value-type="string">
            <text:p>01/53/04.90710</text:p>
          </table:table-cell>
          <table:table-cell office:value-type="string">
            <text:p>29/34/43.7801</text:p>
          </table:table-cell>
          <table:table-cell office:value-type="float" office:value="3.42">
            <text:p>3.42</text:p>
          </table:table-cell>
          <table:table-cell office:value-type="string">
            <text:p>F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F-type instar, a rapidly rotating chrysalis, faintly visible forms within hint at the next stage of its life-cycle.</text:p>
          </table:table-cell>
          <table:table-cell/>
        </table:table-row>
        <table:table-row table:style-name="ro1" table:visibility="filter">
          <table:table-cell office:value-type="string">
            <text:p>MUHLIFAIN</text:p>
          </table:table-cell>
          <table:table-cell office:value-type="string">
            <text:p>γ Centauri</text:p>
          </table:table-cell>
          <table:table-cell office:value-type="string">
            <text:p>γ</text:p>
          </table:table-cell>
          <table:table-cell office:value-type="string">
            <text:p>Centauri</text:p>
          </table:table-cell>
          <table:table-cell office:value-type="string">
            <text:p>Gamma Centauri</text:p>
          </table:table-cell>
          <table:table-cell office:value-type="string">
            <text:p>cache</text:p>
          </table:table-cell>
          <table:table-cell office:value-type="string">
            <text:p>12/41/31.04008</text:p>
          </table:table-cell>
          <table:table-cell office:value-type="string">
            <text:p>−48/57/35.5375</text:p>
          </table:table-cell>
          <table:table-cell office:value-type="float" office:value="2.17">
            <text:p>2.17</text:p>
          </table:table-cell>
          <table:table-cell office:value-type="string">
            <text:p>A1IV+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The Two Things, binary system home to a saurian race whose language lacks precise nouns. See also: MULIPHEIN</text:p>
          </table:table-cell>
          <table:table-cell/>
        </table:table-row>
        <table:table-row table:style-name="ro1" table:visibility="filter">
          <table:table-cell office:value-type="string">
            <text:p>MULIPHEIN</text:p>
          </table:table-cell>
          <table:table-cell office:value-type="string">
            <text:p>γ Canis Majoris</text:p>
          </table:table-cell>
          <table:table-cell office:value-type="string">
            <text:p>γ</text:p>
          </table:table-cell>
          <table:table-cell office:value-type="string">
            <text:p>Canis Majoris</text:p>
          </table:table-cell>
          <table:table-cell office:value-type="string">
            <text:p>Gamma Canis Majoris</text:p>
          </table:table-cell>
          <table:table-cell office:value-type="string">
            <text:p>cache</text:p>
          </table:table-cell>
          <table:table-cell office:value-type="string">
            <text:p>07/03/45.5</text:p>
          </table:table-cell>
          <table:table-cell/>
          <table:table-cell office:value-type="float" office:value="4.11">
            <text:p>4.11</text:p>
          </table:table-cell>
          <table:table-cell table:number-columns-repeated="3"/>
          <table:table-cell office:value-type="string">
            <text:p>Uninhabited A-giant named the Two Things, That One, Hare, the Lexicographer's Oath. See also: MUHLIFAIN</text:p>
          </table:table-cell>
          <table:table-cell/>
        </table:table-row>
        <table:table-row table:style-name="ro1" table:visibility="filter">
          <table:table-cell office:value-type="string">
            <text:p>MUPHRID</text:p>
          </table:table-cell>
          <table:table-cell office:value-type="string">
            <text:p>η Boötis</text:p>
          </table:table-cell>
          <table:table-cell office:value-type="string">
            <text:p>η</text:p>
          </table:table-cell>
          <table:table-cell office:value-type="string">
            <text:p>Boötis</text:p>
          </table:table-cell>
          <table:table-cell office:value-type="string">
            <text:p>Eta Boötis</text:p>
          </table:table-cell>
          <table:table-cell office:value-type="string">
            <text:p>cache</text:p>
          </table:table-cell>
          <table:table-cell office:value-type="string">
            <text:p>13/54/41.07892</text:p>
          </table:table-cell>
          <table:table-cell office:value-type="string">
            <text:p>18/23/51.7946</text:p>
          </table:table-cell>
          <table:table-cell office:value-type="float" office:value="2.68">
            <text:p>2.68</text:p>
          </table:table-cell>
          <table:table-cell office:value-type="string">
            <text:p>G0 IV</text:p>
          </table:table-cell>
          <table:table-cell office:value-type="string">
            <text:p>1.71 ± 0.05</text:p>
          </table:table-cell>
          <table:table-cell/>
          <table:table-cell office:value-type="string">
            <text:p>Mature vaudeville star, source of low comedy and high jinks. The "sad trombone" sound was invented on its fourth planet.</text:p>
          </table:table-cell>
          <table:table-cell/>
        </table:table-row>
        <table:table-row table:style-name="ro1" table:visibility="filter">
          <table:table-cell office:value-type="string">
            <text:p>MURZIM</text:p>
          </table:table-cell>
          <table:table-cell office:value-type="string">
            <text:p>β Canis Majoris</text:p>
          </table:table-cell>
          <table:table-cell office:value-type="string">
            <text:p>β</text:p>
          </table:table-cell>
          <table:table-cell office:value-type="string">
            <text:p>Canis Majoris</text:p>
          </table:table-cell>
          <table:table-cell office:value-type="string">
            <text:p>Beta Canis Majoris</text:p>
          </table:table-cell>
          <table:table-cell office:value-type="string">
            <text:p>cache</text:p>
          </table:table-cell>
          <table:table-cell office:value-type="string">
            <text:p>06/22/41.98535</text:p>
          </table:table-cell>
          <table:table-cell office:value-type="string">
            <text:p>-17/57/21.3073</text:p>
          </table:table-cell>
          <table:table-cell office:value-type="float" office:value="1.985">
            <text:p>1.985</text:p>
          </table:table-cell>
          <table:table-cell office:value-type="string">
            <text:p>B1 II-III</text:p>
          </table:table-cell>
          <table:table-cell office:value-type="string">
            <text:p>13.5 ± 0.5</text:p>
          </table:table-cell>
          <table:table-cell/>
          <table:table-cell office:value-type="string">
            <text:p>B-giant with planetary companion bearing biosphere spectral fingerprint LID106AD569 ("hat planet")</text:p>
          </table:table-cell>
          <table:table-cell/>
        </table:table-row>
        <table:table-row table:style-name="ro1" table:visibility="filter">
          <table:table-cell office:value-type="string">
            <text:p>MUSCIDA</text:p>
          </table:table-cell>
          <table:table-cell office:value-type="string">
            <text:p>ο Ursae Majoris</text:p>
          </table:table-cell>
          <table:table-cell office:value-type="string">
            <text:p>ο</text:p>
          </table:table-cell>
          <table:table-cell office:value-type="string">
            <text:p>Ursae Majoris</text:p>
          </table:table-cell>
          <table:table-cell office:value-type="string">
            <text:p>Omicron Ursae Majoris</text:p>
          </table:table-cell>
          <table:table-cell office:value-type="string">
            <text:p>cache</text:p>
          </table:table-cell>
          <table:table-cell office:value-type="string">
            <text:p>08/30/15.87064</text:p>
          </table:table-cell>
          <table:table-cell office:value-type="string">
            <text:p>60/43/05.4115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third mandibular consonant has no voiced form.</text:p>
          </table:table-cell>
          <table:table-cell/>
        </table:table-row>
        <table:table-row table:style-name="ro1" table:visibility="filter">
          <table:table-cell office:value-type="string">
            <text:p>MUSCIDA</text:p>
          </table:table-cell>
          <table:table-cell office:value-type="string">
            <text:p>π¹ Ursae Majoris</text:p>
          </table:table-cell>
          <table:table-cell office:value-type="string">
            <text:p>π¹</text:p>
          </table:table-cell>
          <table:table-cell office:value-type="string">
            <text:p>Ursae Majoris</text:p>
          </table:table-cell>
          <table:table-cell office:value-type="string">
            <text:p>Pi1 Ursae Majoris</text:p>
          </table:table-cell>
          <table:table-cell office:value-type="string">
            <text:p>cache</text:p>
          </table:table-cell>
          <table:table-cell office:value-type="string">
            <text:p>08/30/15.87064</text:p>
          </table:table-cell>
          <table:table-cell office:value-type="string">
            <text:p>60/43/05.4115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Ovipositor Coup was crushed; males are still chattels.</text:p>
          </table:table-cell>
          <table:table-cell/>
        </table:table-row>
        <table:table-row table:style-name="ro1" table:visibility="filter">
          <table:table-cell office:value-type="string">
            <text:p>MUSCIDA</text:p>
          </table:table-cell>
          <table:table-cell office:value-type="string">
            <text:p>π² Ursae Majoris</text:p>
          </table:table-cell>
          <table:table-cell office:value-type="string">
            <text:p>π²</text:p>
          </table:table-cell>
          <table:table-cell office:value-type="string">
            <text:p>Ursae Majoris</text:p>
          </table:table-cell>
          <table:table-cell office:value-type="string">
            <text:p>Pi2 Ursae Majoris</text:p>
          </table:table-cell>
          <table:table-cell office:value-type="string">
            <text:p>cache</text:p>
          </table:table-cell>
          <table:table-cell office:value-type="string">
            <text:p>08/30/15.87064</text:p>
          </table:table-cell>
          <table:table-cell office:value-type="string">
            <text:p>60/43/05.4115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a time-traveller to the Mammal Age prevented civilisation.</text:p>
          </table:table-cell>
          <table:table-cell/>
        </table:table-row>
        <table:table-row table:style-name="ro1" table:visibility="filter">
          <table:table-cell office:value-type="string">
            <text:p>MYIA</text:p>
          </table:table-cell>
          <table:table-cell office:value-type="string">
            <text:p>α Muscae</text:p>
          </table:table-cell>
          <table:table-cell office:value-type="string">
            <text:p>α</text:p>
          </table:table-cell>
          <table:table-cell office:value-type="string">
            <text:p>Muscae</text:p>
          </table:table-cell>
          <table:table-cell office:value-type="string">
            <text:p>Alpha Muscae</text:p>
          </table:table-cell>
          <table:table-cell office:value-type="string">
            <text:p>cache</text:p>
          </table:table-cell>
          <table:table-cell office:value-type="string">
            <text:p>12/37/11.01789</text:p>
          </table:table-cell>
          <table:table-cell office:value-type="string">
            <text:p>–69/08/08.0332</text:p>
          </table:table-cell>
          <table:table-cell office:value-type="float" office:value="2.69">
            <text:p>2.69</text:p>
          </table:table-cell>
          <table:table-cell office:value-type="string">
            <text:p>B2 IV-V</text:p>
          </table:table-cell>
          <table:table-cell office:value-type="string">
            <text:p>8.8 ± 0.1</text:p>
          </table:table-cell>
          <table:table-cell/>
          <table:table-cell office:value-type="string">
            <text:p>Oasis system whose multiple worlds have biomes to suite any traveller. Beware of nearby mirages.</text:p>
          </table:table-cell>
          <table:table-cell/>
        </table:table-row>
        <table:table-row table:style-name="ro2" table:visibility="filter">
          <table:table-cell office:value-type="string">
            <text:p>NAOS</text:p>
          </table:table-cell>
          <table:table-cell office:value-type="string">
            <text:p>ζ Puppis</text:p>
          </table:table-cell>
          <table:table-cell office:value-type="string">
            <text:p>ζ</text:p>
          </table:table-cell>
          <table:table-cell office:value-type="string">
            <text:p>Puppis</text:p>
          </table:table-cell>
          <table:table-cell office:value-type="string">
            <text:p>Zeta Puppis</text:p>
          </table:table-cell>
          <table:table-cell office:value-type="string">
            <text:p>cache</text:p>
          </table:table-cell>
          <table:table-cell office:value-type="string">
            <text:p>08/03/35.1</text:p>
          </table:table-cell>
          <table:table-cell office:value-type="string">
            <text:p>−40/00/11.6</text:p>
          </table:table-cell>
          <table:table-cell office:value-type="string">
            <text:p>2.21</text:p>
            <text:p><text:s/></text:p>
          </table:table-cell>
          <table:table-cell office:value-type="string">
            <text:p>O4If(n)p</text:p>
          </table:table-cell>
          <table:table-cell office:value-type="float" office:value="22.5">
            <text:p>22.5</text:p>
          </table:table-cell>
          <table:table-cell/>
          <table:table-cell office:value-type="string">
            <text:p>O-type giant on the run from its home cluster, an extremely ultraviolet star bound to end as a black hole or worse.</text:p>
          </table:table-cell>
          <table:table-cell/>
        </table:table-row>
        <table:table-row table:style-name="ro1" table:visibility="filter">
          <table:table-cell office:value-type="string">
            <text:p>NASHIRA</text:p>
          </table:table-cell>
          <table:table-cell office:value-type="string">
            <text:p>γ Capricorni</text:p>
          </table:table-cell>
          <table:table-cell office:value-type="string">
            <text:p>γ</text:p>
          </table:table-cell>
          <table:table-cell office:value-type="string">
            <text:p>Capricorni</text:p>
          </table:table-cell>
          <table:table-cell office:value-type="string">
            <text:p>Gamma Capricorni</text:p>
          </table:table-cell>
          <table:table-cell office:value-type="string">
            <text:p>cache</text:p>
          </table:table-cell>
          <table:table-cell office:value-type="string">
            <text:p>21/40/05.4563</text:p>
          </table:table-cell>
          <table:table-cell office:value-type="string">
            <text:p>−16/39/44.308</text:p>
          </table:table-cell>
          <table:table-cell office:value-type="float" office:value="3.69">
            <text:p>3.69</text:p>
          </table:table-cell>
          <table:table-cell office:value-type="string">
            <text:p>F0p</text:p>
          </table:table-cell>
          <table:table-cell table:number-columns-repeated="2"/>
          <table:table-cell office:value-type="string">
            <text:p>Famed as the "Lucky Star", its planet has survived gas clouds, dragons, strangelets, invasions and terraforming.</text:p>
          </table:table-cell>
          <table:table-cell/>
        </table:table-row>
        <table:table-row table:style-name="ro1" table:visibility="filter">
          <table:table-cell office:value-type="string">
            <text:p>NAVI</text:p>
          </table:table-cell>
          <table:table-cell office:value-type="string">
            <text:p>γ Cassiopeiae</text:p>
          </table:table-cell>
          <table:table-cell office:value-type="string">
            <text:p>γ</text:p>
          </table:table-cell>
          <table:table-cell office:value-type="string">
            <text:p>Cassiopeiae</text:p>
          </table:table-cell>
          <table:table-cell office:value-type="string">
            <text:p>Gamma Cassiopeiae</text:p>
          </table:table-cell>
          <table:table-cell office:value-type="string">
            <text:p>cache</text:p>
          </table:table-cell>
          <table:table-cell office:value-type="string">
            <text:p>00/56/42.50108</text:p>
          </table:table-cell>
          <table:table-cell office:value-type="string">
            <text:p>60/43/00.2984</text:p>
          </table:table-cell>
          <table:table-cell office:value-type="float" office:value="2.47">
            <text:p>2.47</text:p>
          </table:table-cell>
          <table:table-cell office:value-type="string">
            <text:p>B0.5 IVe</text:p>
          </table:table-cell>
          <table:table-cell office:value-type="string">
            <text:p>19.3 ± 0.1</text:p>
          </table:table-cell>
          <table:table-cell/>
          <table:table-cell office:value-type="string">
            <text:p>Fine example of a shell star, this B-subgiant has made its home in an older star's discarded integument.</text:p>
          </table:table-cell>
          <table:table-cell/>
        </table:table-row>
        <table:table-row table:style-name="ro1" table:visibility="filter">
          <table:table-cell office:value-type="string">
            <text:p>NEKKAR</text:p>
          </table:table-cell>
          <table:table-cell office:value-type="string">
            <text:p>β Boötis</text:p>
          </table:table-cell>
          <table:table-cell office:value-type="string">
            <text:p>β</text:p>
          </table:table-cell>
          <table:table-cell office:value-type="string">
            <text:p>Boötis</text:p>
          </table:table-cell>
          <table:table-cell office:value-type="string">
            <text:p>Beta Boötis</text:p>
          </table:table-cell>
          <table:table-cell office:value-type="string">
            <text:p>cache</text:p>
          </table:table-cell>
          <table:table-cell office:value-type="string">
            <text:p>15/01/56.76238</text:p>
          </table:table-cell>
          <table:table-cell office:value-type="string">
            <text:p>40/23/26.0406</text:p>
          </table:table-cell>
          <table:table-cell office:value-type="float" office:value="3.488">
            <text:p>3.488</text:p>
          </table:table-cell>
          <table:table-cell office:value-type="string">
            <text:p>G8IIIa</text:p>
          </table:table-cell>
          <table:table-cell office:value-type="string">
            <text:p>3.4 ± 0.2</text:p>
          </table:table-cell>
          <table:table-cell/>
          <table:table-cell office:value-type="string">
            <text:p>Metal-rich star with blistering fretwork and a tendency to exhibit enormous flares.</text:p>
          </table:table-cell>
          <table:table-cell/>
        </table:table-row>
        <table:table-row table:style-name="ro1" table:visibility="filter">
          <table:table-cell office:value-type="string">
            <text:p>NEMBUS</text:p>
          </table:table-cell>
          <table:table-cell office:value-type="string">
            <text:p>51 Andromedae</text:p>
          </table:table-cell>
          <table:table-cell office:value-type="float" office:value="51">
            <text:p>51</text:p>
          </table:table-cell>
          <table:table-cell office:value-type="string">
            <text:p>Andromedae</text:p>
          </table:table-cell>
          <table:table-cell office:value-type="string">
            <text:p>51 Andromedae</text:p>
          </table:table-cell>
          <table:table-cell office:value-type="string">
            <text:p>cache</text:p>
          </table:table-cell>
          <table:table-cell office:value-type="string">
            <text:p>01/37/59.56</text:p>
          </table:table-cell>
          <table:table-cell office:value-type="string">
            <text:p>48/37/41.6</text:p>
          </table:table-cell>
          <table:table-cell office:value-type="float" office:value="3.57">
            <text:p>3.57</text:p>
          </table:table-cell>
          <table:table-cell office:value-type="string">
            <text:p>K3III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Respectable K-giant, formerly υ Persei, it was rezoned to avoid the stigma of ALGOL and its subsidiaries.</text:p>
          </table:table-cell>
          <table:table-cell/>
        </table:table-row>
        <table:table-row table:style-name="ro1" table:visibility="filter">
          <table:table-cell office:value-type="string">
            <text:p>NIHAL</text:p>
          </table:table-cell>
          <table:table-cell office:value-type="string">
            <text:p>β Leporis</text:p>
          </table:table-cell>
          <table:table-cell office:value-type="string">
            <text:p>β</text:p>
          </table:table-cell>
          <table:table-cell office:value-type="string">
            <text:p>Leporis</text:p>
          </table:table-cell>
          <table:table-cell office:value-type="string">
            <text:p>Beta Leporis</text:p>
          </table:table-cell>
          <table:table-cell office:value-type="string">
            <text:p>cache</text:p>
          </table:table-cell>
          <table:table-cell office:value-type="string">
            <text:p>05/28/14.72316</text:p>
          </table:table-cell>
          <table:table-cell office:value-type="string">
            <text:p>−20/45/33.9878</text:p>
          </table:table-cell>
          <table:table-cell office:value-type="float" office:value="2.84">
            <text:p>2.84</text:p>
          </table:table-cell>
          <table:table-cell office:value-type="string">
            <text:p>G5 II</text:p>
          </table:table-cell>
          <table:table-cell office:value-type="string">
            <text:p>3.5 ± 0.1</text:p>
          </table:table-cell>
          <table:table-cell/>
          <table:table-cell office:value-type="string">
            <text:p>G-type giant, home to a race of inverse solipsist AIs who believe that everything but their own consciousnesses exists.</text:p>
          </table:table-cell>
          <table:table-cell/>
        </table:table-row>
        <table:table-row table:style-name="ro1" table:visibility="filter">
          <table:table-cell office:value-type="string">
            <text:p>NUNKI</text:p>
          </table:table-cell>
          <table:table-cell office:value-type="string">
            <text:p>σ Sagittarii</text:p>
          </table:table-cell>
          <table:table-cell office:value-type="string">
            <text:p>σ</text:p>
          </table:table-cell>
          <table:table-cell office:value-type="string">
            <text:p>Sagittarii</text:p>
          </table:table-cell>
          <table:table-cell office:value-type="string">
            <text:p>Sigma Sagittarii</text:p>
          </table:table-cell>
          <table:table-cell office:value-type="string">
            <text:p>cache</text:p>
          </table:table-cell>
          <table:table-cell office:value-type="string">
            <text:p>18/55/15.92650</text:p>
          </table:table-cell>
          <table:table-cell office:value-type="string">
            <text:p>–26/17/48.2068</text:p>
          </table:table-cell>
          <table:table-cell office:value-type="float" office:value="2.05">
            <text:p>2.05</text:p>
          </table:table-cell>
          <table:table-cell office:value-type="string">
            <text:p>B2.5 V</text:p>
          </table:table-cell>
          <table:table-cell office:value-type="string">
            <text:p>7.8 ± 0.2</text:p>
          </table:table-cell>
          <table:table-cell/>
          <table:table-cell office:value-type="string">
            <text:p>Adorable blue star, all of its rocky worlds were planed down into cubes by a forgotten and fussy civilisation.</text:p>
          </table:table-cell>
          <table:table-cell/>
        </table:table-row>
        <table:table-row table:style-name="ro1" table:visibility="filter">
          <table:table-cell office:value-type="string">
            <text:p>NUSAKAN</text:p>
          </table:table-cell>
          <table:table-cell office:value-type="string">
            <text:p>β Coronae Borealis</text:p>
          </table:table-cell>
          <table:table-cell office:value-type="string">
            <text:p>β</text:p>
          </table:table-cell>
          <table:table-cell office:value-type="string">
            <text:p>Coronae Borealis</text:p>
          </table:table-cell>
          <table:table-cell office:value-type="string">
            <text:p>Beta Coronae Borealis</text:p>
          </table:table-cell>
          <table:table-cell office:value-type="string">
            <text:p>cache</text:p>
          </table:table-cell>
          <table:table-cell office:value-type="string">
            <text:p>15/27/49.7308</text:p>
          </table:table-cell>
          <table:table-cell office:value-type="string">
            <text:p>29/06/20.530</text:p>
          </table:table-cell>
          <table:table-cell office:value-type="string">
            <text:p>3.65 to 3.72</text:p>
          </table:table-cell>
          <table:table-cell office:value-type="string">
            <text:p>A9SrEuCr / ?</text:p>
          </table:table-cell>
          <table:table-cell table:number-columns-repeated="2"/>
          <table:table-cell office:value-type="string">
            <text:p>Once a fabled treasure planet, its third world's service industries now employ many time-dilated adventurers.</text:p>
          </table:table-cell>
          <table:table-cell/>
        </table:table-row>
        <table:table-row table:style-name="ro1" table:visibility="filter">
          <table:table-cell office:value-type="string">
            <text:p>OKUL</text:p>
          </table:table-cell>
          <table:table-cell office:value-type="string">
            <text:p>π Capricorni</text:p>
          </table:table-cell>
          <table:table-cell office:value-type="string">
            <text:p>π</text:p>
          </table:table-cell>
          <table:table-cell office:value-type="string">
            <text:p>Capricorni</text:p>
          </table:table-cell>
          <table:table-cell office:value-type="string">
            <text:p>Pi Capricorni</text:p>
          </table:table-cell>
          <table:table-cell office:value-type="string">
            <text:p>cache</text:p>
          </table:table-cell>
          <table:table-cell office:value-type="string">
            <text:p>20/27/19.2</text:p>
          </table:table-cell>
          <table:table-cell/>
          <table:table-cell office:value-type="float" office:value="5.08">
            <text:p>5.08</text:p>
          </table:table-cell>
          <table:table-cell table:number-columns-repeated="3"/>
          <table:table-cell office:value-type="string">
            <text:p>Binary system whose primary is the eye — now eternally watchful and unblinking — of a disgraced guardian demiurge.</text:p>
          </table:table-cell>
          <table:table-cell/>
        </table:table-row>
        <table:table-row table:style-name="ro1" table:visibility="filter">
          <table:table-cell office:value-type="string">
            <text:p>PAE CHAOU</text:p>
          </table:table-cell>
          <table:table-cell office:value-type="string">
            <text:p>ε Delphini</text:p>
          </table:table-cell>
          <table:table-cell office:value-type="string">
            <text:p>ε</text:p>
          </table:table-cell>
          <table:table-cell office:value-type="string">
            <text:p>Delphini</text:p>
          </table:table-cell>
          <table:table-cell office:value-type="string">
            <text:p>Epsilon Delphini</text:p>
          </table:table-cell>
          <table:table-cell office:value-type="string">
            <text:p>cache</text:p>
          </table:table-cell>
          <table:table-cell office:value-type="string">
            <text:p>20/33/12.8</text:p>
          </table:table-cell>
          <table:table-cell table:style-name="ce1" office:value-type="string">
            <text:p>11/18/12</text:p>
          </table:table-cell>
          <table:table-cell office:value-type="float" office:value="4.03">
            <text:p>4.03</text:p>
          </table:table-cell>
          <table:table-cell office:value-type="string">
            <text:p>B6III</text:p>
          </table:table-cell>
          <table:table-cell office:value-type="string">
            <text:p><text:s/></text:p>
          </table:table-cell>
          <table:table-cell/>
          <table:table-cell office:value-type="string">
            <text:p>Giant star in an advanced state of maturation, with a bruised chromosphere and somewhat overripe spectrum.</text:p>
          </table:table-cell>
          <table:table-cell/>
        </table:table-row>
        <table:table-row table:style-name="ro1" table:visibility="filter">
          <table:table-cell office:value-type="string">
            <text:p>PEACOCK</text:p>
          </table:table-cell>
          <table:table-cell office:value-type="string">
            <text:p>α Pavonis</text:p>
          </table:table-cell>
          <table:table-cell office:value-type="string">
            <text:p>α</text:p>
          </table:table-cell>
          <table:table-cell office:value-type="string">
            <text:p>Pavonis</text:p>
          </table:table-cell>
          <table:table-cell office:value-type="string">
            <text:p>Alpha Pavonis</text:p>
          </table:table-cell>
          <table:table-cell office:value-type="string">
            <text:p>cache</text:p>
          </table:table-cell>
          <table:table-cell office:value-type="string">
            <text:p>20/25/38.85705</text:p>
          </table:table-cell>
          <table:table-cell office:value-type="string">
            <text:p>−56/44/06.3230</text:p>
          </table:table-cell>
          <table:table-cell office:value-type="float" office:value="1.94">
            <text:p>1.94</text:p>
          </table:table-cell>
          <table:table-cell office:value-type="string">
            <text:p>B2 IV</text:p>
          </table:table-cell>
          <table:table-cell office:value-type="string">
            <text:p>6.3 ± 0.2</text:p>
          </table:table-cell>
          <table:table-cell/>
          <table:table-cell office:value-type="string">
            <text:p>Binary orbited by a desolate world on which explorers found the fossilised remains of a NAAFI. See also: AVIOR.</text:p>
          </table:table-cell>
          <table:table-cell/>
        </table:table-row>
        <table:table-row table:style-name="ro1" table:visibility="filter">
          <table:table-cell office:value-type="string">
            <text:p>PENNAE CAUDALIS</text:p>
          </table:table-cell>
          <table:table-cell office:value-type="string">
            <text:p>π² Cygni</text:p>
          </table:table-cell>
          <table:table-cell office:value-type="string">
            <text:p>π²</text:p>
          </table:table-cell>
          <table:table-cell office:value-type="string">
            <text:p>Cygni</text:p>
          </table:table-cell>
          <table:table-cell office:value-type="string">
            <text:p>Pi2 Cygni</text:p>
          </table:table-cell>
          <table:table-cell office:value-type="string">
            <text:p>cache</text:p>
          </table:table-cell>
          <table:table-cell office:value-type="string">
            <text:p>21/46/47.61</text:p>
          </table:table-cell>
          <table:table-cell office:value-type="string">
            <text:p>49/18/34.5</text:p>
          </table:table-cell>
          <table:table-cell office:value-type="float" office:value="4.23">
            <text:p>4.23</text:p>
          </table:table-cell>
          <table:table-cell table:number-columns-repeated="3"/>
          <table:table-cell office:value-type="string">
            <text:p>Elegant, pied star with beautiful plumage, home to a race of empiricists who are surprised each time it rises.</text:p>
          </table:table-cell>
          <table:table-cell/>
        </table:table-row>
        <table:table-row table:style-name="ro1" table:visibility="filter">
          <table:table-cell office:value-type="string">
            <text:p>PEREGRINI</text:p>
          </table:table-cell>
          <table:table-cell office:value-type="string">
            <text:p>μ Velorum</text:p>
          </table:table-cell>
          <table:table-cell office:value-type="string">
            <text:p>μ</text:p>
          </table:table-cell>
          <table:table-cell office:value-type="string">
            <text:p>Velorum</text:p>
          </table:table-cell>
          <table:table-cell office:value-type="string">
            <text:p>Mu Velorum</text:p>
          </table:table-cell>
          <table:table-cell office:value-type="string">
            <text:p>cache</text:p>
          </table:table-cell>
          <table:table-cell office:value-type="string">
            <text:p>10/46/46.17877</text:p>
          </table:table-cell>
          <table:table-cell office:value-type="string">
            <text:p>–49/25/12.9244</text:p>
          </table:table-cell>
          <table:table-cell office:value-type="float" office:value="2.69">
            <text:p>2.69</text:p>
          </table:table-cell>
          <table:table-cell office:value-type="string">
            <text:p>G5III + G2V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Near the intersection of seven major pilgrimage routes, this system is famed for its temples and fortifications.</text:p>
          </table:table-cell>
          <table:table-cell/>
        </table:table-row>
        <table:table-row table:style-name="ro1" table:visibility="filter">
          <table:table-cell office:value-type="string">
            <text:p>THE PERSIAN</text:p>
          </table:table-cell>
          <table:table-cell office:value-type="string">
            <text:p>α Indi</text:p>
          </table:table-cell>
          <table:table-cell office:value-type="string">
            <text:p>α</text:p>
          </table:table-cell>
          <table:table-cell office:value-type="string">
            <text:p>Indi</text:p>
          </table:table-cell>
          <table:table-cell office:value-type="string">
            <text:p>Alpha Indi</text:p>
          </table:table-cell>
          <table:table-cell office:value-type="string">
            <text:p>cache</text:p>
          </table:table-cell>
          <table:table-cell office:value-type="string">
            <text:p>20/37/34.03201</text:p>
          </table:table-cell>
          <table:table-cell office:value-type="string">
            <text:p>–47/17/29.4026</text:p>
          </table:table-cell>
          <table:table-cell office:value-type="float" office:value="3.11">
            <text:p>3.11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-giant cloaked in a dark nebula and what is held by many to be a somewhat too ostentatious air of mystery.</text:p>
          </table:table-cell>
          <table:table-cell/>
        </table:table-row>
        <table:table-row table:style-name="ro1" table:visibility="filter">
          <table:table-cell office:value-type="string">
            <text:p>PHACT</text:p>
          </table:table-cell>
          <table:table-cell office:value-type="string">
            <text:p>α Columbae</text:p>
          </table:table-cell>
          <table:table-cell office:value-type="string">
            <text:p>α</text:p>
          </table:table-cell>
          <table:table-cell office:value-type="string">
            <text:p>Columbae</text:p>
          </table:table-cell>
          <table:table-cell office:value-type="string">
            <text:p>Alpha Columbae</text:p>
          </table:table-cell>
          <table:table-cell office:value-type="string">
            <text:p>cache</text:p>
          </table:table-cell>
          <table:table-cell office:value-type="string">
            <text:p>05/39/38.94103</text:p>
          </table:table-cell>
          <table:table-cell office:value-type="string">
            <text:p>−34/04/26.7950</text:p>
          </table:table-cell>
          <table:table-cell office:value-type="float" office:value="2.645">
            <text:p>2.645</text:p>
          </table:table-cell>
          <table:table-cell office:value-type="string">
            <text:p>B7 IV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A-subgiant, home of Mens, a planet-sized computer from the second empire. It has been defragmenting for two cosmic years.</text:p>
          </table:table-cell>
          <table:table-cell/>
        </table:table-row>
        <table:table-row table:style-name="ro1" table:visibility="filter">
          <table:table-cell office:value-type="string">
            <text:p>PHAD</text:p>
          </table:table-cell>
          <table:table-cell office:value-type="string">
            <text:p>γ Ursae Majoris</text:p>
          </table:table-cell>
          <table:table-cell office:value-type="string">
            <text:p>γ</text:p>
          </table:table-cell>
          <table:table-cell office:value-type="string">
            <text:p>Ursae Majoris</text:p>
          </table:table-cell>
          <table:table-cell office:value-type="string">
            <text:p>Gamma Ursae Majoris</text:p>
          </table:table-cell>
          <table:table-cell office:value-type="string">
            <text:p>cache</text:p>
          </table:table-cell>
          <table:table-cell office:value-type="string">
            <text:p>11/53/49.84732</text:p>
          </table:table-cell>
          <table:table-cell office:value-type="string">
            <text:p>53/41/41.1350</text:p>
          </table:table-cell>
          <table:table-cell office:value-type="float" office:value="2.438">
            <text:p>2.438</text:p>
          </table:table-cell>
          <table:table-cell office:value-type="string">
            <text:p>A0 Ve</text:p>
          </table:table-cell>
          <table:table-cell office:value-type="float" office:value="2.62">
            <text:p>2.62</text:p>
          </table:table-cell>
          <table:table-cell/>
          <table:table-cell office:value-type="string">
            <text:p>Home system of the Patterners, an order of demiurges responsible for attitudes, dispositions and trends.</text:p>
          </table:table-cell>
          <table:table-cell/>
        </table:table-row>
        <table:table-row table:style-name="ro1" table:visibility="filter">
          <table:table-cell office:value-type="string">
            <text:p>PHERKAD MAJOR</text:p>
          </table:table-cell>
          <table:table-cell office:value-type="string">
            <text:p>γ Ursae Minoris</text:p>
          </table:table-cell>
          <table:table-cell office:value-type="string">
            <text:p>γ</text:p>
          </table:table-cell>
          <table:table-cell office:value-type="string">
            <text:p>Ursae Minoris</text:p>
          </table:table-cell>
          <table:table-cell office:value-type="string">
            <text:p>Gamma Ursae Minoris</text:p>
          </table:table-cell>
          <table:table-cell office:value-type="string">
            <text:p>cache</text:p>
          </table:table-cell>
          <table:table-cell office:value-type="string">
            <text:p>15/20/43.71604</text:p>
          </table:table-cell>
          <table:table-cell office:value-type="string">
            <text:p>71/50/02.4596</text:p>
          </table:table-cell>
          <table:table-cell office:value-type="float" office:value="3.05">
            <text:p>3.05</text:p>
          </table:table-cell>
          <table:table-cell office:value-type="string">
            <text:p>A3 Iab:</text:p>
          </table:table-cell>
          <table:table-cell table:number-columns-repeated="2"/>
          <table:table-cell office:value-type="string">
            <text:p>Capital star of the least efficient stellar empire in history, whence the phrase "completely Pherkad".</text:p>
          </table:table-cell>
          <table:table-cell/>
        </table:table-row>
        <table:table-row table:style-name="ro1" table:visibility="filter">
          <table:table-cell office:value-type="string">
            <text:p>PHERKAD MINOR</text:p>
          </table:table-cell>
          <table:table-cell office:value-type="string">
            <text:p>11 Ursae Minoris</text:p>
          </table:table-cell>
          <table:table-cell office:value-type="float" office:value="11">
            <text:p>11</text:p>
          </table:table-cell>
          <table:table-cell office:value-type="string">
            <text:p>Ursae Minoris</text:p>
          </table:table-cell>
          <table:table-cell office:value-type="string">
            <text:p>11 Ursae Minoris</text:p>
          </table:table-cell>
          <table:table-cell office:value-type="string">
            <text:p>cache</text:p>
          </table:table-cell>
          <table:table-cell office:value-type="string">
            <text:p>15/17/05.89</text:p>
          </table:table-cell>
          <table:table-cell office:value-type="string">
            <text:p>71/49/26.0</text:p>
          </table:table-cell>
          <table:table-cell office:value-type="float" office:value="5.024">
            <text:p>5.024</text:p>
          </table:table-cell>
          <table:table-cell office:value-type="string">
            <text:p>K4III</text:p>
          </table:table-cell>
          <table:table-cell office:value-type="string">
            <text:p>1.8 ± 0.25</text:p>
          </table:table-cell>
          <table:table-cell/>
          <table:table-cell office:value-type="string">
            <text:p>K-giant, established as backup capital and audit mirror of the empire of PHERKAD MAJOR (q.v.).</text:p>
          </table:table-cell>
          <table:table-cell/>
        </table:table-row>
        <table:table-row table:style-name="ro1" table:visibility="filter">
          <table:table-cell office:value-type="string">
            <text:p>PHORBACEUS</text:p>
          </table:table-cell>
          <table:table-cell office:value-type="string">
            <text:p>72 Ophiuchi</text:p>
          </table:table-cell>
          <table:table-cell office:value-type="float" office:value="72">
            <text:p>72</text:p>
          </table:table-cell>
          <table:table-cell office:value-type="string">
            <text:p>Ophiuchi</text:p>
          </table:table-cell>
          <table:table-cell office:value-type="string">
            <text:p>72 Ophiuchi</text:p>
          </table:table-cell>
          <table:table-cell office:value-type="string">
            <text:p>cache</text:p>
          </table:table-cell>
          <table:table-cell office:value-type="string">
            <text:p>18/7/21.02</text:p>
          </table:table-cell>
          <table:table-cell office:value-type="string">
            <text:p>9/33/49.2</text:p>
          </table:table-cell>
          <table:table-cell office:value-type="float" office:value="3.71">
            <text:p>3.71</text:p>
          </table:table-cell>
          <table:table-cell table:number-columns-repeated="3"/>
          <table:table-cell office:value-type="string">
            <text:p>Scene of an ancient atrocity, constellations in which it appears were expunged from the zodiacs of many worlds.</text:p>
          </table:table-cell>
          <table:table-cell/>
        </table:table-row>
        <table:table-row table:style-name="ro1" table:visibility="filter">
          <table:table-cell office:value-type="string">
            <text:p>PLEIONE</text:p>
          </table:table-cell>
          <table:table-cell office:value-type="string">
            <text:p>28 Tauri</text:p>
          </table:table-cell>
          <table:table-cell office:value-type="float" office:value="28">
            <text:p>28</text:p>
          </table:table-cell>
          <table:table-cell office:value-type="string">
            <text:p>Tauri</text:p>
          </table:table-cell>
          <table:table-cell office:value-type="string">
            <text:p>28 Tauri</text:p>
          </table:table-cell>
          <table:table-cell office:value-type="string">
            <text:p>cache</text:p>
          </table:table-cell>
          <table:table-cell office:value-type="string">
            <text:p>03/49/11.2161</text:p>
          </table:table-cell>
          <table:table-cell office:value-type="string">
            <text:p>24/08/12.163</text:p>
          </table:table-cell>
          <table:table-cell office:value-type="float" office:value="5.048">
            <text:p>5.048</text:p>
          </table:table-cell>
          <table:table-cell office:value-type="string">
            <text:p>B8IVpe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Blue giant whose variability is due to a circumstellar gas disk, polar winds, a mild inferiority complex and tidal mumps.</text:p>
          </table:table-cell>
          <table:table-cell/>
        </table:table-row>
        <table:table-row table:style-name="ro1" table:visibility="filter">
          <table:table-cell office:value-type="string">
            <text:p>POLARIS</text:p>
          </table:table-cell>
          <table:table-cell office:value-type="string">
            <text:p>α Ursae Minoris</text:p>
          </table:table-cell>
          <table:table-cell office:value-type="string">
            <text:p>α</text:p>
          </table:table-cell>
          <table:table-cell office:value-type="string">
            <text:p>Ursae Minoris</text:p>
          </table:table-cell>
          <table:table-cell office:value-type="string">
            <text:p>Alpha Ursae Minoris</text:p>
          </table:table-cell>
          <table:table-cell office:value-type="string">
            <text:p>cache</text:p>
          </table:table-cell>
          <table:table-cell office:value-type="string">
            <text:p>02/31/49.09</text:p>
          </table:table-cell>
          <table:table-cell office:value-type="string">
            <text:p>89/15/50.8</text:p>
          </table:table-cell>
          <table:table-cell/>
          <table:table-cell office:value-type="string">
            <text:p>astro-ph</text:p>
          </table:table-cell>
          <table:table-cell table:number-columns-repeated="2"/>
          <table:table-cell office:value-type="string">
            <text:p>Current lodestar of Earth, a grand star system whose many species are yet haunted by dreams of navigating apes.</text:p>
          </table:table-cell>
          <table:table-cell/>
        </table:table-row>
        <table:table-row table:style-name="ro1" table:visibility="filter">
          <table:table-cell office:value-type="string">
            <text:p>POLARIS AUSTRALIS</text:p>
          </table:table-cell>
          <table:table-cell office:value-type="string">
            <text:p>σ Octantis</text:p>
          </table:table-cell>
          <table:table-cell office:value-type="string">
            <text:p>σ</text:p>
          </table:table-cell>
          <table:table-cell office:value-type="string">
            <text:p>Octantis</text:p>
          </table:table-cell>
          <table:table-cell office:value-type="string">
            <text:p>Sigma Octantis</text:p>
          </table:table-cell>
          <table:table-cell office:value-type="string">
            <text:p>cache</text:p>
          </table:table-cell>
          <table:table-cell office:value-type="string">
            <text:p>21/08/46.8</text:p>
          </table:table-cell>
          <table:table-cell office:value-type="string">
            <text:p>88/57/23</text:p>
          </table:table-cell>
          <table:table-cell office:value-type="float" office:value="5.42">
            <text:p>5.42</text:p>
          </table:table-cell>
          <table:table-cell office:value-type="string">
            <text:p>F0 III</text:p>
          </table:table-cell>
          <table:table-cell table:number-columns-repeated="2"/>
          <table:table-cell office:value-type="string">
            <text:p>Earth's southern Pole Star, its insufficient wattage was condemned in the proceedings of the Lodestar Club.</text:p>
          </table:table-cell>
          <table:table-cell/>
        </table:table-row>
        <table:table-row table:style-name="ro1" table:visibility="filter">
          <table:table-cell office:value-type="string">
            <text:p>POLIS</text:p>
          </table:table-cell>
          <table:table-cell office:value-type="string">
            <text:p>μ Sagittarii</text:p>
          </table:table-cell>
          <table:table-cell office:value-type="string">
            <text:p>μ</text:p>
          </table:table-cell>
          <table:table-cell office:value-type="string">
            <text:p>Sagittarii</text:p>
          </table:table-cell>
          <table:table-cell office:value-type="string">
            <text:p>Mu Sagittarii</text:p>
          </table:table-cell>
          <table:table-cell office:value-type="string">
            <text:p>cache</text:p>
          </table:table-cell>
          <table:table-cell office:value-type="string">
            <text:p>18/13/45.8</text:p>
          </table:table-cell>
          <table:table-cell/>
          <table:table-cell office:value-type="float" office:value="3.84">
            <text:p>3.84</text:p>
          </table:table-cell>
          <table:table-cell table:number-columns-repeated="3"/>
          <table:table-cell office:value-type="string">
            <text:p>Quadruple system networked by the Skein and bustling with traffic, its inhabitants think orbits are for "rubes".</text:p>
          </table:table-cell>
          <table:table-cell/>
        </table:table-row>
        <table:table-row table:style-name="ro1" table:visibility="filter">
          <table:table-cell office:value-type="string">
            <text:p>POLLUX</text:p>
          </table:table-cell>
          <table:table-cell office:value-type="string">
            <text:p>β Geminorum</text:p>
          </table:table-cell>
          <table:table-cell office:value-type="string">
            <text:p>β</text:p>
          </table:table-cell>
          <table:table-cell office:value-type="string">
            <text:p>Geminorum</text:p>
          </table:table-cell>
          <table:table-cell office:value-type="string">
            <text:p>Beta Geminorum</text:p>
          </table:table-cell>
          <table:table-cell office:value-type="string">
            <text:p>cache</text:p>
          </table:table-cell>
          <table:table-cell office:value-type="string">
            <text:p>07/45/18.94987</text:p>
          </table:table-cell>
          <table:table-cell office:value-type="string">
            <text:p>28/01/34.3160</text:p>
          </table:table-cell>
          <table:table-cell office:value-type="float" office:value="1.14">
            <text:p>1.14</text:p>
          </table:table-cell>
          <table:table-cell office:value-type="string">
            <text:p>K0 III</text:p>
          </table:table-cell>
          <table:table-cell office:value-type="string">
            <text:p>2.04 ± 0.3</text:p>
          </table:table-cell>
          <table:table-cell/>
          <table:table-cell office:value-type="string">
            <text:p>K-giant whose one planet has one moon with one mountain with one cave in which lives one creature, named Pollux.</text:p>
          </table:table-cell>
          <table:table-cell/>
        </table:table-row>
        <table:table-row table:style-name="ro1" table:visibility="filter">
          <table:table-cell office:value-type="string">
            <text:p>PORRIMA</text:p>
          </table:table-cell>
          <table:table-cell office:value-type="string">
            <text:p>γ Virginis</text:p>
          </table:table-cell>
          <table:table-cell office:value-type="string">
            <text:p>γ</text:p>
          </table:table-cell>
          <table:table-cell office:value-type="string">
            <text:p>Virginis</text:p>
          </table:table-cell>
          <table:table-cell office:value-type="string">
            <text:p>Gamma Virginis</text:p>
          </table:table-cell>
          <table:table-cell office:value-type="string">
            <text:p>cache</text:p>
          </table:table-cell>
          <table:table-cell office:value-type="string">
            <text:p>12/41/39.64344</text:p>
          </table:table-cell>
          <table:table-cell office:value-type="string">
            <text:p>–01/26/57.7421</text:p>
          </table:table-cell>
          <table:table-cell office:value-type="string">
            <text:p>2.74 (3.650/3.560</text:p>
          </table:table-cell>
          <table:table-cell office:value-type="string">
            <text:p>F0 V/F0 V</text:p>
          </table:table-cell>
          <table:table-cell table:number-columns-repeated="2"/>
          <table:table-cell office:value-type="string">
            <text:p>Home to the Time Ladies, demiurges charged with averting, or rendering instructive or amusing, causality paradoxes.</text:p>
          </table:table-cell>
          <table:table-cell/>
        </table:table-row>
        <table:table-row table:style-name="ro1" table:visibility="filter">
          <table:table-cell office:value-type="string">
            <text:p>PRAECIPUA</text:p>
          </table:table-cell>
          <table:table-cell office:value-type="string">
            <text:p>46 Leonis Minoris</text:p>
          </table:table-cell>
          <table:table-cell office:value-type="float" office:value="46">
            <text:p>46</text:p>
          </table:table-cell>
          <table:table-cell office:value-type="string">
            <text:p>Leonis Minoris</text:p>
          </table:table-cell>
          <table:table-cell office:value-type="string">
            <text:p>46 Leonis Minoris</text:p>
          </table:table-cell>
          <table:table-cell office:value-type="string">
            <text:p>cache</text:p>
          </table:table-cell>
          <table:table-cell office:value-type="string">
            <text:p>10/53/18.70487</text:p>
          </table:table-cell>
          <table:table-cell office:value-type="string">
            <text:p>34/12/53.5375</text:p>
          </table:table-cell>
          <table:table-cell office:value-type="float" office:value="3.83">
            <text:p>3.83</text:p>
          </table:table-cell>
          <table:table-cell office:value-type="string">
            <text:p>K0+III-IV</text:p>
          </table:table-cell>
          <table:table-cell table:number-columns-repeated="2"/>
          <table:table-cell office:value-type="string">
            <text:p>K-subgiant at the fixed point of our Galaxy; a foldspace drive activated here will take you exactly nowhere.</text:p>
          </table:table-cell>
          <table:table-cell/>
        </table:table-row>
        <table:table-row table:style-name="ro1" table:visibility="filter">
          <table:table-cell office:value-type="string">
            <text:p>PRIMA STRUTHIONUM</text:p>
          </table:table-cell>
          <table:table-cell office:value-type="string">
            <text:p>η Ceti</text:p>
          </table:table-cell>
          <table:table-cell office:value-type="string">
            <text:p>η</text:p>
          </table:table-cell>
          <table:table-cell office:value-type="string">
            <text:p>Ceti</text:p>
          </table:table-cell>
          <table:table-cell office:value-type="string">
            <text:p>Eta Ceti</text:p>
          </table:table-cell>
          <table:table-cell office:value-type="string">
            <text:p>cache</text:p>
          </table:table-cell>
          <table:table-cell office:value-type="string">
            <text:p>01/08/35.39148</text:p>
          </table:table-cell>
          <table:table-cell office:value-type="string">
            <text:p>–10/10/56.1570</text:p>
          </table:table-cell>
          <table:table-cell office:value-type="float" office:value="3.446">
            <text:p>3.446</text:p>
          </table:table-cell>
          <table:table-cell office:value-type="string">
            <text:p>K1 III</text:p>
          </table:table-cell>
          <table:table-cell office:value-type="string">
            <text:p>1.0–1.4</text:p>
          </table:table-cell>
          <table:table-cell/>
          <table:table-cell office:value-type="string">
            <text:p>Robust, peppery red giant with subtle tobacco and chocolate notes, an excellent complement to rare earths.</text:p>
          </table:table-cell>
          <table:table-cell/>
        </table:table-row>
        <table:table-row table:style-name="ro1">
          <table:table-cell office:value-type="string">
            <text:p>PRIMUS HYADUM</text:p>
          </table:table-cell>
          <table:table-cell office:value-type="string">
            <text:p>γ Taurii</text:p>
          </table:table-cell>
          <table:table-cell office:value-type="string">
            <text:p>γ</text:p>
          </table:table-cell>
          <table:table-cell office:value-type="string">
            <text:p>Taurii</text:p>
          </table:table-cell>
          <table:table-cell office:value-type="string">
            <text:p>Gamma Tauri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K-giant, home to the oldest civilisation in the Hyades, an echinoderm race famed for poetry and lava-sculpting.</text:p>
          </table:table-cell>
          <table:table-cell/>
        </table:table-row>
        <table:table-row table:style-name="ro1" table:visibility="filter">
          <table:table-cell office:value-type="string">
            <text:p>PRINCEPS</text:p>
          </table:table-cell>
          <table:table-cell office:value-type="string">
            <text:p>δ Boötis</text:p>
          </table:table-cell>
          <table:table-cell office:value-type="string">
            <text:p>δ</text:p>
          </table:table-cell>
          <table:table-cell office:value-type="string">
            <text:p>Boötis</text:p>
          </table:table-cell>
          <table:table-cell office:value-type="string">
            <text:p>Delta Boötis</text:p>
          </table:table-cell>
          <table:table-cell office:value-type="string">
            <text:p>cache</text:p>
          </table:table-cell>
          <table:table-cell office:value-type="string">
            <text:p>15/15/30.16295</text:p>
          </table:table-cell>
          <table:table-cell office:value-type="string">
            <text:p>33/18/53.3926</text:p>
          </table:table-cell>
          <table:table-cell/>
          <table:table-cell office:value-type="string">
            <text:p>G8 III</text:p>
          </table:table-cell>
          <table:table-cell table:number-columns-repeated="2"/>
          <table:table-cell office:value-type="string">
            <text:p>Rare example of a purple dwarf, a volatile star with high-energy emissions over a wide range of musical genres.</text:p>
          </table:table-cell>
          <table:table-cell/>
        </table:table-row>
        <table:table-row table:style-name="ro1" table:visibility="filter">
          <table:table-cell office:value-type="string">
            <text:p>PROCYON</text:p>
          </table:table-cell>
          <table:table-cell office:value-type="string">
            <text:p>α Canis Minoris</text:p>
          </table:table-cell>
          <table:table-cell office:value-type="string">
            <text:p>α</text:p>
          </table:table-cell>
          <table:table-cell office:value-type="string">
            <text:p>Canis Minoris</text:p>
          </table:table-cell>
          <table:table-cell office:value-type="string">
            <text:p>Alpha Canis Minoris</text:p>
          </table:table-cell>
          <table:table-cell office:value-type="string">
            <text:p>cache</text:p>
          </table:table-cell>
          <table:table-cell office:value-type="string">
            <text:p>07/39/18.11950</text:p>
          </table:table-cell>
          <table:table-cell office:value-type="string">
            <text:p>05/13/29.9552</text:p>
          </table:table-cell>
          <table:table-cell office:value-type="float" office:value="0.34">
            <text:p>0.34</text:p>
          </table:table-cell>
          <table:table-cell office:value-type="string">
            <text:p>F5 IV–V</text:p>
          </table:table-cell>
          <table:table-cell office:value-type="string">
            <text:p>1.42 ± 0.04</text:p>
          </table:table-cell>
          <table:table-cell/>
          <table:table-cell office:value-type="string">
            <text:p>F-subgiant, its white dwarf companion is host to a dragon colony that migrated from SOL in the distant past.</text:p>
          </table:table-cell>
          <table:table-cell/>
        </table:table-row>
        <table:table-row table:style-name="ro1" table:visibility="filter">
          <table:table-cell office:value-type="string">
            <text:p>PULCHERRIMA</text:p>
          </table:table-cell>
          <table:table-cell office:value-type="string">
            <text:p>ε Boötis</text:p>
          </table:table-cell>
          <table:table-cell office:value-type="string">
            <text:p>ε</text:p>
          </table:table-cell>
          <table:table-cell office:value-type="string">
            <text:p>Boötis</text:p>
          </table:table-cell>
          <table:table-cell office:value-type="string">
            <text:p>Epsilon Boötis</text:p>
          </table:table-cell>
          <table:table-cell office:value-type="string">
            <text:p>cache</text:p>
          </table:table-cell>
          <table:table-cell office:value-type="string">
            <text:p>14/44/59.21746</text:p>
          </table:table-cell>
          <table:table-cell office:value-type="string">
            <text:p>27/04/27.2099</text:p>
          </table:table-cell>
          <table:table-cell office:value-type="float" office:value="2.37">
            <text:p>2.37</text:p>
          </table:table-cell>
          <table:table-cell office:value-type="string">
            <text:p>K0 II-III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Beautiful if narcissistic binary pair, a white sphere and an orange, tidally locked in mutual adoration.</text:p>
          </table:table-cell>
          <table:table-cell/>
        </table:table-row>
        <table:table-row table:style-name="ro1" table:visibility="filter">
          <table:table-cell office:value-type="string">
            <text:p>QUARTA STRUTHIONUM</text:p>
          </table:table-cell>
          <table:table-cell office:value-type="string">
            <text:p>ζ Ceti</text:p>
          </table:table-cell>
          <table:table-cell office:value-type="string">
            <text:p>ζ</text:p>
          </table:table-cell>
          <table:table-cell office:value-type="string">
            <text:p>Ceti</text:p>
          </table:table-cell>
          <table:table-cell office:value-type="string">
            <text:p>Zeta Ceti</text:p>
          </table:table-cell>
          <table:table-cell office:value-type="string">
            <text:p>cache</text:p>
          </table:table-cell>
          <table:table-cell office:value-type="string">
            <text:p>01/51/28</text:p>
          </table:table-cell>
          <table:table-cell table:style-name="ce1" office:value-type="string">
            <text:p>10/20/06</text:p>
          </table:table-cell>
          <table:table-cell table:number-columns-repeated="4"/>
          <table:table-cell office:value-type="string">
            <text:p>K-giant whose desert planet was colonised by a hominid species expert at believing their own legal fictions.</text:p>
          </table:table-cell>
          <table:table-cell/>
        </table:table-row>
        <table:table-row table:style-name="ro1" table:visibility="filter">
          <table:table-cell office:value-type="string">
            <text:p>QUINTA STRUTHIONUM</text:p>
          </table:table-cell>
          <table:table-cell office:value-type="string">
            <text:p>υ Ceti</text:p>
          </table:table-cell>
          <table:table-cell office:value-type="string">
            <text:p>υ</text:p>
          </table:table-cell>
          <table:table-cell office:value-type="string">
            <text:p>Ceti</text:p>
          </table:table-cell>
          <table:table-cell office:value-type="string">
            <text:p>Upsilon Ceti</text:p>
          </table:table-cell>
          <table:table-cell office:value-type="string">
            <text:p>cache</text:p>
          </table:table-cell>
          <table:table-cell office:value-type="string">
            <text:p>2/00/0.31</text:p>
          </table:table-cell>
          <table:table-cell office:value-type="string">
            <text:p>21/4/40</text:p>
          </table:table-cell>
          <table:table-cell office:value-type="float" office:value="3.99">
            <text:p>3.99</text:p>
          </table:table-cell>
          <table:table-cell table:number-columns-repeated="3"/>
          <table:table-cell office:value-type="string">
            <text:p>Red giant orbited by a strange megastructure thought by scholars to be a prison, hospital, ship or resort.</text:p>
          </table:table-cell>
          <table:table-cell/>
        </table:table-row>
        <table:table-row table:style-name="ro1" table:visibility="filter">
          <table:table-cell office:value-type="string">
            <text:p>RANA</text:p>
          </table:table-cell>
          <table:table-cell office:value-type="string">
            <text:p>δ Eridani</text:p>
          </table:table-cell>
          <table:table-cell office:value-type="string">
            <text:p>δ</text:p>
          </table:table-cell>
          <table:table-cell office:value-type="string">
            <text:p>Eridani</text:p>
          </table:table-cell>
          <table:table-cell office:value-type="string">
            <text:p>Delta Eridani</text:p>
          </table:table-cell>
          <table:table-cell office:value-type="string">
            <text:p>cache</text:p>
          </table:table-cell>
          <table:table-cell office:value-type="string">
            <text:p>03/43/14.90</text:p>
          </table:table-cell>
          <table:table-cell office:value-type="string">
            <text:p>–09/45/48.2</text:p>
          </table:table-cell>
          <table:table-cell office:value-type="float" office:value="3.54">
            <text:p>3.54</text:p>
          </table:table-cell>
          <table:table-cell office:value-type="string">
            <text:p>K0 IV</text:p>
          </table:table-cell>
          <table:table-cell office:value-type="string">
            <text:p>1.33 ± 0.07</text:p>
          </table:table-cell>
          <table:table-cell/>
          <table:table-cell office:value-type="string">
            <text:p>K-subgiant with planetary companion bearing biosphere spectral fingerprint BRKE7E7E7E7 ("swamp planet")</text:p>
          </table:table-cell>
          <table:table-cell/>
        </table:table-row>
        <table:table-row table:style-name="ro2" table:visibility="filter">
          <table:table-cell office:value-type="string">
            <text:p>RAS ALGETHI</text:p>
          </table:table-cell>
          <table:table-cell office:value-type="string">
            <text:p>α Herculis</text:p>
          </table:table-cell>
          <table:table-cell office:value-type="string">
            <text:p>α</text:p>
          </table:table-cell>
          <table:table-cell office:value-type="string">
            <text:p>Herculis</text:p>
          </table:table-cell>
          <table:table-cell office:value-type="string">
            <text:p>Alpha Herculis</text:p>
          </table:table-cell>
          <table:table-cell office:value-type="string">
            <text:p>cache</text:p>
          </table:table-cell>
          <table:table-cell office:value-type="string">
            <text:p>17/14/38.80</text:p>
          </table:table-cell>
          <table:table-cell office:value-type="string">
            <text:p><text:s/>14/23/25.0</text:p>
          </table:table-cell>
          <table:table-cell office:value-type="string">
            <text:p>2.9137 / 5.4</text:p>
          </table:table-cell>
          <table:table-cell office:value-type="string">
            <text:p>M5IIvar / (G5III+F2V)</text:p>
            <text:p><text:s/></text:p>
          </table:table-cell>
          <table:table-cell office:value-type="string">
            <text:p>2.15 ± 0.22</text:p>
          </table:table-cell>
          <table:table-cell/>
          <table:table-cell office:value-type="string">
            <text:p>Home to a planet-wide sentient ocean whose enigmatic signals are now thought to mean: "HELP, I CAN'T GET UP".</text:p>
          </table:table-cell>
          <table:table-cell/>
        </table:table-row>
        <table:table-row table:style-name="ro1" table:visibility="filter">
          <table:table-cell office:value-type="string">
            <text:p>RAS ALHAGUE</text:p>
          </table:table-cell>
          <table:table-cell office:value-type="string">
            <text:p>α Ophiuchi</text:p>
          </table:table-cell>
          <table:table-cell office:value-type="string">
            <text:p>α</text:p>
          </table:table-cell>
          <table:table-cell office:value-type="string">
            <text:p>Ophiuchi</text:p>
          </table:table-cell>
          <table:table-cell office:value-type="string">
            <text:p>Alpha Ophiuchi</text:p>
          </table:table-cell>
          <table:table-cell office:value-type="string">
            <text:p>cache</text:p>
          </table:table-cell>
          <table:table-cell office:value-type="string">
            <text:p>17/34/56.06945</text:p>
          </table:table-cell>
          <table:table-cell office:value-type="string">
            <text:p>12/33/36.1346</text:p>
          </table:table-cell>
          <table:table-cell office:value-type="float" office:value="2.07">
            <text:p>2.07</text:p>
          </table:table-cell>
          <table:table-cell office:value-type="string">
            <text:p>A5 III</text:p>
          </table:table-cell>
          <table:table-cell office:value-type="string">
            <text:p>2.40{{+-</text:p>
          </table:table-cell>
          <table:table-cell/>
          <table:table-cell office:value-type="string">
            <text:p>White star, site of the Court of Relativity, with jurisdiction over spacelike precedence and looped successions.</text:p>
          </table:table-cell>
          <table:table-cell/>
        </table:table-row>
        <table:table-row table:style-name="ro1" table:visibility="filter">
          <table:table-cell office:value-type="string">
            <text:p>RAS ELASED AUSTRALIS</text:p>
          </table:table-cell>
          <table:table-cell office:value-type="string">
            <text:p>ε Leonis</text:p>
          </table:table-cell>
          <table:table-cell office:value-type="string">
            <text:p>ε</text:p>
          </table:table-cell>
          <table:table-cell office:value-type="string">
            <text:p>Leonis</text:p>
          </table:table-cell>
          <table:table-cell office:value-type="string">
            <text:p>Epsilon Leonis</text:p>
          </table:table-cell>
          <table:table-cell office:value-type="string">
            <text:p>cache</text:p>
          </table:table-cell>
          <table:table-cell office:value-type="string">
            <text:p>09/45/51.07330</text:p>
          </table:table-cell>
          <table:table-cell office:value-type="string">
            <text:p>23/46/27.3208</text:p>
          </table:table-cell>
          <table:table-cell office:value-type="float" office:value="2.98">
            <text:p>2.98</text:p>
          </table:table-cell>
          <table:table-cell office:value-type="string">
            <text:p>G1 II</text:p>
          </table:table-cell>
          <table:table-cell office:value-type="float" office:value="4.01">
            <text:p>4.01</text:p>
          </table:table-cell>
          <table:table-cell/>
          <table:table-cell office:value-type="string">
            <text:p>Prosperous system which punishes any migrants whose desperation reminds the inhabitants how lucky they are.</text:p>
          </table:table-cell>
          <table:table-cell/>
        </table:table-row>
        <table:table-row table:style-name="ro1" table:visibility="filter">
          <table:table-cell office:value-type="string">
            <text:p>RAS ELASED BOREALIS</text:p>
          </table:table-cell>
          <table:table-cell office:value-type="string">
            <text:p>μ Leonis</text:p>
          </table:table-cell>
          <table:table-cell office:value-type="string">
            <text:p>μ</text:p>
          </table:table-cell>
          <table:table-cell office:value-type="string">
            <text:p>Leonis</text:p>
          </table:table-cell>
          <table:table-cell office:value-type="string">
            <text:p>Mu Leonis</text:p>
          </table:table-cell>
          <table:table-cell office:value-type="string">
            <text:p>cache</text:p>
          </table:table-cell>
          <table:table-cell office:value-type="string">
            <text:p>9/52/45</text:p>
          </table:table-cell>
          <table:table-cell office:value-type="string">
            <text:p>26/00/23</text:p>
          </table:table-cell>
          <table:table-cell table:number-columns-repeated="4"/>
          <table:table-cell office:value-type="string">
            <text:p>Whiter-than-white star, a projection of the dreams of the ruling caste of RAS ELASED AUSTRALIS (q.v.)</text:p>
          </table:table-cell>
          <table:table-cell/>
        </table:table-row>
        <table:table-row table:style-name="ro1" table:visibility="filter">
          <table:table-cell office:value-type="string">
            <text:p>RASTABAN</text:p>
          </table:table-cell>
          <table:table-cell office:value-type="string">
            <text:p>β Draconis</text:p>
          </table:table-cell>
          <table:table-cell office:value-type="string">
            <text:p>β</text:p>
          </table:table-cell>
          <table:table-cell office:value-type="string">
            <text:p>Draconis</text:p>
          </table:table-cell>
          <table:table-cell office:value-type="string">
            <text:p>Beta Draconis</text:p>
          </table:table-cell>
          <table:table-cell office:value-type="string">
            <text:p>cache</text:p>
          </table:table-cell>
          <table:table-cell office:value-type="string">
            <text:p>17/30/25.96170</text:p>
          </table:table-cell>
          <table:table-cell office:value-type="string">
            <text:p>52/18/04.9993</text:p>
          </table:table-cell>
          <table:table-cell office:value-type="float" office:value="2.79">
            <text:p>2.79</text:p>
          </table:table-cell>
          <table:table-cell office:value-type="string">
            <text:p>G2 Ib–IIa</text:p>
          </table:table-cell>
          <table:table-cell office:value-type="string">
            <text:p>6.0 ± 0.2</text:p>
          </table:table-cell>
          <table:table-cell/>
          <table:table-cell office:value-type="string">
            <text:p>Location of Yll's homeworld, devasted by dragons in her youth, an event which triggered her scientific career.</text:p>
          </table:table-cell>
          <table:table-cell/>
        </table:table-row>
        <table:table-row table:style-name="ro2" table:visibility="filter">
          <table:table-cell office:value-type="string">
            <text:p>REGOR</text:p>
          </table:table-cell>
          <table:table-cell office:value-type="string">
            <text:p>γ Velorum</text:p>
          </table:table-cell>
          <table:table-cell office:value-type="string">
            <text:p>γ</text:p>
          </table:table-cell>
          <table:table-cell office:value-type="string">
            <text:p>Velorum</text:p>
          </table:table-cell>
          <table:table-cell office:value-type="string">
            <text:p>Gamma Velorum</text:p>
          </table:table-cell>
          <table:table-cell office:value-type="string">
            <text:p>cache</text:p>
          </table:table-cell>
          <table:table-cell office:value-type="string">
            <text:p>08/09/31.95013</text:p>
          </table:table-cell>
          <table:table-cell office:value-type="string">
            <text:p>–47/20/11.7108</text:p>
          </table:table-cell>
          <table:table-cell office:value-type="string">
            <text:p>1.78/4.27</text:p>
            <text:p><text:s/></text:p>
          </table:table-cell>
          <table:table-cell office:value-type="string">
            <text:p>WC8 + O7.5e</text:p>
            <text:p><text:s/></text:p>
          </table:table-cell>
          <table:table-cell table:style-name="ce1" office:value-type="string">
            <text:p>9/30</text:p>
          </table:table-cell>
          <table:table-cell/>
          <table:table-cell office:value-type="string">
            <text:p>Vast Wolf-Rayet star orbiting a hot O-dwarf, emitting gas clouds said to haunted by the ghosts of ancient astronauts.</text:p>
          </table:table-cell>
          <table:table-cell/>
        </table:table-row>
        <table:table-row table:style-name="ro1">
          <table:table-cell office:value-type="string">
            <text:p>REGULUS</text:p>
          </table:table-cell>
          <table:table-cell office:value-type="string">
            <text:p>α Leonis</text:p>
          </table:table-cell>
          <table:table-cell office:value-type="string">
            <text:p>α</text:p>
          </table:table-cell>
          <table:table-cell office:value-type="string">
            <text:p>Leonis</text:p>
          </table:table-cell>
          <table:table-cell office:value-type="string">
            <text:p>Alpha Leonis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Lost quadruple system, its final message: "OH SUITCASES FULL OF BLUE PUPPETS, SAVE US FROM THE PLIGHT OF LITTLE KING!"</text:p>
          </table:table-cell>
          <table:table-cell/>
        </table:table-row>
        <table:table-row table:style-name="ro1" table:visibility="filter">
          <table:table-cell office:value-type="string">
            <text:p>REVENANTE OF THE SWAN</text:p>
          </table:table-cell>
          <table:table-cell office:value-type="string">
            <text:p>P Cygni</text:p>
          </table:table-cell>
          <table:table-cell office:value-type="string">
            <text:p>P</text:p>
          </table:table-cell>
          <table:table-cell office:value-type="string">
            <text:p>Cygni</text:p>
          </table:table-cell>
          <table:table-cell office:value-type="string">
            <text:p>P Cygni</text:p>
          </table:table-cell>
          <table:table-cell office:value-type="string">
            <text:p>cache</text:p>
          </table:table-cell>
          <table:table-cell office:value-type="string">
            <text:p>20/17/47.2018</text:p>
          </table:table-cell>
          <table:table-cell office:value-type="string">
            <text:p>38/01/58.549</text:p>
          </table:table-cell>
          <table:table-cell office:value-type="float" office:value="4.795">
            <text:p>4.795</text:p>
          </table:table-cell>
          <table:table-cell office:value-type="string">
            <text:p>B1Ia+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istant, undead star, a haggard giant, brightening in visible frequencies as it dims in the ultraviolet.</text:p>
          </table:table-cell>
          <table:table-cell/>
        </table:table-row>
        <table:table-row table:style-name="ro1" table:visibility="filter">
          <table:table-cell office:value-type="string">
            <text:p>RIGEL</text:p>
          </table:table-cell>
          <table:table-cell office:value-type="string">
            <text:p>β Orionis</text:p>
          </table:table-cell>
          <table:table-cell office:value-type="string">
            <text:p>β</text:p>
          </table:table-cell>
          <table:table-cell office:value-type="string">
            <text:p>Orionis</text:p>
          </table:table-cell>
          <table:table-cell office:value-type="string">
            <text:p>Beta Orionis</text:p>
          </table:table-cell>
          <table:table-cell office:value-type="string">
            <text:p>cache</text:p>
          </table:table-cell>
          <table:table-cell office:value-type="string">
            <text:p>05/14/32.27210</text:p>
          </table:table-cell>
          <table:table-cell office:value-type="string">
            <text:p>−08/12/05.8981</text:p>
          </table:table-cell>
          <table:table-cell office:value-type="float" office:value="0.12">
            <text:p>0.12</text:p>
          </table:table-cell>
          <table:table-cell office:value-type="string">
            <text:p>B8 Ia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lue supergiant, gateway to Orion. Famous as the home system of a band of legendary AI warriors, the Rigel Ro-Friends.</text:p>
          </table:table-cell>
          <table:table-cell/>
        </table:table-row>
        <table:table-row table:style-name="ro1" table:visibility="filter">
          <table:table-cell office:value-type="string">
            <text:p>RIGIL KENTAURUS</text:p>
          </table:table-cell>
          <table:table-cell office:value-type="string">
            <text:p>α Centauri</text:p>
          </table:table-cell>
          <table:table-cell office:value-type="string">
            <text:p>α</text:p>
          </table:table-cell>
          <table:table-cell office:value-type="string">
            <text:p>Centauri</text:p>
          </table:table-cell>
          <table:table-cell office:value-type="string">
            <text:p>Alpha Centauri</text:p>
          </table:table-cell>
          <table:table-cell office:value-type="string">
            <text:p>cache</text:p>
          </table:table-cell>
          <table:table-cell office:value-type="string">
            <text:p>14/39/36.4951</text:p>
          </table:table-cell>
          <table:table-cell office:value-type="string">
            <text:p>–60/50/02.308</text:p>
          </table:table-cell>
          <table:table-cell/>
          <table:table-cell office:value-type="string">
            <text:p>G2 V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Triple system inhabited by centaurs, the coincidence of names being a race-memory of their brief visit to SOL.</text:p>
          </table:table-cell>
          <table:table-cell/>
        </table:table-row>
        <table:table-row table:style-name="ro1" table:visibility="filter">
          <table:table-cell office:value-type="string">
            <text:p>RIJL AL AWWA</text:p>
          </table:table-cell>
          <table:table-cell office:value-type="string">
            <text:p>μ Virginis</text:p>
          </table:table-cell>
          <table:table-cell office:value-type="string">
            <text:p>μ</text:p>
          </table:table-cell>
          <table:table-cell office:value-type="string">
            <text:p>Virginis</text:p>
          </table:table-cell>
          <table:table-cell office:value-type="string">
            <text:p>Mu Virginis</text:p>
          </table:table-cell>
          <table:table-cell office:value-type="string">
            <text:p>cache</text:p>
          </table:table-cell>
          <table:table-cell office:value-type="string">
            <text:p>14/43/03.6</text:p>
          </table:table-cell>
          <table:table-cell/>
          <table:table-cell office:value-type="float" office:value="3.87">
            <text:p>3.87</text:p>
          </table:table-cell>
          <table:table-cell table:number-columns-repeated="3"/>
          <table:table-cell office:value-type="string">
            <text:p>F-dwarf, its second planet home to an urbane species of pack predator who melodiously call to multiple moons.</text:p>
          </table:table-cell>
          <table:table-cell/>
        </table:table-row>
        <table:table-row table:style-name="ro1" table:visibility="filter">
          <table:table-cell office:value-type="string">
            <text:p>ROTANEV</text:p>
          </table:table-cell>
          <table:table-cell office:value-type="string">
            <text:p>β Delphini</text:p>
          </table:table-cell>
          <table:table-cell office:value-type="string">
            <text:p>β</text:p>
          </table:table-cell>
          <table:table-cell office:value-type="string">
            <text:p>Delphini</text:p>
          </table:table-cell>
          <table:table-cell office:value-type="string">
            <text:p>Beta Delphini</text:p>
          </table:table-cell>
          <table:table-cell office:value-type="string">
            <text:p>cache</text:p>
          </table:table-cell>
          <table:table-cell office:value-type="string">
            <text:p>20/37/32.94130</text:p>
          </table:table-cell>
          <table:table-cell office:value-type="string">
            <text:p>14/35/42.3195</text:p>
          </table:table-cell>
          <table:table-cell office:value-type="string">
            <text:p>3.617 ± 0.016</text:p>
          </table:table-cell>
          <table:table-cell office:value-type="string">
            <text:p>F5 III + F5 IV</text:p>
          </table:table-cell>
          <table:table-cell office:value-type="string">
            <text:p>1.75 ± 0.002</text:p>
          </table:table-cell>
          <table:table-cell/>
          <table:table-cell office:value-type="string">
            <text:p>F-binary pair, astronomer Niccolò Cacciatore gave it the reversed Latin form of his own surname. See also: SUALOCIN.</text:p>
          </table:table-cell>
          <table:table-cell/>
        </table:table-row>
        <table:table-row table:style-name="ro1" table:visibility="filter">
          <table:table-cell office:value-type="string">
            <text:p>RUCHBA</text:p>
          </table:table-cell>
          <table:table-cell office:value-type="string">
            <text:p>ω¹ Cygni</text:p>
          </table:table-cell>
          <table:table-cell office:value-type="string">
            <text:p>ω¹</text:p>
          </table:table-cell>
          <table:table-cell office:value-type="string">
            <text:p>Cygni</text:p>
          </table:table-cell>
          <table:table-cell office:value-type="string">
            <text:p>Omega1 Cygni</text:p>
          </table:table-cell>
          <table:table-cell office:value-type="string">
            <text:p>cache</text:p>
          </table:table-cell>
          <table:table-cell office:value-type="string">
            <text:p>20/30/03.54116</text:p>
          </table:table-cell>
          <table:table-cell office:value-type="string">
            <text:p>48/57/05.6446</text:p>
          </table:table-cell>
          <table:table-cell table:number-columns-repeated="4"/>
          <table:table-cell office:value-type="string">
            <text:p>B-giant. A probe launched from this system into a nearby flexure point of the galactic animal caused the Great Voidquake.</text:p>
          </table:table-cell>
          <table:table-cell/>
        </table:table-row>
        <table:table-row table:style-name="ro1" table:visibility="filter">
          <table:table-cell office:value-type="string">
            <text:p>RUCHBAH</text:p>
          </table:table-cell>
          <table:table-cell office:value-type="string">
            <text:p>δ Cassiopeiae</text:p>
          </table:table-cell>
          <table:table-cell office:value-type="string">
            <text:p>δ</text:p>
          </table:table-cell>
          <table:table-cell office:value-type="string">
            <text:p>Cassiopeiae</text:p>
          </table:table-cell>
          <table:table-cell office:value-type="string">
            <text:p>Delta Cassiopeiae</text:p>
          </table:table-cell>
          <table:table-cell office:value-type="string">
            <text:p>cache</text:p>
          </table:table-cell>
          <table:table-cell office:value-type="string">
            <text:p>01/25/48.95147</text:p>
          </table:table-cell>
          <table:table-cell office:value-type="string">
            <text:p>60/14/07.0225</text:p>
          </table:table-cell>
          <table:table-cell office:value-type="float" office:value="2.68">
            <text:p>2.68</text:p>
          </table:table-cell>
          <table:table-cell office:value-type="string">
            <text:p>A5III-IV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Bright young giant star which has exhausted both its supplies of hydrogen and its parent cluster's patience.</text:p>
          </table:table-cell>
          <table:table-cell/>
        </table:table-row>
        <table:table-row table:style-name="ro1" table:visibility="filter">
          <table:table-cell office:value-type="string">
            <text:p>RUKBALGETHI GENUBI</text:p>
          </table:table-cell>
          <table:table-cell office:value-type="string">
            <text:p>θ Herculis</text:p>
          </table:table-cell>
          <table:table-cell office:value-type="string">
            <text:p>θ</text:p>
          </table:table-cell>
          <table:table-cell office:value-type="string">
            <text:p>Herculis</text:p>
          </table:table-cell>
          <table:table-cell office:value-type="string">
            <text:p>Theta Herculis</text:p>
          </table:table-cell>
          <table:table-cell office:value-type="string">
            <text:p>cache</text:p>
          </table:table-cell>
          <table:table-cell office:value-type="string">
            <text:p>17/56/15.1805</text:p>
          </table:table-cell>
          <table:table-cell office:value-type="string">
            <text:p>37/15/01.941</text:p>
          </table:table-cell>
          <table:table-cell office:value-type="float" office:value="3.851">
            <text:p>3.851</text:p>
          </table:table-cell>
          <table:table-cell office:value-type="string">
            <text:p>K1IIaCN</text:p>
          </table:table-cell>
          <table:table-cell office:value-type="float" office:value="6.5">
            <text:p>6.5</text:p>
          </table:table-cell>
          <table:table-cell/>
          <table:table-cell office:value-type="string">
            <text:p>The "Southern Knee", at war with RUKBALGETHI SHEMALI (q.v.) following a disputed refereeing decision.</text:p>
          </table:table-cell>
          <table:table-cell/>
        </table:table-row>
        <table:table-row table:style-name="ro1" table:visibility="filter">
          <table:table-cell office:value-type="string">
            <text:p>RUKBALGETHI SHEMALI</text:p>
          </table:table-cell>
          <table:table-cell office:value-type="string">
            <text:p>τ Herculis</text:p>
          </table:table-cell>
          <table:table-cell office:value-type="string">
            <text:p>τ</text:p>
          </table:table-cell>
          <table:table-cell office:value-type="string">
            <text:p>Herculis</text:p>
          </table:table-cell>
          <table:table-cell office:value-type="string">
            <text:p>Tau Herculis</text:p>
          </table:table-cell>
          <table:table-cell office:value-type="string">
            <text:p>cache</text:p>
          </table:table-cell>
          <table:table-cell office:value-type="string">
            <text:p>16/19/44.4368</text:p>
          </table:table-cell>
          <table:table-cell office:value-type="string">
            <text:p>46/18/48.119</text:p>
          </table:table-cell>
          <table:table-cell office:value-type="float" office:value="3.89">
            <text:p>3.89</text:p>
          </table:table-cell>
          <table:table-cell office:value-type="string">
            <text:p>B5 IV</text:p>
          </table:table-cell>
          <table:table-cell office:value-type="float" office:value="4.9">
            <text:p>4.9</text:p>
          </table:table-cell>
          <table:table-cell/>
          <table:table-cell office:value-type="string">
            <text:p>The "Northern Knee", at war with RUKBALGETHI GENUBI (q.v.) Sadly, the recent truce may only be halftime.</text:p>
          </table:table-cell>
          <table:table-cell/>
        </table:table-row>
        <table:table-row table:style-name="ro1" table:visibility="filter">
          <table:table-cell office:value-type="string">
            <text:p>RUKBAT</text:p>
          </table:table-cell>
          <table:table-cell office:value-type="string">
            <text:p>α Sagittarii</text:p>
          </table:table-cell>
          <table:table-cell office:value-type="string">
            <text:p>α</text:p>
          </table:table-cell>
          <table:table-cell office:value-type="string">
            <text:p>Sagittarii</text:p>
          </table:table-cell>
          <table:table-cell office:value-type="string">
            <text:p>Alpha Sagittarii</text:p>
          </table:table-cell>
          <table:table-cell office:value-type="string">
            <text:p>cache</text:p>
          </table:table-cell>
          <table:table-cell office:value-type="string">
            <text:p>19/23/53.17483</text:p>
          </table:table-cell>
          <table:table-cell office:value-type="string">
            <text:p>−40/36/57.3705</text:p>
          </table:table-cell>
          <table:table-cell office:value-type="float" office:value="3.97">
            <text:p>3.97</text:p>
          </table:table-cell>
          <table:table-cell office:value-type="string">
            <text:p>B8 V</text:p>
          </table:table-cell>
          <table:table-cell table:number-columns-repeated="2"/>
          <table:table-cell office:value-type="string">
            <text:p>B-dwarf, home to the Thieves' Planet, a place of sound ethical values ever since they stole another species' mores.</text:p>
          </table:table-cell>
          <table:table-cell/>
        </table:table-row>
        <table:table-row table:style-name="ro1" table:visibility="filter">
          <table:table-cell office:value-type="string">
            <text:p>RUKH</text:p>
          </table:table-cell>
          <table:table-cell office:value-type="string">
            <text:p>δ Cygni</text:p>
          </table:table-cell>
          <table:table-cell office:value-type="string">
            <text:p>δ</text:p>
          </table:table-cell>
          <table:table-cell office:value-type="string">
            <text:p>Cygni</text:p>
          </table:table-cell>
          <table:table-cell office:value-type="string">
            <text:p>Delta Cygni</text:p>
          </table:table-cell>
          <table:table-cell office:value-type="string">
            <text:p>cache</text:p>
          </table:table-cell>
          <table:table-cell office:value-type="string">
            <text:p>19/44/58.47854</text:p>
          </table:table-cell>
          <table:table-cell office:value-type="string">
            <text:p>45/07/50.9161</text:p>
          </table:table-cell>
          <table:table-cell office:value-type="float" office:value="2.87">
            <text:p>2.87</text:p>
          </table:table-cell>
          <table:table-cell office:value-type="string">
            <text:p>B9 III + F1 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The Parliament of Rukh is one of the Galaxy's oldest anarchies. Its chief exports are political theorists and assassins.</text:p>
          </table:table-cell>
          <table:table-cell/>
        </table:table-row>
        <table:table-row table:style-name="ro1" table:visibility="filter">
          <table:table-cell office:value-type="string">
            <text:p>THE RUNAWAY STAR</text:p>
          </table:table-cell>
          <table:table-cell office:value-type="string">
            <text:p>Groombridge 1830</text:p>
          </table:table-cell>
          <table:table-cell office:value-type="string">
            <text:p>Groombridge</text:p>
          </table:table-cell>
          <table:table-cell office:value-type="float" office:value="1830">
            <text:p>1830</text:p>
          </table:table-cell>
          <table:table-cell office:value-type="string">
            <text:p>Groombridge 1830</text:p>
          </table:table-cell>
          <table:table-cell office:value-type="string">
            <text:p>cache</text:p>
          </table:table-cell>
          <table:table-cell office:value-type="string">
            <text:p>11/52/58.7691</text:p>
          </table:table-cell>
          <table:table-cell office:value-type="string">
            <text:p>37/43/07.239</text:p>
          </table:table-cell>
          <table:table-cell office:value-type="float" office:value="6.44">
            <text:p>6.44</text:p>
          </table:table-cell>
          <table:table-cell office:value-type="string">
            <text:p>G8Vp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F-dwarf with apparently high proper motion, caught on a void snag while the Galaxy streams around it.</text:p>
          </table:table-cell>
          <table:table-cell/>
        </table:table-row>
        <table:table-row table:style-name="ro1" table:visibility="filter">
          <table:table-cell office:value-type="string">
            <text:p>RUTICULUS</text:p>
          </table:table-cell>
          <table:table-cell office:value-type="string">
            <text:p>ζ Herculis</text:p>
          </table:table-cell>
          <table:table-cell office:value-type="string">
            <text:p>ζ</text:p>
          </table:table-cell>
          <table:table-cell office:value-type="string">
            <text:p>Herculis</text:p>
          </table:table-cell>
          <table:table-cell office:value-type="string">
            <text:p>Zeta Herculis</text:p>
          </table:table-cell>
          <table:table-cell office:value-type="string">
            <text:p>cache</text:p>
          </table:table-cell>
          <table:table-cell office:value-type="string">
            <text:p>16/41/17.16104 </text:p>
          </table:table-cell>
          <table:table-cell office:value-type="string">
            <text:p>31/36/09.7873</text:p>
          </table:table-cell>
          <table:table-cell office:value-type="float" office:value="2.81">
            <text:p>2.81</text:p>
          </table:table-cell>
          <table:table-cell office:value-type="string">
            <text:p>F9 IV + G7 V</text:p>
          </table:table-cell>
          <table:table-cell office:value-type="string">
            <text:p>1.45 ± 0.01</text:p>
          </table:table-cell>
          <table:table-cell/>
          <table:table-cell office:value-type="string">
            <text:p>Binary system, home to a transcended race who tired of aloof godhood and went "from the sublime to the Ruticulus".</text:p>
          </table:table-cell>
          <table:table-cell/>
        </table:table-row>
        <table:table-row table:style-name="ro1" table:visibility="filter">
          <table:table-cell office:value-type="string">
            <text:p>SABIK</text:p>
          </table:table-cell>
          <table:table-cell office:value-type="string">
            <text:p>η Ophiuchi</text:p>
          </table:table-cell>
          <table:table-cell office:value-type="string">
            <text:p>η</text:p>
          </table:table-cell>
          <table:table-cell office:value-type="string">
            <text:p>Ophiuchi</text:p>
          </table:table-cell>
          <table:table-cell office:value-type="string">
            <text:p>Eta Ophiuchi</text:p>
          </table:table-cell>
          <table:table-cell office:value-type="string">
            <text:p>cache</text:p>
          </table:table-cell>
          <table:table-cell office:value-type="string">
            <text:p>17/10/22.68689</text:p>
          </table:table-cell>
          <table:table-cell office:value-type="string">
            <text:p>–15/43/29.6639</text:p>
          </table:table-cell>
          <table:table-cell office:value-type="string">
            <text:p>2.43 (3.05/3.27)</text:p>
          </table:table-cell>
          <table:table-cell office:value-type="string">
            <text:p>A1 V + A3 V</text:p>
          </table:table-cell>
          <table:table-cell office:value-type="float" office:value="2.966">
            <text:p>2.966</text:p>
          </table:table-cell>
          <table:table-cell/>
          <table:table-cell office:value-type="string">
            <text:p>White binary pair in a highly eccentric orbit which gives both members a little space every now and then.</text:p>
          </table:table-cell>
          <table:table-cell/>
        </table:table-row>
        <table:table-row table:style-name="ro1" table:visibility="filter">
          <table:table-cell office:value-type="string">
            <text:p>SADACHBIA</text:p>
          </table:table-cell>
          <table:table-cell office:value-type="string">
            <text:p>γ Aquarii</text:p>
          </table:table-cell>
          <table:table-cell office:value-type="string">
            <text:p>γ</text:p>
          </table:table-cell>
          <table:table-cell office:value-type="string">
            <text:p>Aquarii</text:p>
          </table:table-cell>
          <table:table-cell office:value-type="string">
            <text:p>Gamma Aquarii</text:p>
          </table:table-cell>
          <table:table-cell office:value-type="string">
            <text:p>cache</text:p>
          </table:table-cell>
          <table:table-cell office:value-type="string">
            <text:p>22/21/39.37542</text:p>
          </table:table-cell>
          <table:table-cell office:value-type="string">
            <text:p>–01/23/14.4031</text:p>
          </table:table-cell>
          <table:table-cell office:value-type="float" office:value="3.849">
            <text:p>3.849</text:p>
          </table:table-cell>
          <table:table-cell office:value-type="string">
            <text:p>A0 V</text:p>
          </table:table-cell>
          <table:table-cell office:value-type="string">
            <text:p><text:s/></text:p>
          </table:table-cell>
          <table:table-cell/>
          <table:table-cell office:value-type="string">
            <text:p>A-dwarf, current resting place of the Tabernacle, a demountable shrine the size of a small planet.</text:p>
          </table:table-cell>
          <table:table-cell/>
        </table:table-row>
        <table:table-row table:style-name="ro1">
          <table:table-cell office:value-type="string">
            <text:p>SADALBARI</text:p>
          </table:table-cell>
          <table:table-cell office:value-type="string">
            <text:p>λ and μ Pegasi</text:p>
          </table:table-cell>
          <table:table-cell office:value-type="string">
            <text:p>λ</text:p>
          </table:table-cell>
          <table:table-cell office:value-type="string">
            <text:p>and μ Pegasi</text:p>
          </table:table-cell>
          <table:table-cell office:value-type="string">
            <text:p>Lambda and μ Pegas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Appearing as twin stars 200 ly apart, this yellow giant was being translocated through a wormhole and got stuck.</text:p>
          </table:table-cell>
          <table:table-cell/>
        </table:table-row>
        <table:table-row table:style-name="ro1" table:visibility="filter">
          <table:table-cell office:value-type="string">
            <text:p>SADALMELIK</text:p>
          </table:table-cell>
          <table:table-cell office:value-type="string">
            <text:p>α Aquarii</text:p>
          </table:table-cell>
          <table:table-cell office:value-type="string">
            <text:p>α</text:p>
          </table:table-cell>
          <table:table-cell office:value-type="string">
            <text:p>Aquarii</text:p>
          </table:table-cell>
          <table:table-cell office:value-type="string">
            <text:p>Alpha Aquarii</text:p>
          </table:table-cell>
          <table:table-cell office:value-type="string">
            <text:p>cache</text:p>
          </table:table-cell>
          <table:table-cell office:value-type="string">
            <text:p>22/05/47.03593</text:p>
          </table:table-cell>
          <table:table-cell office:value-type="string">
            <text:p>−00/19/11.4568</text:p>
          </table:table-cell>
          <table:table-cell office:value-type="float" office:value="2.942">
            <text:p>2.942</text:p>
          </table:table-cell>
          <table:table-cell office:value-type="string">
            <text:p>G2 Ib</text:p>
          </table:table-cell>
          <table:table-cell office:value-type="string">
            <text:p>6.5 ± 0.3</text:p>
          </table:table-cell>
          <table:table-cell/>
          <table:table-cell office:value-type="string">
            <text:p>Vast golden supergiant, the inhabitants of its five worlds find the light of other suns to be sickly by comparison.</text:p>
          </table:table-cell>
          <table:table-cell/>
        </table:table-row>
        <table:table-row table:style-name="ro1" table:visibility="filter">
          <table:table-cell office:value-type="string">
            <text:p>SADALPHERETZ</text:p>
          </table:table-cell>
          <table:table-cell office:value-type="string">
            <text:p>λ Pegasi</text:p>
          </table:table-cell>
          <table:table-cell office:value-type="string">
            <text:p>λ</text:p>
          </table:table-cell>
          <table:table-cell office:value-type="string">
            <text:p>Pegasi</text:p>
          </table:table-cell>
          <table:table-cell office:value-type="string">
            <text:p>Lambda Pegasi</text:p>
          </table:table-cell>
          <table:table-cell office:value-type="string">
            <text:p>cache</text:p>
          </table:table-cell>
          <table:table-cell office:value-type="string">
            <text:p>22/46/31.87786</text:p>
          </table:table-cell>
          <table:table-cell office:value-type="string">
            <text:p>23/33/56.3561</text:p>
          </table:table-cell>
          <table:table-cell office:value-type="float" office:value="3.96">
            <text:p>3.96</text:p>
          </table:table-cell>
          <table:table-cell office:value-type="string">
            <text:p>G8II-III</text:p>
          </table:table-cell>
          <table:table-cell office:value-type="string">
            <text:p>~1,5</text:p>
          </table:table-cell>
          <table:table-cell/>
          <table:table-cell office:value-type="string">
            <text:p>Yellow giant which was displaced from its station by SADALBARI and then sold its naming rights to a local wizard.</text:p>
          </table:table-cell>
          <table:table-cell/>
        </table:table-row>
        <table:table-row table:style-name="ro1" table:visibility="filter">
          <table:table-cell office:value-type="string">
            <text:p>SADALSUUD</text:p>
          </table:table-cell>
          <table:table-cell office:value-type="string">
            <text:p>β Aquarii</text:p>
          </table:table-cell>
          <table:table-cell office:value-type="string">
            <text:p>β</text:p>
          </table:table-cell>
          <table:table-cell office:value-type="string">
            <text:p>Aquarii</text:p>
          </table:table-cell>
          <table:table-cell office:value-type="string">
            <text:p>Beta Aquarii</text:p>
          </table:table-cell>
          <table:table-cell office:value-type="string">
            <text:p>cache</text:p>
          </table:table-cell>
          <table:table-cell office:value-type="string">
            <text:p>21/31/33.53171</text:p>
          </table:table-cell>
          <table:table-cell office:value-type="string">
            <text:p>–05/34/16.2320</text:p>
          </table:table-cell>
          <table:table-cell office:value-type="float" office:value="2.87">
            <text:p>2.87</text:p>
          </table:table-cell>
          <table:table-cell office:value-type="string">
            <text:p>G0 Ib</text:p>
          </table:table-cell>
          <table:table-cell office:value-type="string">
            <text:p>6.0–6.5</text:p>
          </table:table-cell>
          <table:table-cell/>
          <table:table-cell office:value-type="string">
            <text:p>Not just a lucky star, but the luckiest, this G-type giant has a wide Goldilocks zone and a winning personality.</text:p>
          </table:table-cell>
          <table:table-cell/>
        </table:table-row>
        <table:table-row table:style-name="ro1" table:visibility="filter">
          <table:table-cell office:value-type="string">
            <text:p>SADIRA</text:p>
          </table:table-cell>
          <table:table-cell office:value-type="string">
            <text:p>ε Eridani</text:p>
          </table:table-cell>
          <table:table-cell office:value-type="string">
            <text:p>ε</text:p>
          </table:table-cell>
          <table:table-cell office:value-type="string">
            <text:p>Eridani</text:p>
          </table:table-cell>
          <table:table-cell office:value-type="string">
            <text:p>Epsilon Eridani</text:p>
          </table:table-cell>
          <table:table-cell office:value-type="string">
            <text:p>cache</text:p>
          </table:table-cell>
          <table:table-cell office:value-type="string">
            <text:p>03/32/55.84496</text:p>
          </table:table-cell>
          <table:table-cell office:value-type="string">
            <text:p>−09/27/29.7312</text:p>
          </table:table-cell>
          <table:table-cell office:value-type="float" office:value="3.736">
            <text:p>3.736</text:p>
          </table:table-cell>
          <table:table-cell office:value-type="string">
            <text:p>K2V</text:p>
          </table:table-cell>
          <table:table-cell office:value-type="string">
            <text:p>0.82 ± 0.02</text:p>
          </table:table-cell>
          <table:table-cell/>
          <table:table-cell office:value-type="string">
            <text:p>Small, K-class star, a near neighbour of SOL, surrounded by belts of asteroids that never quite got it together.</text:p>
          </table:table-cell>
          <table:table-cell/>
        </table:table-row>
        <table:table-row table:style-name="ro1" table:visibility="filter">
          <table:table-cell office:value-type="string">
            <text:p>SADR</text:p>
          </table:table-cell>
          <table:table-cell office:value-type="string">
            <text:p>γ Cygni</text:p>
          </table:table-cell>
          <table:table-cell office:value-type="string">
            <text:p>γ</text:p>
          </table:table-cell>
          <table:table-cell office:value-type="string">
            <text:p>Cygni</text:p>
          </table:table-cell>
          <table:table-cell office:value-type="string">
            <text:p>Gamma Cygni</text:p>
          </table:table-cell>
          <table:table-cell office:value-type="string">
            <text:p>cache</text:p>
          </table:table-cell>
          <table:table-cell office:value-type="string">
            <text:p>20/22/13.70184</text:p>
          </table:table-cell>
          <table:table-cell office:value-type="string">
            <text:p>40/15/24.0450</text:p>
          </table:table-cell>
          <table:table-cell office:value-type="float" office:value="2.23">
            <text:p>2.23</text:p>
          </table:table-cell>
          <table:table-cell office:value-type="string">
            <text:p>F8 Iab</text:p>
          </table:table-cell>
          <table:table-cell office:value-type="string">
            <text:p>12.11 ± 0.71</text:p>
          </table:table-cell>
          <table:table-cell/>
          <table:table-cell office:value-type="string">
            <text:p>Syrupy, aromatic yellow supergiant with mucilaginous flesh and a chewy nougat core.</text:p>
          </table:table-cell>
          <table:table-cell/>
        </table:table-row>
        <table:table-row table:style-name="ro1" table:visibility="filter">
          <table:table-cell office:value-type="string">
            <text:p>SAIPH</text:p>
          </table:table-cell>
          <table:table-cell office:value-type="string">
            <text:p>κ Orionis</text:p>
          </table:table-cell>
          <table:table-cell office:value-type="string">
            <text:p>κ</text:p>
          </table:table-cell>
          <table:table-cell office:value-type="string">
            <text:p>Orionis</text:p>
          </table:table-cell>
          <table:table-cell office:value-type="string">
            <text:p>Kappa Orionis</text:p>
          </table:table-cell>
          <table:table-cell office:value-type="string">
            <text:p>cache</text:p>
          </table:table-cell>
          <table:table-cell office:value-type="string">
            <text:p>05/47/45.38884</text:p>
          </table:table-cell>
          <table:table-cell office:value-type="string">
            <text:p>-09/40/10.5777</text:p>
          </table:table-cell>
          <table:table-cell office:value-type="float" office:value="2.09">
            <text:p>2.09</text:p>
          </table:table-cell>
          <table:table-cell office:value-type="string">
            <text:p>B0.5 Iab:</text:p>
          </table:table-cell>
          <table:table-cell office:value-type="string">
            <text:p>15.50 ± 1.25</text:p>
          </table:table-cell>
          <table:table-cell/>
          <table:table-cell office:value-type="string">
            <text:p>B-giant in the Orion supernova factory, site of an environmental dispute between demiurges and preservationists.</text:p>
          </table:table-cell>
          <table:table-cell/>
        </table:table-row>
        <table:table-row table:style-name="ro3">
          <table:table-cell office:value-type="string">
            <text:p>SALM</text:p>
          </table:table-cell>
          <table:table-cell office:value-type="string">
            <text:p>τ Pegasi</text:p>
          </table:table-cell>
          <table:table-cell office:value-type="string">
            <text:p>τ</text:p>
          </table:table-cell>
          <table:table-cell office:value-type="string">
            <text:p>Pegasi</text:p>
          </table:table-cell>
          <table:table-cell office:value-type="string">
            <text:p>Tau Pegasi</text:p>
          </table:table-cell>
          <table:table-cell office:value-type="string">
            <text:p>cache</text:p>
          </table:table-cell>
          <table:table-cell office:value-type="string">
            <text:p>23/20/38.20</text:p>
          </table:table-cell>
          <table:table-cell office:value-type="string">
            <text:p>23/44/25.0</text:p>
          </table:table-cell>
          <table:table-cell table:number-columns-repeated="4"/>
          <table:table-cell office:value-type="string">
            <text:p>Bland white star whose spectrum will put most biological sophonts into a light coma. AI pilots are essential.</text:p>
          </table:table-cell>
          <table:table-cell/>
        </table:table-row>
        <table:table-row table:style-name="ro1" table:visibility="filter">
          <table:table-cell office:value-type="string">
            <text:p>SARGAS</text:p>
          </table:table-cell>
          <table:table-cell office:value-type="string">
            <text:p>θ Scorpii</text:p>
          </table:table-cell>
          <table:table-cell office:value-type="string">
            <text:p>θ</text:p>
          </table:table-cell>
          <table:table-cell office:value-type="string">
            <text:p>Scorpii</text:p>
          </table:table-cell>
          <table:table-cell office:value-type="string">
            <text:p>Theta Scorpii</text:p>
          </table:table-cell>
          <table:table-cell office:value-type="string">
            <text:p>cache</text:p>
          </table:table-cell>
          <table:table-cell office:value-type="string">
            <text:p>17/37/19.12985</text:p>
          </table:table-cell>
          <table:table-cell office:value-type="string">
            <text:p>–42/59/52.1808</text:p>
          </table:table-cell>
          <table:table-cell office:value-type="float" office:value="1.87">
            <text:p>1.87</text:p>
          </table:table-cell>
          <table:table-cell office:value-type="string">
            <text:p>F0 II</text:p>
          </table:table-cell>
          <table:table-cell office:value-type="string">
            <text:p>5.66 ± 0.65</text:p>
          </table:table-cell>
          <table:table-cell/>
          <table:table-cell office:value-type="string">
            <text:p>Evolved yellow giant at a still point in the Galaxy, surrounded by a cloud of odd socks, pens and minor pop deities.</text:p>
          </table:table-cell>
          <table:table-cell/>
        </table:table-row>
        <table:table-row table:style-name="ro1" table:visibility="filter">
          <table:table-cell office:value-type="string">
            <text:p>SARIN</text:p>
          </table:table-cell>
          <table:table-cell office:value-type="string">
            <text:p>δ Herculis</text:p>
          </table:table-cell>
          <table:table-cell office:value-type="string">
            <text:p>δ</text:p>
          </table:table-cell>
          <table:table-cell office:value-type="string">
            <text:p>Herculis</text:p>
          </table:table-cell>
          <table:table-cell office:value-type="string">
            <text:p>Delta Herculis</text:p>
          </table:table-cell>
          <table:table-cell office:value-type="string">
            <text:p>cache</text:p>
          </table:table-cell>
          <table:table-cell office:value-type="string">
            <text:p>17/15/01.9106</text:p>
          </table:table-cell>
          <table:table-cell office:value-type="string">
            <text:p>24/50/21.135</text:p>
          </table:table-cell>
          <table:table-cell office:value-type="float" office:value="3.126">
            <text:p>3.126</text:p>
          </table:table-cell>
          <table:table-cell office:value-type="string">
            <text:p>A3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An A-giant and F-dwarf in a tight orbit, in turn orbited by a yellow dwarf that feels like a bit of a third wheel.</text:p>
          </table:table-cell>
          <table:table-cell/>
        </table:table-row>
        <table:table-row table:style-name="ro1" table:visibility="filter">
          <table:table-cell office:value-type="string">
            <text:p>SARIR</text:p>
          </table:table-cell>
          <table:table-cell office:value-type="string">
            <text:p>θ Ursae Majoris</text:p>
          </table:table-cell>
          <table:table-cell office:value-type="string">
            <text:p>θ</text:p>
          </table:table-cell>
          <table:table-cell office:value-type="string">
            <text:p>Ursae Majoris</text:p>
          </table:table-cell>
          <table:table-cell office:value-type="string">
            <text:p>Theta Ursae Majoris</text:p>
          </table:table-cell>
          <table:table-cell office:value-type="string">
            <text:p>cache</text:p>
          </table:table-cell>
          <table:table-cell office:value-type="string">
            <text:p>09/32/51.43390</text:p>
          </table:table-cell>
          <table:table-cell office:value-type="string">
            <text:p>51/40/38.2811</text:p>
          </table:table-cell>
          <table:table-cell office:value-type="float" office:value="3.166">
            <text:p>3.166</text:p>
          </table:table-cell>
          <table:table-cell office:value-type="string">
            <text:p>F6 IV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F-subgiant, its fourth planet is a rare example of a glass giant, a great orb refracting the constellations.</text:p>
          </table:table-cell>
          <table:table-cell/>
        </table:table-row>
        <table:table-row table:style-name="ro1" table:visibility="filter">
          <table:table-cell office:value-type="string">
            <text:p>SASIN</text:p>
          </table:table-cell>
          <table:table-cell office:value-type="string">
            <text:p>ε Leporis</text:p>
          </table:table-cell>
          <table:table-cell office:value-type="string">
            <text:p>ε</text:p>
          </table:table-cell>
          <table:table-cell office:value-type="string">
            <text:p>Leporis</text:p>
          </table:table-cell>
          <table:table-cell office:value-type="string">
            <text:p>Epsilon Leporis</text:p>
          </table:table-cell>
          <table:table-cell office:value-type="string">
            <text:p>cache</text:p>
          </table:table-cell>
          <table:table-cell office:value-type="string">
            <text:p>05/05/27.66537</text:p>
          </table:table-cell>
          <table:table-cell office:value-type="string">
            <text:p>–22/22/15.7239</text:p>
          </table:table-cell>
          <table:table-cell office:value-type="float" office:value="3.166">
            <text:p>3.166</text:p>
          </table:table-cell>
          <table:table-cell office:value-type="string">
            <text:p>K4 III</text:p>
          </table:table-cell>
          <table:table-cell office:value-type="string">
            <text:p>1.70 ± 0.19</text:p>
          </table:table-cell>
          <table:table-cell/>
          <table:table-cell office:value-type="string">
            <text:p>Young, jumped-up K-giant, with a feisty emission spectrum and a rotational speed well above its station.</text:p>
          </table:table-cell>
          <table:table-cell/>
        </table:table-row>
        <table:table-row table:style-name="ro1" table:visibility="filter">
          <table:table-cell office:value-type="string">
            <text:p>SCEPTRUM</text:p>
          </table:table-cell>
          <table:table-cell office:value-type="string">
            <text:p>53 Eridani</text:p>
          </table:table-cell>
          <table:table-cell office:value-type="float" office:value="53">
            <text:p>53</text:p>
          </table:table-cell>
          <table:table-cell office:value-type="string">
            <text:p>Eridani</text:p>
          </table:table-cell>
          <table:table-cell office:value-type="string">
            <text:p>53 Eridani</text:p>
          </table:table-cell>
          <table:table-cell office:value-type="string">
            <text:p>cache</text:p>
          </table:table-cell>
          <table:table-cell office:value-type="string">
            <text:p>4/38/10.80</text:p>
          </table:table-cell>
          <table:table-cell office:value-type="string">
            <text:p>14/18/14.0</text:p>
          </table:table-cell>
          <table:table-cell table:number-columns-repeated="4"/>
          <table:table-cell office:value-type="string">
            <text:p>K-class dwarf of the House of Hohernzollen, sometime capital of the Holy Roman Stellar Empire.</text:p>
          </table:table-cell>
          <table:table-cell/>
        </table:table-row>
        <table:table-row table:style-name="ro1" table:visibility="filter">
          <table:table-cell office:value-type="string">
            <text:p>SCHEAT</text:p>
          </table:table-cell>
          <table:table-cell office:value-type="string">
            <text:p>β Pegasi</text:p>
          </table:table-cell>
          <table:table-cell office:value-type="string">
            <text:p>β</text:p>
          </table:table-cell>
          <table:table-cell office:value-type="string">
            <text:p>Pegasi</text:p>
          </table:table-cell>
          <table:table-cell office:value-type="string">
            <text:p>Beta Pegasi</text:p>
          </table:table-cell>
          <table:table-cell office:value-type="string">
            <text:p>cache</text:p>
          </table:table-cell>
          <table:table-cell office:value-type="string">
            <text:p>23/03/46.45746</text:p>
          </table:table-cell>
          <table:table-cell office:value-type="string">
            <text:p>28/04/58.0336</text:p>
          </table:table-cell>
          <table:table-cell office:value-type="float" office:value="2.42">
            <text:p>2.42</text:p>
          </table:table-cell>
          <table:table-cell office:value-type="string">
            <text:p>M2.3 II-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Festive red giant with a cheerful atmosphere compared to most stars of that class, garlanded with ribbons of ejected gas.</text:p>
          </table:table-cell>
          <table:table-cell/>
        </table:table-row>
        <table:table-row table:style-name="ro1" table:visibility="filter">
          <table:table-cell office:value-type="string">
            <text:p>SCHEDAR</text:p>
          </table:table-cell>
          <table:table-cell office:value-type="string">
            <text:p>α Cassiopeiae</text:p>
          </table:table-cell>
          <table:table-cell office:value-type="string">
            <text:p>α</text:p>
          </table:table-cell>
          <table:table-cell office:value-type="string">
            <text:p>Cassiopeiae</text:p>
          </table:table-cell>
          <table:table-cell office:value-type="string">
            <text:p>Alpha Cassiopeiae</text:p>
          </table:table-cell>
          <table:table-cell office:value-type="string">
            <text:p>cache</text:p>
          </table:table-cell>
          <table:table-cell office:value-type="string">
            <text:p>00/40/30.4405</text:p>
          </table:table-cell>
          <table:table-cell office:value-type="string">
            <text:p>56/32/14.392</text:p>
          </table:table-cell>
          <table:table-cell office:value-type="float" office:value="2.24">
            <text:p>2.24</text:p>
          </table:table-cell>
          <table:table-cell office:value-type="string">
            <text:p>K0IIIa</text:p>
          </table:table-cell>
          <table:table-cell office:value-type="string">
            <text:p>4&amp;ndash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ture yellow giant with a waxy orange chromosphere and pungent spectrum, a line-of-sight cognate with SADR.</text:p>
          </table:table-cell>
        </table:table-row>
        <table:table-row table:style-name="ro1" table:visibility="filter">
          <table:table-cell office:value-type="string">
            <text:p>SEAT</text:p>
          </table:table-cell>
          <table:table-cell office:value-type="string">
            <text:p>π Aquarii</text:p>
          </table:table-cell>
          <table:table-cell office:value-type="string">
            <text:p>π</text:p>
          </table:table-cell>
          <table:table-cell office:value-type="string">
            <text:p>Aquarii</text:p>
          </table:table-cell>
          <table:table-cell office:value-type="string">
            <text:p>Pi Aquarii</text:p>
          </table:table-cell>
          <table:table-cell office:value-type="string">
            <text:p>cache</text:p>
          </table:table-cell>
          <table:table-cell office:value-type="string">
            <text:p>22/25/16.62285</text:p>
          </table:table-cell>
          <table:table-cell office:value-type="string">
            <text:p>01/22/38.6346</text:p>
          </table:table-cell>
          <table:table-cell office:value-type="float" office:value="4.66">
            <text:p>4.66</text:p>
          </table:table-cell>
          <table:table-cell office:value-type="string">
            <text:p>B1 Ve</text:p>
          </table:table-cell>
          <table:table-cell office:value-type="string">
            <text:p>10.7 ± 0.7</text:p>
          </table:table-cell>
          <table:table-cell/>
          <table:table-cell office:value-type="string">
            <text:p>When you wish upon a star, it is routed to the demiurges of this binary, currently running a three-cosmic-year backlog.</text:p>
          </table:table-cell>
          <table:table-cell/>
        </table:table-row>
        <table:table-row table:style-name="ro1" table:visibility="filter">
          <table:table-cell office:value-type="string">
            <text:p>SECUNDA STRUTHIONUM</text:p>
          </table:table-cell>
          <table:table-cell office:value-type="string">
            <text:p>θ Ceti</text:p>
          </table:table-cell>
          <table:table-cell office:value-type="string">
            <text:p>θ</text:p>
          </table:table-cell>
          <table:table-cell office:value-type="string">
            <text:p>Ceti</text:p>
          </table:table-cell>
          <table:table-cell office:value-type="string">
            <text:p>Theta Ceti</text:p>
          </table:table-cell>
          <table:table-cell office:value-type="string">
            <text:p>cache</text:p>
          </table:table-cell>
          <table:table-cell office:value-type="string">
            <text:p>1/24/1.4</text:p>
          </table:table-cell>
          <table:table-cell table:style-name="ce1" office:value-type="string">
            <text:p>8/11/00</text:p>
          </table:table-cell>
          <table:table-cell office:value-type="float" office:value="3.6">
            <text:p>3.6</text:p>
          </table:table-cell>
          <table:table-cell table:number-columns-repeated="3"/>
          <table:table-cell office:value-type="string">
            <text:p>K-giant, the inhabitants of its one planet have no culture apart from a single sport, which they are bad at.</text:p>
          </table:table-cell>
          <table:table-cell/>
        </table:table-row>
        <table:table-row table:style-name="ro1" table:visibility="filter">
          <table:table-cell office:value-type="string">
            <text:p>SECUNDUS HYADUM</text:p>
          </table:table-cell>
          <table:table-cell office:value-type="string">
            <text:p>δ¹ Tauri</text:p>
          </table:table-cell>
          <table:table-cell office:value-type="string">
            <text:p>δ¹</text:p>
          </table:table-cell>
          <table:table-cell office:value-type="string">
            <text:p>Tauri</text:p>
          </table:table-cell>
          <table:table-cell office:value-type="string">
            <text:p>Delta1 Tauri</text:p>
          </table:table-cell>
          <table:table-cell office:value-type="string">
            <text:p>cache</text:p>
          </table:table-cell>
          <table:table-cell office:value-type="string">
            <text:p>04/22/56.1</text:p>
          </table:table-cell>
          <table:table-cell office:value-type="string">
            <text:p>17/32/33</text:p>
          </table:table-cell>
          <table:table-cell office:value-type="float" office:value="3.77">
            <text:p>3.77</text:p>
          </table:table-cell>
          <table:table-cell table:number-columns-repeated="3"/>
          <table:table-cell office:value-type="string">
            <text:p>Binary star, female in myth but male in grammar. The real genders of stars are noncommutative vector operators.</text:p>
          </table:table-cell>
          <table:table-cell/>
        </table:table-row>
        <table:table-row table:style-name="ro1" table:visibility="filter">
          <table:table-cell office:value-type="string">
            <text:p>SEGIN</text:p>
          </table:table-cell>
          <table:table-cell office:value-type="string">
            <text:p>ε Cassiopeiae</text:p>
          </table:table-cell>
          <table:table-cell office:value-type="string">
            <text:p>ε</text:p>
          </table:table-cell>
          <table:table-cell office:value-type="string">
            <text:p>Cassiopeiae</text:p>
          </table:table-cell>
          <table:table-cell office:value-type="string">
            <text:p>Epsilon Cassiopeiae</text:p>
          </table:table-cell>
          <table:table-cell office:value-type="string">
            <text:p>cache</text:p>
          </table:table-cell>
          <table:table-cell office:value-type="string">
            <text:p>01/54/23.72567</text:p>
          </table:table-cell>
          <table:table-cell office:value-type="string">
            <text:p>63/40/12.3628</text:p>
          </table:table-cell>
          <table:table-cell office:value-type="float" office:value="3.37">
            <text:p>3.37</text:p>
          </table:table-cell>
          <table:table-cell office:value-type="string">
            <text:p>B3 III</text:p>
          </table:table-cell>
          <table:table-cell office:value-type="string">
            <text:p>9.2 ± 0.2</text:p>
          </table:table-cell>
          <table:table-cell/>
          <table:table-cell office:value-type="string">
            <text:p>Blue-white cosmic pearl secreted by the galactic animal around an ancient generation ship, lost in a nacreous tomb.</text:p>
          </table:table-cell>
          <table:table-cell/>
        </table:table-row>
        <table:table-row table:style-name="ro2" table:visibility="filter">
          <table:table-cell office:value-type="string">
            <text:p>SEGINUS</text:p>
          </table:table-cell>
          <table:table-cell office:value-type="string">
            <text:p>γ Boötis</text:p>
          </table:table-cell>
          <table:table-cell office:value-type="string">
            <text:p>γ</text:p>
          </table:table-cell>
          <table:table-cell office:value-type="string">
            <text:p>Boötis</text:p>
          </table:table-cell>
          <table:table-cell office:value-type="string">
            <text:p>Gamma Boötis</text:p>
          </table:table-cell>
          <table:table-cell office:value-type="string">
            <text:p>cache</text:p>
          </table:table-cell>
          <table:table-cell office:value-type="string">
            <text:p>14/32/04.6719</text:p>
          </table:table-cell>
          <table:table-cell office:value-type="string">
            <text:p>38/18/29.709</text:p>
          </table:table-cell>
          <table:table-cell office:value-type="string">
            <text:p>+3.0</text:p>
            <text:p><text:s/></text:p>
          </table:table-cell>
          <table:table-cell office:value-type="string">
            <text:p>A7 III</text:p>
          </table:table-cell>
          <table:table-cell office:value-type="string">
            <text:p><text:s/></text:p>
          </table:table-cell>
          <table:table-cell/>
          <table:table-cell office:value-type="string">
            <text:p>Classical white star which is currently in a smooth transition from a hydrogen-fusing dwarf to a bright giant.</text:p>
          </table:table-cell>
          <table:table-cell/>
        </table:table-row>
        <table:table-row table:style-name="ro1" table:visibility="filter">
          <table:table-cell office:value-type="string">
            <text:p>SEPHDAR</text:p>
          </table:table-cell>
          <table:table-cell office:value-type="string">
            <text:p>η Sagittarii</text:p>
          </table:table-cell>
          <table:table-cell office:value-type="string">
            <text:p>η</text:p>
          </table:table-cell>
          <table:table-cell office:value-type="string">
            <text:p>Sagittarii</text:p>
          </table:table-cell>
          <table:table-cell office:value-type="string">
            <text:p>Eta Sagittarii</text:p>
          </table:table-cell>
          <table:table-cell office:value-type="string">
            <text:p>cache</text:p>
          </table:table-cell>
          <table:table-cell office:value-type="string">
            <text:p>18/17/37.63505</text:p>
          </table:table-cell>
          <table:table-cell office:value-type="string">
            <text:p>&amp;minus</text:p>
          </table:table-cell>
          <table:table-cell office:value-type="string">
            <text:p>36/45/42.0667</text:p>
          </table:table-cell>
          <table:table-cell office:value-type="float" office:value="3.11">
            <text:p>3.11</text:p>
          </table:table-cell>
          <table:table-cell office:value-type="string">
            <text:p>M2 III</text:p>
          </table:table-cell>
          <table:table-cell office:value-type="string">
            <text:p><text:s/></text:p>
          </table:table-cell>
          <table:table-cell/>
          <table:table-cell office:value-type="string">
            <text:p>Neurotic red giant with strong emission lines at 4860 ångströms, indicating a buildup of resentment.</text:p>
          </table:table-cell>
        </table:table-row>
        <table:table-row table:style-name="ro1" table:visibility="filter">
          <table:table-cell office:value-type="string">
            <text:p>SHAM</text:p>
          </table:table-cell>
          <table:table-cell office:value-type="string">
            <text:p>α Sagittae</text:p>
          </table:table-cell>
          <table:table-cell office:value-type="string">
            <text:p>α</text:p>
          </table:table-cell>
          <table:table-cell office:value-type="string">
            <text:p>Sagittae</text:p>
          </table:table-cell>
          <table:table-cell office:value-type="string">
            <text:p>Alpha Sagittae</text:p>
          </table:table-cell>
          <table:table-cell office:value-type="string">
            <text:p>cache</text:p>
          </table:table-cell>
          <table:table-cell office:value-type="string">
            <text:p>19/40/05.8</text:p>
          </table:table-cell>
          <table:table-cell office:value-type="string">
            <text:p>18/00/50</text:p>
          </table:table-cell>
          <table:table-cell office:value-type="float" office:value="4.39">
            <text:p>4.39</text:p>
          </table:table-cell>
          <table:table-cell table:number-columns-repeated="3"/>
          <table:table-cell office:value-type="string">
            <text:p>More than 70% of this yellow giant's mass has been converted to broth and encouraging pamphlets by a replicator outbreak.</text:p>
          </table:table-cell>
          <table:table-cell/>
        </table:table-row>
        <table:table-row table:style-name="ro2" table:visibility="filter">
          <table:table-cell office:value-type="string">
            <text:p>SHAULA</text:p>
          </table:table-cell>
          <table:table-cell office:value-type="string">
            <text:p>λ Scorpii</text:p>
          </table:table-cell>
          <table:table-cell office:value-type="string">
            <text:p>λ</text:p>
          </table:table-cell>
          <table:table-cell office:value-type="string">
            <text:p>Scorpii</text:p>
          </table:table-cell>
          <table:table-cell office:value-type="string">
            <text:p>Lambda Scorpii</text:p>
          </table:table-cell>
          <table:table-cell office:value-type="string">
            <text:p>cache</text:p>
          </table:table-cell>
          <table:table-cell office:value-type="string">
            <text:p>17/33/36.520</text:p>
          </table:table-cell>
          <table:table-cell office:value-type="string">
            <text:p>&amp;minus</text:p>
          </table:table-cell>
          <table:table-cell office:value-type="string">
            <text:p>37/06/13.76</text:p>
          </table:table-cell>
          <table:table-cell office:value-type="string">
            <text:p>1.62 / 14.9 / 12.0</text:p>
          </table:table-cell>
          <table:table-cell office:value-type="string">
            <text:p>B1.5-2 IV+ (A)</text:p>
            <text:p><text:s/></text:p>
          </table:table-cell>
          <table:table-cell office:value-type="string">
            <text:p><text:s/></text:p>
          </table:table-cell>
          <table:table-cell/>
          <table:table-cell office:value-type="string">
            <text:p>Quintuple system whose worlds were reprocessed into a superweapon, the Sting, now used as a Memorial to Forgotten Wars.</text:p>
          </table:table-cell>
        </table:table-row>
        <table:table-row table:style-name="ro1" table:visibility="filter">
          <table:table-cell office:value-type="string">
            <text:p>SHE</text:p>
          </table:table-cell>
          <table:table-cell office:value-type="string">
            <text:p>μ Columbae</text:p>
          </table:table-cell>
          <table:table-cell office:value-type="string">
            <text:p>μ</text:p>
          </table:table-cell>
          <table:table-cell office:value-type="string">
            <text:p>Columbae</text:p>
          </table:table-cell>
          <table:table-cell office:value-type="string">
            <text:p>Mu Columbae</text:p>
          </table:table-cell>
          <table:table-cell office:value-type="string">
            <text:p>cache</text:p>
          </table:table-cell>
          <table:table-cell office:value-type="string">
            <text:p>05/45/59.9</text:p>
          </table:table-cell>
          <table:table-cell office:value-type="string">
            <text:p>32/18/23</text:p>
          </table:table-cell>
          <table:table-cell office:value-type="float" office:value="5.15">
            <text:p>5.15</text:p>
          </table:table-cell>
          <table:table-cell office:value-type="string">
            <text:p>O9.5 V</text:p>
          </table:table-cell>
          <table:table-cell table:style-name="ce1" office:value-type="string">
            <text:p>12-15</text:p>
          </table:table-cell>
          <table:table-cell/>
          <table:table-cell office:value-type="string">
            <text:p>Hot O-class dwarf which was ejected from the Orion supernova factory after a disagreement with local demiurges.</text:p>
          </table:table-cell>
          <table:table-cell/>
        </table:table-row>
        <table:table-row table:style-name="ro1" table:visibility="filter">
          <table:table-cell office:value-type="string">
            <text:p>SHELIAK</text:p>
          </table:table-cell>
          <table:table-cell office:value-type="string">
            <text:p>β Lyrae</text:p>
          </table:table-cell>
          <table:table-cell office:value-type="string">
            <text:p>β</text:p>
          </table:table-cell>
          <table:table-cell office:value-type="string">
            <text:p>Lyrae</text:p>
          </table:table-cell>
          <table:table-cell office:value-type="string">
            <text:p>Beta Lyrae</text:p>
          </table:table-cell>
          <table:table-cell office:value-type="string">
            <text:p>cache</text:p>
          </table:table-cell>
          <table:table-cell office:value-type="string">
            <text:p>18/50/04.79525</text:p>
          </table:table-cell>
          <table:table-cell office:value-type="string">
            <text:p>33/21/45.6100</text:p>
          </table:table-cell>
          <table:table-cell office:value-type="float" office:value="3.52">
            <text:p>3.52</text:p>
          </table:table-cell>
          <table:table-cell office:value-type="string">
            <text:p>B6–8II / B</text:p>
          </table:table-cell>
          <table:table-cell office:value-type="string">
            <text:p>A: 2.83 ± 0.18 ''M''</text:p>
          </table:table-cell>
          <table:table-cell/>
          <table:table-cell office:value-type="string">
            <text:p>Semi-detached binary, Roche lobes kissing in a fever of x-rays and plasma, attracting complaints from the neighbours.</text:p>
          </table:table-cell>
          <table:table-cell/>
        </table:table-row>
        <table:table-row table:style-name="ro1" table:visibility="filter">
          <table:table-cell office:value-type="string">
            <text:p>SHERATAN</text:p>
          </table:table-cell>
          <table:table-cell office:value-type="string">
            <text:p>β Arietis</text:p>
          </table:table-cell>
          <table:table-cell office:value-type="string">
            <text:p>β</text:p>
          </table:table-cell>
          <table:table-cell office:value-type="string">
            <text:p>Arietis</text:p>
          </table:table-cell>
          <table:table-cell office:value-type="string">
            <text:p>Beta Arietis</text:p>
          </table:table-cell>
          <table:table-cell office:value-type="string">
            <text:p>cache</text:p>
          </table:table-cell>
          <table:table-cell office:value-type="string">
            <text:p>01/54/38.41099</text:p>
          </table:table-cell>
          <table:table-cell office:value-type="string">
            <text:p>20/48/28.9133</text:p>
          </table:table-cell>
          <table:table-cell office:value-type="float" office:value="2.655">
            <text:p>2.655</text:p>
          </table:table-cell>
          <table:table-cell office:value-type="string">
            <text:p>A5 V</text:p>
          </table:table-cell>
          <table:table-cell office:value-type="string">
            <text:p>2.34 ± 0.10</text:p>
          </table:table-cell>
          <table:table-cell/>
          <table:table-cell office:value-type="string">
            <text:p>Comfortable white star with a spotless spectrum and an exceptionally high thread count.</text:p>
          </table:table-cell>
          <table:table-cell/>
        </table:table-row>
        <table:table-row table:style-name="ro1" table:visibility="filter">
          <table:table-cell office:value-type="string">
            <text:p>SIMIRAM</text:p>
          </table:table-cell>
          <table:table-cell office:value-type="string">
            <text:p>ω Carinae</text:p>
          </table:table-cell>
          <table:table-cell office:value-type="string">
            <text:p>ω</text:p>
          </table:table-cell>
          <table:table-cell office:value-type="string">
            <text:p>Carinae</text:p>
          </table:table-cell>
          <table:table-cell office:value-type="string">
            <text:p>Omega Carinae</text:p>
          </table:table-cell>
          <table:table-cell office:value-type="string">
            <text:p>cache</text:p>
          </table:table-cell>
          <table:table-cell office:value-type="string">
            <text:p>10/13/44.21739</text:p>
          </table:table-cell>
          <table:table-cell office:value-type="string">
            <text:p>–70/02/16.4563</text:p>
          </table:table-cell>
          <table:table-cell office:value-type="float" office:value="3.29">
            <text:p>3.29</text:p>
          </table:table-cell>
          <table:table-cell office:value-type="string">
            <text:p>B8 IIIe</text:p>
          </table:table-cell>
          <table:table-cell table:number-columns-repeated="2"/>
          <table:table-cell office:value-type="string">
            <text:p>Blue giant, rare example of a system where organic life forms invented machine intelligence.</text:p>
          </table:table-cell>
          <table:table-cell/>
        </table:table-row>
        <table:table-row table:style-name="ro1" table:visibility="filter">
          <table:table-cell office:value-type="string">
            <text:p>SINISTRA</text:p>
          </table:table-cell>
          <table:table-cell office:value-type="string">
            <text:p>ν Ophiuchi</text:p>
          </table:table-cell>
          <table:table-cell office:value-type="string">
            <text:p>ν</text:p>
          </table:table-cell>
          <table:table-cell office:value-type="string">
            <text:p>Ophiuchi</text:p>
          </table:table-cell>
          <table:table-cell office:value-type="string">
            <text:p>Nu Ophiuchi</text:p>
          </table:table-cell>
          <table:table-cell office:value-type="string">
            <text:p>cache</text:p>
          </table:table-cell>
          <table:table-cell office:value-type="string">
            <text:p>17/59/01.59191</text:p>
          </table:table-cell>
          <table:table-cell office:value-type="string">
            <text:p>-09/46/25.0798</text:p>
          </table:table-cell>
          <table:table-cell office:value-type="float" office:value="3.332">
            <text:p>3.332</text:p>
          </table:table-cell>
          <table:table-cell office:value-type="string">
            <text:p>K0 IIIa CN –1</text:p>
          </table:table-cell>
          <table:table-cell office:value-type="float" office:value="3.04">
            <text:p>3.04</text:p>
          </table:table-cell>
          <table:table-cell/>
          <table:table-cell office:value-type="string">
            <text:p>K-giant with an peaceful culture belying its name, with the exception of its inner brown dwarf, which is a real dump.</text:p>
          </table:table-cell>
          <table:table-cell/>
        </table:table-row>
        <table:table-row table:style-name="ro1" table:visibility="filter">
          <table:table-cell office:value-type="string">
            <text:p>SIRIUS</text:p>
          </table:table-cell>
          <table:table-cell office:value-type="string">
            <text:p>α Canis Majoris</text:p>
          </table:table-cell>
          <table:table-cell office:value-type="string">
            <text:p>α</text:p>
          </table:table-cell>
          <table:table-cell office:value-type="string">
            <text:p>Canis Majoris</text:p>
          </table:table-cell>
          <table:table-cell office:value-type="string">
            <text:p>Alpha Canis Majoris</text:p>
          </table:table-cell>
          <table:table-cell office:value-type="string">
            <text:p>cache</text:p>
          </table:table-cell>
          <table:table-cell office:value-type="string">
            <text:p>06/45/08.9173</text:p>
          </table:table-cell>
          <table:table-cell office:value-type="string">
            <text:p>−16/42/58.017</text:p>
          </table:table-cell>
          <table:table-cell office:value-type="string">
            <text:p>−1.47 (A)</text:p>
          </table:table-cell>
          <table:table-cell office:value-type="string">
            <text:p>A1V (A)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Blue-white star, its red colour several thousand years ago was due to an outbreak of dragons on its white dwarf.</text:p>
          </table:table-cell>
          <table:table-cell/>
        </table:table-row>
        <table:table-row table:style-name="ro1" table:visibility="filter">
          <table:table-cell office:value-type="string">
            <text:p>SIRRAH</text:p>
          </table:table-cell>
          <table:table-cell office:value-type="string">
            <text:p>α Andromedae</text:p>
          </table:table-cell>
          <table:table-cell office:value-type="string">
            <text:p>α</text:p>
          </table:table-cell>
          <table:table-cell office:value-type="string">
            <text:p>Andromedae</text:p>
          </table:table-cell>
          <table:table-cell office:value-type="string">
            <text:p>Alpha Andromedae</text:p>
          </table:table-cell>
          <table:table-cell office:value-type="string">
            <text:p>cache</text:p>
          </table:table-cell>
          <table:table-cell office:value-type="string">
            <text:p>00/08/23.2586</text:p>
          </table:table-cell>
          <table:table-cell office:value-type="string">
            <text:p>29/05/25.555</text:p>
          </table:table-cell>
          <table:table-cell office:value-type="float" office:value="10.8">
            <text:p>10.8</text:p>
          </table:table-cell>
          <table:table-cell office:value-type="string">
            <text:p>G5</text:p>
          </table:table-cell>
          <table:table-cell table:number-columns-repeated="2"/>
          <table:table-cell office:value-type="string">
            <text:p>A-binary whose planets lie under a curse of perpetual renaissance, excelling in ostentation, virtù, poetry and war.</text:p>
          </table:table-cell>
          <table:table-cell/>
        </table:table-row>
        <table:table-row table:style-name="ro1" table:visibility="filter">
          <table:table-cell office:value-type="string">
            <text:p>SITULA</text:p>
          </table:table-cell>
          <table:table-cell office:value-type="string">
            <text:p>κ Aquarii</text:p>
          </table:table-cell>
          <table:table-cell office:value-type="string">
            <text:p>κ</text:p>
          </table:table-cell>
          <table:table-cell office:value-type="string">
            <text:p>Aquarii</text:p>
          </table:table-cell>
          <table:table-cell office:value-type="string">
            <text:p>Kappa Aquarii</text:p>
          </table:table-cell>
          <table:table-cell office:value-type="string">
            <text:p>cache</text:p>
          </table:table-cell>
          <table:table-cell office:value-type="string">
            <text:p>22/37/45.38049</text:p>
          </table:table-cell>
          <table:table-cell office:value-type="string">
            <text:p>–04/13/40.9939</text:p>
          </table:table-cell>
          <table:table-cell office:value-type="float" office:value="5.03">
            <text:p>5.03</text:p>
          </table:table-cell>
          <table:table-cell office:value-type="string">
            <text:p>K2 III</text:p>
          </table:table-cell>
          <table:table-cell office:value-type="string">
            <text:p><text:s/></text:p>
          </table:table-cell>
          <table:table-cell/>
          <table:table-cell office:value-type="string">
            <text:p>Orange giant, all of its planets are waterworlds, studded with buoyant pumice islands, webbed with hundred-mile kelp.</text:p>
          </table:table-cell>
          <table:table-cell/>
        </table:table-row>
        <table:table-row table:style-name="ro1" table:visibility="filter">
          <table:table-cell office:value-type="string">
            <text:p>SKAT</text:p>
          </table:table-cell>
          <table:table-cell office:value-type="string">
            <text:p>δ Aquarii</text:p>
          </table:table-cell>
          <table:table-cell office:value-type="string">
            <text:p>δ</text:p>
          </table:table-cell>
          <table:table-cell office:value-type="string">
            <text:p>Aquarii</text:p>
          </table:table-cell>
          <table:table-cell office:value-type="string">
            <text:p>Delta Aquarii</text:p>
          </table:table-cell>
          <table:table-cell office:value-type="string">
            <text:p>cache</text:p>
          </table:table-cell>
          <table:table-cell office:value-type="string">
            <text:p>22/54/39.0125</text:p>
          </table:table-cell>
          <table:table-cell office:value-type="string">
            <text:p>−15/49/14.953</text:p>
          </table:table-cell>
          <table:table-cell office:value-type="float" office:value="3.252">
            <text:p>3.252</text:p>
          </table:table-cell>
          <table:table-cell office:value-type="string">
            <text:p>A3 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mote star used by demiurges as a prison for a powerful cacodæmon, an A-class dwarf with an unspeakable spectrum.</text:p>
          </table:table-cell>
          <table:table-cell/>
        </table:table-row>
        <table:table-row table:style-name="ro1" table:visibility="filter">
          <table:table-cell office:value-type="string">
            <text:p>SPEEDY MIC</text:p>
          </table:table-cell>
          <table:table-cell office:value-type="string">
            <text:p>BO Microscopii</text:p>
          </table:table-cell>
          <table:table-cell office:value-type="string">
            <text:p>BO</text:p>
          </table:table-cell>
          <table:table-cell office:value-type="string">
            <text:p>Microscopii</text:p>
          </table:table-cell>
          <table:table-cell office:value-type="string">
            <text:p>BO Microscopii</text:p>
          </table:table-cell>
          <table:table-cell office:value-type="string">
            <text:p>cache</text:p>
          </table:table-cell>
          <table:table-cell office:value-type="string">
            <text:p>20/47/45.00732</text:p>
          </table:table-cell>
          <table:table-cell office:value-type="string">
            <text:p>−36/35/40.7905</text:p>
          </table:table-cell>
          <table:table-cell office:value-type="float" office:value="9.39">
            <text:p>9.39</text:p>
          </table:table-cell>
          <table:table-cell office:value-type="string">
            <text:p>K3Ve</text:p>
          </table:table-cell>
          <table:table-cell office:value-type="string">
            <text:p>0.82 ± 0.08</text:p>
          </table:table-cell>
          <table:table-cell/>
          <table:table-cell office:value-type="string">
            <text:p>Young K-dwarf, spinning wildly and breaking out in a mass of sunspots and absurdly styled prominences.</text:p>
          </table:table-cell>
          <table:table-cell/>
        </table:table-row>
        <table:table-row table:style-name="ro1" table:visibility="filter">
          <table:table-cell office:value-type="string">
            <text:p>SPICA</text:p>
          </table:table-cell>
          <table:table-cell office:value-type="string">
            <text:p>α Virginis</text:p>
          </table:table-cell>
          <table:table-cell office:value-type="string">
            <text:p>α</text:p>
          </table:table-cell>
          <table:table-cell office:value-type="string">
            <text:p>Virginis</text:p>
          </table:table-cell>
          <table:table-cell office:value-type="string">
            <text:p>Alpha Virginis</text:p>
          </table:table-cell>
          <table:table-cell office:value-type="string">
            <text:p>cache</text:p>
          </table:table-cell>
          <table:table-cell office:value-type="string">
            <text:p>13/25/11.5793</text:p>
          </table:table-cell>
          <table:table-cell office:value-type="string">
            <text:p>−11/09/40.759</text:p>
          </table:table-cell>
          <table:table-cell office:value-type="float" office:value="1.04">
            <text:p>1.04</text:p>
          </table:table-cell>
          <table:table-cell office:value-type="string">
            <text:p>B1 III-IV/B2 V</text:p>
          </table:table-cell>
          <table:table-cell office:value-type="string">
            <text:p>10.25 ± 0.68</text:p>
          </table:table-cell>
          <table:table-cell/>
          <table:table-cell office:value-type="string">
            <text:p>Binary system of time-reversed blue dwarfs, its inhabitants cherish the memory of their creation in a great supernova.</text:p>
          </table:table-cell>
          <table:table-cell/>
        </table:table-row>
        <table:table-row table:style-name="ro1">
          <table:table-cell office:value-type="string">
            <text:p>STEROPE I</text:p>
          </table:table-cell>
          <table:table-cell office:value-type="string">
            <text:p>21 Tauri</text:p>
          </table:table-cell>
          <table:table-cell office:value-type="float" office:value="21">
            <text:p>21</text:p>
          </table:table-cell>
          <table:table-cell office:value-type="string">
            <text:p>Tauri</text:p>
          </table:table-cell>
          <table:table-cell office:value-type="string">
            <text:p>21 Tauri</text:p>
          </table:table-cell>
          <table:table-cell office:value-type="string">
            <text:p>found</text:p>
          </table:table-cell>
          <table:table-cell table:number-columns-repeated="6"/>
          <table:table-cell office:value-type="string">
            <text:p>Blue dwarf in the Pleiades, with STEROPE II (q.v.) formed part of an ancient experiment in 3D broadcasting.</text:p>
          </table:table-cell>
          <table:table-cell/>
        </table:table-row>
        <table:table-row table:style-name="ro1" table:visibility="filter">
          <table:table-cell office:value-type="string">
            <text:p>STEROPE II</text:p>
          </table:table-cell>
          <table:table-cell office:value-type="string">
            <text:p>22 Tauri</text:p>
          </table:table-cell>
          <table:table-cell office:value-type="float" office:value="22">
            <text:p>22</text:p>
          </table:table-cell>
          <table:table-cell office:value-type="string">
            <text:p>Tauri</text:p>
          </table:table-cell>
          <table:table-cell office:value-type="string">
            <text:p>22 Tauri</text:p>
          </table:table-cell>
          <table:table-cell office:value-type="string">
            <text:p>cache</text:p>
          </table:table-cell>
          <table:table-cell office:value-type="string">
            <text:p>03/45/54.4</text:p>
          </table:table-cell>
          <table:table-cell office:value-type="string">
            <text:p>24/33/17</text:p>
          </table:table-cell>
          <table:table-cell office:value-type="float" office:value="5.76">
            <text:p>5.76</text:p>
          </table:table-cell>
          <table:table-cell table:number-columns-repeated="3"/>
          <table:table-cell office:value-type="string">
            <text:p>Legend says that if the galactic animal should close one of its eyes, this star (or STEROPE I) would go out.</text:p>
          </table:table-cell>
          <table:table-cell/>
        </table:table-row>
        <table:table-row table:style-name="ro1" table:visibility="filter">
          <table:table-cell office:value-type="string">
            <text:p>SUALOCIN</text:p>
          </table:table-cell>
          <table:table-cell office:value-type="string">
            <text:p>α Delphini</text:p>
          </table:table-cell>
          <table:table-cell office:value-type="string">
            <text:p>α</text:p>
          </table:table-cell>
          <table:table-cell office:value-type="string">
            <text:p>Delphini</text:p>
          </table:table-cell>
          <table:table-cell office:value-type="string">
            <text:p>Alpha Delphini</text:p>
          </table:table-cell>
          <table:table-cell office:value-type="string">
            <text:p>cache</text:p>
          </table:table-cell>
          <table:table-cell office:value-type="string">
            <text:p>20/39/38.287</text:p>
          </table:table-cell>
          <table:table-cell office:value-type="string">
            <text:p>15/54/43.49</text:p>
          </table:table-cell>
          <table:table-cell office:value-type="string">
            <text:p>3.9/6.4; combined, 3.77 </text:p>
          </table:table-cell>
          <table:table-cell table:number-columns-repeated="3"/>
          <table:table-cell office:value-type="string">
            <text:p>B-dwarf, second of the stars which Niccolò Cacciatore named after himself as a practical joke. See also: ROTANEV.</text:p>
          </table:table-cell>
          <table:table-cell/>
        </table:table-row>
        <table:table-row table:style-name="ro1" table:visibility="filter">
          <table:table-cell office:value-type="string">
            <text:p>SUBRA</text:p>
          </table:table-cell>
          <table:table-cell office:value-type="string">
            <text:p>ο Leonis</text:p>
          </table:table-cell>
          <table:table-cell office:value-type="string">
            <text:p>ο</text:p>
          </table:table-cell>
          <table:table-cell office:value-type="string">
            <text:p>Leonis</text:p>
          </table:table-cell>
          <table:table-cell office:value-type="string">
            <text:p>Omicron Leonis</text:p>
          </table:table-cell>
          <table:table-cell office:value-type="string">
            <text:p>cache</text:p>
          </table:table-cell>
          <table:table-cell office:value-type="string">
            <text:p>09/41/09.03</text:p>
          </table:table-cell>
          <table:table-cell office:value-type="string">
            <text:p>09/53/32.30</text:p>
          </table:table-cell>
          <table:table-cell office:value-type="float" office:value="3.53">
            <text:p>3.53</text:p>
          </table:table-cell>
          <table:table-cell office:value-type="string">
            <text:p>F9III/A5mV</text:p>
          </table:table-cell>
          <table:table-cell office:value-type="string">
            <text:p>2.12/1.87 ± 0.01</text:p>
          </table:table-cell>
          <table:table-cell/>
          <table:table-cell office:value-type="string">
            <text:p>Binary system, its sole planet home to a breed of powerful humanoids who sustain a thriving superhero export industry.</text:p>
          </table:table-cell>
          <table:table-cell/>
        </table:table-row>
        <table:table-row table:style-name="ro1" table:visibility="filter">
          <table:table-cell office:value-type="string">
            <text:p>SULAFAT</text:p>
          </table:table-cell>
          <table:table-cell office:value-type="string">
            <text:p>γ Lyrae</text:p>
          </table:table-cell>
          <table:table-cell office:value-type="string">
            <text:p>γ</text:p>
          </table:table-cell>
          <table:table-cell office:value-type="string">
            <text:p>Lyrae</text:p>
          </table:table-cell>
          <table:table-cell office:value-type="string">
            <text:p>Gamma Lyrae</text:p>
          </table:table-cell>
          <table:table-cell office:value-type="string">
            <text:p>cache</text:p>
          </table:table-cell>
          <table:table-cell office:value-type="string">
            <text:p>18/58/56.62241</text:p>
          </table:table-cell>
          <table:table-cell office:value-type="string">
            <text:p>32/41/22.4003</text:p>
          </table:table-cell>
          <table:table-cell office:value-type="float" office:value="3.261">
            <text:p>3.261</text:p>
          </table:table-cell>
          <table:table-cell office:value-type="string">
            <text:p>B9 III</text:p>
          </table:table-cell>
          <table:table-cell table:number-columns-repeated="2"/>
          <table:table-cell office:value-type="string">
            <text:p>Blue giant, the Skein fragment attached to its South Pole oscillates in resonance with the Song of Sulafat.</text:p>
          </table:table-cell>
          <table:table-cell/>
        </table:table-row>
        <table:table-row table:style-name="ro1" table:visibility="filter">
          <table:table-cell office:value-type="string">
            <text:p>SYRMA</text:p>
          </table:table-cell>
          <table:table-cell office:value-type="string">
            <text:p>ι Virginis</text:p>
          </table:table-cell>
          <table:table-cell office:value-type="string">
            <text:p>ι</text:p>
          </table:table-cell>
          <table:table-cell office:value-type="string">
            <text:p>Virginis</text:p>
          </table:table-cell>
          <table:table-cell office:value-type="string">
            <text:p>Iota Virginis</text:p>
          </table:table-cell>
          <table:table-cell office:value-type="string">
            <text:p>cache</text:p>
          </table:table-cell>
          <table:table-cell office:value-type="string">
            <text:p>14/16/00.9</text:p>
          </table:table-cell>
          <table:table-cell office:value-type="string">
            <text:p>&amp;minus</text:p>
          </table:table-cell>
          <table:table-cell office:value-type="string">
            <text:p>6/00/02</text:p>
          </table:table-cell>
          <table:table-cell office:value-type="float" office:value="4.07">
            <text:p>4.07</text:p>
          </table:table-cell>
          <table:table-cell table:number-columns-repeated="3"/>
          <table:table-cell office:value-type="string">
            <text:p>Mischievous F-class dwarf with a coquettish emission spectrum and slight unpredictable variability.</text:p>
          </table:table-cell>
        </table:table-row>
        <table:table-row table:style-name="ro1" table:visibility="filter">
          <table:table-cell office:value-type="string">
            <text:p>TABIT</text:p>
          </table:table-cell>
          <table:table-cell office:value-type="string">
            <text:p>π³ Orionis</text:p>
          </table:table-cell>
          <table:table-cell office:value-type="string">
            <text:p>π³</text:p>
          </table:table-cell>
          <table:table-cell office:value-type="string">
            <text:p>Orionis</text:p>
          </table:table-cell>
          <table:table-cell office:value-type="string">
            <text:p>Pi3 Orionis</text:p>
          </table:table-cell>
          <table:table-cell office:value-type="string">
            <text:p>cache</text:p>
          </table:table-cell>
          <table:table-cell office:value-type="string">
            <text:p>04/49/50.41091</text:p>
          </table:table-cell>
          <table:table-cell office:value-type="string">
            <text:p>06/57/40.5883</text:p>
          </table:table-cell>
          <table:table-cell office:value-type="float" office:value="3.16">
            <text:p>3.16</text:p>
          </table:table-cell>
          <table:table-cell office:value-type="string">
            <text:p>F6 V</text:p>
          </table:table-cell>
          <table:table-cell office:value-type="float" office:value="1.236">
            <text:p>1.236</text:p>
          </table:table-cell>
          <table:table-cell/>
          <table:table-cell office:value-type="string">
            <text:p>Tiny, virtual star, created when an astronomer looked at the massive π⁴ Orionis through the wrong end of a telescope.</text:p>
          </table:table-cell>
          <table:table-cell/>
        </table:table-row>
        <table:table-row table:style-name="ro1" table:visibility="filter">
          <table:table-cell office:value-type="string">
            <text:p>TALITHA AUSTRALIS</text:p>
          </table:table-cell>
          <table:table-cell office:value-type="string">
            <text:p>κ Ursae Majoris</text:p>
          </table:table-cell>
          <table:table-cell office:value-type="string">
            <text:p>κ</text:p>
          </table:table-cell>
          <table:table-cell office:value-type="string">
            <text:p>Ursae Majoris</text:p>
          </table:table-cell>
          <table:table-cell office:value-type="string">
            <text:p>Kappa Ursae Majoris</text:p>
          </table:table-cell>
          <table:table-cell office:value-type="string">
            <text:p>cache</text:p>
          </table:table-cell>
          <table:table-cell office:value-type="string">
            <text:p>09/03/37.52762</text:p>
          </table:table-cell>
          <table:table-cell office:value-type="string">
            <text:p>47/09/23.4890</text:p>
          </table:table-cell>
          <table:table-cell office:value-type="float" office:value="3.6">
            <text:p>3.6</text:p>
          </table:table-cell>
          <table:table-cell table:number-columns-repeated="3"/>
          <table:table-cell office:value-type="string">
            <text:p>A-dwarf whose planets orbit in two ecliptic planes, a consequence of an ancient demarcation dispute.</text:p>
          </table:table-cell>
          <table:table-cell/>
        </table:table-row>
        <table:table-row table:style-name="ro1" table:visibility="filter">
          <table:table-cell office:value-type="string">
            <text:p>TALITHA BOREALIS</text:p>
          </table:table-cell>
          <table:table-cell office:value-type="string">
            <text:p>ι Ursae Majoris</text:p>
          </table:table-cell>
          <table:table-cell office:value-type="string">
            <text:p>ι</text:p>
          </table:table-cell>
          <table:table-cell office:value-type="string">
            <text:p>Ursae Majoris</text:p>
          </table:table-cell>
          <table:table-cell office:value-type="string">
            <text:p>Iota Ursae Majoris</text:p>
          </table:table-cell>
          <table:table-cell office:value-type="string">
            <text:p>cache</text:p>
          </table:table-cell>
          <table:table-cell office:value-type="string">
            <text:p>08/59/12.45362</text:p>
          </table:table-cell>
          <table:table-cell office:value-type="string">
            <text:p>48/02/30.5741</text:p>
          </table:table-cell>
          <table:table-cell office:value-type="float" office:value="3.14">
            <text:p>3.14</text:p>
          </table:table-cell>
          <table:table-cell office:value-type="string">
            <text:p>A7 IV</text:p>
          </table:table-cell>
          <table:table-cell office:value-type="string">
            <text:p><text:s/></text:p>
          </table:table-cell>
          <table:table-cell/>
          <table:table-cell office:value-type="string">
            <text:p>A pair of A-subgiants orbited by a pair of M-dwarfs. On its worlds, New Year³'s Eve is a really big deal.</text:p>
          </table:table-cell>
          <table:table-cell/>
        </table:table-row>
        <table:table-row table:style-name="ro1" table:visibility="filter">
          <table:table-cell office:value-type="string">
            <text:p>TANG</text:p>
          </table:table-cell>
          <table:table-cell office:value-type="string">
            <text:p>η Serpentis</text:p>
          </table:table-cell>
          <table:table-cell office:value-type="string">
            <text:p>η</text:p>
          </table:table-cell>
          <table:table-cell office:value-type="string">
            <text:p>Serpentis</text:p>
          </table:table-cell>
          <table:table-cell office:value-type="string">
            <text:p>Eta Serpentis</text:p>
          </table:table-cell>
          <table:table-cell office:value-type="string">
            <text:p>cache</text:p>
          </table:table-cell>
          <table:table-cell office:value-type="string">
            <text:p>18/21/18.60056</text:p>
          </table:table-cell>
          <table:table-cell office:value-type="string">
            <text:p>–02/53/55.7766</text:p>
          </table:table-cell>
          <table:table-cell office:value-type="float" office:value="3.26">
            <text:p>3.26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vid orange giant, its bright hue a side-effect of its use as a dumping ground for surplus astronaut refreshments.</text:p>
          </table:table-cell>
          <table:table-cell/>
        </table:table-row>
        <table:table-row table:style-name="ro1" table:visibility="filter">
          <table:table-cell office:value-type="string">
            <text:p>TANIA AUSTRALIS</text:p>
          </table:table-cell>
          <table:table-cell office:value-type="string">
            <text:p>μ Ursae Majoris</text:p>
          </table:table-cell>
          <table:table-cell office:value-type="string">
            <text:p>μ</text:p>
          </table:table-cell>
          <table:table-cell office:value-type="string">
            <text:p>Ursae Majoris</text:p>
          </table:table-cell>
          <table:table-cell office:value-type="string">
            <text:p>Mu Ursae Majoris</text:p>
          </table:table-cell>
          <table:table-cell office:value-type="string">
            <text:p>cache</text:p>
          </table:table-cell>
          <table:table-cell office:value-type="string">
            <text:p>10/22/19.744</text:p>
          </table:table-cell>
          <table:table-cell office:value-type="string">
            <text:p>41/29/58.28</text:p>
          </table:table-cell>
          <table:table-cell office:value-type="float" office:value="3.06">
            <text:p>3.06</text:p>
          </table:table-cell>
          <table:table-cell office:value-type="string">
            <text:p>M0 IIIab</text:p>
          </table:table-cell>
          <table:table-cell office:value-type="string">
            <text:p><text:s/></text:p>
          </table:table-cell>
          <table:table-cell/>
          <table:table-cell office:value-type="string">
            <text:p>Friendly red giant with a cheerful, easygoing chromosphere and a somewhat coarse emission spectrum.</text:p>
          </table:table-cell>
          <table:table-cell/>
        </table:table-row>
        <table:table-row table:style-name="ro1" table:visibility="filter">
          <table:table-cell office:value-type="string">
            <text:p>TANIA BOREALIS</text:p>
          </table:table-cell>
          <table:table-cell office:value-type="string">
            <text:p>λ Ursae Majoris</text:p>
          </table:table-cell>
          <table:table-cell office:value-type="string">
            <text:p>λ</text:p>
          </table:table-cell>
          <table:table-cell office:value-type="string">
            <text:p>Ursae Majoris</text:p>
          </table:table-cell>
          <table:table-cell office:value-type="string">
            <text:p>Lambda Ursae Majoris</text:p>
          </table:table-cell>
          <table:table-cell office:value-type="string">
            <text:p>cache</text:p>
          </table:table-cell>
          <table:table-cell office:value-type="string">
            <text:p>10/17/05.78287</text:p>
          </table:table-cell>
          <table:table-cell office:value-type="string">
            <text:p>42/54/51.6808</text:p>
          </table:table-cell>
          <table:table-cell office:value-type="float" office:value="3.45">
            <text:p>3.45</text:p>
          </table:table-cell>
          <table:table-cell office:value-type="string">
            <text:p>A2 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Beautiful, frosty white star, all of whose planets orbit at a respectable, if chilly, distance.</text:p>
          </table:table-cell>
          <table:table-cell/>
        </table:table-row>
        <table:table-row table:style-name="ro1" table:visibility="filter">
          <table:table-cell office:value-type="string">
            <text:p>TARAZED</text:p>
          </table:table-cell>
          <table:table-cell office:value-type="string">
            <text:p>γ Aquilae</text:p>
          </table:table-cell>
          <table:table-cell office:value-type="string">
            <text:p>γ</text:p>
          </table:table-cell>
          <table:table-cell office:value-type="string">
            <text:p>Aquilae</text:p>
          </table:table-cell>
          <table:table-cell office:value-type="string">
            <text:p>Gamma Aquilae</text:p>
          </table:table-cell>
          <table:table-cell office:value-type="string">
            <text:p>cache</text:p>
          </table:table-cell>
          <table:table-cell office:value-type="string">
            <text:p>19/46/15.58029</text:p>
          </table:table-cell>
          <table:table-cell office:value-type="string">
            <text:p>10/36/47.7408</text:p>
          </table:table-cell>
          <table:table-cell office:value-type="float" office:value="2.712">
            <text:p>2.712</text:p>
          </table:table-cell>
          <table:table-cell office:value-type="string">
            <text:p>K3 II</text:p>
          </table:table-cell>
          <table:table-cell office:value-type="string">
            <text:p>5.66 ± 0.66</text:p>
          </table:table-cell>
          <table:table-cell/>
          <table:table-cell office:value-type="string">
            <text:p>Second swan consort of ALTAIR (q.v.), a K-type star whose gas giants sustain vast, blindly floating wings.</text:p>
          </table:table-cell>
          <table:table-cell/>
        </table:table-row>
        <table:table-row table:style-name="ro1" table:visibility="filter">
          <table:table-cell office:value-type="string">
            <text:p>TAYGETA</text:p>
          </table:table-cell>
          <table:table-cell office:value-type="string">
            <text:p>19 Tauri</text:p>
          </table:table-cell>
          <table:table-cell office:value-type="float" office:value="19">
            <text:p>19</text:p>
          </table:table-cell>
          <table:table-cell office:value-type="string">
            <text:p>Tauri</text:p>
          </table:table-cell>
          <table:table-cell office:value-type="string">
            <text:p>19 Tauri</text:p>
          </table:table-cell>
          <table:table-cell office:value-type="string">
            <text:p>cache</text:p>
          </table:table-cell>
          <table:table-cell office:value-type="string">
            <text:p>03/45/12.5</text:p>
          </table:table-cell>
          <table:table-cell office:value-type="string">
            <text:p>24/28/02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string">
            <text:p>Run-down member of the Pleiades cluster, a blue giant whose system is being gentrified by middle-class renobots.</text:p>
          </table:table-cell>
          <table:table-cell/>
        </table:table-row>
        <table:table-row table:style-name="ro2" table:visibility="filter">
          <table:table-cell office:value-type="string">
            <text:p>TEGMEN</text:p>
          </table:table-cell>
          <table:table-cell office:value-type="string">
            <text:p>ζ Cancri</text:p>
          </table:table-cell>
          <table:table-cell office:value-type="string">
            <text:p>ζ</text:p>
          </table:table-cell>
          <table:table-cell office:value-type="string">
            <text:p>Cancri</text:p>
          </table:table-cell>
          <table:table-cell office:value-type="string">
            <text:p>Zeta Cancri</text:p>
          </table:table-cell>
          <table:table-cell office:value-type="string">
            <text:p>cache</text:p>
          </table:table-cell>
          <table:table-cell office:value-type="string">
            <text:p>08/12/12.7</text:p>
          </table:table-cell>
          <table:table-cell office:value-type="string">
            <text:p>17/38/52</text:p>
          </table:table-cell>
          <table:table-cell office:value-type="string">
            <text:p>+5.58/+5.99/+6.12</text:p>
          </table:table-cell>
          <table:table-cell office:value-type="string">
            <text:p>"wikitable"</text:p>
            <text:p>! Component !! [[Harvard Revised catalogue</text:p>
          </table:table-cell>
          <table:table-cell table:number-columns-repeated="2"/>
          <table:table-cell office:value-type="string">
            <text:p>Quadruple system in which life evolved separately on the worlds of each sun. Exports include gas membranes and diplomats.</text:p>
          </table:table-cell>
          <table:table-cell/>
        </table:table-row>
        <table:table-row table:style-name="ro1" table:visibility="filter">
          <table:table-cell office:value-type="string">
            <text:p>TEJAT POSTERIOR</text:p>
          </table:table-cell>
          <table:table-cell office:value-type="string">
            <text:p>μ Geminorum</text:p>
          </table:table-cell>
          <table:table-cell office:value-type="string">
            <text:p>μ</text:p>
          </table:table-cell>
          <table:table-cell office:value-type="string">
            <text:p>Geminorum</text:p>
          </table:table-cell>
          <table:table-cell office:value-type="string">
            <text:p>Mu Geminorum</text:p>
          </table:table-cell>
          <table:table-cell office:value-type="string">
            <text:p>cache</text:p>
          </table:table-cell>
          <table:table-cell office:value-type="string">
            <text:p>06/22/57.62686</text:p>
          </table:table-cell>
          <table:table-cell office:value-type="string">
            <text:p>22/30/48.8979</text:p>
          </table:table-cell>
          <table:table-cell office:value-type="float" office:value="2.857">
            <text:p>2.857</text:p>
          </table:table-cell>
          <table:table-cell office:value-type="string">
            <text:p>M3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Home to a monopod race who await their Messiah, The Many-Kneed, The One With Feet, He Who Shall Kick Arse.</text:p>
          </table:table-cell>
          <table:table-cell/>
        </table:table-row>
        <table:table-row table:style-name="ro1" table:visibility="filter">
          <table:table-cell office:value-type="string">
            <text:p>TEJAT PRIOR</text:p>
          </table:table-cell>
          <table:table-cell office:value-type="string">
            <text:p>η Geminorum</text:p>
          </table:table-cell>
          <table:table-cell office:value-type="string">
            <text:p>η</text:p>
          </table:table-cell>
          <table:table-cell office:value-type="string">
            <text:p>Geminorum</text:p>
          </table:table-cell>
          <table:table-cell office:value-type="string">
            <text:p>Eta Geminorum</text:p>
          </table:table-cell>
          <table:table-cell office:value-type="string">
            <text:p>cache</text:p>
          </table:table-cell>
          <table:table-cell office:value-type="string">
            <text:p>06/14/52.657 / 52.567</text:p>
          </table:table-cell>
          <table:table-cell office:value-type="string">
            <text:p>22/30/24.48 / 24.51</text:p>
          </table:table-cell>
          <table:table-cell office:value-type="string">
            <text:p>3.15 to 3.9 / 8.8</text:p>
          </table:table-cell>
          <table:table-cell table:number-columns-repeated="3"/>
          <table:table-cell office:value-type="string">
            <text:p>A red giant orbited by a blue and yellow dwarf: its planets' sunsets can cause permanent nerve damage.</text:p>
          </table:table-cell>
          <table:table-cell/>
        </table:table-row>
        <table:table-row table:style-name="ro1" table:visibility="filter">
          <table:table-cell office:value-type="string">
            <text:p>TERTIA STRUTHIONUM</text:p>
          </table:table-cell>
          <table:table-cell office:value-type="string">
            <text:p>τ Ceti</text:p>
          </table:table-cell>
          <table:table-cell office:value-type="string">
            <text:p>τ</text:p>
          </table:table-cell>
          <table:table-cell office:value-type="string">
            <text:p>Ceti</text:p>
          </table:table-cell>
          <table:table-cell office:value-type="string">
            <text:p>Tau Ceti</text:p>
          </table:table-cell>
          <table:table-cell office:value-type="string">
            <text:p>cache</text:p>
          </table:table-cell>
          <table:table-cell office:value-type="string">
            <text:p>01/44/04.0829</text:p>
          </table:table-cell>
          <table:table-cell office:value-type="string">
            <text:p>−15/56/14.928</text:p>
          </table:table-cell>
          <table:table-cell office:value-type="string">
            <text:p>3.50 ± 0.01</text:p>
          </table:table-cell>
          <table:table-cell office:value-type="string">
            <text:p>G8.5 V</text:p>
          </table:table-cell>
          <table:table-cell office:value-type="string">
            <text:p>0.783 ± 0.012</text:p>
          </table:table-cell>
          <table:table-cell/>
          <table:table-cell office:value-type="string">
            <text:p>G-class star of many names, the Third Hen Ostrich, Durre Menthor (the Spilled Pearls), the Tipsy Astronomer, &amp;amp;c.</text:p>
          </table:table-cell>
          <table:table-cell/>
        </table:table-row>
        <table:table-row table:style-name="ro1" table:visibility="filter">
          <table:table-cell office:value-type="string">
            <text:p>THABIT</text:p>
          </table:table-cell>
          <table:table-cell office:value-type="string">
            <text:p>υ Orionis</text:p>
          </table:table-cell>
          <table:table-cell office:value-type="string">
            <text:p>υ</text:p>
          </table:table-cell>
          <table:table-cell office:value-type="string">
            <text:p>Orionis</text:p>
          </table:table-cell>
          <table:table-cell office:value-type="string">
            <text:p>Upsilon Orionis</text:p>
          </table:table-cell>
          <table:table-cell office:value-type="string">
            <text:p>cache</text:p>
          </table:table-cell>
          <table:table-cell office:value-type="string">
            <text:p>5/31/55.80</text:p>
          </table:table-cell>
          <table:table-cell office:value-type="string">
            <text:p>-07/18/05.00</text:p>
          </table:table-cell>
          <table:table-cell office:value-type="float" office:value="4.62">
            <text:p>4.62</text:p>
          </table:table-cell>
          <table:table-cell office:value-type="string">
            <text:p>B0 V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B-giant, in an example of the fixed-point theorem it is the only star in the Galaxy whose constellations never change.</text:p>
          </table:table-cell>
          <table:table-cell/>
        </table:table-row>
        <table:table-row table:style-name="ro1" table:visibility="filter">
          <table:table-cell office:value-type="string">
            <text:p>THANIH AL ADZARI</text:p>
          </table:table-cell>
          <table:table-cell office:value-type="string">
            <text:p>ο² Canis Majoris</text:p>
          </table:table-cell>
          <table:table-cell office:value-type="string">
            <text:p>ο²</text:p>
          </table:table-cell>
          <table:table-cell office:value-type="string">
            <text:p>Canis Majoris</text:p>
          </table:table-cell>
          <table:table-cell office:value-type="string">
            <text:p>Omicron2 Canis Majoris</text:p>
          </table:table-cell>
          <table:table-cell office:value-type="string">
            <text:p>cache</text:p>
          </table:table-cell>
          <table:table-cell office:value-type="string">
            <text:p>07/03/01.47211</text:p>
          </table:table-cell>
          <table:table-cell office:value-type="string">
            <text:p>–23/49/59.8523</text:p>
          </table:table-cell>
          <table:table-cell office:value-type="float" office:value="3.043">
            <text:p>3.043</text:p>
          </table:table-cell>
          <table:table-cell office:value-type="string">
            <text:p>B3 Ia</text:p>
          </table:table-cell>
          <table:table-cell office:value-type="string">
            <text:p>21.4 ± 2.2</text:p>
          </table:table-cell>
          <table:table-cell/>
          <table:table-cell office:value-type="string">
            <text:p>Huge and luminous blue giant, its system's inhabitants have not yet noticed the rest of the Galaxy.</text:p>
          </table:table-cell>
          <table:table-cell/>
        </table:table-row>
        <table:table-row table:style-name="ro1" table:visibility="filter">
          <table:table-cell office:value-type="string">
            <text:p>THEEMIM</text:p>
          </table:table-cell>
          <table:table-cell office:value-type="string">
            <text:p>υ² Eridani</text:p>
          </table:table-cell>
          <table:table-cell office:value-type="string">
            <text:p>υ²</text:p>
          </table:table-cell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string">
            <text:p>04/35/33.0385</text:p>
          </table:table-cell>
          <table:table-cell office:value-type="string">
            <text:p>−30/33/44.429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Counterfactual version of BEEMIM (q.v.) created by a cataloguing error aboard a ship with a subjunctive warp drive.</text:p>
          </table:table-cell>
          <table:table-cell/>
        </table:table-row>
        <table:table-row table:style-name="ro2" table:visibility="filter">
          <table:table-cell office:value-type="string">
            <text:p>THUBAN</text:p>
          </table:table-cell>
          <table:table-cell office:value-type="string">
            <text:p>α Draconis</text:p>
          </table:table-cell>
          <table:table-cell office:value-type="string">
            <text:p>α</text:p>
          </table:table-cell>
          <table:table-cell office:value-type="string">
            <text:p>Draconis</text:p>
          </table:table-cell>
          <table:table-cell office:value-type="string">
            <text:p>Alpha Draconis</text:p>
          </table:table-cell>
          <table:table-cell office:value-type="string">
            <text:p>cache</text:p>
          </table:table-cell>
          <table:table-cell office:value-type="string">
            <text:p>14/04/23.3498</text:p>
          </table:table-cell>
          <table:table-cell office:value-type="string">
            <text:p>64/22/33.062</text:p>
          </table:table-cell>
          <table:table-cell office:value-type="float" office:value="3.6452">
            <text:p>3.6452</text:p>
          </table:table-cell>
          <table:table-cell office:value-type="string">
            <text:p>A0III </text:p>
          </table:table-cell>
          <table:table-cell office:value-type="string">
            <text:p>3.85</text:p>
            <text:p><text:s text:c="2"/></text:p>
          </table:table-cell>
          <table:table-cell/>
          <table:table-cell office:value-type="string">
            <text:p>"Given the means, any species will create dragons; they are, as an ancient poet wrote, a necessary animal." —Yll</text:p>
          </table:table-cell>
          <table:table-cell/>
        </table:table-row>
        <table:table-row table:style-name="ro1" table:visibility="filter">
          <table:table-cell office:value-type="string">
            <text:p>TIEN KWAN</text:p>
          </table:table-cell>
          <table:table-cell office:value-type="string">
            <text:p>ζ Tauri</text:p>
          </table:table-cell>
          <table:table-cell office:value-type="string">
            <text:p>ζ</text:p>
          </table:table-cell>
          <table:table-cell office:value-type="string">
            <text:p>Tauri</text:p>
          </table:table-cell>
          <table:table-cell office:value-type="string">
            <text:p>Zeta Tauri</text:p>
          </table:table-cell>
          <table:table-cell office:value-type="string">
            <text:p>cache</text:p>
          </table:table-cell>
          <table:table-cell office:value-type="string">
            <text:p>05/37/38.68542</text:p>
          </table:table-cell>
          <table:table-cell office:value-type="string">
            <text:p>21/08/33.1588</text:p>
          </table:table-cell>
          <table:table-cell office:value-type="float" office:value="3.01">
            <text:p>3.01</text:p>
          </table:table-cell>
          <table:table-cell office:value-type="string">
            <text:p>B2 IIIpe</text:p>
          </table:table-cell>
          <table:table-cell office:value-type="float" office:value="11.2">
            <text:p>11.2</text:p>
          </table:table-cell>
          <table:table-cell/>
          <table:table-cell office:value-type="string">
            <text:p>Giant blue star surrounded by an eternally spiraling density wave, a mighty celestial pinwheel.</text:p>
          </table:table-cell>
          <table:table-cell/>
        </table:table-row>
        <table:table-row table:style-name="ro1" table:visibility="filter">
          <table:table-cell office:value-type="string">
            <text:p>TORCULARIS SEPTENTRIONALIS</text:p>
          </table:table-cell>
          <table:table-cell office:value-type="string">
            <text:p>ο Piscium</text:p>
          </table:table-cell>
          <table:table-cell office:value-type="string">
            <text:p>ο</text:p>
          </table:table-cell>
          <table:table-cell office:value-type="string">
            <text:p>Piscium</text:p>
          </table:table-cell>
          <table:table-cell office:value-type="string">
            <text:p>Omicron Piscium</text:p>
          </table:table-cell>
          <table:table-cell office:value-type="string">
            <text:p>cache</text:p>
          </table:table-cell>
          <table:table-cell office:value-type="string">
            <text:p>01/45/23.6</text:p>
          </table:table-cell>
          <table:table-cell table:style-name="ce1" office:value-type="string">
            <text:p>09/09/28</text:p>
          </table:table-cell>
          <table:table-cell office:value-type="float" office:value="4.26">
            <text:p>4.26</text:p>
          </table:table-cell>
          <table:table-cell table:number-columns-repeated="3"/>
          <table:table-cell office:value-type="string">
            <text:p>G-giant, home to a Nominalist sect; its full name is written on the rings of its largest gas giant.</text:p>
          </table:table-cell>
          <table:table-cell/>
        </table:table-row>
        <table:table-row table:style-name="ro1" table:visibility="filter">
          <table:table-cell office:value-type="string">
            <text:p>TRAPEZIUM</text:p>
          </table:table-cell>
          <table:table-cell office:value-type="string">
            <text:p>θ¹ Orionis</text:p>
          </table:table-cell>
          <table:table-cell office:value-type="string">
            <text:p>θ¹</text:p>
          </table:table-cell>
          <table:table-cell office:value-type="string">
            <text:p>Orionis</text:p>
          </table:table-cell>
          <table:table-cell office:value-type="string">
            <text:p>Theta1 Orionis</text:p>
          </table:table-cell>
          <table:table-cell office:value-type="string">
            <text:p>cache</text:p>
          </table:table-cell>
          <table:table-cell office:value-type="string">
            <text:p>05/35.4/0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Volatile cluster of hot blue giants in the Orion supernova works. The responsible demiurge has been rebuked.</text:p>
          </table:table-cell>
          <table:table-cell/>
        </table:table-row>
        <table:table-row table:style-name="ro1" table:visibility="filter">
          <table:table-cell office:value-type="string">
            <text:p>TUREIS</text:p>
          </table:table-cell>
          <table:table-cell office:value-type="string">
            <text:p>ρ Puppis</text:p>
          </table:table-cell>
          <table:table-cell office:value-type="string">
            <text:p>ρ</text:p>
          </table:table-cell>
          <table:table-cell office:value-type="string">
            <text:p>Puppis</text:p>
          </table:table-cell>
          <table:table-cell office:value-type="string">
            <text:p>Rho Puppis</text:p>
          </table:table-cell>
          <table:table-cell office:value-type="string">
            <text:p>cache</text:p>
          </table:table-cell>
          <table:table-cell office:value-type="string">
            <text:p>08/07/32.64882</text:p>
          </table:table-cell>
          <table:table-cell office:value-type="string">
            <text:p>−24/18/15.5679</text:p>
          </table:table-cell>
          <table:table-cell office:value-type="float" office:value="2.78">
            <text:p>2.78</text:p>
          </table:table-cell>
          <table:table-cell office:value-type="string">
            <text:p>F2mF5IIp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Example of a Del Scuti variable, its surface moving inwards and outwards as it turns around. That's what it's all about.</text:p>
          </table:table-cell>
          <table:table-cell/>
        </table:table-row>
        <table:table-row table:style-name="ro1" table:visibility="filter">
          <table:table-cell office:value-type="string">
            <text:p>TYL</text:p>
          </table:table-cell>
          <table:table-cell office:value-type="string">
            <text:p>ε Draconis</text:p>
          </table:table-cell>
          <table:table-cell office:value-type="string">
            <text:p>ε</text:p>
          </table:table-cell>
          <table:table-cell office:value-type="string">
            <text:p>Draconis</text:p>
          </table:table-cell>
          <table:table-cell office:value-type="string">
            <text:p>Epsilon Draconis</text:p>
          </table:table-cell>
          <table:table-cell office:value-type="string">
            <text:p>cache</text:p>
          </table:table-cell>
          <table:table-cell office:value-type="string">
            <text:p>19/48/10.3521</text:p>
          </table:table-cell>
          <table:table-cell office:value-type="string">
            <text:p>70/16/04.549</text:p>
          </table:table-cell>
          <table:table-cell office:value-type="float" office:value="3.9974">
            <text:p>3.9974</text:p>
          </table:table-cell>
          <table:table-cell office:value-type="string">
            <text:p>G8III 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Yellow giant, orbited by the planet Owlglass, where trickster deities from across the Galaxy observe their convocations.</text:p>
          </table:table-cell>
          <table:table-cell/>
        </table:table-row>
        <table:table-row table:style-name="ro1" table:visibility="filter">
          <table:table-cell office:value-type="string">
            <text:p>UKDAH</text:p>
          </table:table-cell>
          <table:table-cell office:value-type="string">
            <text:p>τ Hydrae</text:p>
          </table:table-cell>
          <table:table-cell office:value-type="string">
            <text:p>τ</text:p>
          </table:table-cell>
          <table:table-cell office:value-type="string">
            <text:p>Hydrae</text:p>
          </table:table-cell>
          <table:table-cell office:value-type="string">
            <text:p>Tau Hydrae</text:p>
          </table:table-cell>
          <table:table-cell office:value-type="string">
            <text:p>cache</text:p>
          </table:table-cell>
          <table:table-cell office:value-type="string">
            <text:p>9/29/8.9</text:p>
          </table:table-cell>
          <table:table-cell office:value-type="string">
            <text:p>2/46/8</text:p>
          </table:table-cell>
          <table:table-cell office:value-type="float" office:value="4.59">
            <text:p>4.59</text:p>
          </table:table-cell>
          <table:table-cell table:number-columns-repeated="3"/>
          <table:table-cell office:value-type="string">
            <text:p>A tangled filament of the galactic animal has snared this G-class star, around which the manifold shudders and heaves.</text:p>
          </table:table-cell>
          <table:table-cell/>
        </table:table-row>
        <table:table-row table:style-name="ro1" table:visibility="filter">
          <table:table-cell office:value-type="string">
            <text:p>UNUKALHAI</text:p>
          </table:table-cell>
          <table:table-cell office:value-type="string">
            <text:p>α Serpentis</text:p>
          </table:table-cell>
          <table:table-cell office:value-type="string">
            <text:p>α</text:p>
          </table:table-cell>
          <table:table-cell office:value-type="string">
            <text:p>Serpentis</text:p>
          </table:table-cell>
          <table:table-cell office:value-type="string">
            <text:p>Alpha Serpentis</text:p>
          </table:table-cell>
          <table:table-cell office:value-type="string">
            <text:p>cache</text:p>
          </table:table-cell>
          <table:table-cell office:value-type="string">
            <text:p>15/44/16.07431</text:p>
          </table:table-cell>
          <table:table-cell office:value-type="string">
            <text:p>06/25/32.2633</text:p>
          </table:table-cell>
          <table:table-cell office:value-type="float" office:value="2.623">
            <text:p>2.623</text:p>
          </table:table-cell>
          <table:table-cell office:value-type="string">
            <text:p>K2 III</text:p>
          </table:table-cell>
          <table:table-cell table:number-columns-repeated="2"/>
          <table:table-cell office:value-type="string">
            <text:p>K-giant, civilisation on its habitable worlds collapsed due to an obsession with feline images or "cataclysm".</text:p>
          </table:table-cell>
          <table:table-cell/>
        </table:table-row>
        <table:table-row table:style-name="ro1" table:visibility="filter">
          <table:table-cell office:value-type="string">
            <text:p>URODELUS</text:p>
          </table:table-cell>
          <table:table-cell office:value-type="string">
            <text:p>ε Ursae Minoris</text:p>
          </table:table-cell>
          <table:table-cell office:value-type="string">
            <text:p>ε</text:p>
          </table:table-cell>
          <table:table-cell office:value-type="string">
            <text:p>Ursae Minoris</text:p>
          </table:table-cell>
          <table:table-cell office:value-type="string">
            <text:p>Epsilon Ursae Minoris</text:p>
          </table:table-cell>
          <table:table-cell office:value-type="string">
            <text:p>cache</text:p>
          </table:table-cell>
          <table:table-cell office:value-type="string">
            <text:p>16/45/58.1</text:p>
          </table:table-cell>
          <table:table-cell table:style-name="ce1" office:value-type="string">
            <text:p>82/02/14</text:p>
          </table:table-cell>
          <table:table-cell office:value-type="float" office:value="4.21">
            <text:p>4.21</text:p>
          </table:table-cell>
          <table:table-cell table:number-columns-repeated="3"/>
          <table:table-cell office:value-type="string">
            <text:p>G-class giant whose binary companion is feeding off the body of its host, a rare example of stellar cannibalism.</text:p>
          </table:table-cell>
          <table:table-cell/>
        </table:table-row>
        <table:table-row table:style-name="ro1" table:visibility="filter">
          <table:table-cell office:value-type="string">
            <text:p>USHAKARON</text:p>
          </table:table-cell>
          <table:table-cell office:value-type="string">
            <text:p>ξ Tauri</text:p>
          </table:table-cell>
          <table:table-cell office:value-type="string">
            <text:p>ξ</text:p>
          </table:table-cell>
          <table:table-cell office:value-type="string">
            <text:p>Tauri</text:p>
          </table:table-cell>
          <table:table-cell office:value-type="string">
            <text:p>Xi Tauri</text:p>
          </table:table-cell>
          <table:table-cell office:value-type="string">
            <text:p>cache</text:p>
          </table:table-cell>
          <table:table-cell office:value-type="string">
            <text:p>03/27/10.2</text:p>
          </table:table-cell>
          <table:table-cell office:value-type="string">
            <text:p>9/43/58</text:p>
          </table:table-cell>
          <table:table-cell office:value-type="float" office:value="3.73">
            <text:p>3.73</text:p>
          </table:table-cell>
          <table:table-cell table:number-columns-repeated="3"/>
          <table:table-cell office:value-type="string">
            <text:p>Triple system, home to Poet, a nemesis device of such wanton efficacy that many of its employers die of remorse.</text:p>
          </table:table-cell>
          <table:table-cell/>
        </table:table-row>
        <table:table-row table:style-name="ro1" table:visibility="filter">
          <table:table-cell office:value-type="string">
            <text:p>VEGA</text:p>
          </table:table-cell>
          <table:table-cell office:value-type="string">
            <text:p>α Lyrae</text:p>
          </table:table-cell>
          <table:table-cell office:value-type="string">
            <text:p>α</text:p>
          </table:table-cell>
          <table:table-cell office:value-type="string">
            <text:p>Lyrae</text:p>
          </table:table-cell>
          <table:table-cell office:value-type="string">
            <text:p>Alpha Lyrae</text:p>
          </table:table-cell>
          <table:table-cell office:value-type="string">
            <text:p>cache</text:p>
          </table:table-cell>
          <table:table-cell office:value-type="string">
            <text:p>18/36/56.33635</text:p>
          </table:table-cell>
          <table:table-cell office:value-type="string">
            <text:p>38/47/01.2802</text:p>
          </table:table-cell>
          <table:table-cell office:value-type="float" office:value="0.03">
            <text:p>0.03</text:p>
          </table:table-cell>
          <table:table-cell office:value-type="string">
            <text:p>A0V</text:p>
          </table:table-cell>
          <table:table-cell office:value-type="string">
            <text:p>2.135 ± 0.074</text:p>
          </table:table-cell>
          <table:table-cell/>
          <table:table-cell office:value-type="string">
            <text:p>Home to a refined, talented yet modest race who recently announced their decision to transcend, much to everyone's relief.</text:p>
          </table:table-cell>
          <table:table-cell/>
        </table:table-row>
        <table:table-row table:style-name="ro1" table:visibility="filter">
          <table:table-cell office:value-type="string">
            <text:p>VINDIEMATRIX</text:p>
          </table:table-cell>
          <table:table-cell office:value-type="string">
            <text:p>ε Virginis</text:p>
          </table:table-cell>
          <table:table-cell office:value-type="string">
            <text:p>ε</text:p>
          </table:table-cell>
          <table:table-cell office:value-type="string">
            <text:p>Virginis</text:p>
          </table:table-cell>
          <table:table-cell office:value-type="string">
            <text:p>Epsilon Virginis</text:p>
          </table:table-cell>
          <table:table-cell office:value-type="string">
            <text:p>cache</text:p>
          </table:table-cell>
          <table:table-cell office:value-type="string">
            <text:p>13/02/10.59785</text:p>
          </table:table-cell>
          <table:table-cell office:value-type="string">
            <text:p>10/57/32.9415</text:p>
          </table:table-cell>
          <table:table-cell office:value-type="float" office:value="2.826">
            <text:p>2.826</text:p>
          </table:table-cell>
          <table:table-cell office:value-type="string">
            <text:p>G8 III</text:p>
          </table:table-cell>
          <table:table-cell office:value-type="string">
            <text:p>2.64 ± 0.11</text:p>
          </table:table-cell>
          <table:table-cell/>
          <table:table-cell office:value-type="string">
            <text:p>Somewhat dissolute G-giant which has matured in the last million years and now hardly ever stays out all night.</text:p>
          </table:table-cell>
          <table:table-cell/>
        </table:table-row>
        <table:table-row table:style-name="ro1" table:visibility="filter">
          <table:table-cell office:value-type="string">
            <text:p>WASAT</text:p>
          </table:table-cell>
          <table:table-cell office:value-type="string">
            <text:p>δ Geminorum</text:p>
          </table:table-cell>
          <table:table-cell office:value-type="string">
            <text:p>δ</text:p>
          </table:table-cell>
          <table:table-cell office:value-type="string">
            <text:p>Geminorum</text:p>
          </table:table-cell>
          <table:table-cell office:value-type="string">
            <text:p>Delta Geminorum</text:p>
          </table:table-cell>
          <table:table-cell office:value-type="string">
            <text:p>cache</text:p>
          </table:table-cell>
          <table:table-cell office:value-type="string">
            <text:p>07/20/07.37978</text:p>
          </table:table-cell>
          <table:table-cell office:value-type="string">
            <text:p>21/58/56.3377</text:p>
          </table:table-cell>
          <table:table-cell office:value-type="float" office:value="3.53">
            <text:p>3.53</text:p>
          </table:table-cell>
          <table:table-cell office:value-type="string">
            <text:p>F0 IV</text:p>
          </table:table-cell>
          <table:table-cell office:value-type="float" office:value="1.57">
            <text:p>1.57</text:p>
          </table:table-cell>
          <table:table-cell/>
          <table:table-cell office:value-type="string">
            <text:p>F-subgiant with planetary companion bearing biosphere spectral fingerprint QQQF00F00F0 ("bizarro world")</text:p>
          </table:table-cell>
          <table:table-cell/>
        </table:table-row>
        <table:table-row table:style-name="ro1" table:visibility="filter">
          <table:table-cell office:value-type="string">
            <text:p>WAZN</text:p>
          </table:table-cell>
          <table:table-cell office:value-type="string">
            <text:p>β Columbae</text:p>
          </table:table-cell>
          <table:table-cell office:value-type="string">
            <text:p>β</text:p>
          </table:table-cell>
          <table:table-cell office:value-type="string">
            <text:p>Columbae</text:p>
          </table:table-cell>
          <table:table-cell office:value-type="string">
            <text:p>Beta Columbae</text:p>
          </table:table-cell>
          <table:table-cell office:value-type="string">
            <text:p>cache</text:p>
          </table:table-cell>
          <table:table-cell office:value-type="string">
            <text:p>05/50/57.5929</text:p>
          </table:table-cell>
          <table:table-cell office:value-type="string">
            <text:p>−35/46/05.9152</text:p>
          </table:table-cell>
          <table:table-cell office:value-type="float" office:value="3.105">
            <text:p>3.105</text:p>
          </table:table-cell>
          <table:table-cell office:value-type="string">
            <text:p>K1 IIICN+1</text:p>
          </table:table-cell>
          <table:table-cell office:value-type="string">
            <text:p>1.10 ± 0.20</text:p>
          </table:table-cell>
          <table:table-cell/>
          <table:table-cell office:value-type="string">
            <text:p>K-giant, attacked with a causality weapon, if ever it is not observed in some world's sky it will cease to have existed.</text:p>
          </table:table-cell>
          <table:table-cell/>
        </table:table-row>
        <table:table-row table:style-name="ro1" table:visibility="filter">
          <table:table-cell office:value-type="string">
            <text:p>WEZEN</text:p>
          </table:table-cell>
          <table:table-cell office:value-type="string">
            <text:p>δ Canis Majoris</text:p>
          </table:table-cell>
          <table:table-cell office:value-type="string">
            <text:p>δ</text:p>
          </table:table-cell>
          <table:table-cell office:value-type="string">
            <text:p>Canis Majoris</text:p>
          </table:table-cell>
          <table:table-cell office:value-type="string">
            <text:p>Delta Canis Majoris</text:p>
          </table:table-cell>
          <table:table-cell office:value-type="string">
            <text:p>cache</text:p>
          </table:table-cell>
          <table:table-cell office:value-type="string">
            <text:p>07/08/23.48608</text:p>
          </table:table-cell>
          <table:table-cell office:value-type="string">
            <text:p>-26/23/35.5474</text:p>
          </table:table-cell>
          <table:table-cell office:value-type="float" office:value="1.83">
            <text:p>1.83</text:p>
          </table:table-cell>
          <table:table-cell office:value-type="string">
            <text:p>F8 Ia</text:p>
          </table:table-cell>
          <table:table-cell office:value-type="string">
            <text:p>16.9 ± 1.6</text:p>
          </table:table-cell>
          <table:table-cell/>
          <table:table-cell office:value-type="string">
            <text:p>Rare example of a yellow supergiant, a vast crucible of the stellar alchemists, swollen with heavy elements.</text:p>
          </table:table-cell>
          <table:table-cell/>
        </table:table-row>
        <table:table-row table:style-name="ro1" table:visibility="filter">
          <table:table-cell office:value-type="string">
            <text:p>XESTUS</text:p>
          </table:table-cell>
          <table:table-cell office:value-type="string">
            <text:p>ο Velorum</text:p>
          </table:table-cell>
          <table:table-cell office:value-type="string">
            <text:p>ο</text:p>
          </table:table-cell>
          <table:table-cell office:value-type="string">
            <text:p>Velorum</text:p>
          </table:table-cell>
          <table:table-cell office:value-type="string">
            <text:p>Omicron Velorum</text:p>
          </table:table-cell>
          <table:table-cell office:value-type="string">
            <text:p>cache</text:p>
          </table:table-cell>
          <table:table-cell office:value-type="string">
            <text:p>08/40/17.58553</text:p>
          </table:table-cell>
          <table:table-cell office:value-type="string">
            <text:p>–52/55/18.8002</text:p>
          </table:table-cell>
          <table:table-cell office:value-type="float" office:value="3.6">
            <text:p>3.6</text:p>
          </table:table-cell>
          <table:table-cell office:value-type="string">
            <text:p>B3 IV</text:p>
          </table:table-cell>
          <table:table-cell office:value-type="string">
            <text:p>5.5 ± 0.4</text:p>
          </table:table-cell>
          <table:table-cell/>
          <table:table-cell office:value-type="string">
            <text:p>Home to the Xrskh, a race who built many enigmatic megastructures and then transcended to escape their subcontractors.</text:p>
          </table:table-cell>
          <table:table-cell/>
        </table:table-row>
        <table:table-row table:style-name="ro1" table:visibility="filter">
          <table:table-cell office:value-type="string">
            <text:p>YED POSTERIOR</text:p>
          </table:table-cell>
          <table:table-cell office:value-type="string">
            <text:p>ε Ophiuchi</text:p>
          </table:table-cell>
          <table:table-cell office:value-type="string">
            <text:p>ε</text:p>
          </table:table-cell>
          <table:table-cell office:value-type="string">
            <text:p>Ophiuchi</text:p>
          </table:table-cell>
          <table:table-cell office:value-type="string">
            <text:p>Epsilon Ophiuchi</text:p>
          </table:table-cell>
          <table:table-cell office:value-type="string">
            <text:p>cache</text:p>
          </table:table-cell>
          <table:table-cell office:value-type="string">
            <text:p>16/18/19.28974</text:p>
          </table:table-cell>
          <table:table-cell office:value-type="string">
            <text:p>–04/41/33.0345</text:p>
          </table:table-cell>
          <table:table-cell office:value-type="float" office:value="3.22">
            <text:p>3.22</text:p>
          </table:table-cell>
          <table:table-cell office:value-type="string">
            <text:p>G9.5 IIIb</text:p>
          </table:table-cell>
          <table:table-cell office:value-type="string">
            <text:p>1.85 ± 0.05</text:p>
          </table:table-cell>
          <table:table-cell/>
          <table:table-cell office:value-type="string">
            <text:p>Blushing red giant, site of the planet Elephantis, consecrated to both speakable and unspeakable pleasures.</text:p>
          </table:table-cell>
          <table:table-cell/>
        </table:table-row>
        <table:table-row table:style-name="ro1" table:visibility="filter">
          <table:table-cell office:value-type="string">
            <text:p>YED PRIOR</text:p>
          </table:table-cell>
          <table:table-cell office:value-type="string">
            <text:p>δ Ophiuchi</text:p>
          </table:table-cell>
          <table:table-cell office:value-type="string">
            <text:p>δ</text:p>
          </table:table-cell>
          <table:table-cell office:value-type="string">
            <text:p>Ophiuchi</text:p>
          </table:table-cell>
          <table:table-cell office:value-type="string">
            <text:p>Delta Ophiuchi</text:p>
          </table:table-cell>
          <table:table-cell office:value-type="string">
            <text:p>cache</text:p>
          </table:table-cell>
          <table:table-cell office:value-type="string">
            <text:p>16/14/20.73853</text:p>
          </table:table-cell>
          <table:table-cell office:value-type="string">
            <text:p>–03/41/39.5612</text:p>
          </table:table-cell>
          <table:table-cell office:value-type="float" office:value="2.75">
            <text:p>2.75</text:p>
          </table:table-cell>
          <table:table-cell office:value-type="string">
            <text:p>M0.5 III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Gloomy red giant whose worlds are noted for their stern asceticism, a rival to or subsidiary of YED POSTERIOR (q.v.).</text:p>
          </table:table-cell>
          <table:table-cell/>
        </table:table-row>
        <table:table-row table:style-name="ro1" table:visibility="filter">
          <table:table-cell office:value-type="string">
            <text:p>YILDUN</text:p>
          </table:table-cell>
          <table:table-cell office:value-type="string">
            <text:p>δ Ursae Minoris</text:p>
          </table:table-cell>
          <table:table-cell office:value-type="string">
            <text:p>δ</text:p>
          </table:table-cell>
          <table:table-cell office:value-type="string">
            <text:p>Ursae Minoris</text:p>
          </table:table-cell>
          <table:table-cell office:value-type="string">
            <text:p>Delta Ursae Minoris</text:p>
          </table:table-cell>
          <table:table-cell office:value-type="string">
            <text:p>cache</text:p>
          </table:table-cell>
          <table:table-cell office:value-type="string">
            <text:p>17/32/12.9</text:p>
          </table:table-cell>
          <table:table-cell office:value-type="string">
            <text:p>86/35/11.25</text:p>
          </table:table-cell>
          <table:table-cell office:value-type="float" office:value="4.35">
            <text:p>4.35</text:p>
          </table:table-cell>
          <table:table-cell office:value-type="string">
            <text:p>A1Vn</text:p>
          </table:table-cell>
          <table:table-cell table:number-columns-repeated="2"/>
          <table:table-cell office:value-type="string">
            <text:p>A-dwarf orbited by a lone asteroid, chalk white and ink-shadowed, named the Next-To-Last-Thing.</text:p>
          </table:table-cell>
          <table:table-cell/>
        </table:table-row>
        <table:table-row table:style-name="ro1" table:visibility="filter">
          <table:table-cell office:value-type="string">
            <text:p>ZANIAH</text:p>
          </table:table-cell>
          <table:table-cell office:value-type="string">
            <text:p>η Virginis</text:p>
          </table:table-cell>
          <table:table-cell office:value-type="string">
            <text:p>η</text:p>
          </table:table-cell>
          <table:table-cell office:value-type="string">
            <text:p>Virginis</text:p>
          </table:table-cell>
          <table:table-cell office:value-type="string">
            <text:p>Eta Virginis</text:p>
          </table:table-cell>
          <table:table-cell office:value-type="string">
            <text:p>cache</text:p>
          </table:table-cell>
          <table:table-cell office:value-type="string">
            <text:p>12/19/54.35783</text:p>
          </table:table-cell>
          <table:table-cell office:value-type="string">
            <text:p>–00/40/00.5095</text:p>
          </table:table-cell>
          <table:table-cell office:value-type="float" office:value="3.89">
            <text:p>3.89</text:p>
          </table:table-cell>
          <table:table-cell office:value-type="string">
            <text:p>A2 V</text:p>
          </table:table-cell>
          <table:table-cell office:value-type="string">
            <text:p>2.5039 ± 0.1246</text:p>
          </table:table-cell>
          <table:table-cell/>
          <table:table-cell office:value-type="string">
            <text:p>Very close triple system, lost in an eternal and amicable debate about who actually is in orbit about whom.</text:p>
          </table:table-cell>
          <table:table-cell/>
        </table:table-row>
        <table:table-row table:style-name="ro1" table:visibility="filter">
          <table:table-cell office:value-type="string">
            <text:p>ZAURAK</text:p>
          </table:table-cell>
          <table:table-cell office:value-type="string">
            <text:p>γ Eridani</text:p>
          </table:table-cell>
          <table:table-cell office:value-type="string">
            <text:p>γ</text:p>
          </table:table-cell>
          <table:table-cell office:value-type="string">
            <text:p>Eridani</text:p>
          </table:table-cell>
          <table:table-cell office:value-type="string">
            <text:p>Gamma Eridani</text:p>
          </table:table-cell>
          <table:table-cell office:value-type="string">
            <text:p>cache</text:p>
          </table:table-cell>
          <table:table-cell office:value-type="string">
            <text:p>03/58/01.76695</text:p>
          </table:table-cell>
          <table:table-cell office:value-type="string">
            <text:p>-13/30/30.6698</text:p>
          </table:table-cell>
          <table:table-cell/>
          <table:table-cell office:value-type="string">
            <text:p>[[M-type star</text:p>
          </table:table-cell>
          <table:table-cell table:number-columns-repeated="2"/>
          <table:table-cell office:value-type="string">
            <text:p>Sombre red giant with obsidian planets, onetime seat of an evil overlord, now reinventing itself as an arts precinct.</text:p>
          </table:table-cell>
          <table:table-cell/>
        </table:table-row>
        <table:table-row table:style-name="ro1" table:visibility="filter">
          <table:table-cell office:value-type="string">
            <text:p>ZAVAJAVA</text:p>
          </table:table-cell>
          <table:table-cell office:value-type="string">
            <text:p>β Virginis</text:p>
          </table:table-cell>
          <table:table-cell office:value-type="string">
            <text:p>β</text:p>
          </table:table-cell>
          <table:table-cell office:value-type="string">
            <text:p>Virginis</text:p>
          </table:table-cell>
          <table:table-cell office:value-type="string">
            <text:p>Beta Virginis</text:p>
          </table:table-cell>
          <table:table-cell office:value-type="string">
            <text:p>cache</text:p>
          </table:table-cell>
          <table:table-cell office:value-type="string">
            <text:p>11/50/41.71824</text:p>
          </table:table-cell>
          <table:table-cell office:value-type="string">
            <text:p>1/45/52.9910</text:p>
          </table:table-cell>
          <table:table-cell office:value-type="float" office:value="3.604">
            <text:p>3.604</text:p>
          </table:table-cell>
          <table:table-cell office:value-type="string">
            <text:p>F9 V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Tatterdemalion carnival star, strung with marquee moons, the music of its spheres goes to a wheezing old calliope.</text:p>
          </table:table-cell>
          <table:table-cell/>
        </table:table-row>
        <table:table-row table:style-name="ro1" table:visibility="filter">
          <table:table-cell office:value-type="string">
            <text:p>ZOSMA</text:p>
          </table:table-cell>
          <table:table-cell office:value-type="string">
            <text:p>δ Leonis</text:p>
          </table:table-cell>
          <table:table-cell office:value-type="string">
            <text:p>δ</text:p>
          </table:table-cell>
          <table:table-cell office:value-type="string">
            <text:p>Leonis</text:p>
          </table:table-cell>
          <table:table-cell office:value-type="string">
            <text:p>Delta Leonis</text:p>
          </table:table-cell>
          <table:table-cell office:value-type="string">
            <text:p>cache</text:p>
          </table:table-cell>
          <table:table-cell office:value-type="string">
            <text:p>11/14/06.50142</text:p>
          </table:table-cell>
          <table:table-cell office:value-type="string">
            <text:p>20/31/25.3853</text:p>
          </table:table-cell>
          <table:table-cell office:value-type="float" office:value="2.56">
            <text:p>2.56</text:p>
          </table:table-cell>
          <table:table-cell office:value-type="string">
            <text:p>A4 V</text:p>
          </table:table-cell>
          <table:table-cell office:value-type="float" office:value="2.2">
            <text:p>2.2</text:p>
          </table:table-cell>
          <table:table-cell/>
          <table:table-cell office:value-type="string">
            <text:p>An early attempt to run a solar system on magic which was thwarted when several orders of elementals formed trade unions.</text:p>
          </table:table-cell>
          <table:table-cell/>
        </table:table-row>
        <table:table-row table:style-name="ro1" table:visibility="filter">
          <table:table-cell office:value-type="string">
            <text:p>ZUBEN ELAKRAB</text:p>
          </table:table-cell>
          <table:table-cell office:value-type="string">
            <text:p>γ Librae</text:p>
          </table:table-cell>
          <table:table-cell office:value-type="string">
            <text:p>γ</text:p>
          </table:table-cell>
          <table:table-cell office:value-type="string">
            <text:p>Librae</text:p>
          </table:table-cell>
          <table:table-cell office:value-type="string">
            <text:p>Gamma Librae</text:p>
          </table:table-cell>
          <table:table-cell office:value-type="string">
            <text:p>cache</text:p>
          </table:table-cell>
          <table:table-cell office:value-type="string">
            <text:p>15/35/31.54</text:p>
          </table:table-cell>
          <table:table-cell office:value-type="string">
            <text:p>-14/27/22.4</text:p>
          </table:table-cell>
          <table:table-cell office:value-type="float" office:value="3.91">
            <text:p>3.91</text:p>
          </table:table-cell>
          <table:table-cell table:number-columns-repeated="3"/>
          <table:table-cell office:value-type="string">
            <text:p>K-subgiant, claw of the galactic animal. When it was unsheathed it scratched and relieved the Great Voidquake.</text:p>
          </table:table-cell>
          <table:table-cell/>
        </table:table-row>
        <table:table-row table:style-name="ro1" table:visibility="filter">
          <table:table-cell office:value-type="string">
            <text:p>ZUBEN ELAKRIBI</text:p>
          </table:table-cell>
          <table:table-cell office:value-type="string">
            <text:p>δ Librae</text:p>
          </table:table-cell>
          <table:table-cell office:value-type="string">
            <text:p>δ</text:p>
          </table:table-cell>
          <table:table-cell office:value-type="string">
            <text:p>Librae</text:p>
          </table:table-cell>
          <table:table-cell office:value-type="string">
            <text:p>Delta Librae</text:p>
          </table:table-cell>
          <table:table-cell office:value-type="string">
            <text:p>cache</text:p>
          </table:table-cell>
          <table:table-cell office:value-type="string">
            <text:p>15/51/09.0</text:p>
          </table:table-cell>
          <table:table-cell office:value-type="string">
            <text:p>&amp;minus</text:p>
          </table:table-cell>
          <table:table-cell office:value-type="string">
            <text:p>08/31/08.0</text:p>
          </table:table-cell>
          <table:table-cell office:value-type="float" office:value="4.43">
            <text:p>4.43</text:p>
          </table:table-cell>
          <table:table-cell office:value-type="string">
            <text:p>B9.5V</text:p>
          </table:table-cell>
          <table:table-cell table:number-columns-repeated="2"/>
          <table:table-cell office:value-type="string">
            <text:p>Blue variable, claw of the galactic animal. It is unsheathed as the dark matter thaws in the cosmic spring.</text:p>
          </table:table-cell>
        </table:table-row>
        <table:table-row table:style-name="ro1" table:visibility="filter">
          <table:table-cell office:value-type="string">
            <text:p>ZUBENELGENUBI</text:p>
          </table:table-cell>
          <table:table-cell office:value-type="string">
            <text:p>α Librae</text:p>
          </table:table-cell>
          <table:table-cell office:value-type="string">
            <text:p>α</text:p>
          </table:table-cell>
          <table:table-cell office:value-type="string">
            <text:p>Librae</text:p>
          </table:table-cell>
          <table:table-cell office:value-type="string">
            <text:p>Alpha Librae</text:p>
          </table:table-cell>
          <table:table-cell office:value-type="string">
            <text:p>cache</text:p>
          </table:table-cell>
          <table:table-cell office:value-type="string">
            <text:p>14/50/41.18097</text:p>
          </table:table-cell>
          <table:table-cell office:value-type="string">
            <text:p>–15/59/50.0482</text:p>
          </table:table-cell>
          <table:table-cell/>
          <table:table-cell office:value-type="string">
            <text:p>F3 V + kA2hA5mA4 IV-V</text:p>
          </table:table-cell>
          <table:table-cell office:value-type="string">
            <text:p>1.33{{+-</text:p>
          </table:table-cell>
          <table:table-cell/>
          <table:table-cell office:value-type="string">
            <text:p>Quintuple system, claw of the galactic animal. When it was unsheathed, predators on all worlds halted; prey fled.</text:p>
          </table:table-cell>
          <table:table-cell/>
        </table:table-row>
        <table:table-row table:style-name="ro1" table:visibility="filter">
          <table:table-cell office:value-type="string">
            <text:p>ZUBENESCHEMALI</text:p>
          </table:table-cell>
          <table:table-cell office:value-type="string">
            <text:p>β Librae</text:p>
          </table:table-cell>
          <table:table-cell office:value-type="string">
            <text:p>β</text:p>
          </table:table-cell>
          <table:table-cell office:value-type="string">
            <text:p>Librae</text:p>
          </table:table-cell>
          <table:table-cell office:value-type="string">
            <text:p>Beta Librae</text:p>
          </table:table-cell>
          <table:table-cell office:value-type="string">
            <text:p>cache</text:p>
          </table:table-cell>
          <table:table-cell office:value-type="string">
            <text:p>15/17/00.41382</text:p>
          </table:table-cell>
          <table:table-cell office:value-type="string">
            <text:p>−09/22/58.4919</text:p>
          </table:table-cell>
          <table:table-cell office:value-type="float" office:value="2.61">
            <text:p>2.61</text:p>
          </table:table-cell>
          <table:table-cell office:value-type="string">
            <text:p>B8 V</text:p>
          </table:table-cell>
          <table:table-cell office:value-type="string">
            <text:p>3.5{{+-</text:p>
          </table:table-cell>
          <table:table-cell/>
          <table:table-cell office:value-type="string">
            <text:p>Rare blue-green giant, this claw of the galactic animal has not yet been unsheathed.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N385" table:display-filter-buttons="true">
          <table:filter>
            <table:filter-and>
              <table:filter-condition table:field-number="6" table:data-type="number" table:value="66" table:operator="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2T16:55:51</dc:date>
    <dc:creator>Mike Lynch</dc:creator>
    <meta:document-statistic meta:table-count="1" meta:cell-count="4352" meta:object-count="0"/>
    <meta:generator>LibreOffice/3.5$Linux_X86_64 LibreOffice_project/350m1$Build-2</meta:generator>
  </office:meta>
</office:document-meta>
</file>